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44.1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89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84"/>
    <style:style style:name="ce3" style:family="table-cell" style:parent-style-name="Default" style:data-style-name="N104"/>
    <style:style style:name="ce4" style:family="table-cell" style:parent-style-name="Default" style:data-style-name="N0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oreSal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4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DateString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duct Catego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ustomer Name</text:p>
          </table:table-cell>
          <table:table-cell table:style-name="Default" office:value-type="string" calcext:value-type="string">
            <text:p>Sales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Profit (Sales)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Jan</text:p>
          </table:table-cell>
          <table:table-cell table:style-name="ce5" office:value-type="string" calcext:value-type="string">
            <text:p>Feb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Apr</text:p>
          </table:table-cell>
          <table:table-cell table:style-name="ce5" office:value-type="string" calcext:value-type="string">
            <text:p>May</text:p>
          </table:table-cell>
          <table:table-cell table:style-name="ce5" office:value-type="string" calcext:value-type="string">
            <text:p>Jun</text:p>
          </table:table-cell>
          <table:table-cell table:style-name="ce5" office:value-type="string" calcext:value-type="string">
            <text:p>Jul</text:p>
          </table:table-cell>
          <table:table-cell table:style-name="ce5" office:value-type="string" calcext:value-type="string">
            <text:p>Aug</text:p>
          </table:table-cell>
          <table:table-cell table:style-name="ce5" office:value-type="string" calcext:value-type="string">
            <text:p>Sep</text:p>
          </table:table-cell>
          <table:table-cell table:style-name="ce5" office:value-type="string" calcext:value-type="string">
            <text:p>Oct</text:p>
          </table:table-cell>
          <table:table-cell table:style-name="ce5" office:value-type="string" calcext:value-type="string">
            <text:p>Nov</text:p>
          </table:table-cell>
          <table:table-cell table:style-name="ce5" office:value-type="string" calcext:value-type="string">
            <text:p>Dec</text:p>
          </table:table-cell>
        </table:table-row>
        <table:table-row table:style-name="ro1">
          <table:table-cell table:style-name="ce1" office:value-type="string" calcext:value-type="string">
            <text:p>Jan 01, 2004 00:00:00 AM</text:p>
          </table:table-cell>
          <table:table-cell table:style-name="ce1" office:value-type="date" office:date-value="2018-01-01" calcext:value-type="date">
            <text:p>01/01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2302.42" calcext:value-type="currency">
            <text:p>$2,302.42</text:p>
          </table:table-cell>
          <table:table-cell office:value-type="currency" office:currency="AUD" office:value="1067.59" calcext:value-type="currency">
            <text:p>$1,067.59</text:p>
          </table:table-cell>
          <table:table-cell office:value-type="currency" office:currency="AUD" office:value="1234.83" calcext:value-type="currency">
            <text:p>$1,234.83</text:p>
          </table:table-cell>
          <table:table-cell table:formula="of:=DATE(2018;[.K2];MID([.A2];5;2))" office:value-type="date" office:date-value="2018-01-01" calcext:value-type="date">
            <text:p>2018-01-01</text:p>
          </table:table-cell>
          <table:table-cell table:formula="of:=MATCH(LEFT([.A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2, 2004 00:00:00 AM</text:p>
          </table:table-cell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ak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898.31" calcext:value-type="currency">
            <text:p>$898.31</text:p>
          </table:table-cell>
          <table:table-cell office:value-type="currency" office:currency="AUD" office:value="271.39" calcext:value-type="currency">
            <text:p>$271.39</text:p>
          </table:table-cell>
          <table:table-cell office:value-type="currency" office:currency="AUD" office:value="626.92" calcext:value-type="currency">
            <text:p>$626.92</text:p>
          </table:table-cell>
          <table:table-cell table:formula="of:=DATE(2018;[.K3];MID([.A3];5;2))" office:value-type="date" office:date-value="2018-01-02" calcext:value-type="date">
            <text:p>2018-01-02</text:p>
          </table:table-cell>
          <table:table-cell table:formula="of:=MATCH(LEFT([.A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6, 2004 00:00:00 AM</text:p>
          </table:table-cell>
          <table:table-cell office:value-type="date" office:date-value="2018-01-06" calcext:value-type="date">
            <text:p>2018-01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6789.43" calcext:value-type="currency">
            <text:p>$6,789.43</text:p>
          </table:table-cell>
          <table:table-cell office:value-type="currency" office:currency="AUD" office:value="2744.49" calcext:value-type="currency">
            <text:p>$2,744.49</text:p>
          </table:table-cell>
          <table:table-cell office:value-type="currency" office:currency="AUD" office:value="4044.94" calcext:value-type="currency">
            <text:p>$4,044.94</text:p>
          </table:table-cell>
          <table:table-cell table:formula="of:=DATE(2018;[.K4];MID([.A4];5;2))" office:value-type="date" office:date-value="2018-01-06" calcext:value-type="date">
            <text:p>2018-01-06</text:p>
          </table:table-cell>
          <table:table-cell table:formula="of:=MATCH(LEFT([.A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7, 2004 00:00:00 AM</text:p>
          </table:table-cell>
          <table:table-cell office:value-type="date" office:date-value="2018-01-07" calcext:value-type="date">
            <text:p>2018-01-0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3221.68" calcext:value-type="currency">
            <text:p>$3,221.68</text:p>
          </table:table-cell>
          <table:table-cell office:value-type="currency" office:currency="AUD" office:value="1072.81" calcext:value-type="currency">
            <text:p>$1,072.81</text:p>
          </table:table-cell>
          <table:table-cell office:value-type="currency" office:currency="AUD" office:value="2148.87" calcext:value-type="currency">
            <text:p>$2,148.87</text:p>
          </table:table-cell>
          <table:table-cell table:formula="of:=DATE(2018;[.K5];MID([.A5];5;2))" office:value-type="date" office:date-value="2018-01-07" calcext:value-type="date">
            <text:p>2018-01-07</text:p>
          </table:table-cell>
          <table:table-cell table:formula="of:=MATCH(LEFT([.A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7, 2004 00:00:00 AM</text:p>
          </table:table-cell>
          <table:table-cell office:value-type="date" office:date-value="2018-01-07" calcext:value-type="date">
            <text:p>2018-01-0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574.22" calcext:value-type="currency">
            <text:p>$574.22</text:p>
          </table:table-cell>
          <table:table-cell office:value-type="currency" office:currency="AUD" office:value="239.64" calcext:value-type="currency">
            <text:p>$239.64</text:p>
          </table:table-cell>
          <table:table-cell office:value-type="currency" office:currency="AUD" office:value="334.58" calcext:value-type="currency">
            <text:p>$334.58</text:p>
          </table:table-cell>
          <table:table-cell table:formula="of:=DATE(2018;[.K6];MID([.A6];5;2))" office:value-type="date" office:date-value="2018-01-07" calcext:value-type="date">
            <text:p>2018-01-07</text:p>
          </table:table-cell>
          <table:table-cell table:formula="of:=MATCH(LEFT([.A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7, 2004 00:00:00 AM</text:p>
          </table:table-cell>
          <table:table-cell office:value-type="date" office:date-value="2018-01-07" calcext:value-type="date">
            <text:p>2018-01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118.66" calcext:value-type="currency">
            <text:p>$118.66</text:p>
          </table:table-cell>
          <table:table-cell office:value-type="currency" office:currency="AUD" office:value="21.52" calcext:value-type="currency">
            <text:p>$21.52</text:p>
          </table:table-cell>
          <table:table-cell office:value-type="currency" office:currency="AUD" office:value="97.14" calcext:value-type="currency">
            <text:p>$97.14</text:p>
          </table:table-cell>
          <table:table-cell table:formula="of:=DATE(2018;[.K7];MID([.A7];5;2))" office:value-type="date" office:date-value="2018-01-07" calcext:value-type="date">
            <text:p>2018-01-07</text:p>
          </table:table-cell>
          <table:table-cell table:formula="of:=MATCH(LEFT([.A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2, 2004 00:00:00 AM</text:p>
          </table:table-cell>
          <table:table-cell office:value-type="date" office:date-value="2018-01-12" calcext:value-type="date">
            <text:p>2018-01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12502.07" calcext:value-type="currency">
            <text:p>$12,502.07</text:p>
          </table:table-cell>
          <table:table-cell office:value-type="currency" office:currency="AUD" office:value="6562.17" calcext:value-type="currency">
            <text:p>$6,562.17</text:p>
          </table:table-cell>
          <table:table-cell office:value-type="currency" office:currency="AUD" office:value="5939.9" calcext:value-type="currency">
            <text:p>$5,939.90</text:p>
          </table:table-cell>
          <table:table-cell table:formula="of:=DATE(2018;[.K8];MID([.A8];5;2))" office:value-type="date" office:date-value="2018-01-12" calcext:value-type="date">
            <text:p>2018-01-12</text:p>
          </table:table-cell>
          <table:table-cell table:formula="of:=MATCH(LEFT([.A8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3, 2004 00:00:00 AM</text:p>
          </table:table-cell>
          <table:table-cell office:value-type="date" office:date-value="2018-01-13" calcext:value-type="date">
            <text:p>2018-01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558.05" calcext:value-type="currency">
            <text:p>$558.05</text:p>
          </table:table-cell>
          <table:table-cell office:value-type="currency" office:currency="AUD" office:value="176.56" calcext:value-type="currency">
            <text:p>$176.56</text:p>
          </table:table-cell>
          <table:table-cell office:value-type="currency" office:currency="AUD" office:value="381.49" calcext:value-type="currency">
            <text:p>$381.49</text:p>
          </table:table-cell>
          <table:table-cell table:formula="of:=DATE(2018;[.K9];MID([.A9];5;2))" office:value-type="date" office:date-value="2018-01-13" calcext:value-type="date">
            <text:p>2018-01-13</text:p>
          </table:table-cell>
          <table:table-cell table:formula="of:=MATCH(LEFT([.A9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4, 2004 00:00:00 AM</text:p>
          </table:table-cell>
          <table:table-cell office:value-type="date" office:date-value="2018-01-14" calcext:value-type="date">
            <text:p>2018-01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7879.88" calcext:value-type="currency">
            <text:p>$7,879.88</text:p>
          </table:table-cell>
          <table:table-cell office:value-type="currency" office:currency="AUD" office:value="2324.29" calcext:value-type="currency">
            <text:p>$2,324.29</text:p>
          </table:table-cell>
          <table:table-cell office:value-type="currency" office:currency="AUD" office:value="5555.59" calcext:value-type="currency">
            <text:p>$5,555.59</text:p>
          </table:table-cell>
          <table:table-cell table:formula="of:=DATE(2018;[.K10];MID([.A10];5;2))" office:value-type="date" office:date-value="2018-01-14" calcext:value-type="date">
            <text:p>2018-01-14</text:p>
          </table:table-cell>
          <table:table-cell table:formula="of:=MATCH(LEFT([.A10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5, 2004 00:00:00 AM</text:p>
          </table:table-cell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8306.2" calcext:value-type="currency">
            <text:p>$8,306.20</text:p>
          </table:table-cell>
          <table:table-cell office:value-type="currency" office:currency="AUD" office:value="817.64" calcext:value-type="currency">
            <text:p>$817.64</text:p>
          </table:table-cell>
          <table:table-cell office:value-type="currency" office:currency="AUD" office:value="7488.56" calcext:value-type="currency">
            <text:p>$7,488.56</text:p>
          </table:table-cell>
          <table:table-cell table:formula="of:=DATE(2018;[.K11];MID([.A11];5;2))" office:value-type="date" office:date-value="2018-01-15" calcext:value-type="date">
            <text:p>2018-01-15</text:p>
          </table:table-cell>
          <table:table-cell table:formula="of:=MATCH(LEFT([.A11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5, 2004 00:00:00 AM</text:p>
          </table:table-cell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141.06" calcext:value-type="currency">
            <text:p>$141.06</text:p>
          </table:table-cell>
          <table:table-cell office:value-type="currency" office:currency="AUD" office:value="59.23" calcext:value-type="currency">
            <text:p>$59.23</text:p>
          </table:table-cell>
          <table:table-cell office:value-type="currency" office:currency="AUD" office:value="81.83" calcext:value-type="currency">
            <text:p>$81.83</text:p>
          </table:table-cell>
          <table:table-cell table:formula="of:=DATE(2018;[.K12];MID([.A12];5;2))" office:value-type="date" office:date-value="2018-01-15" calcext:value-type="date">
            <text:p>2018-01-15</text:p>
          </table:table-cell>
          <table:table-cell table:formula="of:=MATCH(LEFT([.A1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9, 2004 00:00:00 AM</text:p>
          </table:table-cell>
          <table:table-cell office:value-type="date" office:date-value="2018-01-19" calcext:value-type="date">
            <text:p>2018-01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usiness Envelop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923.93" calcext:value-type="currency">
            <text:p>$923.93</text:p>
          </table:table-cell>
          <table:table-cell office:value-type="currency" office:currency="AUD" office:value="548.37" calcext:value-type="currency">
            <text:p>$548.37</text:p>
          </table:table-cell>
          <table:table-cell office:value-type="currency" office:currency="AUD" office:value="375.56" calcext:value-type="currency">
            <text:p>$375.56</text:p>
          </table:table-cell>
          <table:table-cell table:formula="of:=DATE(2018;[.K13];MID([.A13];5;2))" office:value-type="date" office:date-value="2018-01-19" calcext:value-type="date">
            <text:p>2018-01-19</text:p>
          </table:table-cell>
          <table:table-cell table:formula="of:=MATCH(LEFT([.A1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0, 2004 00:00:00 AM</text:p>
          </table:table-cell>
          <table:table-cell office:value-type="date" office:date-value="2018-01-20" calcext:value-type="date">
            <text:p>2018-01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310.39" calcext:value-type="currency">
            <text:p>$310.39</text:p>
          </table:table-cell>
          <table:table-cell office:value-type="currency" office:currency="AUD" office:value="100.89" calcext:value-type="currency">
            <text:p>$100.89</text:p>
          </table:table-cell>
          <table:table-cell office:value-type="currency" office:currency="AUD" office:value="209.5" calcext:value-type="currency">
            <text:p>$209.50</text:p>
          </table:table-cell>
          <table:table-cell table:formula="of:=DATE(2018;[.K14];MID([.A14];5;2))" office:value-type="date" office:date-value="2018-01-20" calcext:value-type="date">
            <text:p>2018-01-20</text:p>
          </table:table-cell>
          <table:table-cell table:formula="of:=MATCH(LEFT([.A1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1, 2004 00:00:00 AM</text:p>
          </table:table-cell>
          <table:table-cell office:value-type="date" office:date-value="2018-01-21" calcext:value-type="date">
            <text:p>2018-01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678.39" calcext:value-type="currency">
            <text:p>$678.39</text:p>
          </table:table-cell>
          <table:table-cell office:value-type="currency" office:currency="AUD" office:value="356.3" calcext:value-type="currency">
            <text:p>$356.30</text:p>
          </table:table-cell>
          <table:table-cell office:value-type="currency" office:currency="AUD" office:value="322.09" calcext:value-type="currency">
            <text:p>$322.09</text:p>
          </table:table-cell>
          <table:table-cell table:formula="of:=DATE(2018;[.K15];MID([.A15];5;2))" office:value-type="date" office:date-value="2018-01-21" calcext:value-type="date">
            <text:p>2018-01-21</text:p>
          </table:table-cell>
          <table:table-cell table:formula="of:=MATCH(LEFT([.A1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3, 2004 00:00:00 AM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1126.87" calcext:value-type="currency">
            <text:p>$1,126.87</text:p>
          </table:table-cell>
          <table:table-cell office:value-type="currency" office:currency="AUD" office:value="601.38" calcext:value-type="currency">
            <text:p>$601.38</text:p>
          </table:table-cell>
          <table:table-cell office:value-type="currency" office:currency="AUD" office:value="525.49" calcext:value-type="currency">
            <text:p>$525.49</text:p>
          </table:table-cell>
          <table:table-cell table:formula="of:=DATE(2018;[.K16];MID([.A16];5;2))" office:value-type="date" office:date-value="2018-01-23" calcext:value-type="date">
            <text:p>2018-01-23</text:p>
          </table:table-cell>
          <table:table-cell table:formula="of:=MATCH(LEFT([.A1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6, 2004 00:00:00 AM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700.43" calcext:value-type="currency">
            <text:p>$700.43</text:p>
          </table:table-cell>
          <table:table-cell office:value-type="currency" office:currency="AUD" office:value="217.82" calcext:value-type="currency">
            <text:p>$217.82</text:p>
          </table:table-cell>
          <table:table-cell office:value-type="currency" office:currency="AUD" office:value="482.61" calcext:value-type="currency">
            <text:p>$482.61</text:p>
          </table:table-cell>
          <table:table-cell table:formula="of:=DATE(2018;[.K17];MID([.A17];5;2))" office:value-type="date" office:date-value="2018-01-26" calcext:value-type="date">
            <text:p>2018-01-26</text:p>
          </table:table-cell>
          <table:table-cell table:formula="of:=MATCH(LEFT([.A1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8, 2004 00:00:00 AM</text:p>
          </table:table-cell>
          <table:table-cell office:value-type="date" office:date-value="2018-01-28" calcext:value-type="date">
            <text:p>2018-01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78.71" calcext:value-type="currency">
            <text:p>$78.71</text:p>
          </table:table-cell>
          <table:table-cell office:value-type="currency" office:currency="AUD" office:value="1.38" calcext:value-type="currency">
            <text:p>$1.38</text:p>
          </table:table-cell>
          <table:table-cell office:value-type="currency" office:currency="AUD" office:value="77.33" calcext:value-type="currency">
            <text:p>$77.33</text:p>
          </table:table-cell>
          <table:table-cell table:formula="of:=DATE(2018;[.K18];MID([.A18];5;2))" office:value-type="date" office:date-value="2018-01-28" calcext:value-type="date">
            <text:p>2018-01-28</text:p>
          </table:table-cell>
          <table:table-cell table:formula="of:=MATCH(LEFT([.A18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9, 2004 00:00:00 AM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urge Protector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228.6" calcext:value-type="currency">
            <text:p>$228.60</text:p>
          </table:table-cell>
          <table:table-cell office:value-type="currency" office:currency="AUD" office:value="57.21" calcext:value-type="currency">
            <text:p>$57.21</text:p>
          </table:table-cell>
          <table:table-cell office:value-type="currency" office:currency="AUD" office:value="171.39" calcext:value-type="currency">
            <text:p>$171.39</text:p>
          </table:table-cell>
          <table:table-cell table:formula="of:=DATE(2018;[.K19];MID([.A19];5;2))" office:value-type="date" office:date-value="2018-01-29" calcext:value-type="date">
            <text:p>2018-01-29</text:p>
          </table:table-cell>
          <table:table-cell table:formula="of:=MATCH(LEFT([.A19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2, 2004 00:00:00 AM</text:p>
          </table:table-cell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31.39" calcext:value-type="currency">
            <text:p>$31.39</text:p>
          </table:table-cell>
          <table:table-cell office:value-type="currency" office:currency="AUD" office:value="1.35" calcext:value-type="currency">
            <text:p>$1.35</text:p>
          </table:table-cell>
          <table:table-cell office:value-type="currency" office:currency="AUD" office:value="30.04" calcext:value-type="currency">
            <text:p>$30.04</text:p>
          </table:table-cell>
          <table:table-cell table:formula="of:=DATE(2018;[.K20];MID([.A20];5;2))" office:value-type="date" office:date-value="2018-02-02" calcext:value-type="date">
            <text:p>2018-02-02</text:p>
          </table:table-cell>
          <table:table-cell table:formula="of:=MATCH(LEFT([.A2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3, 2004 00:00:00 AM</text:p>
          </table:table-cell>
          <table:table-cell office:value-type="date" office:date-value="2018-02-03" calcext:value-type="date">
            <text:p>2018-02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23.12" calcext:value-type="currency">
            <text:p>$23.12</text:p>
          </table:table-cell>
          <table:table-cell office:value-type="currency" office:currency="AUD" office:value="9.8" calcext:value-type="currency">
            <text:p>$9.80</text:p>
          </table:table-cell>
          <table:table-cell office:value-type="currency" office:currency="AUD" office:value="13.32" calcext:value-type="currency">
            <text:p>$13.32</text:p>
          </table:table-cell>
          <table:table-cell table:formula="of:=DATE(2018;[.K21];MID([.A21];5;2))" office:value-type="date" office:date-value="2018-02-03" calcext:value-type="date">
            <text:p>2018-02-03</text:p>
          </table:table-cell>
          <table:table-cell table:formula="of:=MATCH(LEFT([.A2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6, 2004 00:00:00 AM</text:p>
          </table:table-cell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4656.7" calcext:value-type="currency">
            <text:p>$4,656.70</text:p>
          </table:table-cell>
          <table:table-cell office:value-type="currency" office:currency="AUD" office:value="1718.45" calcext:value-type="currency">
            <text:p>$1,718.45</text:p>
          </table:table-cell>
          <table:table-cell office:value-type="currency" office:currency="AUD" office:value="2938.25" calcext:value-type="currency">
            <text:p>$2,938.25</text:p>
          </table:table-cell>
          <table:table-cell table:formula="of:=DATE(2018;[.K22];MID([.A22];5;2))" office:value-type="date" office:date-value="2018-02-06" calcext:value-type="date">
            <text:p>2018-02-06</text:p>
          </table:table-cell>
          <table:table-cell table:formula="of:=MATCH(LEFT([.A2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8, 2004 00:00:00 AM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1055.11" calcext:value-type="currency">
            <text:p>$1,055.11</text:p>
          </table:table-cell>
          <table:table-cell office:value-type="currency" office:currency="AUD" office:value="64.48" calcext:value-type="currency">
            <text:p>$64.48</text:p>
          </table:table-cell>
          <table:table-cell office:value-type="currency" office:currency="AUD" office:value="990.63" calcext:value-type="currency">
            <text:p>$990.63</text:p>
          </table:table-cell>
          <table:table-cell table:formula="of:=DATE(2018;[.K23];MID([.A23];5;2))" office:value-type="date" office:date-value="2018-02-08" calcext:value-type="date">
            <text:p>2018-02-08</text:p>
          </table:table-cell>
          <table:table-cell table:formula="of:=MATCH(LEFT([.A2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2, 2004 00:00:00 AM</text:p>
          </table:table-cell>
          <table:table-cell office:value-type="date" office:date-value="2018-02-12" calcext:value-type="date">
            <text:p>2018-02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297.34" calcext:value-type="currency">
            <text:p>$297.34</text:p>
          </table:table-cell>
          <table:table-cell office:value-type="currency" office:currency="AUD" office:value="134.94" calcext:value-type="currency">
            <text:p>$134.94</text:p>
          </table:table-cell>
          <table:table-cell office:value-type="currency" office:currency="AUD" office:value="162.4" calcext:value-type="currency">
            <text:p>$162.40</text:p>
          </table:table-cell>
          <table:table-cell table:formula="of:=DATE(2018;[.K24];MID([.A24];5;2))" office:value-type="date" office:date-value="2018-02-12" calcext:value-type="date">
            <text:p>2018-02-12</text:p>
          </table:table-cell>
          <table:table-cell table:formula="of:=MATCH(LEFT([.A2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4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50.74" calcext:value-type="currency">
            <text:p>$50.74</text:p>
          </table:table-cell>
          <table:table-cell office:value-type="currency" office:currency="AUD" office:value="25.73" calcext:value-type="currency">
            <text:p>$25.73</text:p>
          </table:table-cell>
          <table:table-cell office:value-type="currency" office:currency="AUD" office:value="25.01" calcext:value-type="currency">
            <text:p>$25.01</text:p>
          </table:table-cell>
          <table:table-cell table:formula="of:=DATE(2018;[.K25];MID([.A25];5;2))" office:value-type="date" office:date-value="2018-02-14" calcext:value-type="date">
            <text:p>2018-02-14</text:p>
          </table:table-cell>
          <table:table-cell table:formula="of:=MATCH(LEFT([.A2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4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2561.05" calcext:value-type="currency">
            <text:p>$2,561.05</text:p>
          </table:table-cell>
          <table:table-cell office:value-type="currency" office:currency="AUD" office:value="703.61" calcext:value-type="currency">
            <text:p>$703.61</text:p>
          </table:table-cell>
          <table:table-cell office:value-type="currency" office:currency="AUD" office:value="1857.44" calcext:value-type="currency">
            <text:p>$1,857.44</text:p>
          </table:table-cell>
          <table:table-cell table:formula="of:=DATE(2018;[.K26];MID([.A26];5;2))" office:value-type="date" office:date-value="2018-02-14" calcext:value-type="date">
            <text:p>2018-02-14</text:p>
          </table:table-cell>
          <table:table-cell table:formula="of:=MATCH(LEFT([.A2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5, 2004 00:00:00 AM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19634.64" calcext:value-type="currency">
            <text:p>$19,634.64</text:p>
          </table:table-cell>
          <table:table-cell office:value-type="currency" office:currency="AUD" office:value="9265.15" calcext:value-type="currency">
            <text:p>$9,265.15</text:p>
          </table:table-cell>
          <table:table-cell office:value-type="currency" office:currency="AUD" office:value="10369.49" calcext:value-type="currency">
            <text:p>$10,369.49</text:p>
          </table:table-cell>
          <table:table-cell table:formula="of:=DATE(2018;[.K27];MID([.A27];5;2))" office:value-type="date" office:date-value="2018-02-15" calcext:value-type="date">
            <text:p>2018-02-15</text:p>
          </table:table-cell>
          <table:table-cell table:formula="of:=MATCH(LEFT([.A2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5, 2004 00:00:00 AM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2689.45" calcext:value-type="currency">
            <text:p>$2,689.45</text:p>
          </table:table-cell>
          <table:table-cell office:value-type="currency" office:currency="AUD" office:value="1011.67" calcext:value-type="currency">
            <text:p>$1,011.67</text:p>
          </table:table-cell>
          <table:table-cell office:value-type="currency" office:currency="AUD" office:value="1677.78" calcext:value-type="currency">
            <text:p>$1,677.78</text:p>
          </table:table-cell>
          <table:table-cell table:formula="of:=DATE(2018;[.K28];MID([.A28];5;2))" office:value-type="date" office:date-value="2018-02-15" calcext:value-type="date">
            <text:p>2018-02-15</text:p>
          </table:table-cell>
          <table:table-cell table:formula="of:=MATCH(LEFT([.A2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7, 2004 00:00:00 AM</text:p>
          </table:table-cell>
          <table:table-cell office:value-type="date" office:date-value="2018-02-17" calcext:value-type="date">
            <text:p>2018-02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179.06" calcext:value-type="currency">
            <text:p>$179.06</text:p>
          </table:table-cell>
          <table:table-cell office:value-type="currency" office:currency="AUD" office:value="44.42" calcext:value-type="currency">
            <text:p>$44.42</text:p>
          </table:table-cell>
          <table:table-cell office:value-type="currency" office:currency="AUD" office:value="134.64" calcext:value-type="currency">
            <text:p>$134.64</text:p>
          </table:table-cell>
          <table:table-cell table:formula="of:=DATE(2018;[.K29];MID([.A29];5;2))" office:value-type="date" office:date-value="2018-02-17" calcext:value-type="date">
            <text:p>2018-02-17</text:p>
          </table:table-cell>
          <table:table-cell table:formula="of:=MATCH(LEFT([.A2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0, 2004 00:00:00 AM</text:p>
          </table:table-cell>
          <table:table-cell office:value-type="date" office:date-value="2018-02-20" calcext:value-type="date">
            <text:p>2018-02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26.12" calcext:value-type="currency">
            <text:p>$26.12</text:p>
          </table:table-cell>
          <table:table-cell office:value-type="currency" office:currency="AUD" office:value="4.64" calcext:value-type="currency">
            <text:p>$4.64</text:p>
          </table:table-cell>
          <table:table-cell office:value-type="currency" office:currency="AUD" office:value="21.48" calcext:value-type="currency">
            <text:p>$21.48</text:p>
          </table:table-cell>
          <table:table-cell table:formula="of:=DATE(2018;[.K30];MID([.A30];5;2))" office:value-type="date" office:date-value="2018-02-20" calcext:value-type="date">
            <text:p>2018-02-20</text:p>
          </table:table-cell>
          <table:table-cell table:formula="of:=MATCH(LEFT([.A3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1, 2004 00:00:00 AM</text:p>
          </table:table-cell>
          <table:table-cell office:value-type="date" office:date-value="2018-02-21" calcext:value-type="date">
            <text:p>2018-02-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254.13" calcext:value-type="currency">
            <text:p>$254.13</text:p>
          </table:table-cell>
          <table:table-cell office:value-type="currency" office:currency="AUD" office:value="25.95" calcext:value-type="currency">
            <text:p>$25.95</text:p>
          </table:table-cell>
          <table:table-cell office:value-type="currency" office:currency="AUD" office:value="228.18" calcext:value-type="currency">
            <text:p>$228.18</text:p>
          </table:table-cell>
          <table:table-cell table:formula="of:=DATE(2018;[.K31];MID([.A31];5;2))" office:value-type="date" office:date-value="2018-02-21" calcext:value-type="date">
            <text:p>2018-02-21</text:p>
          </table:table-cell>
          <table:table-cell table:formula="of:=MATCH(LEFT([.A3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1, 2004 00:00:00 AM</text:p>
          </table:table-cell>
          <table:table-cell office:value-type="date" office:date-value="2018-02-21" calcext:value-type="date">
            <text:p>2018-02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238.94" calcext:value-type="currency">
            <text:p>$238.94</text:p>
          </table:table-cell>
          <table:table-cell office:value-type="currency" office:currency="AUD" office:value="85.91" calcext:value-type="currency">
            <text:p>$85.91</text:p>
          </table:table-cell>
          <table:table-cell office:value-type="currency" office:currency="AUD" office:value="153.03" calcext:value-type="currency">
            <text:p>$153.03</text:p>
          </table:table-cell>
          <table:table-cell table:formula="of:=DATE(2018;[.K32];MID([.A32];5;2))" office:value-type="date" office:date-value="2018-02-21" calcext:value-type="date">
            <text:p>2018-02-21</text:p>
          </table:table-cell>
          <table:table-cell table:formula="of:=MATCH(LEFT([.A3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4, 2004 00:00:00 AM</text:p>
          </table:table-cell>
          <table:table-cell office:value-type="date" office:date-value="2018-02-24" calcext:value-type="date">
            <text:p>2018-02-2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53.37" calcext:value-type="currency">
            <text:p>$53.37</text:p>
          </table:table-cell>
          <table:table-cell office:value-type="currency" office:currency="AUD" office:value="0.97" calcext:value-type="currency">
            <text:p>$0.97</text:p>
          </table:table-cell>
          <table:table-cell office:value-type="currency" office:currency="AUD" office:value="52.4" calcext:value-type="currency">
            <text:p>$52.40</text:p>
          </table:table-cell>
          <table:table-cell table:formula="of:=DATE(2018;[.K33];MID([.A33];5;2))" office:value-type="date" office:date-value="2018-02-24" calcext:value-type="date">
            <text:p>2018-02-24</text:p>
          </table:table-cell>
          <table:table-cell table:formula="of:=MATCH(LEFT([.A3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5, 2004 00:00:00 AM</text:p>
          </table:table-cell>
          <table:table-cell office:value-type="date" office:date-value="2018-02-25" calcext:value-type="date">
            <text:p>2018-02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105.87" calcext:value-type="currency">
            <text:p>$105.87</text:p>
          </table:table-cell>
          <table:table-cell office:value-type="currency" office:currency="AUD" office:value="42.12" calcext:value-type="currency">
            <text:p>$42.12</text:p>
          </table:table-cell>
          <table:table-cell office:value-type="currency" office:currency="AUD" office:value="63.75" calcext:value-type="currency">
            <text:p>$63.75</text:p>
          </table:table-cell>
          <table:table-cell table:formula="of:=DATE(2018;[.K34];MID([.A34];5;2))" office:value-type="date" office:date-value="2018-02-25" calcext:value-type="date">
            <text:p>2018-02-25</text:p>
          </table:table-cell>
          <table:table-cell table:formula="of:=MATCH(LEFT([.A3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5, 2004 00:00:00 AM</text:p>
          </table:table-cell>
          <table:table-cell office:value-type="date" office:date-value="2018-02-25" calcext:value-type="date">
            <text:p>2018-02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1728.58" calcext:value-type="currency">
            <text:p>$1,728.58</text:p>
          </table:table-cell>
          <table:table-cell office:value-type="currency" office:currency="AUD" office:value="564.7" calcext:value-type="currency">
            <text:p>$564.70</text:p>
          </table:table-cell>
          <table:table-cell office:value-type="currency" office:currency="AUD" office:value="1163.88" calcext:value-type="currency">
            <text:p>$1,163.88</text:p>
          </table:table-cell>
          <table:table-cell table:formula="of:=DATE(2018;[.K35];MID([.A35];5;2))" office:value-type="date" office:date-value="2018-02-25" calcext:value-type="date">
            <text:p>2018-02-25</text:p>
          </table:table-cell>
          <table:table-cell table:formula="of:=MATCH(LEFT([.A3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6, 2004 00:00:00 AM</text:p>
          </table:table-cell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2686.55" calcext:value-type="currency">
            <text:p>$2,686.55</text:p>
          </table:table-cell>
          <table:table-cell office:value-type="currency" office:currency="AUD" office:value="1161.81" calcext:value-type="currency">
            <text:p>$1,161.81</text:p>
          </table:table-cell>
          <table:table-cell office:value-type="currency" office:currency="AUD" office:value="1524.74" calcext:value-type="currency">
            <text:p>$1,524.74</text:p>
          </table:table-cell>
          <table:table-cell table:formula="of:=DATE(2018;[.K36];MID([.A36];5;2))" office:value-type="date" office:date-value="2018-02-26" calcext:value-type="date">
            <text:p>2018-02-26</text:p>
          </table:table-cell>
          <table:table-cell table:formula="of:=MATCH(LEFT([.A3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8, 2004 00:00:00 AM</text:p>
          </table:table-cell>
          <table:table-cell office:value-type="date" office:date-value="2018-02-28" calcext:value-type="date">
            <text:p>2018-02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137.43" calcext:value-type="currency">
            <text:p>$137.43</text:p>
          </table:table-cell>
          <table:table-cell office:value-type="currency" office:currency="AUD" office:value="56.69" calcext:value-type="currency">
            <text:p>$56.69</text:p>
          </table:table-cell>
          <table:table-cell office:value-type="currency" office:currency="AUD" office:value="80.74" calcext:value-type="currency">
            <text:p>$80.74</text:p>
          </table:table-cell>
          <table:table-cell table:formula="of:=DATE(2018;[.K37];MID([.A37];5;2))" office:value-type="date" office:date-value="2018-02-28" calcext:value-type="date">
            <text:p>2018-02-28</text:p>
          </table:table-cell>
          <table:table-cell table:formula="of:=MATCH(LEFT([.A3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1, 2004 00:00:00 AM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40.37" calcext:value-type="currency">
            <text:p>$40.37</text:p>
          </table:table-cell>
          <table:table-cell office:value-type="currency" office:currency="AUD" office:value="5.36" calcext:value-type="currency">
            <text:p>$5.36</text:p>
          </table:table-cell>
          <table:table-cell office:value-type="currency" office:currency="AUD" office:value="35.01" calcext:value-type="currency">
            <text:p>$35.01</text:p>
          </table:table-cell>
          <table:table-cell table:formula="of:=DATE(2018;[.K38];MID([.A38];5;2))" office:value-type="date" office:date-value="2018-03-01" calcext:value-type="date">
            <text:p>2018-03-01</text:p>
          </table:table-cell>
          <table:table-cell table:formula="of:=MATCH(LEFT([.A3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1, 2004 00:00:00 AM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299.34" calcext:value-type="currency">
            <text:p>$299.34</text:p>
          </table:table-cell>
          <table:table-cell office:value-type="currency" office:currency="AUD" office:value="171.51" calcext:value-type="currency">
            <text:p>$171.51</text:p>
          </table:table-cell>
          <table:table-cell office:value-type="currency" office:currency="AUD" office:value="127.83" calcext:value-type="currency">
            <text:p>$127.83</text:p>
          </table:table-cell>
          <table:table-cell table:formula="of:=DATE(2018;[.K39];MID([.A39];5;2))" office:value-type="date" office:date-value="2018-03-01" calcext:value-type="date">
            <text:p>2018-03-01</text:p>
          </table:table-cell>
          <table:table-cell table:formula="of:=MATCH(LEFT([.A3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3, 2004 00:00:00 AM</text:p>
          </table:table-cell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780.7" calcext:value-type="currency">
            <text:p>$780.70</text:p>
          </table:table-cell>
          <table:table-cell office:value-type="currency" office:currency="AUD" office:value="304.62" calcext:value-type="currency">
            <text:p>$304.62</text:p>
          </table:table-cell>
          <table:table-cell office:value-type="currency" office:currency="AUD" office:value="476.08" calcext:value-type="currency">
            <text:p>$476.08</text:p>
          </table:table-cell>
          <table:table-cell table:formula="of:=DATE(2018;[.K40];MID([.A40];5;2))" office:value-type="date" office:date-value="2018-03-03" calcext:value-type="date">
            <text:p>2018-03-03</text:p>
          </table:table-cell>
          <table:table-cell table:formula="of:=MATCH(LEFT([.A4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4, 2004 00:00:00 AM</text:p>
          </table:table-cell>
          <table:table-cell office:value-type="date" office:date-value="2018-03-04" calcext:value-type="date">
            <text:p>2018-03-0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881.36" calcext:value-type="currency">
            <text:p>$881.36</text:p>
          </table:table-cell>
          <table:table-cell office:value-type="currency" office:currency="AUD" office:value="318.64" calcext:value-type="currency">
            <text:p>$318.64</text:p>
          </table:table-cell>
          <table:table-cell office:value-type="currency" office:currency="AUD" office:value="562.72" calcext:value-type="currency">
            <text:p>$562.72</text:p>
          </table:table-cell>
          <table:table-cell table:formula="of:=DATE(2018;[.K41];MID([.A41];5;2))" office:value-type="date" office:date-value="2018-03-04" calcext:value-type="date">
            <text:p>2018-03-04</text:p>
          </table:table-cell>
          <table:table-cell table:formula="of:=MATCH(LEFT([.A4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4, 2004 00:00:00 AM</text:p>
          </table:table-cell>
          <table:table-cell office:value-type="date" office:date-value="2018-03-04" calcext:value-type="date">
            <text:p>2018-03-0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50.16" calcext:value-type="currency">
            <text:p>$50.16</text:p>
          </table:table-cell>
          <table:table-cell office:value-type="currency" office:currency="AUD" office:value="9.88" calcext:value-type="currency">
            <text:p>$9.88</text:p>
          </table:table-cell>
          <table:table-cell office:value-type="currency" office:currency="AUD" office:value="40.28" calcext:value-type="currency">
            <text:p>$40.28</text:p>
          </table:table-cell>
          <table:table-cell table:formula="of:=DATE(2018;[.K42];MID([.A42];5;2))" office:value-type="date" office:date-value="2018-03-04" calcext:value-type="date">
            <text:p>2018-03-04</text:p>
          </table:table-cell>
          <table:table-cell table:formula="of:=MATCH(LEFT([.A4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4, 2004 00:00:00 AM</text:p>
          </table:table-cell>
          <table:table-cell office:value-type="date" office:date-value="2018-03-04" calcext:value-type="date">
            <text:p>2018-03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3162.42" calcext:value-type="currency">
            <text:p>$3,162.42</text:p>
          </table:table-cell>
          <table:table-cell office:value-type="currency" office:currency="AUD" office:value="1201.3" calcext:value-type="currency">
            <text:p>$1,201.30</text:p>
          </table:table-cell>
          <table:table-cell office:value-type="currency" office:currency="AUD" office:value="1961.12" calcext:value-type="currency">
            <text:p>$1,961.12</text:p>
          </table:table-cell>
          <table:table-cell table:formula="of:=DATE(2018;[.K43];MID([.A43];5;2))" office:value-type="date" office:date-value="2018-03-04" calcext:value-type="date">
            <text:p>2018-03-04</text:p>
          </table:table-cell>
          <table:table-cell table:formula="of:=MATCH(LEFT([.A4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6, 2004 00:00:00 AM</text:p>
          </table:table-cell>
          <table:table-cell office:value-type="date" office:date-value="2018-03-06" calcext:value-type="date">
            <text:p>2018-03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057.52" calcext:value-type="currency">
            <text:p>$1,057.52</text:p>
          </table:table-cell>
          <table:table-cell office:value-type="currency" office:currency="AUD" office:value="446.81" calcext:value-type="currency">
            <text:p>$446.81</text:p>
          </table:table-cell>
          <table:table-cell office:value-type="currency" office:currency="AUD" office:value="610.71" calcext:value-type="currency">
            <text:p>$610.71</text:p>
          </table:table-cell>
          <table:table-cell table:formula="of:=DATE(2018;[.K44];MID([.A44];5;2))" office:value-type="date" office:date-value="2018-03-06" calcext:value-type="date">
            <text:p>2018-03-06</text:p>
          </table:table-cell>
          <table:table-cell table:formula="of:=MATCH(LEFT([.A4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7, 2004 00:00:00 AM</text:p>
          </table:table-cell>
          <table:table-cell office:value-type="date" office:date-value="2018-03-07" calcext:value-type="date">
            <text:p>2018-03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364.05" calcext:value-type="currency">
            <text:p>$364.05</text:p>
          </table:table-cell>
          <table:table-cell office:value-type="currency" office:currency="AUD" office:value="30.27" calcext:value-type="currency">
            <text:p>$30.27</text:p>
          </table:table-cell>
          <table:table-cell office:value-type="currency" office:currency="AUD" office:value="333.78" calcext:value-type="currency">
            <text:p>$333.78</text:p>
          </table:table-cell>
          <table:table-cell table:formula="of:=DATE(2018;[.K45];MID([.A45];5;2))" office:value-type="date" office:date-value="2018-03-07" calcext:value-type="date">
            <text:p>2018-03-07</text:p>
          </table:table-cell>
          <table:table-cell table:formula="of:=MATCH(LEFT([.A4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9, 2004 00:00:00 AM</text:p>
          </table:table-cell>
          <table:table-cell office:value-type="date" office:date-value="2018-03-09" calcext:value-type="date">
            <text:p>2018-03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3726.3" calcext:value-type="currency">
            <text:p>$3,726.30</text:p>
          </table:table-cell>
          <table:table-cell office:value-type="currency" office:currency="AUD" office:value="1235.66" calcext:value-type="currency">
            <text:p>$1,235.66</text:p>
          </table:table-cell>
          <table:table-cell office:value-type="currency" office:currency="AUD" office:value="2490.64" calcext:value-type="currency">
            <text:p>$2,490.64</text:p>
          </table:table-cell>
          <table:table-cell table:formula="of:=DATE(2018;[.K46];MID([.A46];5;2))" office:value-type="date" office:date-value="2018-03-09" calcext:value-type="date">
            <text:p>2018-03-09</text:p>
          </table:table-cell>
          <table:table-cell table:formula="of:=MATCH(LEFT([.A4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5, 2004 00:00:00 AM</text:p>
          </table:table-cell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1301.65" calcext:value-type="currency">
            <text:p>$1,301.65</text:p>
          </table:table-cell>
          <table:table-cell office:value-type="currency" office:currency="AUD" office:value="336.82" calcext:value-type="currency">
            <text:p>$336.82</text:p>
          </table:table-cell>
          <table:table-cell office:value-type="currency" office:currency="AUD" office:value="964.83" calcext:value-type="currency">
            <text:p>$964.83</text:p>
          </table:table-cell>
          <table:table-cell table:formula="of:=DATE(2018;[.K47];MID([.A47];5;2))" office:value-type="date" office:date-value="2018-03-15" calcext:value-type="date">
            <text:p>2018-03-15</text:p>
          </table:table-cell>
          <table:table-cell table:formula="of:=MATCH(LEFT([.A4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6, 2004 00:00:00 AM</text:p>
          </table:table-cell>
          <table:table-cell office:value-type="date" office:date-value="2018-03-16" calcext:value-type="date">
            <text:p>2018-03-1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5372.47" calcext:value-type="currency">
            <text:p>$5,372.47</text:p>
          </table:table-cell>
          <table:table-cell office:value-type="currency" office:currency="AUD" office:value="1971.63" calcext:value-type="currency">
            <text:p>$1,971.63</text:p>
          </table:table-cell>
          <table:table-cell office:value-type="currency" office:currency="AUD" office:value="3400.84" calcext:value-type="currency">
            <text:p>$3,400.84</text:p>
          </table:table-cell>
          <table:table-cell table:formula="of:=DATE(2018;[.K48];MID([.A48];5;2))" office:value-type="date" office:date-value="2018-03-16" calcext:value-type="date">
            <text:p>2018-03-16</text:p>
          </table:table-cell>
          <table:table-cell table:formula="of:=MATCH(LEFT([.A4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7, 2004 00:00:00 AM</text:p>
          </table:table-cell>
          <table:table-cell office:value-type="date" office:date-value="2018-03-17" calcext:value-type="date">
            <text:p>2018-03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124.46" calcext:value-type="currency">
            <text:p>$124.46</text:p>
          </table:table-cell>
          <table:table-cell office:value-type="currency" office:currency="AUD" office:value="22.26" calcext:value-type="currency">
            <text:p>$22.26</text:p>
          </table:table-cell>
          <table:table-cell office:value-type="currency" office:currency="AUD" office:value="102.2" calcext:value-type="currency">
            <text:p>$102.20</text:p>
          </table:table-cell>
          <table:table-cell table:formula="of:=DATE(2018;[.K49];MID([.A49];5;2))" office:value-type="date" office:date-value="2018-03-17" calcext:value-type="date">
            <text:p>2018-03-17</text:p>
          </table:table-cell>
          <table:table-cell table:formula="of:=MATCH(LEFT([.A4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9, 2004 00:00:00 AM</text:p>
          </table:table-cell>
          <table:table-cell office:value-type="date" office:date-value="2018-03-19" calcext:value-type="date">
            <text:p>2018-03-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395.72" calcext:value-type="currency">
            <text:p>$395.72</text:p>
          </table:table-cell>
          <table:table-cell office:value-type="currency" office:currency="AUD" office:value="77.49" calcext:value-type="currency">
            <text:p>$77.49</text:p>
          </table:table-cell>
          <table:table-cell office:value-type="currency" office:currency="AUD" office:value="318.23" calcext:value-type="currency">
            <text:p>$318.23</text:p>
          </table:table-cell>
          <table:table-cell table:formula="of:=DATE(2018;[.K50];MID([.A50];5;2))" office:value-type="date" office:date-value="2018-03-19" calcext:value-type="date">
            <text:p>2018-03-19</text:p>
          </table:table-cell>
          <table:table-cell table:formula="of:=MATCH(LEFT([.A5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1, 2004 00:00:00 AM</text:p>
          </table:table-cell>
          <table:table-cell office:value-type="date" office:date-value="2018-03-21" calcext:value-type="date">
            <text:p>2018-03-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Machin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141.6" calcext:value-type="currency">
            <text:p>$141.60</text:p>
          </table:table-cell>
          <table:table-cell office:value-type="currency" office:currency="AUD" office:value="55.55" calcext:value-type="currency">
            <text:p>$55.55</text:p>
          </table:table-cell>
          <table:table-cell office:value-type="currency" office:currency="AUD" office:value="86.05" calcext:value-type="currency">
            <text:p>$86.05</text:p>
          </table:table-cell>
          <table:table-cell table:formula="of:=DATE(2018;[.K51];MID([.A51];5;2))" office:value-type="date" office:date-value="2018-03-21" calcext:value-type="date">
            <text:p>2018-03-21</text:p>
          </table:table-cell>
          <table:table-cell table:formula="of:=MATCH(LEFT([.A5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2, 2004 00:00:00 AM</text:p>
          </table:table-cell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748.23" calcext:value-type="currency">
            <text:p>$748.23</text:p>
          </table:table-cell>
          <table:table-cell office:value-type="currency" office:currency="AUD" office:value="104.46" calcext:value-type="currency">
            <text:p>$104.46</text:p>
          </table:table-cell>
          <table:table-cell office:value-type="currency" office:currency="AUD" office:value="643.77" calcext:value-type="currency">
            <text:p>$643.77</text:p>
          </table:table-cell>
          <table:table-cell table:formula="of:=DATE(2018;[.K52];MID([.A52];5;2))" office:value-type="date" office:date-value="2018-03-22" calcext:value-type="date">
            <text:p>2018-03-22</text:p>
          </table:table-cell>
          <table:table-cell table:formula="of:=MATCH(LEFT([.A5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3, 2004 00:00:00 AM</text:p>
          </table:table-cell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811" calcext:value-type="currency">
            <text:p>$811.00</text:p>
          </table:table-cell>
          <table:table-cell office:value-type="currency" office:currency="AUD" office:value="82.8" calcext:value-type="currency">
            <text:p>$82.80</text:p>
          </table:table-cell>
          <table:table-cell office:value-type="currency" office:currency="AUD" office:value="728.2" calcext:value-type="currency">
            <text:p>$728.20</text:p>
          </table:table-cell>
          <table:table-cell table:formula="of:=DATE(2018;[.K53];MID([.A53];5;2))" office:value-type="date" office:date-value="2018-03-23" calcext:value-type="date">
            <text:p>2018-03-23</text:p>
          </table:table-cell>
          <table:table-cell table:formula="of:=MATCH(LEFT([.A5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3, 2004 00:00:00 AM</text:p>
          </table:table-cell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398.29" calcext:value-type="currency">
            <text:p>$398.29</text:p>
          </table:table-cell>
          <table:table-cell office:value-type="currency" office:currency="AUD" office:value="7.45" calcext:value-type="currency">
            <text:p>$7.45</text:p>
          </table:table-cell>
          <table:table-cell office:value-type="currency" office:currency="AUD" office:value="390.84" calcext:value-type="currency">
            <text:p>$390.84</text:p>
          </table:table-cell>
          <table:table-cell table:formula="of:=DATE(2018;[.K54];MID([.A54];5;2))" office:value-type="date" office:date-value="2018-03-23" calcext:value-type="date">
            <text:p>2018-03-23</text:p>
          </table:table-cell>
          <table:table-cell table:formula="of:=MATCH(LEFT([.A5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4, 2004 00:00:00 AM</text:p>
          </table:table-cell>
          <table:table-cell office:value-type="date" office:date-value="2018-03-24" calcext:value-type="date">
            <text:p>2018-03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97.79" calcext:value-type="currency">
            <text:p>$97.79</text:p>
          </table:table-cell>
          <table:table-cell office:value-type="currency" office:currency="AUD" office:value="39.35" calcext:value-type="currency">
            <text:p>$39.35</text:p>
          </table:table-cell>
          <table:table-cell office:value-type="currency" office:currency="AUD" office:value="58.44" calcext:value-type="currency">
            <text:p>$58.44</text:p>
          </table:table-cell>
          <table:table-cell table:formula="of:=DATE(2018;[.K55];MID([.A55];5;2))" office:value-type="date" office:date-value="2018-03-24" calcext:value-type="date">
            <text:p>2018-03-24</text:p>
          </table:table-cell>
          <table:table-cell table:formula="of:=MATCH(LEFT([.A5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5, 2004 00:00:00 AM</text:p>
          </table:table-cell>
          <table:table-cell office:value-type="date" office:date-value="2018-03-25" calcext:value-type="date">
            <text:p>2018-03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urge Protector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469.22" calcext:value-type="currency">
            <text:p>$469.22</text:p>
          </table:table-cell>
          <table:table-cell office:value-type="currency" office:currency="AUD" office:value="109.3" calcext:value-type="currency">
            <text:p>$109.30</text:p>
          </table:table-cell>
          <table:table-cell office:value-type="currency" office:currency="AUD" office:value="359.92" calcext:value-type="currency">
            <text:p>$359.92</text:p>
          </table:table-cell>
          <table:table-cell table:formula="of:=DATE(2018;[.K56];MID([.A56];5;2))" office:value-type="date" office:date-value="2018-03-25" calcext:value-type="date">
            <text:p>2018-03-25</text:p>
          </table:table-cell>
          <table:table-cell table:formula="of:=MATCH(LEFT([.A5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8, 2004 00:00:00 AM</text:p>
          </table:table-cell>
          <table:table-cell office:value-type="date" office:date-value="2018-03-28" calcext:value-type="date">
            <text:p>2018-03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5628.42" calcext:value-type="currency">
            <text:p>$5,628.42</text:p>
          </table:table-cell>
          <table:table-cell office:value-type="currency" office:currency="AUD" office:value="2741.7" calcext:value-type="currency">
            <text:p>$2,741.70</text:p>
          </table:table-cell>
          <table:table-cell office:value-type="currency" office:currency="AUD" office:value="2886.72" calcext:value-type="currency">
            <text:p>$2,886.72</text:p>
          </table:table-cell>
          <table:table-cell table:formula="of:=DATE(2018;[.K57];MID([.A57];5;2))" office:value-type="date" office:date-value="2018-03-28" calcext:value-type="date">
            <text:p>2018-03-28</text:p>
          </table:table-cell>
          <table:table-cell table:formula="of:=MATCH(LEFT([.A5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4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urge Protectors</text:p>
          </table:table-cell>
          <table:table-cell office:value-type="string" calcext:value-type="string">
            <text:p>Sheri Gordon</text:p>
          </table:table-cell>
          <table:table-cell office:value-type="currency" office:currency="AUD" office:value="179.26" calcext:value-type="currency">
            <text:p>$179.26</text:p>
          </table:table-cell>
          <table:table-cell office:value-type="currency" office:currency="AUD" office:value="12.34" calcext:value-type="currency">
            <text:p>$12.34</text:p>
          </table:table-cell>
          <table:table-cell office:value-type="currency" office:currency="AUD" office:value="166.92" calcext:value-type="currency">
            <text:p>$166.92</text:p>
          </table:table-cell>
          <table:table-cell table:formula="of:=DATE(2018;[.K58];MID([.A58];5;2))" office:value-type="date" office:date-value="2018-03-29" calcext:value-type="date">
            <text:p>2018-03-29</text:p>
          </table:table-cell>
          <table:table-cell table:formula="of:=MATCH(LEFT([.A5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4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122.2" calcext:value-type="currency">
            <text:p>$122.20</text:p>
          </table:table-cell>
          <table:table-cell office:value-type="currency" office:currency="AUD" office:value="27.38" calcext:value-type="currency">
            <text:p>$27.38</text:p>
          </table:table-cell>
          <table:table-cell office:value-type="currency" office:currency="AUD" office:value="94.82" calcext:value-type="currency">
            <text:p>$94.82</text:p>
          </table:table-cell>
          <table:table-cell table:formula="of:=DATE(2018;[.K59];MID([.A59];5;2))" office:value-type="date" office:date-value="2018-03-29" calcext:value-type="date">
            <text:p>2018-03-29</text:p>
          </table:table-cell>
          <table:table-cell table:formula="of:=MATCH(LEFT([.A5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4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1269.38" calcext:value-type="currency">
            <text:p>$1,269.38</text:p>
          </table:table-cell>
          <table:table-cell office:value-type="currency" office:currency="AUD" office:value="603.32" calcext:value-type="currency">
            <text:p>$603.32</text:p>
          </table:table-cell>
          <table:table-cell office:value-type="currency" office:currency="AUD" office:value="666.06" calcext:value-type="currency">
            <text:p>$666.06</text:p>
          </table:table-cell>
          <table:table-cell table:formula="of:=DATE(2018;[.K60];MID([.A60];5;2))" office:value-type="date" office:date-value="2018-03-29" calcext:value-type="date">
            <text:p>2018-03-29</text:p>
          </table:table-cell>
          <table:table-cell table:formula="of:=MATCH(LEFT([.A6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31, 2004 00:00:00 AM</text:p>
          </table:table-cell>
          <table:table-cell office:value-type="date" office:date-value="2018-03-31" calcext:value-type="date">
            <text:p>2018-03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82.83" calcext:value-type="currency">
            <text:p>$82.83</text:p>
          </table:table-cell>
          <table:table-cell office:value-type="currency" office:currency="AUD" office:value="39.15" calcext:value-type="currency">
            <text:p>$39.15</text:p>
          </table:table-cell>
          <table:table-cell office:value-type="currency" office:currency="AUD" office:value="43.68" calcext:value-type="currency">
            <text:p>$43.68</text:p>
          </table:table-cell>
          <table:table-cell table:formula="of:=DATE(2018;[.K61];MID([.A61];5;2))" office:value-type="date" office:date-value="2018-03-31" calcext:value-type="date">
            <text:p>2018-03-31</text:p>
          </table:table-cell>
          <table:table-cell table:formula="of:=MATCH(LEFT([.A6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1, 2004 00:00:00 AM</text:p>
          </table:table-cell>
          <table:table-cell office:value-type="date" office:date-value="2018-04-01" calcext:value-type="date">
            <text:p>2018-04-0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aby Food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680.75" calcext:value-type="currency">
            <text:p>$680.75</text:p>
          </table:table-cell>
          <table:table-cell office:value-type="currency" office:currency="AUD" office:value="154.24" calcext:value-type="currency">
            <text:p>$154.24</text:p>
          </table:table-cell>
          <table:table-cell office:value-type="currency" office:currency="AUD" office:value="526.51" calcext:value-type="currency">
            <text:p>$526.51</text:p>
          </table:table-cell>
          <table:table-cell table:formula="of:=DATE(2018;[.K62];MID([.A62];5;2))" office:value-type="date" office:date-value="2018-04-01" calcext:value-type="date">
            <text:p>2018-04-01</text:p>
          </table:table-cell>
          <table:table-cell table:formula="of:=MATCH(LEFT([.A62];3);[.$M$1:.$X$1];0)" office:value-type="float" office:value="4" calcext:value-type="float">
            <text:p>4</text:p>
          </table:table-cell>
          <table:table-cell table:formula="of:=(LEFT([.A62];3))" office:value-type="string" office:string-value="Apr" calcext:value-type="string">
            <text:p>Ap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r 02, 2004 00:00:00 AM</text:p>
          </table:table-cell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206.75" calcext:value-type="currency">
            <text:p>$206.75</text:p>
          </table:table-cell>
          <table:table-cell office:value-type="currency" office:currency="AUD" office:value="90.79" calcext:value-type="currency">
            <text:p>$90.79</text:p>
          </table:table-cell>
          <table:table-cell office:value-type="currency" office:currency="AUD" office:value="115.96" calcext:value-type="currency">
            <text:p>$115.96</text:p>
          </table:table-cell>
          <table:table-cell table:formula="of:=DATE(2018;[.K63];MID([.A63];5;2))" office:value-type="date" office:date-value="2018-04-02" calcext:value-type="date">
            <text:p>2018-04-02</text:p>
          </table:table-cell>
          <table:table-cell table:formula="of:=MATCH(LEFT([.A6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6, 2004 00:00:00 AM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4654.7" calcext:value-type="currency">
            <text:p>$4,654.70</text:p>
          </table:table-cell>
          <table:table-cell office:value-type="currency" office:currency="AUD" office:value="2221.74" calcext:value-type="currency">
            <text:p>$2,221.74</text:p>
          </table:table-cell>
          <table:table-cell office:value-type="currency" office:currency="AUD" office:value="2432.96" calcext:value-type="currency">
            <text:p>$2,432.96</text:p>
          </table:table-cell>
          <table:table-cell table:formula="of:=DATE(2018;[.K64];MID([.A64];5;2))" office:value-type="date" office:date-value="2018-04-06" calcext:value-type="date">
            <text:p>2018-04-06</text:p>
          </table:table-cell>
          <table:table-cell table:formula="of:=MATCH(LEFT([.A6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6, 2004 00:00:00 AM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29.43" calcext:value-type="currency">
            <text:p>$29.43</text:p>
          </table:table-cell>
          <table:table-cell office:value-type="currency" office:currency="AUD" office:value="14.21" calcext:value-type="currency">
            <text:p>$14.21</text:p>
          </table:table-cell>
          <table:table-cell office:value-type="currency" office:currency="AUD" office:value="15.22" calcext:value-type="currency">
            <text:p>$15.22</text:p>
          </table:table-cell>
          <table:table-cell table:formula="of:=DATE(2018;[.K65];MID([.A65];5;2))" office:value-type="date" office:date-value="2018-04-06" calcext:value-type="date">
            <text:p>2018-04-06</text:p>
          </table:table-cell>
          <table:table-cell table:formula="of:=MATCH(LEFT([.A6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8, 2004 00:00:00 AM</text:p>
          </table:table-cell>
          <table:table-cell office:value-type="date" office:date-value="2018-04-08" calcext:value-type="date">
            <text:p>2018-04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2869.27" calcext:value-type="currency">
            <text:p>$2,869.27</text:p>
          </table:table-cell>
          <table:table-cell office:value-type="currency" office:currency="AUD" office:value="1260.25" calcext:value-type="currency">
            <text:p>$1,260.25</text:p>
          </table:table-cell>
          <table:table-cell office:value-type="currency" office:currency="AUD" office:value="1609.02" calcext:value-type="currency">
            <text:p>$1,609.02</text:p>
          </table:table-cell>
          <table:table-cell table:formula="of:=DATE(2018;[.K66];MID([.A66];5;2))" office:value-type="date" office:date-value="2018-04-08" calcext:value-type="date">
            <text:p>2018-04-08</text:p>
          </table:table-cell>
          <table:table-cell table:formula="of:=MATCH(LEFT([.A66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9, 2004 00:00:00 AM</text:p>
          </table:table-cell>
          <table:table-cell office:value-type="date" office:date-value="2018-04-09" calcext:value-type="date">
            <text:p>2018-04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957.12" calcext:value-type="currency">
            <text:p>$1,957.12</text:p>
          </table:table-cell>
          <table:table-cell office:value-type="currency" office:currency="AUD" office:value="564.7" calcext:value-type="currency">
            <text:p>$564.70</text:p>
          </table:table-cell>
          <table:table-cell office:value-type="currency" office:currency="AUD" office:value="1392.42" calcext:value-type="currency">
            <text:p>$1,392.42</text:p>
          </table:table-cell>
          <table:table-cell table:formula="of:=DATE(2018;[.K67];MID([.A67];5;2))" office:value-type="date" office:date-value="2018-04-09" calcext:value-type="date">
            <text:p>2018-04-09</text:p>
          </table:table-cell>
          <table:table-cell table:formula="of:=MATCH(LEFT([.A67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0, 2004 00:00:00 AM</text:p>
          </table:table-cell>
          <table:table-cell office:value-type="date" office:date-value="2018-04-10" calcext:value-type="date">
            <text:p>2018-04-1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8272.75" calcext:value-type="currency">
            <text:p>$8,272.75</text:p>
          </table:table-cell>
          <table:table-cell office:value-type="currency" office:currency="AUD" office:value="2576.73" calcext:value-type="currency">
            <text:p>$2,576.73</text:p>
          </table:table-cell>
          <table:table-cell office:value-type="currency" office:currency="AUD" office:value="5696.02" calcext:value-type="currency">
            <text:p>$5,696.02</text:p>
          </table:table-cell>
          <table:table-cell table:formula="of:=DATE(2018;[.K68];MID([.A68];5;2))" office:value-type="date" office:date-value="2018-04-10" calcext:value-type="date">
            <text:p>2018-04-10</text:p>
          </table:table-cell>
          <table:table-cell table:formula="of:=MATCH(LEFT([.A68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2, 2004 00:00:00 AM</text:p>
          </table:table-cell>
          <table:table-cell office:value-type="date" office:date-value="2018-04-12" calcext:value-type="date">
            <text:p>2018-04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3632.14" calcext:value-type="currency">
            <text:p>$3,632.14</text:p>
          </table:table-cell>
          <table:table-cell office:value-type="currency" office:currency="AUD" office:value="1252.7" calcext:value-type="currency">
            <text:p>$1,252.70</text:p>
          </table:table-cell>
          <table:table-cell office:value-type="currency" office:currency="AUD" office:value="2379.44" calcext:value-type="currency">
            <text:p>$2,379.44</text:p>
          </table:table-cell>
          <table:table-cell table:formula="of:=DATE(2018;[.K69];MID([.A69];5;2))" office:value-type="date" office:date-value="2018-04-12" calcext:value-type="date">
            <text:p>2018-04-12</text:p>
          </table:table-cell>
          <table:table-cell table:formula="of:=MATCH(LEFT([.A6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3, 2004 00:00:00 AM</text:p>
          </table:table-cell>
          <table:table-cell office:value-type="date" office:date-value="2018-04-13" calcext:value-type="date">
            <text:p>2018-04-1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1024.93" calcext:value-type="currency">
            <text:p>$1,024.93</text:p>
          </table:table-cell>
          <table:table-cell office:value-type="currency" office:currency="AUD" office:value="234.55" calcext:value-type="currency">
            <text:p>$234.55</text:p>
          </table:table-cell>
          <table:table-cell office:value-type="currency" office:currency="AUD" office:value="790.38" calcext:value-type="currency">
            <text:p>$790.38</text:p>
          </table:table-cell>
          <table:table-cell table:formula="of:=DATE(2018;[.K70];MID([.A70];5;2))" office:value-type="date" office:date-value="2018-04-13" calcext:value-type="date">
            <text:p>2018-04-13</text:p>
          </table:table-cell>
          <table:table-cell table:formula="of:=MATCH(LEFT([.A7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1, 2004 00:00:00 AM</text:p>
          </table:table-cell>
          <table:table-cell office:value-type="date" office:date-value="2018-04-21" calcext:value-type="date">
            <text:p>2018-04-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103.19" calcext:value-type="currency">
            <text:p>$103.19</text:p>
          </table:table-cell>
          <table:table-cell office:value-type="currency" office:currency="AUD" office:value="31.89" calcext:value-type="currency">
            <text:p>$31.89</text:p>
          </table:table-cell>
          <table:table-cell office:value-type="currency" office:currency="AUD" office:value="71.3" calcext:value-type="currency">
            <text:p>$71.30</text:p>
          </table:table-cell>
          <table:table-cell table:formula="of:=DATE(2018;[.K71];MID([.A71];5;2))" office:value-type="date" office:date-value="2018-04-21" calcext:value-type="date">
            <text:p>2018-04-21</text:p>
          </table:table-cell>
          <table:table-cell table:formula="of:=MATCH(LEFT([.A71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3, 2004 00:00:00 AM</text:p>
          </table:table-cell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22.08" calcext:value-type="currency">
            <text:p>$22.08</text:p>
          </table:table-cell>
          <table:table-cell office:value-type="currency" office:currency="AUD" office:value="2.16" calcext:value-type="currency">
            <text:p>$2.16</text:p>
          </table:table-cell>
          <table:table-cell office:value-type="currency" office:currency="AUD" office:value="19.92" calcext:value-type="currency">
            <text:p>$19.92</text:p>
          </table:table-cell>
          <table:table-cell table:formula="of:=DATE(2018;[.K72];MID([.A72];5;2))" office:value-type="date" office:date-value="2018-04-23" calcext:value-type="date">
            <text:p>2018-04-23</text:p>
          </table:table-cell>
          <table:table-cell table:formula="of:=MATCH(LEFT([.A7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5, 2004 00:00:00 AM</text:p>
          </table:table-cell>
          <table:table-cell office:value-type="date" office:date-value="2018-04-25" calcext:value-type="date">
            <text:p>2018-04-2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1149.79" calcext:value-type="currency">
            <text:p>$1,149.79</text:p>
          </table:table-cell>
          <table:table-cell office:value-type="currency" office:currency="AUD" office:value="367.91" calcext:value-type="currency">
            <text:p>$367.91</text:p>
          </table:table-cell>
          <table:table-cell office:value-type="currency" office:currency="AUD" office:value="781.88" calcext:value-type="currency">
            <text:p>$781.88</text:p>
          </table:table-cell>
          <table:table-cell table:formula="of:=DATE(2018;[.K73];MID([.A73];5;2))" office:value-type="date" office:date-value="2018-04-25" calcext:value-type="date">
            <text:p>2018-04-25</text:p>
          </table:table-cell>
          <table:table-cell table:formula="of:=MATCH(LEFT([.A7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7, 2004 00:00:00 AM</text:p>
          </table:table-cell>
          <table:table-cell office:value-type="date" office:date-value="2018-04-27" calcext:value-type="date">
            <text:p>2018-04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189.61" calcext:value-type="currency">
            <text:p>$189.61</text:p>
          </table:table-cell>
          <table:table-cell office:value-type="currency" office:currency="AUD" office:value="64.8" calcext:value-type="currency">
            <text:p>$64.80</text:p>
          </table:table-cell>
          <table:table-cell office:value-type="currency" office:currency="AUD" office:value="124.81" calcext:value-type="currency">
            <text:p>$124.81</text:p>
          </table:table-cell>
          <table:table-cell table:formula="of:=DATE(2018;[.K74];MID([.A74];5;2))" office:value-type="date" office:date-value="2018-04-27" calcext:value-type="date">
            <text:p>2018-04-27</text:p>
          </table:table-cell>
          <table:table-cell table:formula="of:=MATCH(LEFT([.A7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30, 2004 00:00:00 AM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3700.82" calcext:value-type="currency">
            <text:p>$3,700.82</text:p>
          </table:table-cell>
          <table:table-cell office:value-type="currency" office:currency="AUD" office:value="1295.72" calcext:value-type="currency">
            <text:p>$1,295.72</text:p>
          </table:table-cell>
          <table:table-cell office:value-type="currency" office:currency="AUD" office:value="2405.1" calcext:value-type="currency">
            <text:p>$2,405.10</text:p>
          </table:table-cell>
          <table:table-cell table:formula="of:=DATE(2018;[.K75];MID([.A75];5;2))" office:value-type="date" office:date-value="2018-04-30" calcext:value-type="date">
            <text:p>2018-04-30</text:p>
          </table:table-cell>
          <table:table-cell table:formula="of:=MATCH(LEFT([.A7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2, 2004 00:00:00 AM</text:p>
          </table:table-cell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8.57" calcext:value-type="currency">
            <text:p>$8.57</text:p>
          </table:table-cell>
          <table:table-cell office:value-type="currency" office:currency="AUD" office:value="1.57" calcext:value-type="currency">
            <text:p>$1.57</text:p>
          </table:table-cell>
          <table:table-cell office:value-type="currency" office:currency="AUD" office:value="7" calcext:value-type="currency">
            <text:p>$7.00</text:p>
          </table:table-cell>
          <table:table-cell table:formula="of:=DATE(2018;[.K76];MID([.A76];5;2))" office:value-type="date" office:date-value="2018-05-02" calcext:value-type="date">
            <text:p>2018-05-02</text:p>
          </table:table-cell>
          <table:table-cell table:formula="of:=MATCH(LEFT([.A7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7, 2004 00:00:00 AM</text:p>
          </table:table-cell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1344.94" calcext:value-type="currency">
            <text:p>$1,344.94</text:p>
          </table:table-cell>
          <table:table-cell office:value-type="currency" office:currency="AUD" office:value="49.66" calcext:value-type="currency">
            <text:p>$49.66</text:p>
          </table:table-cell>
          <table:table-cell office:value-type="currency" office:currency="AUD" office:value="1295.28" calcext:value-type="currency">
            <text:p>$1,295.28</text:p>
          </table:table-cell>
          <table:table-cell table:formula="of:=DATE(2018;[.K77];MID([.A77];5;2))" office:value-type="date" office:date-value="2018-05-07" calcext:value-type="date">
            <text:p>2018-05-07</text:p>
          </table:table-cell>
          <table:table-cell table:formula="of:=MATCH(LEFT([.A7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9, 2004 00:00:00 AM</text:p>
          </table:table-cell>
          <table:table-cell office:value-type="date" office:date-value="2018-05-09" calcext:value-type="date">
            <text:p>2018-05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126.66" calcext:value-type="currency">
            <text:p>$126.66</text:p>
          </table:table-cell>
          <table:table-cell office:value-type="currency" office:currency="AUD" office:value="48.32" calcext:value-type="currency">
            <text:p>$48.32</text:p>
          </table:table-cell>
          <table:table-cell office:value-type="currency" office:currency="AUD" office:value="78.34" calcext:value-type="currency">
            <text:p>$78.34</text:p>
          </table:table-cell>
          <table:table-cell table:formula="of:=DATE(2018;[.K78];MID([.A78];5;2))" office:value-type="date" office:date-value="2018-05-09" calcext:value-type="date">
            <text:p>2018-05-09</text:p>
          </table:table-cell>
          <table:table-cell table:formula="of:=MATCH(LEFT([.A7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0, 2004 00:00:00 AM</text:p>
          </table:table-cell>
          <table:table-cell office:value-type="date" office:date-value="2018-05-10" calcext:value-type="date">
            <text:p>2018-05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1423.66" calcext:value-type="currency">
            <text:p>$1,423.66</text:p>
          </table:table-cell>
          <table:table-cell office:value-type="currency" office:currency="AUD" office:value="738.46" calcext:value-type="currency">
            <text:p>$738.46</text:p>
          </table:table-cell>
          <table:table-cell office:value-type="currency" office:currency="AUD" office:value="685.2" calcext:value-type="currency">
            <text:p>$685.20</text:p>
          </table:table-cell>
          <table:table-cell table:formula="of:=DATE(2018;[.K79];MID([.A79];5;2))" office:value-type="date" office:date-value="2018-05-10" calcext:value-type="date">
            <text:p>2018-05-10</text:p>
          </table:table-cell>
          <table:table-cell table:formula="of:=MATCH(LEFT([.A7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1, 2004 00:00:00 AM</text:p>
          </table:table-cell>
          <table:table-cell office:value-type="date" office:date-value="2018-05-11" calcext:value-type="date">
            <text:p>2018-05-1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217.04" calcext:value-type="currency">
            <text:p>$217.04</text:p>
          </table:table-cell>
          <table:table-cell office:value-type="currency" office:currency="AUD" office:value="119.93" calcext:value-type="currency">
            <text:p>$119.93</text:p>
          </table:table-cell>
          <table:table-cell office:value-type="currency" office:currency="AUD" office:value="97.11" calcext:value-type="currency">
            <text:p>$97.11</text:p>
          </table:table-cell>
          <table:table-cell table:formula="of:=DATE(2018;[.K80];MID([.A80];5;2))" office:value-type="date" office:date-value="2018-05-11" calcext:value-type="date">
            <text:p>2018-05-11</text:p>
          </table:table-cell>
          <table:table-cell table:formula="of:=MATCH(LEFT([.A80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3, 2004 00:00:00 AM</text:p>
          </table:table-cell>
          <table:table-cell office:value-type="date" office:date-value="2018-05-13" calcext:value-type="date">
            <text:p>2018-05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3.44" calcext:value-type="currency">
            <text:p>$3.44</text:p>
          </table:table-cell>
          <table:table-cell office:value-type="currency" office:currency="AUD" office:value="1.04" calcext:value-type="currency">
            <text:p>$1.04</text:p>
          </table:table-cell>
          <table:table-cell office:value-type="currency" office:currency="AUD" office:value="2.4" calcext:value-type="currency">
            <text:p>$2.40</text:p>
          </table:table-cell>
          <table:table-cell table:formula="of:=DATE(2018;[.K81];MID([.A81];5;2))" office:value-type="date" office:date-value="2018-05-13" calcext:value-type="date">
            <text:p>2018-05-13</text:p>
          </table:table-cell>
          <table:table-cell table:formula="of:=MATCH(LEFT([.A8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5, 2004 00:00:00 AM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140.69" calcext:value-type="currency">
            <text:p>$140.69</text:p>
          </table:table-cell>
          <table:table-cell office:value-type="currency" office:currency="AUD" office:value="4.08" calcext:value-type="currency">
            <text:p>$4.08</text:p>
          </table:table-cell>
          <table:table-cell office:value-type="currency" office:currency="AUD" office:value="136.61" calcext:value-type="currency">
            <text:p>$136.61</text:p>
          </table:table-cell>
          <table:table-cell table:formula="of:=DATE(2018;[.K82];MID([.A82];5;2))" office:value-type="date" office:date-value="2018-05-15" calcext:value-type="date">
            <text:p>2018-05-15</text:p>
          </table:table-cell>
          <table:table-cell table:formula="of:=MATCH(LEFT([.A82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6, 2004 00:00:00 AM</text:p>
          </table:table-cell>
          <table:table-cell office:value-type="date" office:date-value="2018-05-16" calcext:value-type="date">
            <text:p>2018-05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4222.09" calcext:value-type="currency">
            <text:p>$4,222.09</text:p>
          </table:table-cell>
          <table:table-cell office:value-type="currency" office:currency="AUD" office:value="1633.48" calcext:value-type="currency">
            <text:p>$1,633.48</text:p>
          </table:table-cell>
          <table:table-cell office:value-type="currency" office:currency="AUD" office:value="2588.61" calcext:value-type="currency">
            <text:p>$2,588.61</text:p>
          </table:table-cell>
          <table:table-cell table:formula="of:=DATE(2018;[.K83];MID([.A83];5;2))" office:value-type="date" office:date-value="2018-05-16" calcext:value-type="date">
            <text:p>2018-05-16</text:p>
          </table:table-cell>
          <table:table-cell table:formula="of:=MATCH(LEFT([.A8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7, 2004 00:00:00 AM</text:p>
          </table:table-cell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5092.07" calcext:value-type="currency">
            <text:p>$5,092.07</text:p>
          </table:table-cell>
          <table:table-cell office:value-type="currency" office:currency="AUD" office:value="2035.47" calcext:value-type="currency">
            <text:p>$2,035.47</text:p>
          </table:table-cell>
          <table:table-cell office:value-type="currency" office:currency="AUD" office:value="3056.6" calcext:value-type="currency">
            <text:p>$3,056.60</text:p>
          </table:table-cell>
          <table:table-cell table:formula="of:=DATE(2018;[.K84];MID([.A84];5;2))" office:value-type="date" office:date-value="2018-05-17" calcext:value-type="date">
            <text:p>2018-05-17</text:p>
          </table:table-cell>
          <table:table-cell table:formula="of:=MATCH(LEFT([.A8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7, 2004 00:00:00 AM</text:p>
          </table:table-cell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Steve Waugh</text:p>
          </table:table-cell>
          <table:table-cell office:value-type="currency" office:currency="AUD" office:value="965.18" calcext:value-type="currency">
            <text:p>$965.18</text:p>
          </table:table-cell>
          <table:table-cell office:value-type="currency" office:currency="AUD" office:value="315.12" calcext:value-type="currency">
            <text:p>$315.12</text:p>
          </table:table-cell>
          <table:table-cell office:value-type="currency" office:currency="AUD" office:value="650.06" calcext:value-type="currency">
            <text:p>$650.06</text:p>
          </table:table-cell>
          <table:table-cell table:formula="of:=DATE(2018;[.K85];MID([.A85];5;2))" office:value-type="date" office:date-value="2018-05-17" calcext:value-type="date">
            <text:p>2018-05-17</text:p>
          </table:table-cell>
          <table:table-cell table:formula="of:=MATCH(LEFT([.A8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7, 2004 00:00:00 AM</text:p>
          </table:table-cell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491.09" calcext:value-type="currency">
            <text:p>$491.09</text:p>
          </table:table-cell>
          <table:table-cell office:value-type="currency" office:currency="AUD" office:value="192.7" calcext:value-type="currency">
            <text:p>$192.70</text:p>
          </table:table-cell>
          <table:table-cell office:value-type="currency" office:currency="AUD" office:value="298.39" calcext:value-type="currency">
            <text:p>$298.39</text:p>
          </table:table-cell>
          <table:table-cell table:formula="of:=DATE(2018;[.K86];MID([.A86];5;2))" office:value-type="date" office:date-value="2018-05-17" calcext:value-type="date">
            <text:p>2018-05-17</text:p>
          </table:table-cell>
          <table:table-cell table:formula="of:=MATCH(LEFT([.A8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4, 2004 00:00:00 AM</text:p>
          </table:table-cell>
          <table:table-cell office:value-type="date" office:date-value="2018-05-24" calcext:value-type="date">
            <text:p>2018-05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568.19" calcext:value-type="currency">
            <text:p>$568.19</text:p>
          </table:table-cell>
          <table:table-cell office:value-type="currency" office:currency="AUD" office:value="213.33" calcext:value-type="currency">
            <text:p>$213.33</text:p>
          </table:table-cell>
          <table:table-cell office:value-type="currency" office:currency="AUD" office:value="354.86" calcext:value-type="currency">
            <text:p>$354.86</text:p>
          </table:table-cell>
          <table:table-cell table:formula="of:=DATE(2018;[.K87];MID([.A87];5;2))" office:value-type="date" office:date-value="2018-05-24" calcext:value-type="date">
            <text:p>2018-05-24</text:p>
          </table:table-cell>
          <table:table-cell table:formula="of:=MATCH(LEFT([.A8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5, 2004 00:00:00 AM</text:p>
          </table:table-cell>
          <table:table-cell office:value-type="date" office:date-value="2018-05-25" calcext:value-type="date">
            <text:p>2018-05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385.81" calcext:value-type="currency">
            <text:p>$385.81</text:p>
          </table:table-cell>
          <table:table-cell office:value-type="currency" office:currency="AUD" office:value="35.39" calcext:value-type="currency">
            <text:p>$35.39</text:p>
          </table:table-cell>
          <table:table-cell office:value-type="currency" office:currency="AUD" office:value="350.42" calcext:value-type="currency">
            <text:p>$350.42</text:p>
          </table:table-cell>
          <table:table-cell table:formula="of:=DATE(2018;[.K88];MID([.A88];5;2))" office:value-type="date" office:date-value="2018-05-25" calcext:value-type="date">
            <text:p>2018-05-25</text:p>
          </table:table-cell>
          <table:table-cell table:formula="of:=MATCH(LEFT([.A8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6, 2004 00:00:00 AM</text:p>
          </table:table-cell>
          <table:table-cell office:value-type="date" office:date-value="2018-05-26" calcext:value-type="date">
            <text:p>2018-05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1300.17" calcext:value-type="currency">
            <text:p>$1,300.17</text:p>
          </table:table-cell>
          <table:table-cell office:value-type="currency" office:currency="AUD" office:value="808.54" calcext:value-type="currency">
            <text:p>$808.54</text:p>
          </table:table-cell>
          <table:table-cell office:value-type="currency" office:currency="AUD" office:value="491.63" calcext:value-type="currency">
            <text:p>$491.63</text:p>
          </table:table-cell>
          <table:table-cell table:formula="of:=DATE(2018;[.K89];MID([.A89];5;2))" office:value-type="date" office:date-value="2018-05-26" calcext:value-type="date">
            <text:p>2018-05-26</text:p>
          </table:table-cell>
          <table:table-cell table:formula="of:=MATCH(LEFT([.A8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30, 2004 00:00:00 AM</text:p>
          </table:table-cell>
          <table:table-cell office:value-type="date" office:date-value="2018-05-30" calcext:value-type="date">
            <text:p>2018-05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2818.51" calcext:value-type="currency">
            <text:p>$2,818.51</text:p>
          </table:table-cell>
          <table:table-cell office:value-type="currency" office:currency="AUD" office:value="972.77" calcext:value-type="currency">
            <text:p>$972.77</text:p>
          </table:table-cell>
          <table:table-cell office:value-type="currency" office:currency="AUD" office:value="1845.74" calcext:value-type="currency">
            <text:p>$1,845.74</text:p>
          </table:table-cell>
          <table:table-cell table:formula="of:=DATE(2018;[.K90];MID([.A90];5;2))" office:value-type="date" office:date-value="2018-05-30" calcext:value-type="date">
            <text:p>2018-05-30</text:p>
          </table:table-cell>
          <table:table-cell table:formula="of:=MATCH(LEFT([.A90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31, 2004 00:00:00 AM</text:p>
          </table:table-cell>
          <table:table-cell office:value-type="date" office:date-value="2018-05-31" calcext:value-type="date">
            <text:p>2018-05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8993" calcext:value-type="currency">
            <text:p>$8,993.00</text:p>
          </table:table-cell>
          <table:table-cell office:value-type="currency" office:currency="AUD" office:value="3212" calcext:value-type="currency">
            <text:p>$3,212.00</text:p>
          </table:table-cell>
          <table:table-cell office:value-type="currency" office:currency="AUD" office:value="5781" calcext:value-type="currency">
            <text:p>$5,781.00</text:p>
          </table:table-cell>
          <table:table-cell table:formula="of:=DATE(2018;[.K91];MID([.A91];5;2))" office:value-type="date" office:date-value="2018-05-31" calcext:value-type="date">
            <text:p>2018-05-31</text:p>
          </table:table-cell>
          <table:table-cell table:formula="of:=MATCH(LEFT([.A9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1, 2004 00:00:00 AM</text:p>
          </table:table-cell>
          <table:table-cell office:value-type="date" office:date-value="2018-06-01" calcext:value-type="date">
            <text:p>2018-06-0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530.34" calcext:value-type="currency">
            <text:p>$530.34</text:p>
          </table:table-cell>
          <table:table-cell office:value-type="currency" office:currency="AUD" office:value="23.29" calcext:value-type="currency">
            <text:p>$23.29</text:p>
          </table:table-cell>
          <table:table-cell office:value-type="currency" office:currency="AUD" office:value="507.05" calcext:value-type="currency">
            <text:p>$507.05</text:p>
          </table:table-cell>
          <table:table-cell table:formula="of:=DATE(2018;[.K92];MID([.A92];5;2))" office:value-type="date" office:date-value="2018-06-01" calcext:value-type="date">
            <text:p>2018-06-01</text:p>
          </table:table-cell>
          <table:table-cell table:formula="of:=MATCH(LEFT([.A9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2, 2004 00:00:00 AM</text:p>
          </table:table-cell>
          <table:table-cell office:value-type="date" office:date-value="2018-06-02" calcext:value-type="date">
            <text:p>2018-06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6.97" calcext:value-type="currency">
            <text:p>$6.97</text:p>
          </table:table-cell>
          <table:table-cell office:value-type="currency" office:currency="AUD" office:value="3.07" calcext:value-type="currency">
            <text:p>$3.07</text:p>
          </table:table-cell>
          <table:table-cell office:value-type="currency" office:currency="AUD" office:value="3.9" calcext:value-type="currency">
            <text:p>$3.90</text:p>
          </table:table-cell>
          <table:table-cell table:formula="of:=DATE(2018;[.K93];MID([.A93];5;2))" office:value-type="date" office:date-value="2018-06-02" calcext:value-type="date">
            <text:p>2018-06-02</text:p>
          </table:table-cell>
          <table:table-cell table:formula="of:=MATCH(LEFT([.A9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4, 2004 00:00:00 AM</text:p>
          </table:table-cell>
          <table:table-cell office:value-type="date" office:date-value="2018-06-04" calcext:value-type="date">
            <text:p>2018-06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13.29" calcext:value-type="currency">
            <text:p>$13.29</text:p>
          </table:table-cell>
          <table:table-cell office:value-type="currency" office:currency="AUD" office:value="5.88" calcext:value-type="currency">
            <text:p>$5.88</text:p>
          </table:table-cell>
          <table:table-cell office:value-type="currency" office:currency="AUD" office:value="7.41" calcext:value-type="currency">
            <text:p>$7.41</text:p>
          </table:table-cell>
          <table:table-cell table:formula="of:=DATE(2018;[.K94];MID([.A94];5;2))" office:value-type="date" office:date-value="2018-06-04" calcext:value-type="date">
            <text:p>2018-06-04</text:p>
          </table:table-cell>
          <table:table-cell table:formula="of:=MATCH(LEFT([.A9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5, 2004 00:00:00 AM</text:p>
          </table:table-cell>
          <table:table-cell office:value-type="date" office:date-value="2018-06-05" calcext:value-type="date">
            <text:p>2018-06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339.63" calcext:value-type="currency">
            <text:p>$339.63</text:p>
          </table:table-cell>
          <table:table-cell office:value-type="currency" office:currency="AUD" office:value="90.78" calcext:value-type="currency">
            <text:p>$90.78</text:p>
          </table:table-cell>
          <table:table-cell office:value-type="currency" office:currency="AUD" office:value="248.85" calcext:value-type="currency">
            <text:p>$248.85</text:p>
          </table:table-cell>
          <table:table-cell table:formula="of:=DATE(2018;[.K95];MID([.A95];5;2))" office:value-type="date" office:date-value="2018-06-05" calcext:value-type="date">
            <text:p>2018-06-05</text:p>
          </table:table-cell>
          <table:table-cell table:formula="of:=MATCH(LEFT([.A9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6, 2004 00:00:00 AM</text:p>
          </table:table-cell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830.33" calcext:value-type="currency">
            <text:p>$830.33</text:p>
          </table:table-cell>
          <table:table-cell office:value-type="currency" office:currency="AUD" office:value="167.09" calcext:value-type="currency">
            <text:p>$167.09</text:p>
          </table:table-cell>
          <table:table-cell office:value-type="currency" office:currency="AUD" office:value="663.24" calcext:value-type="currency">
            <text:p>$663.24</text:p>
          </table:table-cell>
          <table:table-cell table:formula="of:=DATE(2018;[.K96];MID([.A96];5;2))" office:value-type="date" office:date-value="2018-06-06" calcext:value-type="date">
            <text:p>2018-06-06</text:p>
          </table:table-cell>
          <table:table-cell table:formula="of:=MATCH(LEFT([.A9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9, 2004 00:00:00 AM</text:p>
          </table:table-cell>
          <table:table-cell office:value-type="date" office:date-value="2018-06-09" calcext:value-type="date">
            <text:p>2018-06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5036.45" calcext:value-type="currency">
            <text:p>$5,036.45</text:p>
          </table:table-cell>
          <table:table-cell office:value-type="currency" office:currency="AUD" office:value="2086.04" calcext:value-type="currency">
            <text:p>$2,086.04</text:p>
          </table:table-cell>
          <table:table-cell office:value-type="currency" office:currency="AUD" office:value="2950.41" calcext:value-type="currency">
            <text:p>$2,950.41</text:p>
          </table:table-cell>
          <table:table-cell table:formula="of:=DATE(2018;[.K97];MID([.A97];5;2))" office:value-type="date" office:date-value="2018-06-09" calcext:value-type="date">
            <text:p>2018-06-09</text:p>
          </table:table-cell>
          <table:table-cell table:formula="of:=MATCH(LEFT([.A9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0, 2004 00:00:00 AM</text:p>
          </table:table-cell>
          <table:table-cell office:value-type="date" office:date-value="2018-06-10" calcext:value-type="date">
            <text:p>2018-06-1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220.84" calcext:value-type="currency">
            <text:p>$220.84</text:p>
          </table:table-cell>
          <table:table-cell office:value-type="currency" office:currency="AUD" office:value="78.12" calcext:value-type="currency">
            <text:p>$78.12</text:p>
          </table:table-cell>
          <table:table-cell office:value-type="currency" office:currency="AUD" office:value="142.72" calcext:value-type="currency">
            <text:p>$142.72</text:p>
          </table:table-cell>
          <table:table-cell table:formula="of:=DATE(2018;[.K98];MID([.A98];5;2))" office:value-type="date" office:date-value="2018-06-10" calcext:value-type="date">
            <text:p>2018-06-10</text:p>
          </table:table-cell>
          <table:table-cell table:formula="of:=MATCH(LEFT([.A9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4, 2004 00:00:00 AM</text:p>
          </table:table-cell>
          <table:table-cell office:value-type="date" office:date-value="2018-06-14" calcext:value-type="date">
            <text:p>2018-06-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ardboard Storage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8037.65" calcext:value-type="currency">
            <text:p>$8,037.65</text:p>
          </table:table-cell>
          <table:table-cell office:value-type="currency" office:currency="AUD" office:value="2708.91" calcext:value-type="currency">
            <text:p>$2,708.91</text:p>
          </table:table-cell>
          <table:table-cell office:value-type="currency" office:currency="AUD" office:value="5328.74" calcext:value-type="currency">
            <text:p>$5,328.74</text:p>
          </table:table-cell>
          <table:table-cell table:formula="of:=DATE(2018;[.K99];MID([.A99];5;2))" office:value-type="date" office:date-value="2018-06-14" calcext:value-type="date">
            <text:p>2018-06-14</text:p>
          </table:table-cell>
          <table:table-cell table:formula="of:=MATCH(LEFT([.A9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8, 2004 00:00:00 AM</text:p>
          </table:table-cell>
          <table:table-cell office:value-type="date" office:date-value="2018-06-18" calcext:value-type="date">
            <text:p>2018-06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381.37" calcext:value-type="currency">
            <text:p>$381.37</text:p>
          </table:table-cell>
          <table:table-cell office:value-type="currency" office:currency="AUD" office:value="223.76" calcext:value-type="currency">
            <text:p>$223.76</text:p>
          </table:table-cell>
          <table:table-cell office:value-type="currency" office:currency="AUD" office:value="157.61" calcext:value-type="currency">
            <text:p>$157.61</text:p>
          </table:table-cell>
          <table:table-cell table:formula="of:=DATE(2018;[.K100];MID([.A100];5;2))" office:value-type="date" office:date-value="2018-06-18" calcext:value-type="date">
            <text:p>2018-06-18</text:p>
          </table:table-cell>
          <table:table-cell table:formula="of:=MATCH(LEFT([.A10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8, 2004 00:00:00 AM</text:p>
          </table:table-cell>
          <table:table-cell office:value-type="date" office:date-value="2018-06-18" calcext:value-type="date">
            <text:p>2018-06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723.43" calcext:value-type="currency">
            <text:p>$723.43</text:p>
          </table:table-cell>
          <table:table-cell office:value-type="currency" office:currency="AUD" office:value="279.05" calcext:value-type="currency">
            <text:p>$279.05</text:p>
          </table:table-cell>
          <table:table-cell office:value-type="currency" office:currency="AUD" office:value="444.38" calcext:value-type="currency">
            <text:p>$444.38</text:p>
          </table:table-cell>
          <table:table-cell table:formula="of:=DATE(2018;[.K101];MID([.A101];5;2))" office:value-type="date" office:date-value="2018-06-18" calcext:value-type="date">
            <text:p>2018-06-18</text:p>
          </table:table-cell>
          <table:table-cell table:formula="of:=MATCH(LEFT([.A10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0, 2004 00:00:00 AM</text:p>
          </table:table-cell>
          <table:table-cell office:value-type="date" office:date-value="2018-06-20" calcext:value-type="date">
            <text:p>2018-06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ubber Band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2.21" calcext:value-type="currency">
            <text:p>$12.21</text:p>
          </table:table-cell>
          <table:table-cell office:value-type="currency" office:currency="AUD" office:value="0.08" calcext:value-type="currency">
            <text:p>$0.08</text:p>
          </table:table-cell>
          <table:table-cell office:value-type="currency" office:currency="AUD" office:value="12.13" calcext:value-type="currency">
            <text:p>$12.13</text:p>
          </table:table-cell>
          <table:table-cell table:formula="of:=DATE(2018;[.K102];MID([.A102];5;2))" office:value-type="date" office:date-value="2018-06-20" calcext:value-type="date">
            <text:p>2018-06-20</text:p>
          </table:table-cell>
          <table:table-cell table:formula="of:=MATCH(LEFT([.A10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1, 2004 00:00:00 AM</text:p>
          </table:table-cell>
          <table:table-cell office:value-type="date" office:date-value="2018-06-21" calcext:value-type="date">
            <text:p>2018-06-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875.26" calcext:value-type="currency">
            <text:p>$875.26</text:p>
          </table:table-cell>
          <table:table-cell office:value-type="currency" office:currency="AUD" office:value="17.18" calcext:value-type="currency">
            <text:p>$17.18</text:p>
          </table:table-cell>
          <table:table-cell office:value-type="currency" office:currency="AUD" office:value="858.08" calcext:value-type="currency">
            <text:p>$858.08</text:p>
          </table:table-cell>
          <table:table-cell table:formula="of:=DATE(2018;[.K103];MID([.A103];5;2))" office:value-type="date" office:date-value="2018-06-21" calcext:value-type="date">
            <text:p>2018-06-21</text:p>
          </table:table-cell>
          <table:table-cell table:formula="of:=MATCH(LEFT([.A10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2, 2004 00:00:00 AM</text:p>
          </table:table-cell>
          <table:table-cell office:value-type="date" office:date-value="2018-06-22" calcext:value-type="date">
            <text:p>2018-06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3564.84" calcext:value-type="currency">
            <text:p>$3,564.84</text:p>
          </table:table-cell>
          <table:table-cell office:value-type="currency" office:currency="AUD" office:value="1335.19" calcext:value-type="currency">
            <text:p>$1,335.19</text:p>
          </table:table-cell>
          <table:table-cell office:value-type="currency" office:currency="AUD" office:value="2229.65" calcext:value-type="currency">
            <text:p>$2,229.65</text:p>
          </table:table-cell>
          <table:table-cell table:formula="of:=DATE(2018;[.K104];MID([.A104];5;2))" office:value-type="date" office:date-value="2018-06-22" calcext:value-type="date">
            <text:p>2018-06-22</text:p>
          </table:table-cell>
          <table:table-cell table:formula="of:=MATCH(LEFT([.A10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3, 2004 00:00:00 AM</text:p>
          </table:table-cell>
          <table:table-cell office:value-type="date" office:date-value="2018-06-23" calcext:value-type="date">
            <text:p>2018-06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3073.06" calcext:value-type="currency">
            <text:p>$3,073.06</text:p>
          </table:table-cell>
          <table:table-cell office:value-type="currency" office:currency="AUD" office:value="838.2" calcext:value-type="currency">
            <text:p>$838.20</text:p>
          </table:table-cell>
          <table:table-cell office:value-type="currency" office:currency="AUD" office:value="2234.86" calcext:value-type="currency">
            <text:p>$2,234.86</text:p>
          </table:table-cell>
          <table:table-cell table:formula="of:=DATE(2018;[.K105];MID([.A105];5;2))" office:value-type="date" office:date-value="2018-06-23" calcext:value-type="date">
            <text:p>2018-06-23</text:p>
          </table:table-cell>
          <table:table-cell table:formula="of:=MATCH(LEFT([.A10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5, 2004 00:00:00 AM</text:p>
          </table:table-cell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59.34" calcext:value-type="currency">
            <text:p>$59.34</text:p>
          </table:table-cell>
          <table:table-cell office:value-type="currency" office:currency="AUD" office:value="2.03" calcext:value-type="currency">
            <text:p>$2.03</text:p>
          </table:table-cell>
          <table:table-cell office:value-type="currency" office:currency="AUD" office:value="57.31" calcext:value-type="currency">
            <text:p>$57.31</text:p>
          </table:table-cell>
          <table:table-cell table:formula="of:=DATE(2018;[.K106];MID([.A106];5;2))" office:value-type="date" office:date-value="2018-06-25" calcext:value-type="date">
            <text:p>2018-06-25</text:p>
          </table:table-cell>
          <table:table-cell table:formula="of:=MATCH(LEFT([.A10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5, 2004 00:00:00 AM</text:p>
          </table:table-cell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10815.05" calcext:value-type="currency">
            <text:p>$10,815.05</text:p>
          </table:table-cell>
          <table:table-cell office:value-type="currency" office:currency="AUD" office:value="4784.33" calcext:value-type="currency">
            <text:p>$4,784.33</text:p>
          </table:table-cell>
          <table:table-cell office:value-type="currency" office:currency="AUD" office:value="6030.72" calcext:value-type="currency">
            <text:p>$6,030.72</text:p>
          </table:table-cell>
          <table:table-cell table:formula="of:=DATE(2018;[.K107];MID([.A107];5;2))" office:value-type="date" office:date-value="2018-06-25" calcext:value-type="date">
            <text:p>2018-06-25</text:p>
          </table:table-cell>
          <table:table-cell table:formula="of:=MATCH(LEFT([.A10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7, 2004 00:00:00 AM</text:p>
          </table:table-cell>
          <table:table-cell office:value-type="date" office:date-value="2018-06-27" calcext:value-type="date">
            <text:p>2018-06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9256.33" calcext:value-type="currency">
            <text:p>$9,256.33</text:p>
          </table:table-cell>
          <table:table-cell office:value-type="currency" office:currency="AUD" office:value="4071.59" calcext:value-type="currency">
            <text:p>$4,071.59</text:p>
          </table:table-cell>
          <table:table-cell office:value-type="currency" office:currency="AUD" office:value="5184.74" calcext:value-type="currency">
            <text:p>$5,184.74</text:p>
          </table:table-cell>
          <table:table-cell table:formula="of:=DATE(2018;[.K108];MID([.A108];5;2))" office:value-type="date" office:date-value="2018-06-27" calcext:value-type="date">
            <text:p>2018-06-27</text:p>
          </table:table-cell>
          <table:table-cell table:formula="of:=MATCH(LEFT([.A10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30, 2004 00:00:00 AM</text:p>
          </table:table-cell>
          <table:table-cell office:value-type="date" office:date-value="2018-06-30" calcext:value-type="date">
            <text:p>2018-06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362.11" calcext:value-type="currency">
            <text:p>$362.11</text:p>
          </table:table-cell>
          <table:table-cell office:value-type="currency" office:currency="AUD" office:value="193.43" calcext:value-type="currency">
            <text:p>$193.43</text:p>
          </table:table-cell>
          <table:table-cell office:value-type="currency" office:currency="AUD" office:value="168.68" calcext:value-type="currency">
            <text:p>$168.68</text:p>
          </table:table-cell>
          <table:table-cell table:formula="of:=DATE(2018;[.K109];MID([.A109];5;2))" office:value-type="date" office:date-value="2018-06-30" calcext:value-type="date">
            <text:p>2018-06-30</text:p>
          </table:table-cell>
          <table:table-cell table:formula="of:=MATCH(LEFT([.A10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2, 2004 00:00:00 AM</text:p>
          </table:table-cell>
          <table:table-cell office:value-type="date" office:date-value="2018-07-02" calcext:value-type="date">
            <text:p>2018-07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4056.49" calcext:value-type="currency">
            <text:p>$4,056.49</text:p>
          </table:table-cell>
          <table:table-cell office:value-type="currency" office:currency="AUD" office:value="2129.71" calcext:value-type="currency">
            <text:p>$2,129.71</text:p>
          </table:table-cell>
          <table:table-cell office:value-type="currency" office:currency="AUD" office:value="1926.78" calcext:value-type="currency">
            <text:p>$1,926.78</text:p>
          </table:table-cell>
          <table:table-cell table:formula="of:=DATE(2018;[.K110];MID([.A110];5;2))" office:value-type="date" office:date-value="2018-07-02" calcext:value-type="date">
            <text:p>2018-07-02</text:p>
          </table:table-cell>
          <table:table-cell table:formula="of:=MATCH(LEFT([.A11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3, 2004 00:00:00 AM</text:p>
          </table:table-cell>
          <table:table-cell office:value-type="date" office:date-value="2018-07-03" calcext:value-type="date">
            <text:p>2018-07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usiness Envelop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72.28" calcext:value-type="currency">
            <text:p>$72.28</text:p>
          </table:table-cell>
          <table:table-cell office:value-type="currency" office:currency="AUD" office:value="26.15" calcext:value-type="currency">
            <text:p>$26.15</text:p>
          </table:table-cell>
          <table:table-cell office:value-type="currency" office:currency="AUD" office:value="46.13" calcext:value-type="currency">
            <text:p>$46.13</text:p>
          </table:table-cell>
          <table:table-cell table:formula="of:=DATE(2018;[.K111];MID([.A111];5;2))" office:value-type="date" office:date-value="2018-07-03" calcext:value-type="date">
            <text:p>2018-07-03</text:p>
          </table:table-cell>
          <table:table-cell table:formula="of:=MATCH(LEFT([.A11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4, 2004 00:00:00 AM</text:p>
          </table:table-cell>
          <table:table-cell office:value-type="date" office:date-value="2018-07-04" calcext:value-type="date">
            <text:p>2018-07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20.93" calcext:value-type="currency">
            <text:p>$20.93</text:p>
          </table:table-cell>
          <table:table-cell office:value-type="currency" office:currency="AUD" office:value="13.26" calcext:value-type="currency">
            <text:p>$13.26</text:p>
          </table:table-cell>
          <table:table-cell office:value-type="currency" office:currency="AUD" office:value="7.67" calcext:value-type="currency">
            <text:p>$7.67</text:p>
          </table:table-cell>
          <table:table-cell table:formula="of:=DATE(2018;[.K112];MID([.A112];5;2))" office:value-type="date" office:date-value="2018-07-04" calcext:value-type="date">
            <text:p>2018-07-04</text:p>
          </table:table-cell>
          <table:table-cell table:formula="of:=MATCH(LEFT([.A11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5, 2004 00:00:00 AM</text:p>
          </table:table-cell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1540.24" calcext:value-type="currency">
            <text:p>$1,540.24</text:p>
          </table:table-cell>
          <table:table-cell office:value-type="currency" office:currency="AUD" office:value="592.28" calcext:value-type="currency">
            <text:p>$592.28</text:p>
          </table:table-cell>
          <table:table-cell office:value-type="currency" office:currency="AUD" office:value="947.96" calcext:value-type="currency">
            <text:p>$947.96</text:p>
          </table:table-cell>
          <table:table-cell table:formula="of:=DATE(2018;[.K113];MID([.A113];5;2))" office:value-type="date" office:date-value="2018-07-05" calcext:value-type="date">
            <text:p>2018-07-05</text:p>
          </table:table-cell>
          <table:table-cell table:formula="of:=MATCH(LEFT([.A11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8, 2004 00:00:00 AM</text:p>
          </table:table-cell>
          <table:table-cell office:value-type="date" office:date-value="2018-07-08" calcext:value-type="date">
            <text:p>2018-07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831.4" calcext:value-type="currency">
            <text:p>$831.40</text:p>
          </table:table-cell>
          <table:table-cell office:value-type="currency" office:currency="AUD" office:value="419.07" calcext:value-type="currency">
            <text:p>$419.07</text:p>
          </table:table-cell>
          <table:table-cell office:value-type="currency" office:currency="AUD" office:value="412.33" calcext:value-type="currency">
            <text:p>$412.33</text:p>
          </table:table-cell>
          <table:table-cell table:formula="of:=DATE(2018;[.K114];MID([.A114];5;2))" office:value-type="date" office:date-value="2018-07-08" calcext:value-type="date">
            <text:p>2018-07-08</text:p>
          </table:table-cell>
          <table:table-cell table:formula="of:=MATCH(LEFT([.A11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9, 2004 00:00:00 AM</text:p>
          </table:table-cell>
          <table:table-cell office:value-type="date" office:date-value="2018-07-09" calcext:value-type="date">
            <text:p>2018-07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26.33" calcext:value-type="currency">
            <text:p>$26.33</text:p>
          </table:table-cell>
          <table:table-cell office:value-type="currency" office:currency="AUD" office:value="3.2" calcext:value-type="currency">
            <text:p>$3.20</text:p>
          </table:table-cell>
          <table:table-cell office:value-type="currency" office:currency="AUD" office:value="23.13" calcext:value-type="currency">
            <text:p>$23.13</text:p>
          </table:table-cell>
          <table:table-cell table:formula="of:=DATE(2018;[.K115];MID([.A115];5;2))" office:value-type="date" office:date-value="2018-07-09" calcext:value-type="date">
            <text:p>2018-07-09</text:p>
          </table:table-cell>
          <table:table-cell table:formula="of:=MATCH(LEFT([.A11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2, 2004 00:00:00 AM</text:p>
          </table:table-cell>
          <table:table-cell office:value-type="date" office:date-value="2018-07-12" calcext:value-type="date">
            <text:p>2018-07-1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728.38" calcext:value-type="currency">
            <text:p>$728.38</text:p>
          </table:table-cell>
          <table:table-cell office:value-type="currency" office:currency="AUD" office:value="206.65" calcext:value-type="currency">
            <text:p>$206.65</text:p>
          </table:table-cell>
          <table:table-cell office:value-type="currency" office:currency="AUD" office:value="521.73" calcext:value-type="currency">
            <text:p>$521.73</text:p>
          </table:table-cell>
          <table:table-cell table:formula="of:=DATE(2018;[.K116];MID([.A116];5;2))" office:value-type="date" office:date-value="2018-07-12" calcext:value-type="date">
            <text:p>2018-07-12</text:p>
          </table:table-cell>
          <table:table-cell table:formula="of:=MATCH(LEFT([.A11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3, 2004 00:00:00 AM</text:p>
          </table:table-cell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97.72" calcext:value-type="currency">
            <text:p>$97.72</text:p>
          </table:table-cell>
          <table:table-cell office:value-type="currency" office:currency="AUD" office:value="22.86" calcext:value-type="currency">
            <text:p>$22.86</text:p>
          </table:table-cell>
          <table:table-cell office:value-type="currency" office:currency="AUD" office:value="74.86" calcext:value-type="currency">
            <text:p>$74.86</text:p>
          </table:table-cell>
          <table:table-cell table:formula="of:=DATE(2018;[.K117];MID([.A117];5;2))" office:value-type="date" office:date-value="2018-07-13" calcext:value-type="date">
            <text:p>2018-07-13</text:p>
          </table:table-cell>
          <table:table-cell table:formula="of:=MATCH(LEFT([.A11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3, 2004 00:00:00 AM</text:p>
          </table:table-cell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57.02" calcext:value-type="currency">
            <text:p>$57.02</text:p>
          </table:table-cell>
          <table:table-cell office:value-type="currency" office:currency="AUD" office:value="16.54" calcext:value-type="currency">
            <text:p>$16.54</text:p>
          </table:table-cell>
          <table:table-cell office:value-type="currency" office:currency="AUD" office:value="40.48" calcext:value-type="currency">
            <text:p>$40.48</text:p>
          </table:table-cell>
          <table:table-cell table:formula="of:=DATE(2018;[.K118];MID([.A118];5;2))" office:value-type="date" office:date-value="2018-07-13" calcext:value-type="date">
            <text:p>2018-07-13</text:p>
          </table:table-cell>
          <table:table-cell table:formula="of:=MATCH(LEFT([.A11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5, 2004 00:00:00 AM</text:p>
          </table:table-cell>
          <table:table-cell office:value-type="date" office:date-value="2018-07-15" calcext:value-type="date">
            <text:p>2018-07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Venu Karthik</text:p>
          </table:table-cell>
          <table:table-cell office:value-type="currency" office:currency="AUD" office:value="125.47" calcext:value-type="currency">
            <text:p>$125.47</text:p>
          </table:table-cell>
          <table:table-cell office:value-type="currency" office:currency="AUD" office:value="44.74" calcext:value-type="currency">
            <text:p>$44.74</text:p>
          </table:table-cell>
          <table:table-cell office:value-type="currency" office:currency="AUD" office:value="80.73" calcext:value-type="currency">
            <text:p>$80.73</text:p>
          </table:table-cell>
          <table:table-cell table:formula="of:=DATE(2018;[.K119];MID([.A119];5;2))" office:value-type="date" office:date-value="2018-07-15" calcext:value-type="date">
            <text:p>2018-07-15</text:p>
          </table:table-cell>
          <table:table-cell table:formula="of:=MATCH(LEFT([.A11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8, 2004 00:00:00 AM</text:p>
          </table:table-cell>
          <table:table-cell office:value-type="date" office:date-value="2018-07-18" calcext:value-type="date">
            <text:p>2018-07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257.5" calcext:value-type="currency">
            <text:p>$257.50</text:p>
          </table:table-cell>
          <table:table-cell office:value-type="currency" office:currency="AUD" office:value="72.37" calcext:value-type="currency">
            <text:p>$72.37</text:p>
          </table:table-cell>
          <table:table-cell office:value-type="currency" office:currency="AUD" office:value="185.13" calcext:value-type="currency">
            <text:p>$185.13</text:p>
          </table:table-cell>
          <table:table-cell table:formula="of:=DATE(2018;[.K120];MID([.A120];5;2))" office:value-type="date" office:date-value="2018-07-18" calcext:value-type="date">
            <text:p>2018-07-18</text:p>
          </table:table-cell>
          <table:table-cell table:formula="of:=MATCH(LEFT([.A12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0, 2004 00:00:00 AM</text:p>
          </table:table-cell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282.39" calcext:value-type="currency">
            <text:p>$282.39</text:p>
          </table:table-cell>
          <table:table-cell office:value-type="currency" office:currency="AUD" office:value="88.4" calcext:value-type="currency">
            <text:p>$88.40</text:p>
          </table:table-cell>
          <table:table-cell office:value-type="currency" office:currency="AUD" office:value="193.99" calcext:value-type="currency">
            <text:p>$193.99</text:p>
          </table:table-cell>
          <table:table-cell table:formula="of:=DATE(2018;[.K121];MID([.A121];5;2))" office:value-type="date" office:date-value="2018-07-20" calcext:value-type="date">
            <text:p>2018-07-20</text:p>
          </table:table-cell>
          <table:table-cell table:formula="of:=MATCH(LEFT([.A12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3, 2004 00:00:00 AM</text:p>
          </table:table-cell>
          <table:table-cell office:value-type="date" office:date-value="2018-07-23" calcext:value-type="date">
            <text:p>2018-07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1131.9" calcext:value-type="currency">
            <text:p>$1,131.90</text:p>
          </table:table-cell>
          <table:table-cell office:value-type="currency" office:currency="AUD" office:value="72.86" calcext:value-type="currency">
            <text:p>$72.86</text:p>
          </table:table-cell>
          <table:table-cell office:value-type="currency" office:currency="AUD" office:value="1059.04" calcext:value-type="currency">
            <text:p>$1,059.04</text:p>
          </table:table-cell>
          <table:table-cell table:formula="of:=DATE(2018;[.K122];MID([.A122];5;2))" office:value-type="date" office:date-value="2018-07-23" calcext:value-type="date">
            <text:p>2018-07-23</text:p>
          </table:table-cell>
          <table:table-cell table:formula="of:=MATCH(LEFT([.A12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6, 2004 00:00:00 AM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386.43" calcext:value-type="currency">
            <text:p>$386.43</text:p>
          </table:table-cell>
          <table:table-cell office:value-type="currency" office:currency="AUD" office:value="172.68" calcext:value-type="currency">
            <text:p>$172.68</text:p>
          </table:table-cell>
          <table:table-cell office:value-type="currency" office:currency="AUD" office:value="213.75" calcext:value-type="currency">
            <text:p>$213.75</text:p>
          </table:table-cell>
          <table:table-cell table:formula="of:=DATE(2018;[.K123];MID([.A123];5;2))" office:value-type="date" office:date-value="2018-07-26" calcext:value-type="date">
            <text:p>2018-07-26</text:p>
          </table:table-cell>
          <table:table-cell table:formula="of:=MATCH(LEFT([.A12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7, 2004 00:00:00 AM</text:p>
          </table:table-cell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76.28" calcext:value-type="currency">
            <text:p>$76.28</text:p>
          </table:table-cell>
          <table:table-cell office:value-type="currency" office:currency="AUD" office:value="28.36" calcext:value-type="currency">
            <text:p>$28.36</text:p>
          </table:table-cell>
          <table:table-cell office:value-type="currency" office:currency="AUD" office:value="47.92" calcext:value-type="currency">
            <text:p>$47.92</text:p>
          </table:table-cell>
          <table:table-cell table:formula="of:=DATE(2018;[.K124];MID([.A124];5;2))" office:value-type="date" office:date-value="2018-07-27" calcext:value-type="date">
            <text:p>2018-07-27</text:p>
          </table:table-cell>
          <table:table-cell table:formula="of:=MATCH(LEFT([.A12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7, 2004 00:00:00 AM</text:p>
          </table:table-cell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1896.28" calcext:value-type="currency">
            <text:p>$1,896.28</text:p>
          </table:table-cell>
          <table:table-cell office:value-type="currency" office:currency="AUD" office:value="856.42" calcext:value-type="currency">
            <text:p>$856.42</text:p>
          </table:table-cell>
          <table:table-cell office:value-type="currency" office:currency="AUD" office:value="1039.86" calcext:value-type="currency">
            <text:p>$1,039.86</text:p>
          </table:table-cell>
          <table:table-cell table:formula="of:=DATE(2018;[.K125];MID([.A125];5;2))" office:value-type="date" office:date-value="2018-07-27" calcext:value-type="date">
            <text:p>2018-07-27</text:p>
          </table:table-cell>
          <table:table-cell table:formula="of:=MATCH(LEFT([.A12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9, 2004 00:00:00 AM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315.9" calcext:value-type="currency">
            <text:p>$315.90</text:p>
          </table:table-cell>
          <table:table-cell office:value-type="currency" office:currency="AUD" office:value="120.89" calcext:value-type="currency">
            <text:p>$120.89</text:p>
          </table:table-cell>
          <table:table-cell office:value-type="currency" office:currency="AUD" office:value="195.01" calcext:value-type="currency">
            <text:p>$195.01</text:p>
          </table:table-cell>
          <table:table-cell table:formula="of:=DATE(2018;[.K126];MID([.A126];5;2))" office:value-type="date" office:date-value="2018-07-29" calcext:value-type="date">
            <text:p>2018-07-29</text:p>
          </table:table-cell>
          <table:table-cell table:formula="of:=MATCH(LEFT([.A12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4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65.98" calcext:value-type="currency">
            <text:p>$65.98</text:p>
          </table:table-cell>
          <table:table-cell office:value-type="currency" office:currency="AUD" office:value="15.07" calcext:value-type="currency">
            <text:p>$15.07</text:p>
          </table:table-cell>
          <table:table-cell office:value-type="currency" office:currency="AUD" office:value="50.91" calcext:value-type="currency">
            <text:p>$50.91</text:p>
          </table:table-cell>
          <table:table-cell table:formula="of:=DATE(2018;[.K127];MID([.A127];5;2))" office:value-type="date" office:date-value="2018-07-30" calcext:value-type="date">
            <text:p>2018-07-30</text:p>
          </table:table-cell>
          <table:table-cell table:formula="of:=MATCH(LEFT([.A12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4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4010.35" calcext:value-type="currency">
            <text:p>$4,010.35</text:p>
          </table:table-cell>
          <table:table-cell office:value-type="currency" office:currency="AUD" office:value="1098.95" calcext:value-type="currency">
            <text:p>$1,098.95</text:p>
          </table:table-cell>
          <table:table-cell office:value-type="currency" office:currency="AUD" office:value="2911.4" calcext:value-type="currency">
            <text:p>$2,911.40</text:p>
          </table:table-cell>
          <table:table-cell table:formula="of:=DATE(2018;[.K128];MID([.A128];5;2))" office:value-type="date" office:date-value="2018-07-30" calcext:value-type="date">
            <text:p>2018-07-30</text:p>
          </table:table-cell>
          <table:table-cell table:formula="of:=MATCH(LEFT([.A12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3, 2004 00:00:00 AM</text:p>
          </table:table-cell>
          <table:table-cell office:value-type="date" office:date-value="2018-08-03" calcext:value-type="date">
            <text:p>2018-08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583.19" calcext:value-type="currency">
            <text:p>$583.19</text:p>
          </table:table-cell>
          <table:table-cell office:value-type="currency" office:currency="AUD" office:value="248.86" calcext:value-type="currency">
            <text:p>$248.86</text:p>
          </table:table-cell>
          <table:table-cell office:value-type="currency" office:currency="AUD" office:value="334.33" calcext:value-type="currency">
            <text:p>$334.33</text:p>
          </table:table-cell>
          <table:table-cell table:formula="of:=DATE(2018;[.K129];MID([.A129];5;2))" office:value-type="date" office:date-value="2018-08-03" calcext:value-type="date">
            <text:p>2018-08-03</text:p>
          </table:table-cell>
          <table:table-cell table:formula="of:=MATCH(LEFT([.A12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4, 2004 00:00:00 AM</text:p>
          </table:table-cell>
          <table:table-cell office:value-type="date" office:date-value="2018-08-04" calcext:value-type="date">
            <text:p>2018-08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129.74" calcext:value-type="currency">
            <text:p>$129.74</text:p>
          </table:table-cell>
          <table:table-cell office:value-type="currency" office:currency="AUD" office:value="61.92" calcext:value-type="currency">
            <text:p>$61.92</text:p>
          </table:table-cell>
          <table:table-cell office:value-type="currency" office:currency="AUD" office:value="67.82" calcext:value-type="currency">
            <text:p>$67.82</text:p>
          </table:table-cell>
          <table:table-cell table:formula="of:=DATE(2018;[.K130];MID([.A130];5;2))" office:value-type="date" office:date-value="2018-08-04" calcext:value-type="date">
            <text:p>2018-08-04</text:p>
          </table:table-cell>
          <table:table-cell table:formula="of:=MATCH(LEFT([.A13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4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238.29" calcext:value-type="currency">
            <text:p>$238.29</text:p>
          </table:table-cell>
          <table:table-cell office:value-type="currency" office:currency="AUD" office:value="6.24" calcext:value-type="currency">
            <text:p>$6.24</text:p>
          </table:table-cell>
          <table:table-cell office:value-type="currency" office:currency="AUD" office:value="232.05" calcext:value-type="currency">
            <text:p>$232.05</text:p>
          </table:table-cell>
          <table:table-cell table:formula="of:=DATE(2018;[.K131];MID([.A131];5;2))" office:value-type="date" office:date-value="2018-08-05" calcext:value-type="date">
            <text:p>2018-08-05</text:p>
          </table:table-cell>
          <table:table-cell table:formula="of:=MATCH(LEFT([.A13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4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367.06" calcext:value-type="currency">
            <text:p>$2,367.06</text:p>
          </table:table-cell>
          <table:table-cell office:value-type="currency" office:currency="AUD" office:value="102.31" calcext:value-type="currency">
            <text:p>$102.31</text:p>
          </table:table-cell>
          <table:table-cell office:value-type="currency" office:currency="AUD" office:value="2264.75" calcext:value-type="currency">
            <text:p>$2,264.75</text:p>
          </table:table-cell>
          <table:table-cell table:formula="of:=DATE(2018;[.K132];MID([.A132];5;2))" office:value-type="date" office:date-value="2018-08-05" calcext:value-type="date">
            <text:p>2018-08-05</text:p>
          </table:table-cell>
          <table:table-cell table:formula="of:=MATCH(LEFT([.A13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7, 2004 00:00:00 AM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60.93" calcext:value-type="currency">
            <text:p>$60.93</text:p>
          </table:table-cell>
          <table:table-cell office:value-type="currency" office:currency="AUD" office:value="4.23" calcext:value-type="currency">
            <text:p>$4.23</text:p>
          </table:table-cell>
          <table:table-cell office:value-type="currency" office:currency="AUD" office:value="56.7" calcext:value-type="currency">
            <text:p>$56.70</text:p>
          </table:table-cell>
          <table:table-cell table:formula="of:=DATE(2018;[.K133];MID([.A133];5;2))" office:value-type="date" office:date-value="2018-08-07" calcext:value-type="date">
            <text:p>2018-08-07</text:p>
          </table:table-cell>
          <table:table-cell table:formula="of:=MATCH(LEFT([.A13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7, 2004 00:00:00 AM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56.87" calcext:value-type="currency">
            <text:p>$56.87</text:p>
          </table:table-cell>
          <table:table-cell office:value-type="currency" office:currency="AUD" office:value="24.46" calcext:value-type="currency">
            <text:p>$24.46</text:p>
          </table:table-cell>
          <table:table-cell office:value-type="currency" office:currency="AUD" office:value="32.41" calcext:value-type="currency">
            <text:p>$32.41</text:p>
          </table:table-cell>
          <table:table-cell table:formula="of:=DATE(2018;[.K134];MID([.A134];5;2))" office:value-type="date" office:date-value="2018-08-07" calcext:value-type="date">
            <text:p>2018-08-07</text:p>
          </table:table-cell>
          <table:table-cell table:formula="of:=MATCH(LEFT([.A13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9, 2004 00:00:00 AM</text:p>
          </table:table-cell>
          <table:table-cell office:value-type="date" office:date-value="2018-08-09" calcext:value-type="date">
            <text:p>2018-08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482.06" calcext:value-type="currency">
            <text:p>$1,482.06</text:p>
          </table:table-cell>
          <table:table-cell office:value-type="currency" office:currency="AUD" office:value="176.49" calcext:value-type="currency">
            <text:p>$176.49</text:p>
          </table:table-cell>
          <table:table-cell office:value-type="currency" office:currency="AUD" office:value="1305.57" calcext:value-type="currency">
            <text:p>$1,305.57</text:p>
          </table:table-cell>
          <table:table-cell table:formula="of:=DATE(2018;[.K135];MID([.A135];5;2))" office:value-type="date" office:date-value="2018-08-09" calcext:value-type="date">
            <text:p>2018-08-09</text:p>
          </table:table-cell>
          <table:table-cell table:formula="of:=MATCH(LEFT([.A13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0, 2004 00:00:00 AM</text:p>
          </table:table-cell>
          <table:table-cell office:value-type="date" office:date-value="2018-08-10" calcext:value-type="date">
            <text:p>2018-08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3640.08" calcext:value-type="currency">
            <text:p>$3,640.08</text:p>
          </table:table-cell>
          <table:table-cell office:value-type="currency" office:currency="AUD" office:value="779.93" calcext:value-type="currency">
            <text:p>$779.93</text:p>
          </table:table-cell>
          <table:table-cell office:value-type="currency" office:currency="AUD" office:value="2860.15" calcext:value-type="currency">
            <text:p>$2,860.15</text:p>
          </table:table-cell>
          <table:table-cell table:formula="of:=DATE(2018;[.K136];MID([.A136];5;2))" office:value-type="date" office:date-value="2018-08-10" calcext:value-type="date">
            <text:p>2018-08-10</text:p>
          </table:table-cell>
          <table:table-cell table:formula="of:=MATCH(LEFT([.A13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1, 2004 00:00:00 AM</text:p>
          </table:table-cell>
          <table:table-cell office:value-type="date" office:date-value="2018-08-11" calcext:value-type="date">
            <text:p>2018-08-1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im Courier</text:p>
          </table:table-cell>
          <table:table-cell office:value-type="currency" office:currency="AUD" office:value="1976" calcext:value-type="currency">
            <text:p>$1,976.00</text:p>
          </table:table-cell>
          <table:table-cell office:value-type="currency" office:currency="AUD" office:value="339.64" calcext:value-type="currency">
            <text:p>$339.64</text:p>
          </table:table-cell>
          <table:table-cell office:value-type="currency" office:currency="AUD" office:value="1636.36" calcext:value-type="currency">
            <text:p>$1,636.36</text:p>
          </table:table-cell>
          <table:table-cell table:formula="of:=DATE(2018;[.K137];MID([.A137];5;2))" office:value-type="date" office:date-value="2018-08-11" calcext:value-type="date">
            <text:p>2018-08-11</text:p>
          </table:table-cell>
          <table:table-cell table:formula="of:=MATCH(LEFT([.A13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2, 2004 00:00:00 AM</text:p>
          </table:table-cell>
          <table:table-cell office:value-type="date" office:date-value="2018-08-12" calcext:value-type="date">
            <text:p>2018-08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121.81" calcext:value-type="currency">
            <text:p>$121.81</text:p>
          </table:table-cell>
          <table:table-cell office:value-type="currency" office:currency="AUD" office:value="61.87" calcext:value-type="currency">
            <text:p>$61.87</text:p>
          </table:table-cell>
          <table:table-cell office:value-type="currency" office:currency="AUD" office:value="59.94" calcext:value-type="currency">
            <text:p>$59.94</text:p>
          </table:table-cell>
          <table:table-cell table:formula="of:=DATE(2018;[.K138];MID([.A138];5;2))" office:value-type="date" office:date-value="2018-08-12" calcext:value-type="date">
            <text:p>2018-08-12</text:p>
          </table:table-cell>
          <table:table-cell table:formula="of:=MATCH(LEFT([.A13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6, 2004 00:00:00 AM</text:p>
          </table:table-cell>
          <table:table-cell office:value-type="date" office:date-value="2018-08-16" calcext:value-type="date">
            <text:p>2018-08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362.44" calcext:value-type="currency">
            <text:p>$362.44</text:p>
          </table:table-cell>
          <table:table-cell office:value-type="currency" office:currency="AUD" office:value="0.33" calcext:value-type="currency">
            <text:p>$0.33</text:p>
          </table:table-cell>
          <table:table-cell office:value-type="currency" office:currency="AUD" office:value="362.11" calcext:value-type="currency">
            <text:p>$362.11</text:p>
          </table:table-cell>
          <table:table-cell table:formula="of:=DATE(2018;[.K139];MID([.A139];5;2))" office:value-type="date" office:date-value="2018-08-16" calcext:value-type="date">
            <text:p>2018-08-16</text:p>
          </table:table-cell>
          <table:table-cell table:formula="of:=MATCH(LEFT([.A13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8, 2004 00:00:00 AM</text:p>
          </table:table-cell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108.95" calcext:value-type="currency">
            <text:p>$108.95</text:p>
          </table:table-cell>
          <table:table-cell office:value-type="currency" office:currency="AUD" office:value="48.23" calcext:value-type="currency">
            <text:p>$48.23</text:p>
          </table:table-cell>
          <table:table-cell office:value-type="currency" office:currency="AUD" office:value="60.72" calcext:value-type="currency">
            <text:p>$60.72</text:p>
          </table:table-cell>
          <table:table-cell table:formula="of:=DATE(2018;[.K140];MID([.A140];5;2))" office:value-type="date" office:date-value="2018-08-18" calcext:value-type="date">
            <text:p>2018-08-18</text:p>
          </table:table-cell>
          <table:table-cell table:formula="of:=MATCH(LEFT([.A14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9, 2004 00:00:00 AM</text:p>
          </table:table-cell>
          <table:table-cell office:value-type="date" office:date-value="2018-08-19" calcext:value-type="date">
            <text:p>2018-08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90.03" calcext:value-type="currency">
            <text:p>$90.03</text:p>
          </table:table-cell>
          <table:table-cell office:value-type="currency" office:currency="AUD" office:value="13.25" calcext:value-type="currency">
            <text:p>$13.25</text:p>
          </table:table-cell>
          <table:table-cell office:value-type="currency" office:currency="AUD" office:value="76.78" calcext:value-type="currency">
            <text:p>$76.78</text:p>
          </table:table-cell>
          <table:table-cell table:formula="of:=DATE(2018;[.K141];MID([.A141];5;2))" office:value-type="date" office:date-value="2018-08-19" calcext:value-type="date">
            <text:p>2018-08-19</text:p>
          </table:table-cell>
          <table:table-cell table:formula="of:=MATCH(LEFT([.A14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0, 2004 00:00:00 AM</text:p>
          </table:table-cell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2514.62" calcext:value-type="currency">
            <text:p>$2,514.62</text:p>
          </table:table-cell>
          <table:table-cell office:value-type="currency" office:currency="AUD" office:value="525.84" calcext:value-type="currency">
            <text:p>$525.84</text:p>
          </table:table-cell>
          <table:table-cell office:value-type="currency" office:currency="AUD" office:value="1988.78" calcext:value-type="currency">
            <text:p>$1,988.78</text:p>
          </table:table-cell>
          <table:table-cell table:formula="of:=DATE(2018;[.K142];MID([.A142];5;2))" office:value-type="date" office:date-value="2018-08-20" calcext:value-type="date">
            <text:p>2018-08-20</text:p>
          </table:table-cell>
          <table:table-cell table:formula="of:=MATCH(LEFT([.A14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0, 2004 00:00:00 AM</text:p>
          </table:table-cell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68.75" calcext:value-type="currency">
            <text:p>$68.75</text:p>
          </table:table-cell>
          <table:table-cell office:value-type="currency" office:currency="AUD" office:value="29.28" calcext:value-type="currency">
            <text:p>$29.28</text:p>
          </table:table-cell>
          <table:table-cell office:value-type="currency" office:currency="AUD" office:value="39.47" calcext:value-type="currency">
            <text:p>$39.47</text:p>
          </table:table-cell>
          <table:table-cell table:formula="of:=DATE(2018;[.K143];MID([.A143];5;2))" office:value-type="date" office:date-value="2018-08-20" calcext:value-type="date">
            <text:p>2018-08-20</text:p>
          </table:table-cell>
          <table:table-cell table:formula="of:=MATCH(LEFT([.A14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2, 2004 00:00:00 AM</text:p>
          </table:table-cell>
          <table:table-cell office:value-type="date" office:date-value="2018-08-22" calcext:value-type="date">
            <text:p>2018-08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208.04" calcext:value-type="currency">
            <text:p>$208.04</text:p>
          </table:table-cell>
          <table:table-cell office:value-type="currency" office:currency="AUD" office:value="113.67" calcext:value-type="currency">
            <text:p>$113.67</text:p>
          </table:table-cell>
          <table:table-cell office:value-type="currency" office:currency="AUD" office:value="94.37" calcext:value-type="currency">
            <text:p>$94.37</text:p>
          </table:table-cell>
          <table:table-cell table:formula="of:=DATE(2018;[.K144];MID([.A144];5;2))" office:value-type="date" office:date-value="2018-08-22" calcext:value-type="date">
            <text:p>2018-08-22</text:p>
          </table:table-cell>
          <table:table-cell table:formula="of:=MATCH(LEFT([.A14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4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7707.28" calcext:value-type="currency">
            <text:p>$7,707.28</text:p>
          </table:table-cell>
          <table:table-cell office:value-type="currency" office:currency="AUD" office:value="2724.32" calcext:value-type="currency">
            <text:p>$2,724.32</text:p>
          </table:table-cell>
          <table:table-cell office:value-type="currency" office:currency="AUD" office:value="4982.96" calcext:value-type="currency">
            <text:p>$4,982.96</text:p>
          </table:table-cell>
          <table:table-cell table:formula="of:=DATE(2018;[.K145];MID([.A145];5;2))" office:value-type="date" office:date-value="2018-08-23" calcext:value-type="date">
            <text:p>2018-08-23</text:p>
          </table:table-cell>
          <table:table-cell table:formula="of:=MATCH(LEFT([.A14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4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1965.44" calcext:value-type="currency">
            <text:p>$1,965.44</text:p>
          </table:table-cell>
          <table:table-cell office:value-type="currency" office:currency="AUD" office:value="714.55" calcext:value-type="currency">
            <text:p>$714.55</text:p>
          </table:table-cell>
          <table:table-cell office:value-type="currency" office:currency="AUD" office:value="1250.89" calcext:value-type="currency">
            <text:p>$1,250.89</text:p>
          </table:table-cell>
          <table:table-cell table:formula="of:=DATE(2018;[.K146];MID([.A146];5;2))" office:value-type="date" office:date-value="2018-08-23" calcext:value-type="date">
            <text:p>2018-08-23</text:p>
          </table:table-cell>
          <table:table-cell table:formula="of:=MATCH(LEFT([.A14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4, 2004 00:00:00 AM</text:p>
          </table:table-cell>
          <table:table-cell office:value-type="date" office:date-value="2018-08-24" calcext:value-type="date">
            <text:p>2018-08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usiness Envelopes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585.81" calcext:value-type="currency">
            <text:p>$585.81</text:p>
          </table:table-cell>
          <table:table-cell office:value-type="currency" office:currency="AUD" office:value="360.47" calcext:value-type="currency">
            <text:p>$360.47</text:p>
          </table:table-cell>
          <table:table-cell office:value-type="currency" office:currency="AUD" office:value="225.34" calcext:value-type="currency">
            <text:p>$225.34</text:p>
          </table:table-cell>
          <table:table-cell table:formula="of:=DATE(2018;[.K147];MID([.A147];5;2))" office:value-type="date" office:date-value="2018-08-24" calcext:value-type="date">
            <text:p>2018-08-24</text:p>
          </table:table-cell>
          <table:table-cell table:formula="of:=MATCH(LEFT([.A14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5, 2004 00:00:00 AM</text:p>
          </table:table-cell>
          <table:table-cell office:value-type="date" office:date-value="2018-08-25" calcext:value-type="date">
            <text:p>2018-08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9362.54" calcext:value-type="currency">
            <text:p>$9,362.54</text:p>
          </table:table-cell>
          <table:table-cell office:value-type="currency" office:currency="AUD" office:value="1955.08" calcext:value-type="currency">
            <text:p>$1,955.08</text:p>
          </table:table-cell>
          <table:table-cell office:value-type="currency" office:currency="AUD" office:value="7407.46" calcext:value-type="currency">
            <text:p>$7,407.46</text:p>
          </table:table-cell>
          <table:table-cell table:formula="of:=DATE(2018;[.K148];MID([.A148];5;2))" office:value-type="date" office:date-value="2018-08-25" calcext:value-type="date">
            <text:p>2018-08-25</text:p>
          </table:table-cell>
          <table:table-cell table:formula="of:=MATCH(LEFT([.A14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7, 2004 00:00:00 AM</text:p>
          </table:table-cell>
          <table:table-cell office:value-type="date" office:date-value="2018-08-27" calcext:value-type="date">
            <text:p>2018-08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2551.08" calcext:value-type="currency">
            <text:p>$2,551.08</text:p>
          </table:table-cell>
          <table:table-cell office:value-type="currency" office:currency="AUD" office:value="1350.47" calcext:value-type="currency">
            <text:p>$1,350.47</text:p>
          </table:table-cell>
          <table:table-cell office:value-type="currency" office:currency="AUD" office:value="1200.61" calcext:value-type="currency">
            <text:p>$1,200.61</text:p>
          </table:table-cell>
          <table:table-cell table:formula="of:=DATE(2018;[.K149];MID([.A149];5;2))" office:value-type="date" office:date-value="2018-08-27" calcext:value-type="date">
            <text:p>2018-08-27</text:p>
          </table:table-cell>
          <table:table-cell table:formula="of:=MATCH(LEFT([.A14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8, 2004 00:00:00 AM</text:p>
          </table:table-cell>
          <table:table-cell office:value-type="date" office:date-value="2018-08-28" calcext:value-type="date">
            <text:p>2018-08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99.66" calcext:value-type="currency">
            <text:p>$99.66</text:p>
          </table:table-cell>
          <table:table-cell office:value-type="currency" office:currency="AUD" office:value="3.08" calcext:value-type="currency">
            <text:p>$3.08</text:p>
          </table:table-cell>
          <table:table-cell office:value-type="currency" office:currency="AUD" office:value="96.58" calcext:value-type="currency">
            <text:p>$96.58</text:p>
          </table:table-cell>
          <table:table-cell table:formula="of:=DATE(2018;[.K150];MID([.A150];5;2))" office:value-type="date" office:date-value="2018-08-28" calcext:value-type="date">
            <text:p>2018-08-28</text:p>
          </table:table-cell>
          <table:table-cell table:formula="of:=MATCH(LEFT([.A15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8, 2004 00:00:00 AM</text:p>
          </table:table-cell>
          <table:table-cell office:value-type="date" office:date-value="2018-08-28" calcext:value-type="date">
            <text:p>2018-08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8938.57" calcext:value-type="currency">
            <text:p>$8,938.57</text:p>
          </table:table-cell>
          <table:table-cell office:value-type="currency" office:currency="AUD" office:value="3526.02" calcext:value-type="currency">
            <text:p>$3,526.02</text:p>
          </table:table-cell>
          <table:table-cell office:value-type="currency" office:currency="AUD" office:value="5412.55" calcext:value-type="currency">
            <text:p>$5,412.55</text:p>
          </table:table-cell>
          <table:table-cell table:formula="of:=DATE(2018;[.K151];MID([.A151];5;2))" office:value-type="date" office:date-value="2018-08-28" calcext:value-type="date">
            <text:p>2018-08-28</text:p>
          </table:table-cell>
          <table:table-cell table:formula="of:=MATCH(LEFT([.A15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31, 2004 00:00:00 AM</text:p>
          </table:table-cell>
          <table:table-cell office:value-type="date" office:date-value="2018-08-31" calcext:value-type="date">
            <text:p>2018-08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231.85" calcext:value-type="currency">
            <text:p>$231.85</text:p>
          </table:table-cell>
          <table:table-cell office:value-type="currency" office:currency="AUD" office:value="110.61" calcext:value-type="currency">
            <text:p>$110.61</text:p>
          </table:table-cell>
          <table:table-cell office:value-type="currency" office:currency="AUD" office:value="121.24" calcext:value-type="currency">
            <text:p>$121.24</text:p>
          </table:table-cell>
          <table:table-cell table:formula="of:=DATE(2018;[.K152];MID([.A152];5;2))" office:value-type="date" office:date-value="2018-08-31" calcext:value-type="date">
            <text:p>2018-08-31</text:p>
          </table:table-cell>
          <table:table-cell table:formula="of:=MATCH(LEFT([.A15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3, 2004 00:00:00 AM</text:p>
          </table:table-cell>
          <table:table-cell office:value-type="date" office:date-value="2018-09-03" calcext:value-type="date">
            <text:p>2018-09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2683.34" calcext:value-type="currency">
            <text:p>$2,683.34</text:p>
          </table:table-cell>
          <table:table-cell office:value-type="currency" office:currency="AUD" office:value="824.24" calcext:value-type="currency">
            <text:p>$824.24</text:p>
          </table:table-cell>
          <table:table-cell office:value-type="currency" office:currency="AUD" office:value="1859.1" calcext:value-type="currency">
            <text:p>$1,859.10</text:p>
          </table:table-cell>
          <table:table-cell table:formula="of:=DATE(2018;[.K153];MID([.A153];5;2))" office:value-type="date" office:date-value="2018-09-03" calcext:value-type="date">
            <text:p>2018-09-03</text:p>
          </table:table-cell>
          <table:table-cell table:formula="of:=MATCH(LEFT([.A15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3, 2004 00:00:00 AM</text:p>
          </table:table-cell>
          <table:table-cell office:value-type="date" office:date-value="2018-09-03" calcext:value-type="date">
            <text:p>2018-09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210.8" calcext:value-type="currency">
            <text:p>$210.80</text:p>
          </table:table-cell>
          <table:table-cell office:value-type="currency" office:currency="AUD" office:value="103.93" calcext:value-type="currency">
            <text:p>$103.93</text:p>
          </table:table-cell>
          <table:table-cell office:value-type="currency" office:currency="AUD" office:value="106.87" calcext:value-type="currency">
            <text:p>$106.87</text:p>
          </table:table-cell>
          <table:table-cell table:formula="of:=DATE(2018;[.K154];MID([.A154];5;2))" office:value-type="date" office:date-value="2018-09-03" calcext:value-type="date">
            <text:p>2018-09-03</text:p>
          </table:table-cell>
          <table:table-cell table:formula="of:=MATCH(LEFT([.A15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4, 2004 00:00:00 AM</text:p>
          </table:table-cell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3842.67" calcext:value-type="currency">
            <text:p>$3,842.67</text:p>
          </table:table-cell>
          <table:table-cell office:value-type="currency" office:currency="AUD" office:value="1383.98" calcext:value-type="currency">
            <text:p>$1,383.98</text:p>
          </table:table-cell>
          <table:table-cell office:value-type="currency" office:currency="AUD" office:value="2458.69" calcext:value-type="currency">
            <text:p>$2,458.69</text:p>
          </table:table-cell>
          <table:table-cell table:formula="of:=DATE(2018;[.K155];MID([.A155];5;2))" office:value-type="date" office:date-value="2018-09-04" calcext:value-type="date">
            <text:p>2018-09-04</text:p>
          </table:table-cell>
          <table:table-cell table:formula="of:=MATCH(LEFT([.A15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6, 2004 00:00:00 AM</text:p>
          </table:table-cell>
          <table:table-cell office:value-type="date" office:date-value="2018-09-06" calcext:value-type="date">
            <text:p>2018-09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urge Protector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84.01" calcext:value-type="currency">
            <text:p>$84.01</text:p>
          </table:table-cell>
          <table:table-cell office:value-type="currency" office:currency="AUD" office:value="26.63" calcext:value-type="currency">
            <text:p>$26.63</text:p>
          </table:table-cell>
          <table:table-cell office:value-type="currency" office:currency="AUD" office:value="57.38" calcext:value-type="currency">
            <text:p>$57.38</text:p>
          </table:table-cell>
          <table:table-cell table:formula="of:=DATE(2018;[.K156];MID([.A156];5;2))" office:value-type="date" office:date-value="2018-09-06" calcext:value-type="date">
            <text:p>2018-09-06</text:p>
          </table:table-cell>
          <table:table-cell table:formula="of:=MATCH(LEFT([.A156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8, 2004 00:00:00 AM</text:p>
          </table:table-cell>
          <table:table-cell office:value-type="date" office:date-value="2018-09-08" calcext:value-type="date">
            <text:p>2018-09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Florence Joy</text:p>
          </table:table-cell>
          <table:table-cell office:value-type="currency" office:currency="AUD" office:value="58.48" calcext:value-type="currency">
            <text:p>$58.48</text:p>
          </table:table-cell>
          <table:table-cell office:value-type="currency" office:currency="AUD" office:value="7.3" calcext:value-type="currency">
            <text:p>$7.30</text:p>
          </table:table-cell>
          <table:table-cell office:value-type="currency" office:currency="AUD" office:value="51.18" calcext:value-type="currency">
            <text:p>$51.18</text:p>
          </table:table-cell>
          <table:table-cell table:formula="of:=DATE(2018;[.K157];MID([.A157];5;2))" office:value-type="date" office:date-value="2018-09-08" calcext:value-type="date">
            <text:p>2018-09-08</text:p>
          </table:table-cell>
          <table:table-cell table:formula="of:=MATCH(LEFT([.A157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8, 2004 00:00:00 AM</text:p>
          </table:table-cell>
          <table:table-cell office:value-type="date" office:date-value="2018-09-08" calcext:value-type="date">
            <text:p>2018-09-0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1887.12" calcext:value-type="currency">
            <text:p>$1,887.12</text:p>
          </table:table-cell>
          <table:table-cell office:value-type="currency" office:currency="AUD" office:value="222.08" calcext:value-type="currency">
            <text:p>$222.08</text:p>
          </table:table-cell>
          <table:table-cell office:value-type="currency" office:currency="AUD" office:value="1665.04" calcext:value-type="currency">
            <text:p>$1,665.04</text:p>
          </table:table-cell>
          <table:table-cell table:formula="of:=DATE(2018;[.K158];MID([.A158];5;2))" office:value-type="date" office:date-value="2018-09-08" calcext:value-type="date">
            <text:p>2018-09-08</text:p>
          </table:table-cell>
          <table:table-cell table:formula="of:=MATCH(LEFT([.A158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0, 2004 00:00:00 AM</text:p>
          </table:table-cell>
          <table:table-cell office:value-type="date" office:date-value="2018-09-10" calcext:value-type="date">
            <text:p>2018-09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405.87" calcext:value-type="currency">
            <text:p>$405.87</text:p>
          </table:table-cell>
          <table:table-cell office:value-type="currency" office:currency="AUD" office:value="85.14" calcext:value-type="currency">
            <text:p>$85.14</text:p>
          </table:table-cell>
          <table:table-cell office:value-type="currency" office:currency="AUD" office:value="320.73" calcext:value-type="currency">
            <text:p>$320.73</text:p>
          </table:table-cell>
          <table:table-cell table:formula="of:=DATE(2018;[.K159];MID([.A159];5;2))" office:value-type="date" office:date-value="2018-09-10" calcext:value-type="date">
            <text:p>2018-09-10</text:p>
          </table:table-cell>
          <table:table-cell table:formula="of:=MATCH(LEFT([.A159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1, 2004 00:00:00 AM</text:p>
          </table:table-cell>
          <table:table-cell office:value-type="date" office:date-value="2018-09-11" calcext:value-type="date">
            <text:p>2018-09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18.25" calcext:value-type="currency">
            <text:p>$18.25</text:p>
          </table:table-cell>
          <table:table-cell office:value-type="currency" office:currency="AUD" office:value="4.92" calcext:value-type="currency">
            <text:p>$4.92</text:p>
          </table:table-cell>
          <table:table-cell office:value-type="currency" office:currency="AUD" office:value="13.33" calcext:value-type="currency">
            <text:p>$13.33</text:p>
          </table:table-cell>
          <table:table-cell table:formula="of:=DATE(2018;[.K160];MID([.A160];5;2))" office:value-type="date" office:date-value="2018-09-11" calcext:value-type="date">
            <text:p>2018-09-11</text:p>
          </table:table-cell>
          <table:table-cell table:formula="of:=MATCH(LEFT([.A160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1, 2004 00:00:00 AM</text:p>
          </table:table-cell>
          <table:table-cell office:value-type="date" office:date-value="2018-09-11" calcext:value-type="date">
            <text:p>2018-09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531.09" calcext:value-type="currency">
            <text:p>$531.09</text:p>
          </table:table-cell>
          <table:table-cell office:value-type="currency" office:currency="AUD" office:value="122.78" calcext:value-type="currency">
            <text:p>$122.78</text:p>
          </table:table-cell>
          <table:table-cell office:value-type="currency" office:currency="AUD" office:value="408.31" calcext:value-type="currency">
            <text:p>$408.31</text:p>
          </table:table-cell>
          <table:table-cell table:formula="of:=DATE(2018;[.K161];MID([.A161];5;2))" office:value-type="date" office:date-value="2018-09-11" calcext:value-type="date">
            <text:p>2018-09-11</text:p>
          </table:table-cell>
          <table:table-cell table:formula="of:=MATCH(LEFT([.A161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3, 2004 00:00:00 AM</text:p>
          </table:table-cell>
          <table:table-cell office:value-type="date" office:date-value="2018-09-13" calcext:value-type="date">
            <text:p>2018-09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562.57" calcext:value-type="currency">
            <text:p>$562.57</text:p>
          </table:table-cell>
          <table:table-cell office:value-type="currency" office:currency="AUD" office:value="15.51" calcext:value-type="currency">
            <text:p>$15.51</text:p>
          </table:table-cell>
          <table:table-cell office:value-type="currency" office:currency="AUD" office:value="547.06" calcext:value-type="currency">
            <text:p>$547.06</text:p>
          </table:table-cell>
          <table:table-cell table:formula="of:=DATE(2018;[.K162];MID([.A162];5;2))" office:value-type="date" office:date-value="2018-09-13" calcext:value-type="date">
            <text:p>2018-09-13</text:p>
          </table:table-cell>
          <table:table-cell table:formula="of:=MATCH(LEFT([.A162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7, 2004 00:00:00 AM</text:p>
          </table:table-cell>
          <table:table-cell office:value-type="date" office:date-value="2018-09-17" calcext:value-type="date">
            <text:p>2018-09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1265.6" calcext:value-type="currency">
            <text:p>$1,265.60</text:p>
          </table:table-cell>
          <table:table-cell office:value-type="currency" office:currency="AUD" office:value="528.5" calcext:value-type="currency">
            <text:p>$528.50</text:p>
          </table:table-cell>
          <table:table-cell office:value-type="currency" office:currency="AUD" office:value="737.1" calcext:value-type="currency">
            <text:p>$737.10</text:p>
          </table:table-cell>
          <table:table-cell table:formula="of:=DATE(2018;[.K163];MID([.A163];5;2))" office:value-type="date" office:date-value="2018-09-17" calcext:value-type="date">
            <text:p>2018-09-17</text:p>
          </table:table-cell>
          <table:table-cell table:formula="of:=MATCH(LEFT([.A16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7, 2004 00:00:00 AM</text:p>
          </table:table-cell>
          <table:table-cell office:value-type="date" office:date-value="2018-09-17" calcext:value-type="date">
            <text:p>2018-09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3916.91" calcext:value-type="currency">
            <text:p>$3,916.91</text:p>
          </table:table-cell>
          <table:table-cell office:value-type="currency" office:currency="AUD" office:value="1231.38" calcext:value-type="currency">
            <text:p>$1,231.38</text:p>
          </table:table-cell>
          <table:table-cell office:value-type="currency" office:currency="AUD" office:value="2685.53" calcext:value-type="currency">
            <text:p>$2,685.53</text:p>
          </table:table-cell>
          <table:table-cell table:formula="of:=DATE(2018;[.K164];MID([.A164];5;2))" office:value-type="date" office:date-value="2018-09-17" calcext:value-type="date">
            <text:p>2018-09-17</text:p>
          </table:table-cell>
          <table:table-cell table:formula="of:=MATCH(LEFT([.A16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9, 2004 00:00:00 AM</text:p>
          </table:table-cell>
          <table:table-cell office:value-type="date" office:date-value="2018-09-19" calcext:value-type="date">
            <text:p>2018-09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670.46" calcext:value-type="currency">
            <text:p>$670.46</text:p>
          </table:table-cell>
          <table:table-cell office:value-type="currency" office:currency="AUD" office:value="357.68" calcext:value-type="currency">
            <text:p>$357.68</text:p>
          </table:table-cell>
          <table:table-cell office:value-type="currency" office:currency="AUD" office:value="312.78" calcext:value-type="currency">
            <text:p>$312.78</text:p>
          </table:table-cell>
          <table:table-cell table:formula="of:=DATE(2018;[.K165];MID([.A165];5;2))" office:value-type="date" office:date-value="2018-09-19" calcext:value-type="date">
            <text:p>2018-09-19</text:p>
          </table:table-cell>
          <table:table-cell table:formula="of:=MATCH(LEFT([.A16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1, 2004 00:00:00 AM</text:p>
          </table:table-cell>
          <table:table-cell office:value-type="date" office:date-value="2018-09-21" calcext:value-type="date">
            <text:p>2018-09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1680.31" calcext:value-type="currency">
            <text:p>$1,680.31</text:p>
          </table:table-cell>
          <table:table-cell office:value-type="currency" office:currency="AUD" office:value="852.71" calcext:value-type="currency">
            <text:p>$852.71</text:p>
          </table:table-cell>
          <table:table-cell office:value-type="currency" office:currency="AUD" office:value="827.6" calcext:value-type="currency">
            <text:p>$827.60</text:p>
          </table:table-cell>
          <table:table-cell table:formula="of:=DATE(2018;[.K166];MID([.A166];5;2))" office:value-type="date" office:date-value="2018-09-21" calcext:value-type="date">
            <text:p>2018-09-21</text:p>
          </table:table-cell>
          <table:table-cell table:formula="of:=MATCH(LEFT([.A166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2, 2004 00:00:00 AM</text:p>
          </table:table-cell>
          <table:table-cell office:value-type="date" office:date-value="2018-09-22" calcext:value-type="date">
            <text:p>2018-09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Venu Karthik</text:p>
          </table:table-cell>
          <table:table-cell office:value-type="currency" office:currency="AUD" office:value="1761.06" calcext:value-type="currency">
            <text:p>$1,761.06</text:p>
          </table:table-cell>
          <table:table-cell office:value-type="currency" office:currency="AUD" office:value="1014" calcext:value-type="currency">
            <text:p>$1,014.00</text:p>
          </table:table-cell>
          <table:table-cell office:value-type="currency" office:currency="AUD" office:value="747.06" calcext:value-type="currency">
            <text:p>$747.06</text:p>
          </table:table-cell>
          <table:table-cell table:formula="of:=DATE(2018;[.K167];MID([.A167];5;2))" office:value-type="date" office:date-value="2018-09-22" calcext:value-type="date">
            <text:p>2018-09-22</text:p>
          </table:table-cell>
          <table:table-cell table:formula="of:=MATCH(LEFT([.A167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3, 2004 00:00:00 AM</text:p>
          </table:table-cell>
          <table:table-cell office:value-type="date" office:date-value="2018-09-23" calcext:value-type="date">
            <text:p>2018-09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604.95" calcext:value-type="currency">
            <text:p>$604.95</text:p>
          </table:table-cell>
          <table:table-cell office:value-type="currency" office:currency="AUD" office:value="108.99" calcext:value-type="currency">
            <text:p>$108.99</text:p>
          </table:table-cell>
          <table:table-cell office:value-type="currency" office:currency="AUD" office:value="495.96" calcext:value-type="currency">
            <text:p>$495.96</text:p>
          </table:table-cell>
          <table:table-cell table:formula="of:=DATE(2018;[.K168];MID([.A168];5;2))" office:value-type="date" office:date-value="2018-09-23" calcext:value-type="date">
            <text:p>2018-09-23</text:p>
          </table:table-cell>
          <table:table-cell table:formula="of:=MATCH(LEFT([.A168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4, 2004 00:00:00 AM</text:p>
          </table:table-cell>
          <table:table-cell office:value-type="date" office:date-value="2018-09-24" calcext:value-type="date">
            <text:p>2018-09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9772.53" calcext:value-type="currency">
            <text:p>$9,772.53</text:p>
          </table:table-cell>
          <table:table-cell office:value-type="currency" office:currency="AUD" office:value="3614.5" calcext:value-type="currency">
            <text:p>$3,614.50</text:p>
          </table:table-cell>
          <table:table-cell office:value-type="currency" office:currency="AUD" office:value="6158.03" calcext:value-type="currency">
            <text:p>$6,158.03</text:p>
          </table:table-cell>
          <table:table-cell table:formula="of:=DATE(2018;[.K169];MID([.A169];5;2))" office:value-type="date" office:date-value="2018-09-24" calcext:value-type="date">
            <text:p>2018-09-24</text:p>
          </table:table-cell>
          <table:table-cell table:formula="of:=MATCH(LEFT([.A169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5, 2004 00:00:00 AM</text:p>
          </table:table-cell>
          <table:table-cell office:value-type="date" office:date-value="2018-09-25" calcext:value-type="date">
            <text:p>2018-09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218.67" calcext:value-type="currency">
            <text:p>$218.67</text:p>
          </table:table-cell>
          <table:table-cell office:value-type="currency" office:currency="AUD" office:value="67.67" calcext:value-type="currency">
            <text:p>$67.67</text:p>
          </table:table-cell>
          <table:table-cell office:value-type="currency" office:currency="AUD" office:value="151" calcext:value-type="currency">
            <text:p>$151.00</text:p>
          </table:table-cell>
          <table:table-cell table:formula="of:=DATE(2018;[.K170];MID([.A170];5;2))" office:value-type="date" office:date-value="2018-09-25" calcext:value-type="date">
            <text:p>2018-09-25</text:p>
          </table:table-cell>
          <table:table-cell table:formula="of:=MATCH(LEFT([.A170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6, 2004 00:00:00 AM</text:p>
          </table:table-cell>
          <table:table-cell office:value-type="date" office:date-value="2018-09-26" calcext:value-type="date">
            <text:p>2018-09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7538.07" calcext:value-type="currency">
            <text:p>$7,538.07</text:p>
          </table:table-cell>
          <table:table-cell office:value-type="currency" office:currency="AUD" office:value="2854.46" calcext:value-type="currency">
            <text:p>$2,854.46</text:p>
          </table:table-cell>
          <table:table-cell office:value-type="currency" office:currency="AUD" office:value="4683.61" calcext:value-type="currency">
            <text:p>$4,683.61</text:p>
          </table:table-cell>
          <table:table-cell table:formula="of:=DATE(2018;[.K171];MID([.A171];5;2))" office:value-type="date" office:date-value="2018-09-26" calcext:value-type="date">
            <text:p>2018-09-26</text:p>
          </table:table-cell>
          <table:table-cell table:formula="of:=MATCH(LEFT([.A171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8, 2004 00:00:00 AM</text:p>
          </table:table-cell>
          <table:table-cell office:value-type="date" office:date-value="2018-09-28" calcext:value-type="date">
            <text:p>2018-09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239.82" calcext:value-type="currency">
            <text:p>$239.82</text:p>
          </table:table-cell>
          <table:table-cell office:value-type="currency" office:currency="AUD" office:value="39.71" calcext:value-type="currency">
            <text:p>$39.71</text:p>
          </table:table-cell>
          <table:table-cell office:value-type="currency" office:currency="AUD" office:value="200.11" calcext:value-type="currency">
            <text:p>$200.11</text:p>
          </table:table-cell>
          <table:table-cell table:formula="of:=DATE(2018;[.K172];MID([.A172];5;2))" office:value-type="date" office:date-value="2018-09-28" calcext:value-type="date">
            <text:p>2018-09-28</text:p>
          </table:table-cell>
          <table:table-cell table:formula="of:=MATCH(LEFT([.A172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8, 2004 00:00:00 AM</text:p>
          </table:table-cell>
          <table:table-cell office:value-type="date" office:date-value="2018-09-28" calcext:value-type="date">
            <text:p>2018-09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220.76" calcext:value-type="currency">
            <text:p>$220.76</text:p>
          </table:table-cell>
          <table:table-cell office:value-type="currency" office:currency="AUD" office:value="49.42" calcext:value-type="currency">
            <text:p>$49.42</text:p>
          </table:table-cell>
          <table:table-cell office:value-type="currency" office:currency="AUD" office:value="171.34" calcext:value-type="currency">
            <text:p>$171.34</text:p>
          </table:table-cell>
          <table:table-cell table:formula="of:=DATE(2018;[.K173];MID([.A173];5;2))" office:value-type="date" office:date-value="2018-09-28" calcext:value-type="date">
            <text:p>2018-09-28</text:p>
          </table:table-cell>
          <table:table-cell table:formula="of:=MATCH(LEFT([.A17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30, 2004 00:00:00 AM</text:p>
          </table:table-cell>
          <table:table-cell office:value-type="date" office:date-value="2018-09-30" calcext:value-type="date">
            <text:p>2018-09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39.64" calcext:value-type="currency">
            <text:p>$39.64</text:p>
          </table:table-cell>
          <table:table-cell office:value-type="currency" office:currency="AUD" office:value="3.82" calcext:value-type="currency">
            <text:p>$3.82</text:p>
          </table:table-cell>
          <table:table-cell office:value-type="currency" office:currency="AUD" office:value="35.82" calcext:value-type="currency">
            <text:p>$35.82</text:p>
          </table:table-cell>
          <table:table-cell table:formula="of:=DATE(2018;[.K174];MID([.A174];5;2))" office:value-type="date" office:date-value="2018-09-30" calcext:value-type="date">
            <text:p>2018-09-30</text:p>
          </table:table-cell>
          <table:table-cell table:formula="of:=MATCH(LEFT([.A17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2, 2004 00:00:00 AM</text:p>
          </table:table-cell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56.72" calcext:value-type="currency">
            <text:p>$56.72</text:p>
          </table:table-cell>
          <table:table-cell office:value-type="currency" office:currency="AUD" office:value="13.22" calcext:value-type="currency">
            <text:p>$13.22</text:p>
          </table:table-cell>
          <table:table-cell office:value-type="currency" office:currency="AUD" office:value="43.5" calcext:value-type="currency">
            <text:p>$43.50</text:p>
          </table:table-cell>
          <table:table-cell table:formula="of:=DATE(2018;[.K175];MID([.A175];5;2))" office:value-type="date" office:date-value="2018-10-02" calcext:value-type="date">
            <text:p>2018-10-02</text:p>
          </table:table-cell>
          <table:table-cell table:formula="of:=MATCH(LEFT([.A175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4, 2004 00:00:00 AM</text:p>
          </table:table-cell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7772.04" calcext:value-type="currency">
            <text:p>$7,772.04</text:p>
          </table:table-cell>
          <table:table-cell office:value-type="currency" office:currency="AUD" office:value="2958.8" calcext:value-type="currency">
            <text:p>$2,958.80</text:p>
          </table:table-cell>
          <table:table-cell office:value-type="currency" office:currency="AUD" office:value="4813.24" calcext:value-type="currency">
            <text:p>$4,813.24</text:p>
          </table:table-cell>
          <table:table-cell table:formula="of:=DATE(2018;[.K176];MID([.A176];5;2))" office:value-type="date" office:date-value="2018-10-04" calcext:value-type="date">
            <text:p>2018-10-04</text:p>
          </table:table-cell>
          <table:table-cell table:formula="of:=MATCH(LEFT([.A176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9, 2004 00:00:00 AM</text:p>
          </table:table-cell>
          <table:table-cell office:value-type="date" office:date-value="2018-10-09" calcext:value-type="date">
            <text:p>2018-10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165.01" calcext:value-type="currency">
            <text:p>$165.01</text:p>
          </table:table-cell>
          <table:table-cell office:value-type="currency" office:currency="AUD" office:value="99.82" calcext:value-type="currency">
            <text:p>$99.82</text:p>
          </table:table-cell>
          <table:table-cell office:value-type="currency" office:currency="AUD" office:value="65.19" calcext:value-type="currency">
            <text:p>$65.19</text:p>
          </table:table-cell>
          <table:table-cell table:formula="of:=DATE(2018;[.K177];MID([.A177];5;2))" office:value-type="date" office:date-value="2018-10-09" calcext:value-type="date">
            <text:p>2018-10-09</text:p>
          </table:table-cell>
          <table:table-cell table:formula="of:=MATCH(LEFT([.A17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0, 2004 00:00:00 AM</text:p>
          </table:table-cell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6607.25" calcext:value-type="currency">
            <text:p>$6,607.25</text:p>
          </table:table-cell>
          <table:table-cell office:value-type="currency" office:currency="AUD" office:value="2390.09" calcext:value-type="currency">
            <text:p>$2,390.09</text:p>
          </table:table-cell>
          <table:table-cell office:value-type="currency" office:currency="AUD" office:value="4217.16" calcext:value-type="currency">
            <text:p>$4,217.16</text:p>
          </table:table-cell>
          <table:table-cell table:formula="of:=DATE(2018;[.K178];MID([.A178];5;2))" office:value-type="date" office:date-value="2018-10-10" calcext:value-type="date">
            <text:p>2018-10-10</text:p>
          </table:table-cell>
          <table:table-cell table:formula="of:=MATCH(LEFT([.A178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1, 2004 00:00:00 AM</text:p>
          </table:table-cell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37.85" calcext:value-type="currency">
            <text:p>$37.85</text:p>
          </table:table-cell>
          <table:table-cell office:value-type="currency" office:currency="AUD" office:value="0.77" calcext:value-type="currency">
            <text:p>$0.77</text:p>
          </table:table-cell>
          <table:table-cell office:value-type="currency" office:currency="AUD" office:value="37.08" calcext:value-type="currency">
            <text:p>$37.08</text:p>
          </table:table-cell>
          <table:table-cell table:formula="of:=DATE(2018;[.K179];MID([.A179];5;2))" office:value-type="date" office:date-value="2018-10-11" calcext:value-type="date">
            <text:p>2018-10-11</text:p>
          </table:table-cell>
          <table:table-cell table:formula="of:=MATCH(LEFT([.A179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3, 2004 00:00:00 AM</text:p>
          </table:table-cell>
          <table:table-cell office:value-type="date" office:date-value="2018-10-13" calcext:value-type="date">
            <text:p>2018-10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13.05" calcext:value-type="currency">
            <text:p>$13.05</text:p>
          </table:table-cell>
          <table:table-cell office:value-type="currency" office:currency="AUD" office:value="4.07" calcext:value-type="currency">
            <text:p>$4.07</text:p>
          </table:table-cell>
          <table:table-cell office:value-type="currency" office:currency="AUD" office:value="8.98" calcext:value-type="currency">
            <text:p>$8.98</text:p>
          </table:table-cell>
          <table:table-cell table:formula="of:=DATE(2018;[.K180];MID([.A180];5;2))" office:value-type="date" office:date-value="2018-10-13" calcext:value-type="date">
            <text:p>2018-10-13</text:p>
          </table:table-cell>
          <table:table-cell table:formula="of:=MATCH(LEFT([.A180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4, 2004 00:00:00 AM</text:p>
          </table:table-cell>
          <table:table-cell office:value-type="date" office:date-value="2018-10-14" calcext:value-type="date">
            <text:p>2018-10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usiness Envelope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2756.66" calcext:value-type="currency">
            <text:p>$2,756.66</text:p>
          </table:table-cell>
          <table:table-cell office:value-type="currency" office:currency="AUD" office:value="1629.98" calcext:value-type="currency">
            <text:p>$1,629.98</text:p>
          </table:table-cell>
          <table:table-cell office:value-type="currency" office:currency="AUD" office:value="1126.68" calcext:value-type="currency">
            <text:p>$1,126.68</text:p>
          </table:table-cell>
          <table:table-cell table:formula="of:=DATE(2018;[.K181];MID([.A181];5;2))" office:value-type="date" office:date-value="2018-10-14" calcext:value-type="date">
            <text:p>2018-10-14</text:p>
          </table:table-cell>
          <table:table-cell table:formula="of:=MATCH(LEFT([.A181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4, 2004 00:00:00 AM</text:p>
          </table:table-cell>
          <table:table-cell office:value-type="date" office:date-value="2018-10-14" calcext:value-type="date">
            <text:p>2018-10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3331.83" calcext:value-type="currency">
            <text:p>$3,331.83</text:p>
          </table:table-cell>
          <table:table-cell office:value-type="currency" office:currency="AUD" office:value="1179.9" calcext:value-type="currency">
            <text:p>$1,179.90</text:p>
          </table:table-cell>
          <table:table-cell office:value-type="currency" office:currency="AUD" office:value="2151.93" calcext:value-type="currency">
            <text:p>$2,151.93</text:p>
          </table:table-cell>
          <table:table-cell table:formula="of:=DATE(2018;[.K182];MID([.A182];5;2))" office:value-type="date" office:date-value="2018-10-14" calcext:value-type="date">
            <text:p>2018-10-14</text:p>
          </table:table-cell>
          <table:table-cell table:formula="of:=MATCH(LEFT([.A182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04 00:00:00 AM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1407.86" calcext:value-type="currency">
            <text:p>$1,407.86</text:p>
          </table:table-cell>
          <table:table-cell office:value-type="currency" office:currency="AUD" office:value="154.4" calcext:value-type="currency">
            <text:p>$154.40</text:p>
          </table:table-cell>
          <table:table-cell office:value-type="currency" office:currency="AUD" office:value="1253.46" calcext:value-type="currency">
            <text:p>$1,253.46</text:p>
          </table:table-cell>
          <table:table-cell table:formula="of:=DATE(2018;[.K183];MID([.A183];5;2))" office:value-type="date" office:date-value="2018-10-17" calcext:value-type="date">
            <text:p>2018-10-17</text:p>
          </table:table-cell>
          <table:table-cell table:formula="of:=MATCH(LEFT([.A183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04 00:00:00 AM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3584.52" calcext:value-type="currency">
            <text:p>$3,584.52</text:p>
          </table:table-cell>
          <table:table-cell office:value-type="currency" office:currency="AUD" office:value="1161.6" calcext:value-type="currency">
            <text:p>$1,161.60</text:p>
          </table:table-cell>
          <table:table-cell office:value-type="currency" office:currency="AUD" office:value="2422.92" calcext:value-type="currency">
            <text:p>$2,422.92</text:p>
          </table:table-cell>
          <table:table-cell table:formula="of:=DATE(2018;[.K184];MID([.A184];5;2))" office:value-type="date" office:date-value="2018-10-17" calcext:value-type="date">
            <text:p>2018-10-17</text:p>
          </table:table-cell>
          <table:table-cell table:formula="of:=MATCH(LEFT([.A184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3, 2004 00:00:00 AM</text:p>
          </table:table-cell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Florence Joy</text:p>
          </table:table-cell>
          <table:table-cell office:value-type="currency" office:currency="AUD" office:value="203.58" calcext:value-type="currency">
            <text:p>$203.58</text:p>
          </table:table-cell>
          <table:table-cell office:value-type="currency" office:currency="AUD" office:value="34.52" calcext:value-type="currency">
            <text:p>$34.52</text:p>
          </table:table-cell>
          <table:table-cell office:value-type="currency" office:currency="AUD" office:value="169.06" calcext:value-type="currency">
            <text:p>$169.06</text:p>
          </table:table-cell>
          <table:table-cell table:formula="of:=DATE(2018;[.K185];MID([.A185];5;2))" office:value-type="date" office:date-value="2018-10-23" calcext:value-type="date">
            <text:p>2018-10-23</text:p>
          </table:table-cell>
          <table:table-cell table:formula="of:=MATCH(LEFT([.A185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3, 2004 00:00:00 AM</text:p>
          </table:table-cell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52.55" calcext:value-type="currency">
            <text:p>$52.55</text:p>
          </table:table-cell>
          <table:table-cell office:value-type="currency" office:currency="AUD" office:value="27.99" calcext:value-type="currency">
            <text:p>$27.99</text:p>
          </table:table-cell>
          <table:table-cell office:value-type="currency" office:currency="AUD" office:value="24.56" calcext:value-type="currency">
            <text:p>$24.56</text:p>
          </table:table-cell>
          <table:table-cell table:formula="of:=DATE(2018;[.K186];MID([.A186];5;2))" office:value-type="date" office:date-value="2018-10-23" calcext:value-type="date">
            <text:p>2018-10-23</text:p>
          </table:table-cell>
          <table:table-cell table:formula="of:=MATCH(LEFT([.A186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4, 2004 00:00:00 AM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406.15" calcext:value-type="currency">
            <text:p>$406.15</text:p>
          </table:table-cell>
          <table:table-cell office:value-type="currency" office:currency="AUD" office:value="129.71" calcext:value-type="currency">
            <text:p>$129.71</text:p>
          </table:table-cell>
          <table:table-cell office:value-type="currency" office:currency="AUD" office:value="276.44" calcext:value-type="currency">
            <text:p>$276.44</text:p>
          </table:table-cell>
          <table:table-cell table:formula="of:=DATE(2018;[.K187];MID([.A187];5;2))" office:value-type="date" office:date-value="2018-10-24" calcext:value-type="date">
            <text:p>2018-10-24</text:p>
          </table:table-cell>
          <table:table-cell table:formula="of:=MATCH(LEFT([.A18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9, 2004 00:00:00 AM</text:p>
          </table:table-cell>
          <table:table-cell office:value-type="date" office:date-value="2018-10-29" calcext:value-type="date">
            <text:p>2018-10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226.55" calcext:value-type="currency">
            <text:p>$226.55</text:p>
          </table:table-cell>
          <table:table-cell office:value-type="currency" office:currency="AUD" office:value="63.8" calcext:value-type="currency">
            <text:p>$63.80</text:p>
          </table:table-cell>
          <table:table-cell office:value-type="currency" office:currency="AUD" office:value="162.75" calcext:value-type="currency">
            <text:p>$162.75</text:p>
          </table:table-cell>
          <table:table-cell table:formula="of:=DATE(2018;[.K188];MID([.A188];5;2))" office:value-type="date" office:date-value="2018-10-29" calcext:value-type="date">
            <text:p>2018-10-29</text:p>
          </table:table-cell>
          <table:table-cell table:formula="of:=MATCH(LEFT([.A188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30, 2004 00:00:00 AM</text:p>
          </table:table-cell>
          <table:table-cell office:value-type="date" office:date-value="2018-10-30" calcext:value-type="date">
            <text:p>2018-10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Thomas Seio</text:p>
          </table:table-cell>
          <table:table-cell office:value-type="currency" office:currency="AUD" office:value="245.62" calcext:value-type="currency">
            <text:p>$245.62</text:p>
          </table:table-cell>
          <table:table-cell office:value-type="currency" office:currency="AUD" office:value="130.9" calcext:value-type="currency">
            <text:p>$130.90</text:p>
          </table:table-cell>
          <table:table-cell office:value-type="currency" office:currency="AUD" office:value="114.72" calcext:value-type="currency">
            <text:p>$114.72</text:p>
          </table:table-cell>
          <table:table-cell table:formula="of:=DATE(2018;[.K189];MID([.A189];5;2))" office:value-type="date" office:date-value="2018-10-30" calcext:value-type="date">
            <text:p>2018-10-30</text:p>
          </table:table-cell>
          <table:table-cell table:formula="of:=MATCH(LEFT([.A189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3, 2004 00:00:00 AM</text:p>
          </table:table-cell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668.82" calcext:value-type="currency">
            <text:p>$668.82</text:p>
          </table:table-cell>
          <table:table-cell office:value-type="currency" office:currency="AUD" office:value="182.98" calcext:value-type="currency">
            <text:p>$182.98</text:p>
          </table:table-cell>
          <table:table-cell office:value-type="currency" office:currency="AUD" office:value="485.84" calcext:value-type="currency">
            <text:p>$485.84</text:p>
          </table:table-cell>
          <table:table-cell table:formula="of:=DATE(2018;[.K190];MID([.A190];5;2))" office:value-type="date" office:date-value="2018-11-03" calcext:value-type="date">
            <text:p>2018-11-03</text:p>
          </table:table-cell>
          <table:table-cell table:formula="of:=MATCH(LEFT([.A19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5, 2004 00:00:00 AM</text:p>
          </table:table-cell>
          <table:table-cell office:value-type="date" office:date-value="2018-11-05" calcext:value-type="date">
            <text:p>2018-11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21.97" calcext:value-type="currency">
            <text:p>$21.97</text:p>
          </table:table-cell>
          <table:table-cell office:value-type="currency" office:currency="AUD" office:value="7.4" calcext:value-type="currency">
            <text:p>$7.40</text:p>
          </table:table-cell>
          <table:table-cell office:value-type="currency" office:currency="AUD" office:value="14.57" calcext:value-type="currency">
            <text:p>$14.57</text:p>
          </table:table-cell>
          <table:table-cell table:formula="of:=DATE(2018;[.K191];MID([.A191];5;2))" office:value-type="date" office:date-value="2018-11-05" calcext:value-type="date">
            <text:p>2018-11-05</text:p>
          </table:table-cell>
          <table:table-cell table:formula="of:=MATCH(LEFT([.A19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5, 2004 00:00:00 AM</text:p>
          </table:table-cell>
          <table:table-cell office:value-type="date" office:date-value="2018-11-05" calcext:value-type="date">
            <text:p>2018-11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432.5" calcext:value-type="currency">
            <text:p>$432.50</text:p>
          </table:table-cell>
          <table:table-cell office:value-type="currency" office:currency="AUD" office:value="57.56" calcext:value-type="currency">
            <text:p>$57.56</text:p>
          </table:table-cell>
          <table:table-cell office:value-type="currency" office:currency="AUD" office:value="374.94" calcext:value-type="currency">
            <text:p>$374.94</text:p>
          </table:table-cell>
          <table:table-cell table:formula="of:=DATE(2018;[.K192];MID([.A192];5;2))" office:value-type="date" office:date-value="2018-11-05" calcext:value-type="date">
            <text:p>2018-11-05</text:p>
          </table:table-cell>
          <table:table-cell table:formula="of:=MATCH(LEFT([.A192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5, 2004 00:00:00 AM</text:p>
          </table:table-cell>
          <table:table-cell office:value-type="date" office:date-value="2018-11-05" calcext:value-type="date">
            <text:p>2018-11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4643.36" calcext:value-type="currency">
            <text:p>$4,643.36</text:p>
          </table:table-cell>
          <table:table-cell office:value-type="currency" office:currency="AUD" office:value="1548.54" calcext:value-type="currency">
            <text:p>$1,548.54</text:p>
          </table:table-cell>
          <table:table-cell office:value-type="currency" office:currency="AUD" office:value="3094.82" calcext:value-type="currency">
            <text:p>$3,094.82</text:p>
          </table:table-cell>
          <table:table-cell table:formula="of:=DATE(2018;[.K193];MID([.A193];5;2))" office:value-type="date" office:date-value="2018-11-05" calcext:value-type="date">
            <text:p>2018-11-05</text:p>
          </table:table-cell>
          <table:table-cell table:formula="of:=MATCH(LEFT([.A193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6, 2004 00:00:00 AM</text:p>
          </table:table-cell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ins and Tack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6.02" calcext:value-type="currency">
            <text:p>$6.02</text:p>
          </table:table-cell>
          <table:table-cell office:value-type="currency" office:currency="AUD" office:value="0.83" calcext:value-type="currency">
            <text:p>$0.83</text:p>
          </table:table-cell>
          <table:table-cell office:value-type="currency" office:currency="AUD" office:value="5.19" calcext:value-type="currency">
            <text:p>$5.19</text:p>
          </table:table-cell>
          <table:table-cell table:formula="of:=DATE(2018;[.K194];MID([.A194];5;2))" office:value-type="date" office:date-value="2018-11-06" calcext:value-type="date">
            <text:p>2018-11-06</text:p>
          </table:table-cell>
          <table:table-cell table:formula="of:=MATCH(LEFT([.A194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7, 2004 00:00:00 AM</text:p>
          </table:table-cell>
          <table:table-cell office:value-type="date" office:date-value="2018-11-07" calcext:value-type="date">
            <text:p>2018-11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1943.83" calcext:value-type="currency">
            <text:p>$1,943.83</text:p>
          </table:table-cell>
          <table:table-cell office:value-type="currency" office:currency="AUD" office:value="709.05" calcext:value-type="currency">
            <text:p>$709.05</text:p>
          </table:table-cell>
          <table:table-cell office:value-type="currency" office:currency="AUD" office:value="1234.78" calcext:value-type="currency">
            <text:p>$1,234.78</text:p>
          </table:table-cell>
          <table:table-cell table:formula="of:=DATE(2018;[.K195];MID([.A195];5;2))" office:value-type="date" office:date-value="2018-11-07" calcext:value-type="date">
            <text:p>2018-11-07</text:p>
          </table:table-cell>
          <table:table-cell table:formula="of:=MATCH(LEFT([.A195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7, 2004 00:00:00 AM</text:p>
          </table:table-cell>
          <table:table-cell office:value-type="date" office:date-value="2018-11-07" calcext:value-type="date">
            <text:p>2018-11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967.18" calcext:value-type="currency">
            <text:p>$2,967.18</text:p>
          </table:table-cell>
          <table:table-cell office:value-type="currency" office:currency="AUD" office:value="615.5" calcext:value-type="currency">
            <text:p>$615.50</text:p>
          </table:table-cell>
          <table:table-cell office:value-type="currency" office:currency="AUD" office:value="2351.68" calcext:value-type="currency">
            <text:p>$2,351.68</text:p>
          </table:table-cell>
          <table:table-cell table:formula="of:=DATE(2018;[.K196];MID([.A196];5;2))" office:value-type="date" office:date-value="2018-11-07" calcext:value-type="date">
            <text:p>2018-11-07</text:p>
          </table:table-cell>
          <table:table-cell table:formula="of:=MATCH(LEFT([.A196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9, 2004 00:00:00 AM</text:p>
          </table:table-cell>
          <table:table-cell office:value-type="date" office:date-value="2018-11-09" calcext:value-type="date">
            <text:p>2018-11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5521.04" calcext:value-type="currency">
            <text:p>$5,521.04</text:p>
          </table:table-cell>
          <table:table-cell office:value-type="currency" office:currency="AUD" office:value="2405.2" calcext:value-type="currency">
            <text:p>$2,405.20</text:p>
          </table:table-cell>
          <table:table-cell office:value-type="currency" office:currency="AUD" office:value="3115.84" calcext:value-type="currency">
            <text:p>$3,115.84</text:p>
          </table:table-cell>
          <table:table-cell table:formula="of:=DATE(2018;[.K197];MID([.A197];5;2))" office:value-type="date" office:date-value="2018-11-09" calcext:value-type="date">
            <text:p>2018-11-09</text:p>
          </table:table-cell>
          <table:table-cell table:formula="of:=MATCH(LEFT([.A197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0, 2004 00:00:00 AM</text:p>
          </table:table-cell>
          <table:table-cell office:value-type="date" office:date-value="2018-11-10" calcext:value-type="date">
            <text:p>2018-11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441.39" calcext:value-type="currency">
            <text:p>$441.39</text:p>
          </table:table-cell>
          <table:table-cell office:value-type="currency" office:currency="AUD" office:value="216.02" calcext:value-type="currency">
            <text:p>$216.02</text:p>
          </table:table-cell>
          <table:table-cell office:value-type="currency" office:currency="AUD" office:value="225.37" calcext:value-type="currency">
            <text:p>$225.37</text:p>
          </table:table-cell>
          <table:table-cell table:formula="of:=DATE(2018;[.K198];MID([.A198];5;2))" office:value-type="date" office:date-value="2018-11-10" calcext:value-type="date">
            <text:p>2018-11-10</text:p>
          </table:table-cell>
          <table:table-cell table:formula="of:=MATCH(LEFT([.A198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1, 2004 00:00:00 AM</text:p>
          </table:table-cell>
          <table:table-cell office:value-type="date" office:date-value="2018-11-11" calcext:value-type="date">
            <text:p>2018-11-1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19.31" calcext:value-type="currency">
            <text:p>$19.31</text:p>
          </table:table-cell>
          <table:table-cell office:value-type="currency" office:currency="AUD" office:value="1.34" calcext:value-type="currency">
            <text:p>$1.34</text:p>
          </table:table-cell>
          <table:table-cell office:value-type="currency" office:currency="AUD" office:value="17.97" calcext:value-type="currency">
            <text:p>$17.97</text:p>
          </table:table-cell>
          <table:table-cell table:formula="of:=DATE(2018;[.K199];MID([.A199];5;2))" office:value-type="date" office:date-value="2018-11-11" calcext:value-type="date">
            <text:p>2018-11-11</text:p>
          </table:table-cell>
          <table:table-cell table:formula="of:=MATCH(LEFT([.A199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2, 2004 00:00:00 AM</text:p>
          </table:table-cell>
          <table:table-cell office:value-type="date" office:date-value="2018-11-12" calcext:value-type="date">
            <text:p>2018-11-1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787.63" calcext:value-type="currency">
            <text:p>$1,787.63</text:p>
          </table:table-cell>
          <table:table-cell office:value-type="currency" office:currency="AUD" office:value="627.41" calcext:value-type="currency">
            <text:p>$627.41</text:p>
          </table:table-cell>
          <table:table-cell office:value-type="currency" office:currency="AUD" office:value="1160.22" calcext:value-type="currency">
            <text:p>$1,160.22</text:p>
          </table:table-cell>
          <table:table-cell table:formula="of:=DATE(2018;[.K200];MID([.A200];5;2))" office:value-type="date" office:date-value="2018-11-12" calcext:value-type="date">
            <text:p>2018-11-12</text:p>
          </table:table-cell>
          <table:table-cell table:formula="of:=MATCH(LEFT([.A20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3, 2004 00:00:00 AM</text:p>
          </table:table-cell>
          <table:table-cell office:value-type="date" office:date-value="2018-11-13" calcext:value-type="date">
            <text:p>2018-11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736.06" calcext:value-type="currency">
            <text:p>$736.06</text:p>
          </table:table-cell>
          <table:table-cell office:value-type="currency" office:currency="AUD" office:value="383.3" calcext:value-type="currency">
            <text:p>$383.30</text:p>
          </table:table-cell>
          <table:table-cell office:value-type="currency" office:currency="AUD" office:value="352.76" calcext:value-type="currency">
            <text:p>$352.76</text:p>
          </table:table-cell>
          <table:table-cell table:formula="of:=DATE(2018;[.K201];MID([.A201];5;2))" office:value-type="date" office:date-value="2018-11-13" calcext:value-type="date">
            <text:p>2018-11-13</text:p>
          </table:table-cell>
          <table:table-cell table:formula="of:=MATCH(LEFT([.A20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4, 2004 00:00:00 AM</text:p>
          </table:table-cell>
          <table:table-cell office:value-type="date" office:date-value="2018-11-14" calcext:value-type="date">
            <text:p>2018-11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325.61" calcext:value-type="currency">
            <text:p>$325.61</text:p>
          </table:table-cell>
          <table:table-cell office:value-type="currency" office:currency="AUD" office:value="115.94" calcext:value-type="currency">
            <text:p>$115.94</text:p>
          </table:table-cell>
          <table:table-cell office:value-type="currency" office:currency="AUD" office:value="209.67" calcext:value-type="currency">
            <text:p>$209.67</text:p>
          </table:table-cell>
          <table:table-cell table:formula="of:=DATE(2018;[.K202];MID([.A202];5;2))" office:value-type="date" office:date-value="2018-11-14" calcext:value-type="date">
            <text:p>2018-11-14</text:p>
          </table:table-cell>
          <table:table-cell table:formula="of:=MATCH(LEFT([.A202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5, 2004 00:00:00 AM</text:p>
          </table:table-cell>
          <table:table-cell office:value-type="date" office:date-value="2018-11-15" calcext:value-type="date">
            <text:p>2018-11-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754.1" calcext:value-type="currency">
            <text:p>$754.10</text:p>
          </table:table-cell>
          <table:table-cell office:value-type="currency" office:currency="AUD" office:value="264.02" calcext:value-type="currency">
            <text:p>$264.02</text:p>
          </table:table-cell>
          <table:table-cell office:value-type="currency" office:currency="AUD" office:value="490.08" calcext:value-type="currency">
            <text:p>$490.08</text:p>
          </table:table-cell>
          <table:table-cell table:formula="of:=DATE(2018;[.K203];MID([.A203];5;2))" office:value-type="date" office:date-value="2018-11-15" calcext:value-type="date">
            <text:p>2018-11-15</text:p>
          </table:table-cell>
          <table:table-cell table:formula="of:=MATCH(LEFT([.A203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6, 2004 00:00:00 AM</text:p>
          </table:table-cell>
          <table:table-cell office:value-type="date" office:date-value="2018-11-16" calcext:value-type="date">
            <text:p>2018-11-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77.47" calcext:value-type="currency">
            <text:p>$77.47</text:p>
          </table:table-cell>
          <table:table-cell office:value-type="currency" office:currency="AUD" office:value="33.2" calcext:value-type="currency">
            <text:p>$33.20</text:p>
          </table:table-cell>
          <table:table-cell office:value-type="currency" office:currency="AUD" office:value="44.27" calcext:value-type="currency">
            <text:p>$44.27</text:p>
          </table:table-cell>
          <table:table-cell table:formula="of:=DATE(2018;[.K204];MID([.A204];5;2))" office:value-type="date" office:date-value="2018-11-16" calcext:value-type="date">
            <text:p>2018-11-16</text:p>
          </table:table-cell>
          <table:table-cell table:formula="of:=MATCH(LEFT([.A204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8, 2004 00:00:00 AM</text:p>
          </table:table-cell>
          <table:table-cell office:value-type="date" office:date-value="2018-11-18" calcext:value-type="date">
            <text:p>2018-11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6318.74" calcext:value-type="currency">
            <text:p>$6,318.74</text:p>
          </table:table-cell>
          <table:table-cell office:value-type="currency" office:currency="AUD" office:value="2150.17" calcext:value-type="currency">
            <text:p>$2,150.17</text:p>
          </table:table-cell>
          <table:table-cell office:value-type="currency" office:currency="AUD" office:value="4168.57" calcext:value-type="currency">
            <text:p>$4,168.57</text:p>
          </table:table-cell>
          <table:table-cell table:formula="of:=DATE(2018;[.K205];MID([.A205];5;2))" office:value-type="date" office:date-value="2018-11-18" calcext:value-type="date">
            <text:p>2018-11-18</text:p>
          </table:table-cell>
          <table:table-cell table:formula="of:=MATCH(LEFT([.A205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9, 2004 00:00:00 AM</text:p>
          </table:table-cell>
          <table:table-cell office:value-type="date" office:date-value="2018-11-19" calcext:value-type="date">
            <text:p>2018-11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1519.57" calcext:value-type="currency">
            <text:p>$1,519.57</text:p>
          </table:table-cell>
          <table:table-cell office:value-type="currency" office:currency="AUD" office:value="490.38" calcext:value-type="currency">
            <text:p>$490.38</text:p>
          </table:table-cell>
          <table:table-cell office:value-type="currency" office:currency="AUD" office:value="1029.19" calcext:value-type="currency">
            <text:p>$1,029.19</text:p>
          </table:table-cell>
          <table:table-cell table:formula="of:=DATE(2018;[.K206];MID([.A206];5;2))" office:value-type="date" office:date-value="2018-11-19" calcext:value-type="date">
            <text:p>2018-11-19</text:p>
          </table:table-cell>
          <table:table-cell table:formula="of:=MATCH(LEFT([.A206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1, 2004 00:00:00 AM</text:p>
          </table:table-cell>
          <table:table-cell office:value-type="date" office:date-value="2018-11-21" calcext:value-type="date">
            <text:p>2018-11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lored Envelopes</text:p>
          </table:table-cell>
          <table:table-cell office:value-type="string" calcext:value-type="string">
            <text:p>Florence Joy</text:p>
          </table:table-cell>
          <table:table-cell office:value-type="currency" office:currency="AUD" office:value="206.44" calcext:value-type="currency">
            <text:p>$206.44</text:p>
          </table:table-cell>
          <table:table-cell office:value-type="currency" office:currency="AUD" office:value="55.83" calcext:value-type="currency">
            <text:p>$55.83</text:p>
          </table:table-cell>
          <table:table-cell office:value-type="currency" office:currency="AUD" office:value="150.61" calcext:value-type="currency">
            <text:p>$150.61</text:p>
          </table:table-cell>
          <table:table-cell table:formula="of:=DATE(2018;[.K207];MID([.A207];5;2))" office:value-type="date" office:date-value="2018-11-21" calcext:value-type="date">
            <text:p>2018-11-21</text:p>
          </table:table-cell>
          <table:table-cell table:formula="of:=MATCH(LEFT([.A207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1, 2004 00:00:00 AM</text:p>
          </table:table-cell>
          <table:table-cell office:value-type="date" office:date-value="2018-11-21" calcext:value-type="date">
            <text:p>2018-11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613.62" calcext:value-type="currency">
            <text:p>$613.62</text:p>
          </table:table-cell>
          <table:table-cell office:value-type="currency" office:currency="AUD" office:value="267.88" calcext:value-type="currency">
            <text:p>$267.88</text:p>
          </table:table-cell>
          <table:table-cell office:value-type="currency" office:currency="AUD" office:value="345.74" calcext:value-type="currency">
            <text:p>$345.74</text:p>
          </table:table-cell>
          <table:table-cell table:formula="of:=DATE(2018;[.K208];MID([.A208];5;2))" office:value-type="date" office:date-value="2018-11-21" calcext:value-type="date">
            <text:p>2018-11-21</text:p>
          </table:table-cell>
          <table:table-cell table:formula="of:=MATCH(LEFT([.A208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6, 2004 00:00:00 AM</text:p>
          </table:table-cell>
          <table:table-cell office:value-type="date" office:date-value="2018-11-26" calcext:value-type="date">
            <text:p>2018-11-2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334.65" calcext:value-type="currency">
            <text:p>$334.65</text:p>
          </table:table-cell>
          <table:table-cell office:value-type="currency" office:currency="AUD" office:value="22.4" calcext:value-type="currency">
            <text:p>$22.40</text:p>
          </table:table-cell>
          <table:table-cell office:value-type="currency" office:currency="AUD" office:value="312.25" calcext:value-type="currency">
            <text:p>$312.25</text:p>
          </table:table-cell>
          <table:table-cell table:formula="of:=DATE(2018;[.K209];MID([.A209];5;2))" office:value-type="date" office:date-value="2018-11-26" calcext:value-type="date">
            <text:p>2018-11-26</text:p>
          </table:table-cell>
          <table:table-cell table:formula="of:=MATCH(LEFT([.A209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7, 2004 00:00:00 AM</text:p>
          </table:table-cell>
          <table:table-cell office:value-type="date" office:date-value="2018-11-27" calcext:value-type="date">
            <text:p>2018-11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nu Karthik</text:p>
          </table:table-cell>
          <table:table-cell office:value-type="currency" office:currency="AUD" office:value="2103.63" calcext:value-type="currency">
            <text:p>$2,103.63</text:p>
          </table:table-cell>
          <table:table-cell office:value-type="currency" office:currency="AUD" office:value="876.85" calcext:value-type="currency">
            <text:p>$876.85</text:p>
          </table:table-cell>
          <table:table-cell office:value-type="currency" office:currency="AUD" office:value="1226.78" calcext:value-type="currency">
            <text:p>$1,226.78</text:p>
          </table:table-cell>
          <table:table-cell table:formula="of:=DATE(2018;[.K210];MID([.A210];5;2))" office:value-type="date" office:date-value="2018-11-27" calcext:value-type="date">
            <text:p>2018-11-27</text:p>
          </table:table-cell>
          <table:table-cell table:formula="of:=MATCH(LEFT([.A21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9, 2004 00:00:00 AM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8076.9" calcext:value-type="currency">
            <text:p>$8,076.90</text:p>
          </table:table-cell>
          <table:table-cell office:value-type="currency" office:currency="AUD" office:value="2919.97" calcext:value-type="currency">
            <text:p>$2,919.97</text:p>
          </table:table-cell>
          <table:table-cell office:value-type="currency" office:currency="AUD" office:value="5156.93" calcext:value-type="currency">
            <text:p>$5,156.93</text:p>
          </table:table-cell>
          <table:table-cell table:formula="of:=DATE(2018;[.K211];MID([.A211];5;2))" office:value-type="date" office:date-value="2018-11-29" calcext:value-type="date">
            <text:p>2018-11-29</text:p>
          </table:table-cell>
          <table:table-cell table:formula="of:=MATCH(LEFT([.A21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1, 2004 00:00:00 AM</text:p>
          </table:table-cell>
          <table:table-cell office:value-type="date" office:date-value="2018-12-01" calcext:value-type="date">
            <text:p>2018-12-0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132.23" calcext:value-type="currency">
            <text:p>$132.23</text:p>
          </table:table-cell>
          <table:table-cell office:value-type="currency" office:currency="AUD" office:value="60.81" calcext:value-type="currency">
            <text:p>$60.81</text:p>
          </table:table-cell>
          <table:table-cell office:value-type="currency" office:currency="AUD" office:value="71.42" calcext:value-type="currency">
            <text:p>$71.42</text:p>
          </table:table-cell>
          <table:table-cell table:formula="of:=DATE(2018;[.K212];MID([.A212];5;2))" office:value-type="date" office:date-value="2018-12-01" calcext:value-type="date">
            <text:p>2018-12-01</text:p>
          </table:table-cell>
          <table:table-cell table:formula="of:=MATCH(LEFT([.A212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4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288.92" calcext:value-type="currency">
            <text:p>$288.92</text:p>
          </table:table-cell>
          <table:table-cell office:value-type="currency" office:currency="AUD" office:value="3.64" calcext:value-type="currency">
            <text:p>$3.64</text:p>
          </table:table-cell>
          <table:table-cell office:value-type="currency" office:currency="AUD" office:value="285.28" calcext:value-type="currency">
            <text:p>$285.28</text:p>
          </table:table-cell>
          <table:table-cell table:formula="of:=DATE(2018;[.K213];MID([.A213];5;2))" office:value-type="date" office:date-value="2018-12-02" calcext:value-type="date">
            <text:p>2018-12-02</text:p>
          </table:table-cell>
          <table:table-cell table:formula="of:=MATCH(LEFT([.A213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4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833.43" calcext:value-type="currency">
            <text:p>$833.43</text:p>
          </table:table-cell>
          <table:table-cell office:value-type="currency" office:currency="AUD" office:value="485.87" calcext:value-type="currency">
            <text:p>$485.87</text:p>
          </table:table-cell>
          <table:table-cell office:value-type="currency" office:currency="AUD" office:value="347.56" calcext:value-type="currency">
            <text:p>$347.56</text:p>
          </table:table-cell>
          <table:table-cell table:formula="of:=DATE(2018;[.K214];MID([.A214];5;2))" office:value-type="date" office:date-value="2018-12-02" calcext:value-type="date">
            <text:p>2018-12-02</text:p>
          </table:table-cell>
          <table:table-cell table:formula="of:=MATCH(LEFT([.A214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4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413.39" calcext:value-type="currency">
            <text:p>$413.39</text:p>
          </table:table-cell>
          <table:table-cell office:value-type="currency" office:currency="AUD" office:value="226.04" calcext:value-type="currency">
            <text:p>$226.04</text:p>
          </table:table-cell>
          <table:table-cell office:value-type="currency" office:currency="AUD" office:value="187.35" calcext:value-type="currency">
            <text:p>$187.35</text:p>
          </table:table-cell>
          <table:table-cell table:formula="of:=DATE(2018;[.K215];MID([.A215];5;2))" office:value-type="date" office:date-value="2018-12-02" calcext:value-type="date">
            <text:p>2018-12-02</text:p>
          </table:table-cell>
          <table:table-cell table:formula="of:=MATCH(LEFT([.A215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4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11751.55" calcext:value-type="currency">
            <text:p>$11,751.55</text:p>
          </table:table-cell>
          <table:table-cell office:value-type="currency" office:currency="AUD" office:value="6365.29" calcext:value-type="currency">
            <text:p>$6,365.29</text:p>
          </table:table-cell>
          <table:table-cell office:value-type="currency" office:currency="AUD" office:value="5386.26" calcext:value-type="currency">
            <text:p>$5,386.26</text:p>
          </table:table-cell>
          <table:table-cell table:formula="of:=DATE(2018;[.K216];MID([.A216];5;2))" office:value-type="date" office:date-value="2018-12-02" calcext:value-type="date">
            <text:p>2018-12-02</text:p>
          </table:table-cell>
          <table:table-cell table:formula="of:=MATCH(LEFT([.A216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4, 2004 00:00:00 AM</text:p>
          </table:table-cell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6.38" calcext:value-type="currency">
            <text:p>$16.38</text:p>
          </table:table-cell>
          <table:table-cell office:value-type="currency" office:currency="AUD" office:value="2.66" calcext:value-type="currency">
            <text:p>$2.66</text:p>
          </table:table-cell>
          <table:table-cell office:value-type="currency" office:currency="AUD" office:value="13.72" calcext:value-type="currency">
            <text:p>$13.72</text:p>
          </table:table-cell>
          <table:table-cell table:formula="of:=DATE(2018;[.K217];MID([.A217];5;2))" office:value-type="date" office:date-value="2018-12-04" calcext:value-type="date">
            <text:p>2018-12-04</text:p>
          </table:table-cell>
          <table:table-cell table:formula="of:=MATCH(LEFT([.A217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4, 2004 00:00:00 AM</text:p>
          </table:table-cell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908.01" calcext:value-type="currency">
            <text:p>$908.01</text:p>
          </table:table-cell>
          <table:table-cell office:value-type="currency" office:currency="AUD" office:value="84.46" calcext:value-type="currency">
            <text:p>$84.46</text:p>
          </table:table-cell>
          <table:table-cell office:value-type="currency" office:currency="AUD" office:value="823.55" calcext:value-type="currency">
            <text:p>$823.55</text:p>
          </table:table-cell>
          <table:table-cell table:formula="of:=DATE(2018;[.K218];MID([.A218];5;2))" office:value-type="date" office:date-value="2018-12-04" calcext:value-type="date">
            <text:p>2018-12-04</text:p>
          </table:table-cell>
          <table:table-cell table:formula="of:=MATCH(LEFT([.A218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5, 2004 00:00:00 AM</text:p>
          </table:table-cell>
          <table:table-cell office:value-type="date" office:date-value="2018-12-05" calcext:value-type="date">
            <text:p>2018-1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96.85" calcext:value-type="currency">
            <text:p>$96.85</text:p>
          </table:table-cell>
          <table:table-cell office:value-type="currency" office:currency="AUD" office:value="30.17" calcext:value-type="currency">
            <text:p>$30.17</text:p>
          </table:table-cell>
          <table:table-cell office:value-type="currency" office:currency="AUD" office:value="66.68" calcext:value-type="currency">
            <text:p>$66.68</text:p>
          </table:table-cell>
          <table:table-cell table:formula="of:=DATE(2018;[.K219];MID([.A219];5;2))" office:value-type="date" office:date-value="2018-12-05" calcext:value-type="date">
            <text:p>2018-12-05</text:p>
          </table:table-cell>
          <table:table-cell table:formula="of:=MATCH(LEFT([.A219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5, 2004 00:00:00 AM</text:p>
          </table:table-cell>
          <table:table-cell office:value-type="date" office:date-value="2018-12-05" calcext:value-type="date">
            <text:p>2018-1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400.64" calcext:value-type="currency">
            <text:p>$400.64</text:p>
          </table:table-cell>
          <table:table-cell office:value-type="currency" office:currency="AUD" office:value="34.86" calcext:value-type="currency">
            <text:p>$34.86</text:p>
          </table:table-cell>
          <table:table-cell office:value-type="currency" office:currency="AUD" office:value="365.78" calcext:value-type="currency">
            <text:p>$365.78</text:p>
          </table:table-cell>
          <table:table-cell table:formula="of:=DATE(2018;[.K220];MID([.A220];5;2))" office:value-type="date" office:date-value="2018-12-05" calcext:value-type="date">
            <text:p>2018-12-05</text:p>
          </table:table-cell>
          <table:table-cell table:formula="of:=MATCH(LEFT([.A220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8, 2004 00:00:00 AM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ctor Price</text:p>
          </table:table-cell>
          <table:table-cell office:value-type="currency" office:currency="AUD" office:value="176.97" calcext:value-type="currency">
            <text:p>$176.97</text:p>
          </table:table-cell>
          <table:table-cell office:value-type="currency" office:currency="AUD" office:value="80.4" calcext:value-type="currency">
            <text:p>$80.40</text:p>
          </table:table-cell>
          <table:table-cell office:value-type="currency" office:currency="AUD" office:value="96.57" calcext:value-type="currency">
            <text:p>$96.57</text:p>
          </table:table-cell>
          <table:table-cell table:formula="of:=DATE(2018;[.K221];MID([.A221];5;2))" office:value-type="date" office:date-value="2018-12-08" calcext:value-type="date">
            <text:p>2018-12-08</text:p>
          </table:table-cell>
          <table:table-cell table:formula="of:=MATCH(LEFT([.A221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3, 2004 00:00:00 AM</text:p>
          </table:table-cell>
          <table:table-cell office:value-type="date" office:date-value="2018-12-13" calcext:value-type="date">
            <text:p>2018-12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 Waugh</text:p>
          </table:table-cell>
          <table:table-cell office:value-type="currency" office:currency="AUD" office:value="1092.48" calcext:value-type="currency">
            <text:p>$1,092.48</text:p>
          </table:table-cell>
          <table:table-cell office:value-type="currency" office:currency="AUD" office:value="657.71" calcext:value-type="currency">
            <text:p>$657.71</text:p>
          </table:table-cell>
          <table:table-cell office:value-type="currency" office:currency="AUD" office:value="434.77" calcext:value-type="currency">
            <text:p>$434.77</text:p>
          </table:table-cell>
          <table:table-cell table:formula="of:=DATE(2018;[.K222];MID([.A222];5;2))" office:value-type="date" office:date-value="2018-12-13" calcext:value-type="date">
            <text:p>2018-12-13</text:p>
          </table:table-cell>
          <table:table-cell table:formula="of:=MATCH(LEFT([.A222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4, 2004 00:00:00 AM</text:p>
          </table:table-cell>
          <table:table-cell office:value-type="date" office:date-value="2018-12-14" calcext:value-type="date">
            <text:p>2018-12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lored Envelop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150.31" calcext:value-type="currency">
            <text:p>$150.31</text:p>
          </table:table-cell>
          <table:table-cell office:value-type="currency" office:currency="AUD" office:value="46.64" calcext:value-type="currency">
            <text:p>$46.64</text:p>
          </table:table-cell>
          <table:table-cell office:value-type="currency" office:currency="AUD" office:value="103.67" calcext:value-type="currency">
            <text:p>$103.67</text:p>
          </table:table-cell>
          <table:table-cell table:formula="of:=DATE(2018;[.K223];MID([.A223];5;2))" office:value-type="date" office:date-value="2018-12-14" calcext:value-type="date">
            <text:p>2018-12-14</text:p>
          </table:table-cell>
          <table:table-cell table:formula="of:=MATCH(LEFT([.A223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6, 2004 00:00:00 AM</text:p>
          </table:table-cell>
          <table:table-cell office:value-type="date" office:date-value="2018-12-16" calcext:value-type="date">
            <text:p>2018-12-1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1233.29" calcext:value-type="currency">
            <text:p>$1,233.29</text:p>
          </table:table-cell>
          <table:table-cell office:value-type="currency" office:currency="AUD" office:value="692.59" calcext:value-type="currency">
            <text:p>$692.59</text:p>
          </table:table-cell>
          <table:table-cell office:value-type="currency" office:currency="AUD" office:value="540.7" calcext:value-type="currency">
            <text:p>$540.70</text:p>
          </table:table-cell>
          <table:table-cell table:formula="of:=DATE(2018;[.K224];MID([.A224];5;2))" office:value-type="date" office:date-value="2018-12-16" calcext:value-type="date">
            <text:p>2018-12-16</text:p>
          </table:table-cell>
          <table:table-cell table:formula="of:=MATCH(LEFT([.A224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7, 2004 00:00:00 AM</text:p>
          </table:table-cell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27.98" calcext:value-type="currency">
            <text:p>$127.98</text:p>
          </table:table-cell>
          <table:table-cell office:value-type="currency" office:currency="AUD" office:value="74.75" calcext:value-type="currency">
            <text:p>$74.75</text:p>
          </table:table-cell>
          <table:table-cell office:value-type="currency" office:currency="AUD" office:value="53.23" calcext:value-type="currency">
            <text:p>$53.23</text:p>
          </table:table-cell>
          <table:table-cell table:formula="of:=DATE(2018;[.K225];MID([.A225];5;2))" office:value-type="date" office:date-value="2018-12-17" calcext:value-type="date">
            <text:p>2018-12-17</text:p>
          </table:table-cell>
          <table:table-cell table:formula="of:=MATCH(LEFT([.A225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9, 2004 00:00:00 AM</text:p>
          </table:table-cell>
          <table:table-cell office:value-type="date" office:date-value="2018-12-19" calcext:value-type="date">
            <text:p>2018-12-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923.3" calcext:value-type="currency">
            <text:p>$923.30</text:p>
          </table:table-cell>
          <table:table-cell office:value-type="currency" office:currency="AUD" office:value="120.98" calcext:value-type="currency">
            <text:p>$120.98</text:p>
          </table:table-cell>
          <table:table-cell office:value-type="currency" office:currency="AUD" office:value="802.32" calcext:value-type="currency">
            <text:p>$802.32</text:p>
          </table:table-cell>
          <table:table-cell table:formula="of:=DATE(2018;[.K226];MID([.A226];5;2))" office:value-type="date" office:date-value="2018-12-19" calcext:value-type="date">
            <text:p>2018-12-19</text:p>
          </table:table-cell>
          <table:table-cell table:formula="of:=MATCH(LEFT([.A226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0, 2004 00:00:00 AM</text:p>
          </table:table-cell>
          <table:table-cell office:value-type="date" office:date-value="2018-12-20" calcext:value-type="date">
            <text:p>2018-12-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Florence Joy</text:p>
          </table:table-cell>
          <table:table-cell office:value-type="currency" office:currency="AUD" office:value="509.35" calcext:value-type="currency">
            <text:p>$509.35</text:p>
          </table:table-cell>
          <table:table-cell office:value-type="currency" office:currency="AUD" office:value="156.98" calcext:value-type="currency">
            <text:p>$156.98</text:p>
          </table:table-cell>
          <table:table-cell office:value-type="currency" office:currency="AUD" office:value="352.37" calcext:value-type="currency">
            <text:p>$352.37</text:p>
          </table:table-cell>
          <table:table-cell table:formula="of:=DATE(2018;[.K227];MID([.A227];5;2))" office:value-type="date" office:date-value="2018-12-20" calcext:value-type="date">
            <text:p>2018-12-20</text:p>
          </table:table-cell>
          <table:table-cell table:formula="of:=MATCH(LEFT([.A227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2, 2004 00:00:00 AM</text:p>
          </table:table-cell>
          <table:table-cell office:value-type="date" office:date-value="2018-12-22" calcext:value-type="date">
            <text:p>2018-12-2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548.61" calcext:value-type="currency">
            <text:p>$548.61</text:p>
          </table:table-cell>
          <table:table-cell office:value-type="currency" office:currency="AUD" office:value="10.73" calcext:value-type="currency">
            <text:p>$10.73</text:p>
          </table:table-cell>
          <table:table-cell office:value-type="currency" office:currency="AUD" office:value="537.88" calcext:value-type="currency">
            <text:p>$537.88</text:p>
          </table:table-cell>
          <table:table-cell table:formula="of:=DATE(2018;[.K228];MID([.A228];5;2))" office:value-type="date" office:date-value="2018-12-22" calcext:value-type="date">
            <text:p>2018-12-22</text:p>
          </table:table-cell>
          <table:table-cell table:formula="of:=MATCH(LEFT([.A228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30, 2004 00:00:00 AM</text:p>
          </table:table-cell>
          <table:table-cell office:value-type="date" office:date-value="2018-12-30" calcext:value-type="date">
            <text:p>2018-12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9288.95" calcext:value-type="currency">
            <text:p>$9,288.95</text:p>
          </table:table-cell>
          <table:table-cell office:value-type="currency" office:currency="AUD" office:value="633.23" calcext:value-type="currency">
            <text:p>$633.23</text:p>
          </table:table-cell>
          <table:table-cell office:value-type="currency" office:currency="AUD" office:value="8655.72" calcext:value-type="currency">
            <text:p>$8,655.72</text:p>
          </table:table-cell>
          <table:table-cell table:formula="of:=DATE(2018;[.K229];MID([.A229];5;2))" office:value-type="date" office:date-value="2018-12-30" calcext:value-type="date">
            <text:p>2018-12-30</text:p>
          </table:table-cell>
          <table:table-cell table:formula="of:=MATCH(LEFT([.A229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31, 2004 00:00:00 AM</text:p>
          </table:table-cell>
          <table:table-cell office:value-type="date" office:date-value="2018-12-31" calcext:value-type="date">
            <text:p>2018-12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378.74" calcext:value-type="currency">
            <text:p>$378.74</text:p>
          </table:table-cell>
          <table:table-cell office:value-type="currency" office:currency="AUD" office:value="231.42" calcext:value-type="currency">
            <text:p>$231.42</text:p>
          </table:table-cell>
          <table:table-cell office:value-type="currency" office:currency="AUD" office:value="147.32" calcext:value-type="currency">
            <text:p>$147.32</text:p>
          </table:table-cell>
          <table:table-cell table:formula="of:=DATE(2018;[.K230];MID([.A230];5;2))" office:value-type="date" office:date-value="2018-12-31" calcext:value-type="date">
            <text:p>2018-12-31</text:p>
          </table:table-cell>
          <table:table-cell table:formula="of:=MATCH(LEFT([.A230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2, 2005 00:00:00 AM</text:p>
          </table:table-cell>
          <table:table-cell office:value-type="date" office:date-value="2018-01-02" calcext:value-type="date">
            <text:p>2018-01-0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im Courier</text:p>
          </table:table-cell>
          <table:table-cell office:value-type="currency" office:currency="AUD" office:value="1356.56" calcext:value-type="currency">
            <text:p>$1,356.56</text:p>
          </table:table-cell>
          <table:table-cell office:value-type="currency" office:currency="AUD" office:value="525.35" calcext:value-type="currency">
            <text:p>$525.35</text:p>
          </table:table-cell>
          <table:table-cell office:value-type="currency" office:currency="AUD" office:value="831.21" calcext:value-type="currency">
            <text:p>$831.21</text:p>
          </table:table-cell>
          <table:table-cell table:formula="of:=DATE(2018;[.K231];MID([.A231];5;2))" office:value-type="date" office:date-value="2018-01-02" calcext:value-type="date">
            <text:p>2018-01-02</text:p>
          </table:table-cell>
          <table:table-cell table:formula="of:=MATCH(LEFT([.A231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3, 2005 00:00:00 AM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121.15" calcext:value-type="currency">
            <text:p>$121.15</text:p>
          </table:table-cell>
          <table:table-cell office:value-type="currency" office:currency="AUD" office:value="64.63" calcext:value-type="currency">
            <text:p>$64.63</text:p>
          </table:table-cell>
          <table:table-cell office:value-type="currency" office:currency="AUD" office:value="56.52" calcext:value-type="currency">
            <text:p>$56.52</text:p>
          </table:table-cell>
          <table:table-cell table:formula="of:=DATE(2018;[.K232];MID([.A232];5;2))" office:value-type="date" office:date-value="2018-01-03" calcext:value-type="date">
            <text:p>2018-01-03</text:p>
          </table:table-cell>
          <table:table-cell table:formula="of:=MATCH(LEFT([.A23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4, 2005 00:00:00 AM</text:p>
          </table:table-cell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535.36" calcext:value-type="currency">
            <text:p>$535.36</text:p>
          </table:table-cell>
          <table:table-cell office:value-type="currency" office:currency="AUD" office:value="154.3" calcext:value-type="currency">
            <text:p>$154.30</text:p>
          </table:table-cell>
          <table:table-cell office:value-type="currency" office:currency="AUD" office:value="381.06" calcext:value-type="currency">
            <text:p>$381.06</text:p>
          </table:table-cell>
          <table:table-cell table:formula="of:=DATE(2018;[.K233];MID([.A233];5;2))" office:value-type="date" office:date-value="2018-01-04" calcext:value-type="date">
            <text:p>2018-01-04</text:p>
          </table:table-cell>
          <table:table-cell table:formula="of:=MATCH(LEFT([.A23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5, 2005 00:00:00 AM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55.82" calcext:value-type="currency">
            <text:p>$55.82</text:p>
          </table:table-cell>
          <table:table-cell office:value-type="currency" office:currency="AUD" office:value="20.07" calcext:value-type="currency">
            <text:p>$20.07</text:p>
          </table:table-cell>
          <table:table-cell office:value-type="currency" office:currency="AUD" office:value="35.75" calcext:value-type="currency">
            <text:p>$35.75</text:p>
          </table:table-cell>
          <table:table-cell table:formula="of:=DATE(2018;[.K234];MID([.A234];5;2))" office:value-type="date" office:date-value="2018-01-05" calcext:value-type="date">
            <text:p>2018-01-05</text:p>
          </table:table-cell>
          <table:table-cell table:formula="of:=MATCH(LEFT([.A23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6, 2005 00:00:00 AM</text:p>
          </table:table-cell>
          <table:table-cell office:value-type="date" office:date-value="2018-01-06" calcext:value-type="date">
            <text:p>2018-01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120.53" calcext:value-type="currency">
            <text:p>$120.53</text:p>
          </table:table-cell>
          <table:table-cell office:value-type="currency" office:currency="AUD" office:value="24.82" calcext:value-type="currency">
            <text:p>$24.82</text:p>
          </table:table-cell>
          <table:table-cell office:value-type="currency" office:currency="AUD" office:value="95.71" calcext:value-type="currency">
            <text:p>$95.71</text:p>
          </table:table-cell>
          <table:table-cell table:formula="of:=DATE(2018;[.K235];MID([.A235];5;2))" office:value-type="date" office:date-value="2018-01-06" calcext:value-type="date">
            <text:p>2018-01-06</text:p>
          </table:table-cell>
          <table:table-cell table:formula="of:=MATCH(LEFT([.A23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6, 2005 00:00:00 AM</text:p>
          </table:table-cell>
          <table:table-cell office:value-type="date" office:date-value="2018-01-06" calcext:value-type="date">
            <text:p>2018-01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60.96" calcext:value-type="currency">
            <text:p>$60.96</text:p>
          </table:table-cell>
          <table:table-cell office:value-type="currency" office:currency="AUD" office:value="31.65" calcext:value-type="currency">
            <text:p>$31.65</text:p>
          </table:table-cell>
          <table:table-cell office:value-type="currency" office:currency="AUD" office:value="29.31" calcext:value-type="currency">
            <text:p>$29.31</text:p>
          </table:table-cell>
          <table:table-cell table:formula="of:=DATE(2018;[.K236];MID([.A236];5;2))" office:value-type="date" office:date-value="2018-01-06" calcext:value-type="date">
            <text:p>2018-01-06</text:p>
          </table:table-cell>
          <table:table-cell table:formula="of:=MATCH(LEFT([.A23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9, 2005 00:00:00 AM</text:p>
          </table:table-cell>
          <table:table-cell office:value-type="date" office:date-value="2018-01-09" calcext:value-type="date">
            <text:p>2018-01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1669.65" calcext:value-type="currency">
            <text:p>$1,669.65</text:p>
          </table:table-cell>
          <table:table-cell office:value-type="currency" office:currency="AUD" office:value="669.57" calcext:value-type="currency">
            <text:p>$669.57</text:p>
          </table:table-cell>
          <table:table-cell office:value-type="currency" office:currency="AUD" office:value="1000.08" calcext:value-type="currency">
            <text:p>$1,000.08</text:p>
          </table:table-cell>
          <table:table-cell table:formula="of:=DATE(2018;[.K237];MID([.A237];5;2))" office:value-type="date" office:date-value="2018-01-09" calcext:value-type="date">
            <text:p>2018-01-09</text:p>
          </table:table-cell>
          <table:table-cell table:formula="of:=MATCH(LEFT([.A23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0, 2005 00:00:00 AM</text:p>
          </table:table-cell>
          <table:table-cell office:value-type="date" office:date-value="2018-01-10" calcext:value-type="date">
            <text:p>2018-01-1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129.57" calcext:value-type="currency">
            <text:p>$129.57</text:p>
          </table:table-cell>
          <table:table-cell office:value-type="currency" office:currency="AUD" office:value="27.16" calcext:value-type="currency">
            <text:p>$27.16</text:p>
          </table:table-cell>
          <table:table-cell office:value-type="currency" office:currency="AUD" office:value="102.41" calcext:value-type="currency">
            <text:p>$102.41</text:p>
          </table:table-cell>
          <table:table-cell table:formula="of:=DATE(2018;[.K238];MID([.A238];5;2))" office:value-type="date" office:date-value="2018-01-10" calcext:value-type="date">
            <text:p>2018-01-10</text:p>
          </table:table-cell>
          <table:table-cell table:formula="of:=MATCH(LEFT([.A238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3, 2005 00:00:00 AM</text:p>
          </table:table-cell>
          <table:table-cell office:value-type="date" office:date-value="2018-01-13" calcext:value-type="date">
            <text:p>2018-01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3795.34" calcext:value-type="currency">
            <text:p>$3,795.34</text:p>
          </table:table-cell>
          <table:table-cell office:value-type="currency" office:currency="AUD" office:value="501.2" calcext:value-type="currency">
            <text:p>$501.20</text:p>
          </table:table-cell>
          <table:table-cell office:value-type="currency" office:currency="AUD" office:value="3294.14" calcext:value-type="currency">
            <text:p>$3,294.14</text:p>
          </table:table-cell>
          <table:table-cell table:formula="of:=DATE(2018;[.K239];MID([.A239];5;2))" office:value-type="date" office:date-value="2018-01-13" calcext:value-type="date">
            <text:p>2018-01-13</text:p>
          </table:table-cell>
          <table:table-cell table:formula="of:=MATCH(LEFT([.A239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4, 2005 00:00:00 AM</text:p>
          </table:table-cell>
          <table:table-cell office:value-type="date" office:date-value="2018-01-14" calcext:value-type="date">
            <text:p>2018-01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372.59" calcext:value-type="currency">
            <text:p>$372.59</text:p>
          </table:table-cell>
          <table:table-cell office:value-type="currency" office:currency="AUD" office:value="113.97" calcext:value-type="currency">
            <text:p>$113.97</text:p>
          </table:table-cell>
          <table:table-cell office:value-type="currency" office:currency="AUD" office:value="258.62" calcext:value-type="currency">
            <text:p>$258.62</text:p>
          </table:table-cell>
          <table:table-cell table:formula="of:=DATE(2018;[.K240];MID([.A240];5;2))" office:value-type="date" office:date-value="2018-01-14" calcext:value-type="date">
            <text:p>2018-01-14</text:p>
          </table:table-cell>
          <table:table-cell table:formula="of:=MATCH(LEFT([.A240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7, 2005 00:00:00 AM</text:p>
          </table:table-cell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115.81" calcext:value-type="currency">
            <text:p>$115.81</text:p>
          </table:table-cell>
          <table:table-cell office:value-type="currency" office:currency="AUD" office:value="51.14" calcext:value-type="currency">
            <text:p>$51.14</text:p>
          </table:table-cell>
          <table:table-cell office:value-type="currency" office:currency="AUD" office:value="64.67" calcext:value-type="currency">
            <text:p>$64.67</text:p>
          </table:table-cell>
          <table:table-cell table:formula="of:=DATE(2018;[.K241];MID([.A241];5;2))" office:value-type="date" office:date-value="2018-01-17" calcext:value-type="date">
            <text:p>2018-01-17</text:p>
          </table:table-cell>
          <table:table-cell table:formula="of:=MATCH(LEFT([.A241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9, 2005 00:00:00 AM</text:p>
          </table:table-cell>
          <table:table-cell office:value-type="date" office:date-value="2018-01-19" calcext:value-type="date">
            <text:p>2018-01-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4791.55" calcext:value-type="currency">
            <text:p>$4,791.55</text:p>
          </table:table-cell>
          <table:table-cell office:value-type="currency" office:currency="AUD" office:value="1577.02" calcext:value-type="currency">
            <text:p>$1,577.02</text:p>
          </table:table-cell>
          <table:table-cell office:value-type="currency" office:currency="AUD" office:value="3214.53" calcext:value-type="currency">
            <text:p>$3,214.53</text:p>
          </table:table-cell>
          <table:table-cell table:formula="of:=DATE(2018;[.K242];MID([.A242];5;2))" office:value-type="date" office:date-value="2018-01-19" calcext:value-type="date">
            <text:p>2018-01-19</text:p>
          </table:table-cell>
          <table:table-cell table:formula="of:=MATCH(LEFT([.A24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0, 2005 00:00:00 AM</text:p>
          </table:table-cell>
          <table:table-cell office:value-type="date" office:date-value="2018-01-20" calcext:value-type="date">
            <text:p>2018-01-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117.33" calcext:value-type="currency">
            <text:p>$117.33</text:p>
          </table:table-cell>
          <table:table-cell office:value-type="currency" office:currency="AUD" office:value="14.91" calcext:value-type="currency">
            <text:p>$14.91</text:p>
          </table:table-cell>
          <table:table-cell office:value-type="currency" office:currency="AUD" office:value="102.42" calcext:value-type="currency">
            <text:p>$102.42</text:p>
          </table:table-cell>
          <table:table-cell table:formula="of:=DATE(2018;[.K243];MID([.A243];5;2))" office:value-type="date" office:date-value="2018-01-20" calcext:value-type="date">
            <text:p>2018-01-20</text:p>
          </table:table-cell>
          <table:table-cell table:formula="of:=MATCH(LEFT([.A24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1, 2005 00:00:00 AM</text:p>
          </table:table-cell>
          <table:table-cell office:value-type="date" office:date-value="2018-01-21" calcext:value-type="date">
            <text:p>2018-01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66.99" calcext:value-type="currency">
            <text:p>$66.99</text:p>
          </table:table-cell>
          <table:table-cell office:value-type="currency" office:currency="AUD" office:value="31.49" calcext:value-type="currency">
            <text:p>$31.49</text:p>
          </table:table-cell>
          <table:table-cell office:value-type="currency" office:currency="AUD" office:value="35.5" calcext:value-type="currency">
            <text:p>$35.50</text:p>
          </table:table-cell>
          <table:table-cell table:formula="of:=DATE(2018;[.K244];MID([.A244];5;2))" office:value-type="date" office:date-value="2018-01-21" calcext:value-type="date">
            <text:p>2018-01-21</text:p>
          </table:table-cell>
          <table:table-cell table:formula="of:=MATCH(LEFT([.A24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4, 2005 00:00:00 AM</text:p>
          </table:table-cell>
          <table:table-cell office:value-type="date" office:date-value="2018-01-24" calcext:value-type="date">
            <text:p>2018-01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794.8" calcext:value-type="currency">
            <text:p>$794.80</text:p>
          </table:table-cell>
          <table:table-cell office:value-type="currency" office:currency="AUD" office:value="284.31" calcext:value-type="currency">
            <text:p>$284.31</text:p>
          </table:table-cell>
          <table:table-cell office:value-type="currency" office:currency="AUD" office:value="510.49" calcext:value-type="currency">
            <text:p>$510.49</text:p>
          </table:table-cell>
          <table:table-cell table:formula="of:=DATE(2018;[.K245];MID([.A245];5;2))" office:value-type="date" office:date-value="2018-01-24" calcext:value-type="date">
            <text:p>2018-01-24</text:p>
          </table:table-cell>
          <table:table-cell table:formula="of:=MATCH(LEFT([.A24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8, 2005 00:00:00 AM</text:p>
          </table:table-cell>
          <table:table-cell office:value-type="date" office:date-value="2018-01-28" calcext:value-type="date">
            <text:p>2018-01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806.73" calcext:value-type="currency">
            <text:p>$806.73</text:p>
          </table:table-cell>
          <table:table-cell office:value-type="currency" office:currency="AUD" office:value="326.43" calcext:value-type="currency">
            <text:p>$326.43</text:p>
          </table:table-cell>
          <table:table-cell office:value-type="currency" office:currency="AUD" office:value="480.3" calcext:value-type="currency">
            <text:p>$480.30</text:p>
          </table:table-cell>
          <table:table-cell table:formula="of:=DATE(2018;[.K246];MID([.A246];5;2))" office:value-type="date" office:date-value="2018-01-28" calcext:value-type="date">
            <text:p>2018-01-28</text:p>
          </table:table-cell>
          <table:table-cell table:formula="of:=MATCH(LEFT([.A24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31, 2005 00:00:00 AM</text:p>
          </table:table-cell>
          <table:table-cell office:value-type="date" office:date-value="2018-01-31" calcext:value-type="date">
            <text:p>2018-01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578.01" calcext:value-type="currency">
            <text:p>$578.01</text:p>
          </table:table-cell>
          <table:table-cell office:value-type="currency" office:currency="AUD" office:value="252.83" calcext:value-type="currency">
            <text:p>$252.83</text:p>
          </table:table-cell>
          <table:table-cell office:value-type="currency" office:currency="AUD" office:value="325.18" calcext:value-type="currency">
            <text:p>$325.18</text:p>
          </table:table-cell>
          <table:table-cell table:formula="of:=DATE(2018;[.K247];MID([.A247];5;2))" office:value-type="date" office:date-value="2018-01-31" calcext:value-type="date">
            <text:p>2018-01-31</text:p>
          </table:table-cell>
          <table:table-cell table:formula="of:=MATCH(LEFT([.A24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1, 2005 00:00:00 AM</text:p>
          </table:table-cell>
          <table:table-cell office:value-type="date" office:date-value="2018-02-01" calcext:value-type="date">
            <text:p>2018-02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11.37" calcext:value-type="currency">
            <text:p>$11.37</text:p>
          </table:table-cell>
          <table:table-cell office:value-type="currency" office:currency="AUD" office:value="3.19" calcext:value-type="currency">
            <text:p>$3.19</text:p>
          </table:table-cell>
          <table:table-cell office:value-type="currency" office:currency="AUD" office:value="8.18" calcext:value-type="currency">
            <text:p>$8.18</text:p>
          </table:table-cell>
          <table:table-cell table:formula="of:=DATE(2018;[.K248];MID([.A248];5;2))" office:value-type="date" office:date-value="2018-02-01" calcext:value-type="date">
            <text:p>2018-02-01</text:p>
          </table:table-cell>
          <table:table-cell table:formula="of:=MATCH(LEFT([.A24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5, 2005 00:00:00 AM</text:p>
          </table:table-cell>
          <table:table-cell office:value-type="date" office:date-value="2018-02-05" calcext:value-type="date">
            <text:p>2018-0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1001.17" calcext:value-type="currency">
            <text:p>$1,001.17</text:p>
          </table:table-cell>
          <table:table-cell office:value-type="currency" office:currency="AUD" office:value="373.14" calcext:value-type="currency">
            <text:p>$373.14</text:p>
          </table:table-cell>
          <table:table-cell office:value-type="currency" office:currency="AUD" office:value="628.03" calcext:value-type="currency">
            <text:p>$628.03</text:p>
          </table:table-cell>
          <table:table-cell table:formula="of:=DATE(2018;[.K249];MID([.A249];5;2))" office:value-type="date" office:date-value="2018-02-05" calcext:value-type="date">
            <text:p>2018-02-05</text:p>
          </table:table-cell>
          <table:table-cell table:formula="of:=MATCH(LEFT([.A24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7, 2005 00:00:00 AM</text:p>
          </table:table-cell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tal Bookcase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2703.42" calcext:value-type="currency">
            <text:p>$2,703.42</text:p>
          </table:table-cell>
          <table:table-cell office:value-type="currency" office:currency="AUD" office:value="446.41" calcext:value-type="currency">
            <text:p>$446.41</text:p>
          </table:table-cell>
          <table:table-cell office:value-type="currency" office:currency="AUD" office:value="2257.01" calcext:value-type="currency">
            <text:p>$2,257.01</text:p>
          </table:table-cell>
          <table:table-cell table:formula="of:=DATE(2018;[.K250];MID([.A250];5;2))" office:value-type="date" office:date-value="2018-02-07" calcext:value-type="date">
            <text:p>2018-02-07</text:p>
          </table:table-cell>
          <table:table-cell table:formula="of:=MATCH(LEFT([.A25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8, 2005 00:00:00 AM</text:p>
          </table:table-cell>
          <table:table-cell office:value-type="date" office:date-value="2018-02-08" calcext:value-type="date">
            <text:p>2018-02-0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1250.57" calcext:value-type="currency">
            <text:p>$1,250.57</text:p>
          </table:table-cell>
          <table:table-cell office:value-type="currency" office:currency="AUD" office:value="221.83" calcext:value-type="currency">
            <text:p>$221.83</text:p>
          </table:table-cell>
          <table:table-cell office:value-type="currency" office:currency="AUD" office:value="1028.74" calcext:value-type="currency">
            <text:p>$1,028.74</text:p>
          </table:table-cell>
          <table:table-cell table:formula="of:=DATE(2018;[.K251];MID([.A251];5;2))" office:value-type="date" office:date-value="2018-02-08" calcext:value-type="date">
            <text:p>2018-02-08</text:p>
          </table:table-cell>
          <table:table-cell table:formula="of:=MATCH(LEFT([.A25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9, 2005 00:00:00 AM</text:p>
          </table:table-cell>
          <table:table-cell office:value-type="date" office:date-value="2018-02-09" calcext:value-type="date">
            <text:p>2018-02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1468.15" calcext:value-type="currency">
            <text:p>$1,468.15</text:p>
          </table:table-cell>
          <table:table-cell office:value-type="currency" office:currency="AUD" office:value="537.08" calcext:value-type="currency">
            <text:p>$537.08</text:p>
          </table:table-cell>
          <table:table-cell office:value-type="currency" office:currency="AUD" office:value="931.07" calcext:value-type="currency">
            <text:p>$931.07</text:p>
          </table:table-cell>
          <table:table-cell table:formula="of:=DATE(2018;[.K252];MID([.A252];5;2))" office:value-type="date" office:date-value="2018-02-09" calcext:value-type="date">
            <text:p>2018-02-09</text:p>
          </table:table-cell>
          <table:table-cell table:formula="of:=MATCH(LEFT([.A25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1, 2005 00:00:00 AM</text:p>
          </table:table-cell>
          <table:table-cell office:value-type="date" office:date-value="2018-02-11" calcext:value-type="date">
            <text:p>2018-02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37.22" calcext:value-type="currency">
            <text:p>$37.22</text:p>
          </table:table-cell>
          <table:table-cell office:value-type="currency" office:currency="AUD" office:value="5.5" calcext:value-type="currency">
            <text:p>$5.50</text:p>
          </table:table-cell>
          <table:table-cell office:value-type="currency" office:currency="AUD" office:value="31.72" calcext:value-type="currency">
            <text:p>$31.72</text:p>
          </table:table-cell>
          <table:table-cell table:formula="of:=DATE(2018;[.K253];MID([.A253];5;2))" office:value-type="date" office:date-value="2018-02-11" calcext:value-type="date">
            <text:p>2018-02-11</text:p>
          </table:table-cell>
          <table:table-cell table:formula="of:=MATCH(LEFT([.A25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2, 2005 00:00:00 AM</text:p>
          </table:table-cell>
          <table:table-cell office:value-type="date" office:date-value="2018-02-12" calcext:value-type="date">
            <text:p>2018-02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2638.77" calcext:value-type="currency">
            <text:p>$2,638.77</text:p>
          </table:table-cell>
          <table:table-cell office:value-type="currency" office:currency="AUD" office:value="923.41" calcext:value-type="currency">
            <text:p>$923.41</text:p>
          </table:table-cell>
          <table:table-cell office:value-type="currency" office:currency="AUD" office:value="1715.36" calcext:value-type="currency">
            <text:p>$1,715.36</text:p>
          </table:table-cell>
          <table:table-cell table:formula="of:=DATE(2018;[.K254];MID([.A254];5;2))" office:value-type="date" office:date-value="2018-02-12" calcext:value-type="date">
            <text:p>2018-02-12</text:p>
          </table:table-cell>
          <table:table-cell table:formula="of:=MATCH(LEFT([.A25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3, 2005 00:00:00 AM</text:p>
          </table:table-cell>
          <table:table-cell office:value-type="date" office:date-value="2018-02-13" calcext:value-type="date">
            <text:p>2018-02-1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200.44" calcext:value-type="currency">
            <text:p>$200.44</text:p>
          </table:table-cell>
          <table:table-cell office:value-type="currency" office:currency="AUD" office:value="118.92" calcext:value-type="currency">
            <text:p>$118.92</text:p>
          </table:table-cell>
          <table:table-cell office:value-type="currency" office:currency="AUD" office:value="81.52" calcext:value-type="currency">
            <text:p>$81.52</text:p>
          </table:table-cell>
          <table:table-cell table:formula="of:=DATE(2018;[.K255];MID([.A255];5;2))" office:value-type="date" office:date-value="2018-02-13" calcext:value-type="date">
            <text:p>2018-02-13</text:p>
          </table:table-cell>
          <table:table-cell table:formula="of:=MATCH(LEFT([.A25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5, 2005 00:00:00 AM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ins and Tack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6.14" calcext:value-type="currency">
            <text:p>$6.14</text:p>
          </table:table-cell>
          <table:table-cell office:value-type="currency" office:currency="AUD" office:value="5.01" calcext:value-type="currency">
            <text:p>$5.0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DATE(2018;[.K256];MID([.A256];5;2))" office:value-type="date" office:date-value="2018-02-15" calcext:value-type="date">
            <text:p>2018-02-15</text:p>
          </table:table-cell>
          <table:table-cell table:formula="of:=MATCH(LEFT([.A25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5, 2005 00:00:00 AM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4.83" calcext:value-type="currency">
            <text:p>$14.83</text:p>
          </table:table-cell>
          <table:table-cell office:value-type="currency" office:currency="AUD" office:value="2.39" calcext:value-type="currency">
            <text:p>$2.39</text:p>
          </table:table-cell>
          <table:table-cell office:value-type="currency" office:currency="AUD" office:value="12.44" calcext:value-type="currency">
            <text:p>$12.44</text:p>
          </table:table-cell>
          <table:table-cell table:formula="of:=DATE(2018;[.K257];MID([.A257];5;2))" office:value-type="date" office:date-value="2018-02-15" calcext:value-type="date">
            <text:p>2018-02-15</text:p>
          </table:table-cell>
          <table:table-cell table:formula="of:=MATCH(LEFT([.A25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6, 2005 00:00:00 AM</text:p>
          </table:table-cell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ohn Elliot</text:p>
          </table:table-cell>
          <table:table-cell office:value-type="currency" office:currency="AUD" office:value="13.53" calcext:value-type="currency">
            <text:p>$13.53</text:p>
          </table:table-cell>
          <table:table-cell office:value-type="currency" office:currency="AUD" office:value="4.82" calcext:value-type="currency">
            <text:p>$4.82</text:p>
          </table:table-cell>
          <table:table-cell office:value-type="currency" office:currency="AUD" office:value="8.71" calcext:value-type="currency">
            <text:p>$8.71</text:p>
          </table:table-cell>
          <table:table-cell table:formula="of:=DATE(2018;[.K258];MID([.A258];5;2))" office:value-type="date" office:date-value="2018-02-16" calcext:value-type="date">
            <text:p>2018-02-16</text:p>
          </table:table-cell>
          <table:table-cell table:formula="of:=MATCH(LEFT([.A25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7, 2005 00:00:00 AM</text:p>
          </table:table-cell>
          <table:table-cell office:value-type="date" office:date-value="2018-02-17" calcext:value-type="date">
            <text:p>2018-02-1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21.99" calcext:value-type="currency">
            <text:p>$21.99</text:p>
          </table:table-cell>
          <table:table-cell office:value-type="currency" office:currency="AUD" office:value="9.85" calcext:value-type="currency">
            <text:p>$9.85</text:p>
          </table:table-cell>
          <table:table-cell office:value-type="currency" office:currency="AUD" office:value="12.14" calcext:value-type="currency">
            <text:p>$12.14</text:p>
          </table:table-cell>
          <table:table-cell table:formula="of:=DATE(2018;[.K259];MID([.A259];5;2))" office:value-type="date" office:date-value="2018-02-17" calcext:value-type="date">
            <text:p>2018-02-17</text:p>
          </table:table-cell>
          <table:table-cell table:formula="of:=MATCH(LEFT([.A25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8, 2005 00:00:00 AM</text:p>
          </table:table-cell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1963.15" calcext:value-type="currency">
            <text:p>$1,963.15</text:p>
          </table:table-cell>
          <table:table-cell office:value-type="currency" office:currency="AUD" office:value="715.59" calcext:value-type="currency">
            <text:p>$715.59</text:p>
          </table:table-cell>
          <table:table-cell office:value-type="currency" office:currency="AUD" office:value="1247.56" calcext:value-type="currency">
            <text:p>$1,247.56</text:p>
          </table:table-cell>
          <table:table-cell table:formula="of:=DATE(2018;[.K260];MID([.A260];5;2))" office:value-type="date" office:date-value="2018-02-18" calcext:value-type="date">
            <text:p>2018-02-18</text:p>
          </table:table-cell>
          <table:table-cell table:formula="of:=MATCH(LEFT([.A26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9, 2005 00:00:00 AM</text:p>
          </table:table-cell>
          <table:table-cell office:value-type="date" office:date-value="2018-02-19" calcext:value-type="date">
            <text:p>2018-02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137.53" calcext:value-type="currency">
            <text:p>$137.53</text:p>
          </table:table-cell>
          <table:table-cell office:value-type="currency" office:currency="AUD" office:value="61.64" calcext:value-type="currency">
            <text:p>$61.64</text:p>
          </table:table-cell>
          <table:table-cell office:value-type="currency" office:currency="AUD" office:value="75.89" calcext:value-type="currency">
            <text:p>$75.89</text:p>
          </table:table-cell>
          <table:table-cell table:formula="of:=DATE(2018;[.K261];MID([.A261];5;2))" office:value-type="date" office:date-value="2018-02-19" calcext:value-type="date">
            <text:p>2018-02-19</text:p>
          </table:table-cell>
          <table:table-cell table:formula="of:=MATCH(LEFT([.A26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2, 2005 00:00:00 AM</text:p>
          </table:table-cell>
          <table:table-cell office:value-type="date" office:date-value="2018-02-22" calcext:value-type="date">
            <text:p>2018-02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24.89" calcext:value-type="currency">
            <text:p>$24.89</text:p>
          </table:table-cell>
          <table:table-cell office:value-type="currency" office:currency="AUD" office:value="6.39" calcext:value-type="currency">
            <text:p>$6.39</text:p>
          </table:table-cell>
          <table:table-cell office:value-type="currency" office:currency="AUD" office:value="18.5" calcext:value-type="currency">
            <text:p>$18.50</text:p>
          </table:table-cell>
          <table:table-cell table:formula="of:=DATE(2018;[.K262];MID([.A262];5;2))" office:value-type="date" office:date-value="2018-02-22" calcext:value-type="date">
            <text:p>2018-02-22</text:p>
          </table:table-cell>
          <table:table-cell table:formula="of:=MATCH(LEFT([.A26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5, 2005 00:00:00 AM</text:p>
          </table:table-cell>
          <table:table-cell office:value-type="date" office:date-value="2018-02-25" calcext:value-type="date">
            <text:p>2018-02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9034.72" calcext:value-type="currency">
            <text:p>$9,034.72</text:p>
          </table:table-cell>
          <table:table-cell office:value-type="currency" office:currency="AUD" office:value="3593.75" calcext:value-type="currency">
            <text:p>$3,593.75</text:p>
          </table:table-cell>
          <table:table-cell office:value-type="currency" office:currency="AUD" office:value="5440.97" calcext:value-type="currency">
            <text:p>$5,440.97</text:p>
          </table:table-cell>
          <table:table-cell table:formula="of:=DATE(2018;[.K263];MID([.A263];5;2))" office:value-type="date" office:date-value="2018-02-25" calcext:value-type="date">
            <text:p>2018-02-25</text:p>
          </table:table-cell>
          <table:table-cell table:formula="of:=MATCH(LEFT([.A26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8, 2005 00:00:00 AM</text:p>
          </table:table-cell>
          <table:table-cell office:value-type="date" office:date-value="2018-02-28" calcext:value-type="date">
            <text:p>2018-02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1386.92" calcext:value-type="currency">
            <text:p>$1,386.92</text:p>
          </table:table-cell>
          <table:table-cell office:value-type="currency" office:currency="AUD" office:value="589.24" calcext:value-type="currency">
            <text:p>$589.24</text:p>
          </table:table-cell>
          <table:table-cell office:value-type="currency" office:currency="AUD" office:value="797.68" calcext:value-type="currency">
            <text:p>$797.68</text:p>
          </table:table-cell>
          <table:table-cell table:formula="of:=DATE(2018;[.K264];MID([.A264];5;2))" office:value-type="date" office:date-value="2018-02-28" calcext:value-type="date">
            <text:p>2018-02-28</text:p>
          </table:table-cell>
          <table:table-cell table:formula="of:=MATCH(LEFT([.A26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5, 2005 00:00:00 AM</text:p>
          </table:table-cell>
          <table:table-cell office:value-type="date" office:date-value="2018-03-05" calcext:value-type="date">
            <text:p>2018-03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41.37" calcext:value-type="currency">
            <text:p>$41.37</text:p>
          </table:table-cell>
          <table:table-cell office:value-type="currency" office:currency="AUD" office:value="7.7" calcext:value-type="currency">
            <text:p>$7.70</text:p>
          </table:table-cell>
          <table:table-cell office:value-type="currency" office:currency="AUD" office:value="33.67" calcext:value-type="currency">
            <text:p>$33.67</text:p>
          </table:table-cell>
          <table:table-cell table:formula="of:=DATE(2018;[.K265];MID([.A265];5;2))" office:value-type="date" office:date-value="2018-03-05" calcext:value-type="date">
            <text:p>2018-03-05</text:p>
          </table:table-cell>
          <table:table-cell table:formula="of:=MATCH(LEFT([.A26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8, 2005 00:00:00 AM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331.23" calcext:value-type="currency">
            <text:p>$331.23</text:p>
          </table:table-cell>
          <table:table-cell office:value-type="currency" office:currency="AUD" office:value="138.09" calcext:value-type="currency">
            <text:p>$138.09</text:p>
          </table:table-cell>
          <table:table-cell office:value-type="currency" office:currency="AUD" office:value="193.14" calcext:value-type="currency">
            <text:p>$193.14</text:p>
          </table:table-cell>
          <table:table-cell table:formula="of:=DATE(2018;[.K266];MID([.A266];5;2))" office:value-type="date" office:date-value="2018-03-08" calcext:value-type="date">
            <text:p>2018-03-08</text:p>
          </table:table-cell>
          <table:table-cell table:formula="of:=MATCH(LEFT([.A26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0, 2005 00:00:00 AM</text:p>
          </table:table-cell>
          <table:table-cell office:value-type="date" office:date-value="2018-03-10" calcext:value-type="date">
            <text:p>2018-03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3612.79" calcext:value-type="currency">
            <text:p>$3,612.79</text:p>
          </table:table-cell>
          <table:table-cell office:value-type="currency" office:currency="AUD" office:value="1295.86" calcext:value-type="currency">
            <text:p>$1,295.86</text:p>
          </table:table-cell>
          <table:table-cell office:value-type="currency" office:currency="AUD" office:value="2316.93" calcext:value-type="currency">
            <text:p>$2,316.93</text:p>
          </table:table-cell>
          <table:table-cell table:formula="of:=DATE(2018;[.K267];MID([.A267];5;2))" office:value-type="date" office:date-value="2018-03-10" calcext:value-type="date">
            <text:p>2018-03-10</text:p>
          </table:table-cell>
          <table:table-cell table:formula="of:=MATCH(LEFT([.A26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2, 2005 00:00:00 AM</text:p>
          </table:table-cell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3509.03" calcext:value-type="currency">
            <text:p>$3,509.03</text:p>
          </table:table-cell>
          <table:table-cell office:value-type="currency" office:currency="AUD" office:value="1047.01" calcext:value-type="currency">
            <text:p>$1,047.01</text:p>
          </table:table-cell>
          <table:table-cell office:value-type="currency" office:currency="AUD" office:value="2462.02" calcext:value-type="currency">
            <text:p>$2,462.02</text:p>
          </table:table-cell>
          <table:table-cell table:formula="of:=DATE(2018;[.K268];MID([.A268];5;2))" office:value-type="date" office:date-value="2018-03-12" calcext:value-type="date">
            <text:p>2018-03-12</text:p>
          </table:table-cell>
          <table:table-cell table:formula="of:=MATCH(LEFT([.A26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3, 2005 00:00:00 AM</text:p>
          </table:table-cell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696.47" calcext:value-type="currency">
            <text:p>$696.47</text:p>
          </table:table-cell>
          <table:table-cell office:value-type="currency" office:currency="AUD" office:value="210.78" calcext:value-type="currency">
            <text:p>$210.78</text:p>
          </table:table-cell>
          <table:table-cell office:value-type="currency" office:currency="AUD" office:value="485.69" calcext:value-type="currency">
            <text:p>$485.69</text:p>
          </table:table-cell>
          <table:table-cell table:formula="of:=DATE(2018;[.K269];MID([.A269];5;2))" office:value-type="date" office:date-value="2018-03-13" calcext:value-type="date">
            <text:p>2018-03-13</text:p>
          </table:table-cell>
          <table:table-cell table:formula="of:=MATCH(LEFT([.A26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5, 2005 00:00:00 AM</text:p>
          </table:table-cell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12.74" calcext:value-type="currency">
            <text:p>$212.74</text:p>
          </table:table-cell>
          <table:table-cell office:value-type="currency" office:currency="AUD" office:value="109.66" calcext:value-type="currency">
            <text:p>$109.66</text:p>
          </table:table-cell>
          <table:table-cell office:value-type="currency" office:currency="AUD" office:value="103.08" calcext:value-type="currency">
            <text:p>$103.08</text:p>
          </table:table-cell>
          <table:table-cell table:formula="of:=DATE(2018;[.K270];MID([.A270];5;2))" office:value-type="date" office:date-value="2018-03-15" calcext:value-type="date">
            <text:p>2018-03-15</text:p>
          </table:table-cell>
          <table:table-cell table:formula="of:=MATCH(LEFT([.A27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5, 2005 00:00:00 AM</text:p>
          </table:table-cell>
          <table:table-cell office:value-type="date" office:date-value="2018-03-15" calcext:value-type="date">
            <text:p>2018-03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611.71" calcext:value-type="currency">
            <text:p>$611.71</text:p>
          </table:table-cell>
          <table:table-cell office:value-type="currency" office:currency="AUD" office:value="173.16" calcext:value-type="currency">
            <text:p>$173.16</text:p>
          </table:table-cell>
          <table:table-cell office:value-type="currency" office:currency="AUD" office:value="438.55" calcext:value-type="currency">
            <text:p>$438.55</text:p>
          </table:table-cell>
          <table:table-cell table:formula="of:=DATE(2018;[.K271];MID([.A271];5;2))" office:value-type="date" office:date-value="2018-03-15" calcext:value-type="date">
            <text:p>2018-03-15</text:p>
          </table:table-cell>
          <table:table-cell table:formula="of:=MATCH(LEFT([.A27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6, 2005 00:00:00 AM</text:p>
          </table:table-cell>
          <table:table-cell office:value-type="date" office:date-value="2018-03-16" calcext:value-type="date">
            <text:p>2018-03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1118.45" calcext:value-type="currency">
            <text:p>$1,118.45</text:p>
          </table:table-cell>
          <table:table-cell office:value-type="currency" office:currency="AUD" office:value="476.62" calcext:value-type="currency">
            <text:p>$476.62</text:p>
          </table:table-cell>
          <table:table-cell office:value-type="currency" office:currency="AUD" office:value="641.83" calcext:value-type="currency">
            <text:p>$641.83</text:p>
          </table:table-cell>
          <table:table-cell table:formula="of:=DATE(2018;[.K272];MID([.A272];5;2))" office:value-type="date" office:date-value="2018-03-16" calcext:value-type="date">
            <text:p>2018-03-16</text:p>
          </table:table-cell>
          <table:table-cell table:formula="of:=MATCH(LEFT([.A27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9, 2005 00:00:00 AM</text:p>
          </table:table-cell>
          <table:table-cell office:value-type="date" office:date-value="2018-03-19" calcext:value-type="date">
            <text:p>2018-03-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977.77" calcext:value-type="currency">
            <text:p>$1,977.77</text:p>
          </table:table-cell>
          <table:table-cell office:value-type="currency" office:currency="AUD" office:value="1228.05" calcext:value-type="currency">
            <text:p>$1,228.05</text:p>
          </table:table-cell>
          <table:table-cell office:value-type="currency" office:currency="AUD" office:value="749.72" calcext:value-type="currency">
            <text:p>$749.72</text:p>
          </table:table-cell>
          <table:table-cell table:formula="of:=DATE(2018;[.K273];MID([.A273];5;2))" office:value-type="date" office:date-value="2018-03-19" calcext:value-type="date">
            <text:p>2018-03-19</text:p>
          </table:table-cell>
          <table:table-cell table:formula="of:=MATCH(LEFT([.A27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4, 2005 00:00:00 AM</text:p>
          </table:table-cell>
          <table:table-cell office:value-type="date" office:date-value="2018-03-24" calcext:value-type="date">
            <text:p>2018-03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189.03" calcext:value-type="currency">
            <text:p>$189.03</text:p>
          </table:table-cell>
          <table:table-cell office:value-type="currency" office:currency="AUD" office:value="79.82" calcext:value-type="currency">
            <text:p>$79.82</text:p>
          </table:table-cell>
          <table:table-cell office:value-type="currency" office:currency="AUD" office:value="109.21" calcext:value-type="currency">
            <text:p>$109.21</text:p>
          </table:table-cell>
          <table:table-cell table:formula="of:=DATE(2018;[.K274];MID([.A274];5;2))" office:value-type="date" office:date-value="2018-03-24" calcext:value-type="date">
            <text:p>2018-03-24</text:p>
          </table:table-cell>
          <table:table-cell table:formula="of:=MATCH(LEFT([.A27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4, 2005 00:00:00 AM</text:p>
          </table:table-cell>
          <table:table-cell office:value-type="date" office:date-value="2018-03-24" calcext:value-type="date">
            <text:p>2018-03-2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360.78" calcext:value-type="currency">
            <text:p>$360.78</text:p>
          </table:table-cell>
          <table:table-cell office:value-type="currency" office:currency="AUD" office:value="164.12" calcext:value-type="currency">
            <text:p>$164.12</text:p>
          </table:table-cell>
          <table:table-cell office:value-type="currency" office:currency="AUD" office:value="196.66" calcext:value-type="currency">
            <text:p>$196.66</text:p>
          </table:table-cell>
          <table:table-cell table:formula="of:=DATE(2018;[.K275];MID([.A275];5;2))" office:value-type="date" office:date-value="2018-03-24" calcext:value-type="date">
            <text:p>2018-03-24</text:p>
          </table:table-cell>
          <table:table-cell table:formula="of:=MATCH(LEFT([.A27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5, 2005 00:00:00 AM</text:p>
          </table:table-cell>
          <table:table-cell office:value-type="date" office:date-value="2018-03-25" calcext:value-type="date">
            <text:p>2018-03-2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86.38" calcext:value-type="currency">
            <text:p>$86.38</text:p>
          </table:table-cell>
          <table:table-cell office:value-type="currency" office:currency="AUD" office:value="9.35" calcext:value-type="currency">
            <text:p>$9.35</text:p>
          </table:table-cell>
          <table:table-cell office:value-type="currency" office:currency="AUD" office:value="77.03" calcext:value-type="currency">
            <text:p>$77.03</text:p>
          </table:table-cell>
          <table:table-cell table:formula="of:=DATE(2018;[.K276];MID([.A276];5;2))" office:value-type="date" office:date-value="2018-03-25" calcext:value-type="date">
            <text:p>2018-03-25</text:p>
          </table:table-cell>
          <table:table-cell table:formula="of:=MATCH(LEFT([.A27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5, 2005 00:00:00 AM</text:p>
          </table:table-cell>
          <table:table-cell office:value-type="date" office:date-value="2018-03-25" calcext:value-type="date">
            <text:p>2018-03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58.25" calcext:value-type="currency">
            <text:p>$58.25</text:p>
          </table:table-cell>
          <table:table-cell office:value-type="currency" office:currency="AUD" office:value="28.11" calcext:value-type="currency">
            <text:p>$28.11</text:p>
          </table:table-cell>
          <table:table-cell office:value-type="currency" office:currency="AUD" office:value="30.14" calcext:value-type="currency">
            <text:p>$30.14</text:p>
          </table:table-cell>
          <table:table-cell table:formula="of:=DATE(2018;[.K277];MID([.A277];5;2))" office:value-type="date" office:date-value="2018-03-25" calcext:value-type="date">
            <text:p>2018-03-25</text:p>
          </table:table-cell>
          <table:table-cell table:formula="of:=MATCH(LEFT([.A27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5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2875.25" calcext:value-type="currency">
            <text:p>$2,875.25</text:p>
          </table:table-cell>
          <table:table-cell office:value-type="currency" office:currency="AUD" office:value="1005.89" calcext:value-type="currency">
            <text:p>$1,005.89</text:p>
          </table:table-cell>
          <table:table-cell office:value-type="currency" office:currency="AUD" office:value="1869.36" calcext:value-type="currency">
            <text:p>$1,869.36</text:p>
          </table:table-cell>
          <table:table-cell table:formula="of:=DATE(2018;[.K278];MID([.A278];5;2))" office:value-type="date" office:date-value="2018-03-29" calcext:value-type="date">
            <text:p>2018-03-29</text:p>
          </table:table-cell>
          <table:table-cell table:formula="of:=MATCH(LEFT([.A27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5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pecialty Envelop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3882.65" calcext:value-type="currency">
            <text:p>$3,882.65</text:p>
          </table:table-cell>
          <table:table-cell office:value-type="currency" office:currency="AUD" office:value="1392.25" calcext:value-type="currency">
            <text:p>$1,392.25</text:p>
          </table:table-cell>
          <table:table-cell office:value-type="currency" office:currency="AUD" office:value="2490.4" calcext:value-type="currency">
            <text:p>$2,490.40</text:p>
          </table:table-cell>
          <table:table-cell table:formula="of:=DATE(2018;[.K279];MID([.A279];5;2))" office:value-type="date" office:date-value="2018-03-29" calcext:value-type="date">
            <text:p>2018-03-29</text:p>
          </table:table-cell>
          <table:table-cell table:formula="of:=MATCH(LEFT([.A27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31, 2005 00:00:00 AM</text:p>
          </table:table-cell>
          <table:table-cell office:value-type="date" office:date-value="2018-03-31" calcext:value-type="date">
            <text:p>2018-03-3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3002.46" calcext:value-type="currency">
            <text:p>$3,002.46</text:p>
          </table:table-cell>
          <table:table-cell office:value-type="currency" office:currency="AUD" office:value="972.44" calcext:value-type="currency">
            <text:p>$972.44</text:p>
          </table:table-cell>
          <table:table-cell office:value-type="currency" office:currency="AUD" office:value="2030.02" calcext:value-type="currency">
            <text:p>$2,030.02</text:p>
          </table:table-cell>
          <table:table-cell table:formula="of:=DATE(2018;[.K280];MID([.A280];5;2))" office:value-type="date" office:date-value="2018-03-31" calcext:value-type="date">
            <text:p>2018-03-31</text:p>
          </table:table-cell>
          <table:table-cell table:formula="of:=MATCH(LEFT([.A28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31, 2005 00:00:00 AM</text:p>
          </table:table-cell>
          <table:table-cell office:value-type="date" office:date-value="2018-03-31" calcext:value-type="date">
            <text:p>2018-03-3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2110.32" calcext:value-type="currency">
            <text:p>$2,110.32</text:p>
          </table:table-cell>
          <table:table-cell office:value-type="currency" office:currency="AUD" office:value="555.63" calcext:value-type="currency">
            <text:p>$555.63</text:p>
          </table:table-cell>
          <table:table-cell office:value-type="currency" office:currency="AUD" office:value="1554.69" calcext:value-type="currency">
            <text:p>$1,554.69</text:p>
          </table:table-cell>
          <table:table-cell table:formula="of:=DATE(2018;[.K281];MID([.A281];5;2))" office:value-type="date" office:date-value="2018-03-31" calcext:value-type="date">
            <text:p>2018-03-31</text:p>
          </table:table-cell>
          <table:table-cell table:formula="of:=MATCH(LEFT([.A28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2, 2005 00:00:00 AM</text:p>
          </table:table-cell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1682.39" calcext:value-type="currency">
            <text:p>$1,682.39</text:p>
          </table:table-cell>
          <table:table-cell office:value-type="currency" office:currency="AUD" office:value="200.05" calcext:value-type="currency">
            <text:p>$200.05</text:p>
          </table:table-cell>
          <table:table-cell office:value-type="currency" office:currency="AUD" office:value="1482.34" calcext:value-type="currency">
            <text:p>$1,482.34</text:p>
          </table:table-cell>
          <table:table-cell table:formula="of:=DATE(2018;[.K282];MID([.A282];5;2))" office:value-type="date" office:date-value="2018-04-02" calcext:value-type="date">
            <text:p>2018-04-02</text:p>
          </table:table-cell>
          <table:table-cell table:formula="of:=MATCH(LEFT([.A28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4, 2005 00:00:00 AM</text:p>
          </table:table-cell>
          <table:table-cell office:value-type="date" office:date-value="2018-04-04" calcext:value-type="date">
            <text:p>2018-04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72.34" calcext:value-type="currency">
            <text:p>$272.34</text:p>
          </table:table-cell>
          <table:table-cell office:value-type="currency" office:currency="AUD" office:value="14.58" calcext:value-type="currency">
            <text:p>$14.58</text:p>
          </table:table-cell>
          <table:table-cell office:value-type="currency" office:currency="AUD" office:value="257.76" calcext:value-type="currency">
            <text:p>$257.76</text:p>
          </table:table-cell>
          <table:table-cell table:formula="of:=DATE(2018;[.K283];MID([.A283];5;2))" office:value-type="date" office:date-value="2018-04-04" calcext:value-type="date">
            <text:p>2018-04-04</text:p>
          </table:table-cell>
          <table:table-cell table:formula="of:=MATCH(LEFT([.A28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7, 2005 00:00:00 AM</text:p>
          </table:table-cell>
          <table:table-cell office:value-type="date" office:date-value="2018-04-07" calcext:value-type="date">
            <text:p>2018-04-0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2970.27" calcext:value-type="currency">
            <text:p>$2,970.27</text:p>
          </table:table-cell>
          <table:table-cell office:value-type="currency" office:currency="AUD" office:value="1635.85" calcext:value-type="currency">
            <text:p>$1,635.85</text:p>
          </table:table-cell>
          <table:table-cell office:value-type="currency" office:currency="AUD" office:value="1334.42" calcext:value-type="currency">
            <text:p>$1,334.42</text:p>
          </table:table-cell>
          <table:table-cell table:formula="of:=DATE(2018;[.K284];MID([.A284];5;2))" office:value-type="date" office:date-value="2018-04-07" calcext:value-type="date">
            <text:p>2018-04-07</text:p>
          </table:table-cell>
          <table:table-cell table:formula="of:=MATCH(LEFT([.A28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9, 2005 00:00:00 AM</text:p>
          </table:table-cell>
          <table:table-cell office:value-type="date" office:date-value="2018-04-09" calcext:value-type="date">
            <text:p>2018-04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90.05" calcext:value-type="currency">
            <text:p>$190.05</text:p>
          </table:table-cell>
          <table:table-cell office:value-type="currency" office:currency="AUD" office:value="90.85" calcext:value-type="currency">
            <text:p>$90.85</text:p>
          </table:table-cell>
          <table:table-cell office:value-type="currency" office:currency="AUD" office:value="99.2" calcext:value-type="currency">
            <text:p>$99.20</text:p>
          </table:table-cell>
          <table:table-cell table:formula="of:=DATE(2018;[.K285];MID([.A285];5;2))" office:value-type="date" office:date-value="2018-04-09" calcext:value-type="date">
            <text:p>2018-04-09</text:p>
          </table:table-cell>
          <table:table-cell table:formula="of:=MATCH(LEFT([.A28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2, 2005 00:00:00 AM</text:p>
          </table:table-cell>
          <table:table-cell office:value-type="date" office:date-value="2018-04-12" calcext:value-type="date">
            <text:p>2018-04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5342.57" calcext:value-type="currency">
            <text:p>$5,342.57</text:p>
          </table:table-cell>
          <table:table-cell office:value-type="currency" office:currency="AUD" office:value="1929.65" calcext:value-type="currency">
            <text:p>$1,929.65</text:p>
          </table:table-cell>
          <table:table-cell office:value-type="currency" office:currency="AUD" office:value="3412.92" calcext:value-type="currency">
            <text:p>$3,412.92</text:p>
          </table:table-cell>
          <table:table-cell table:formula="of:=DATE(2018;[.K286];MID([.A286];5;2))" office:value-type="date" office:date-value="2018-04-12" calcext:value-type="date">
            <text:p>2018-04-12</text:p>
          </table:table-cell>
          <table:table-cell table:formula="of:=MATCH(LEFT([.A286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4, 2005 00:00:00 AM</text:p>
          </table:table-cell>
          <table:table-cell office:value-type="date" office:date-value="2018-04-14" calcext:value-type="date">
            <text:p>2018-04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45.31" calcext:value-type="currency">
            <text:p>$45.31</text:p>
          </table:table-cell>
          <table:table-cell office:value-type="currency" office:currency="AUD" office:value="12.93" calcext:value-type="currency">
            <text:p>$12.93</text:p>
          </table:table-cell>
          <table:table-cell office:value-type="currency" office:currency="AUD" office:value="32.38" calcext:value-type="currency">
            <text:p>$32.38</text:p>
          </table:table-cell>
          <table:table-cell table:formula="of:=DATE(2018;[.K287];MID([.A287];5;2))" office:value-type="date" office:date-value="2018-04-14" calcext:value-type="date">
            <text:p>2018-04-14</text:p>
          </table:table-cell>
          <table:table-cell table:formula="of:=MATCH(LEFT([.A287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6, 2005 00:00:00 AM</text:p>
          </table:table-cell>
          <table:table-cell office:value-type="date" office:date-value="2018-04-16" calcext:value-type="date">
            <text:p>2018-04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2974.81" calcext:value-type="currency">
            <text:p>$2,974.81</text:p>
          </table:table-cell>
          <table:table-cell office:value-type="currency" office:currency="AUD" office:value="986.08" calcext:value-type="currency">
            <text:p>$986.08</text:p>
          </table:table-cell>
          <table:table-cell office:value-type="currency" office:currency="AUD" office:value="1988.73" calcext:value-type="currency">
            <text:p>$1,988.73</text:p>
          </table:table-cell>
          <table:table-cell table:formula="of:=DATE(2018;[.K288];MID([.A288];5;2))" office:value-type="date" office:date-value="2018-04-16" calcext:value-type="date">
            <text:p>2018-04-16</text:p>
          </table:table-cell>
          <table:table-cell table:formula="of:=MATCH(LEFT([.A288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8, 2005 00:00:00 AM</text:p>
          </table:table-cell>
          <table:table-cell office:value-type="date" office:date-value="2018-04-18" calcext:value-type="date">
            <text:p>2018-04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pecialty Envelop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455.08" calcext:value-type="currency">
            <text:p>$455.08</text:p>
          </table:table-cell>
          <table:table-cell office:value-type="currency" office:currency="AUD" office:value="195.66" calcext:value-type="currency">
            <text:p>$195.66</text:p>
          </table:table-cell>
          <table:table-cell office:value-type="currency" office:currency="AUD" office:value="259.42" calcext:value-type="currency">
            <text:p>$259.42</text:p>
          </table:table-cell>
          <table:table-cell table:formula="of:=DATE(2018;[.K289];MID([.A289];5;2))" office:value-type="date" office:date-value="2018-04-18" calcext:value-type="date">
            <text:p>2018-04-18</text:p>
          </table:table-cell>
          <table:table-cell table:formula="of:=MATCH(LEFT([.A28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9, 2005 00:00:00 AM</text:p>
          </table:table-cell>
          <table:table-cell office:value-type="date" office:date-value="2018-04-19" calcext:value-type="date">
            <text:p>2018-04-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3928.38" calcext:value-type="currency">
            <text:p>$3,928.38</text:p>
          </table:table-cell>
          <table:table-cell office:value-type="currency" office:currency="AUD" office:value="1386.98" calcext:value-type="currency">
            <text:p>$1,386.98</text:p>
          </table:table-cell>
          <table:table-cell office:value-type="currency" office:currency="AUD" office:value="2541.4" calcext:value-type="currency">
            <text:p>$2,541.40</text:p>
          </table:table-cell>
          <table:table-cell table:formula="of:=DATE(2018;[.K290];MID([.A290];5;2))" office:value-type="date" office:date-value="2018-04-19" calcext:value-type="date">
            <text:p>2018-04-19</text:p>
          </table:table-cell>
          <table:table-cell table:formula="of:=MATCH(LEFT([.A29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1, 2005 00:00:00 AM</text:p>
          </table:table-cell>
          <table:table-cell office:value-type="date" office:date-value="2018-04-21" calcext:value-type="date">
            <text:p>2018-04-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409.51" calcext:value-type="currency">
            <text:p>$409.51</text:p>
          </table:table-cell>
          <table:table-cell office:value-type="currency" office:currency="AUD" office:value="40.92" calcext:value-type="currency">
            <text:p>$40.92</text:p>
          </table:table-cell>
          <table:table-cell office:value-type="currency" office:currency="AUD" office:value="368.59" calcext:value-type="currency">
            <text:p>$368.59</text:p>
          </table:table-cell>
          <table:table-cell table:formula="of:=DATE(2018;[.K291];MID([.A291];5;2))" office:value-type="date" office:date-value="2018-04-21" calcext:value-type="date">
            <text:p>2018-04-21</text:p>
          </table:table-cell>
          <table:table-cell table:formula="of:=MATCH(LEFT([.A291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3, 2005 00:00:00 AM</text:p>
          </table:table-cell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27.69" calcext:value-type="currency">
            <text:p>$27.69</text:p>
          </table:table-cell>
          <table:table-cell office:value-type="currency" office:currency="AUD" office:value="9.51" calcext:value-type="currency">
            <text:p>$9.51</text:p>
          </table:table-cell>
          <table:table-cell office:value-type="currency" office:currency="AUD" office:value="18.18" calcext:value-type="currency">
            <text:p>$18.18</text:p>
          </table:table-cell>
          <table:table-cell table:formula="of:=DATE(2018;[.K292];MID([.A292];5;2))" office:value-type="date" office:date-value="2018-04-23" calcext:value-type="date">
            <text:p>2018-04-23</text:p>
          </table:table-cell>
          <table:table-cell table:formula="of:=MATCH(LEFT([.A29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4, 2005 00:00:00 AM</text:p>
          </table:table-cell>
          <table:table-cell office:value-type="date" office:date-value="2018-04-24" calcext:value-type="date">
            <text:p>2018-04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955.88" calcext:value-type="currency">
            <text:p>$955.88</text:p>
          </table:table-cell>
          <table:table-cell office:value-type="currency" office:currency="AUD" office:value="573.23" calcext:value-type="currency">
            <text:p>$573.23</text:p>
          </table:table-cell>
          <table:table-cell office:value-type="currency" office:currency="AUD" office:value="382.65" calcext:value-type="currency">
            <text:p>$382.65</text:p>
          </table:table-cell>
          <table:table-cell table:formula="of:=DATE(2018;[.K293];MID([.A293];5;2))" office:value-type="date" office:date-value="2018-04-24" calcext:value-type="date">
            <text:p>2018-04-24</text:p>
          </table:table-cell>
          <table:table-cell table:formula="of:=MATCH(LEFT([.A29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5, 2005 00:00:00 AM</text:p>
          </table:table-cell>
          <table:table-cell office:value-type="date" office:date-value="2018-04-25" calcext:value-type="date">
            <text:p>2018-04-2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ighlighter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37.48" calcext:value-type="currency">
            <text:p>$37.48</text:p>
          </table:table-cell>
          <table:table-cell office:value-type="currency" office:currency="AUD" office:value="0.13" calcext:value-type="currency">
            <text:p>$0.13</text:p>
          </table:table-cell>
          <table:table-cell office:value-type="currency" office:currency="AUD" office:value="37.35" calcext:value-type="currency">
            <text:p>$37.35</text:p>
          </table:table-cell>
          <table:table-cell table:formula="of:=DATE(2018;[.K294];MID([.A294];5;2))" office:value-type="date" office:date-value="2018-04-25" calcext:value-type="date">
            <text:p>2018-04-25</text:p>
          </table:table-cell>
          <table:table-cell table:formula="of:=MATCH(LEFT([.A29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5, 2005 00:00:00 AM</text:p>
          </table:table-cell>
          <table:table-cell office:value-type="date" office:date-value="2018-04-25" calcext:value-type="date">
            <text:p>2018-04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225.84" calcext:value-type="currency">
            <text:p>$225.84</text:p>
          </table:table-cell>
          <table:table-cell office:value-type="currency" office:currency="AUD" office:value="99.76" calcext:value-type="currency">
            <text:p>$99.76</text:p>
          </table:table-cell>
          <table:table-cell office:value-type="currency" office:currency="AUD" office:value="126.08" calcext:value-type="currency">
            <text:p>$126.08</text:p>
          </table:table-cell>
          <table:table-cell table:formula="of:=DATE(2018;[.K295];MID([.A295];5;2))" office:value-type="date" office:date-value="2018-04-25" calcext:value-type="date">
            <text:p>2018-04-25</text:p>
          </table:table-cell>
          <table:table-cell table:formula="of:=MATCH(LEFT([.A29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6, 2005 00:00:00 AM</text:p>
          </table:table-cell>
          <table:table-cell office:value-type="date" office:date-value="2018-04-26" calcext:value-type="date">
            <text:p>2018-04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1816.44" calcext:value-type="currency">
            <text:p>$1,816.44</text:p>
          </table:table-cell>
          <table:table-cell office:value-type="currency" office:currency="AUD" office:value="625.29" calcext:value-type="currency">
            <text:p>$625.29</text:p>
          </table:table-cell>
          <table:table-cell office:value-type="currency" office:currency="AUD" office:value="1191.15" calcext:value-type="currency">
            <text:p>$1,191.15</text:p>
          </table:table-cell>
          <table:table-cell table:formula="of:=DATE(2018;[.K296];MID([.A296];5;2))" office:value-type="date" office:date-value="2018-04-26" calcext:value-type="date">
            <text:p>2018-04-26</text:p>
          </table:table-cell>
          <table:table-cell table:formula="of:=MATCH(LEFT([.A296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7, 2005 00:00:00 AM</text:p>
          </table:table-cell>
          <table:table-cell office:value-type="date" office:date-value="2018-04-27" calcext:value-type="date">
            <text:p>2018-04-2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2381.21" calcext:value-type="currency">
            <text:p>$2,381.21</text:p>
          </table:table-cell>
          <table:table-cell office:value-type="currency" office:currency="AUD" office:value="635.39" calcext:value-type="currency">
            <text:p>$635.39</text:p>
          </table:table-cell>
          <table:table-cell office:value-type="currency" office:currency="AUD" office:value="1745.82" calcext:value-type="currency">
            <text:p>$1,745.82</text:p>
          </table:table-cell>
          <table:table-cell table:formula="of:=DATE(2018;[.K297];MID([.A297];5;2))" office:value-type="date" office:date-value="2018-04-27" calcext:value-type="date">
            <text:p>2018-04-27</text:p>
          </table:table-cell>
          <table:table-cell table:formula="of:=MATCH(LEFT([.A297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8, 2005 00:00:00 AM</text:p>
          </table:table-cell>
          <table:table-cell office:value-type="date" office:date-value="2018-04-28" calcext:value-type="date">
            <text:p>2018-04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517.75" calcext:value-type="currency">
            <text:p>$517.75</text:p>
          </table:table-cell>
          <table:table-cell office:value-type="currency" office:currency="AUD" office:value="172.6" calcext:value-type="currency">
            <text:p>$172.60</text:p>
          </table:table-cell>
          <table:table-cell office:value-type="currency" office:currency="AUD" office:value="345.15" calcext:value-type="currency">
            <text:p>$345.15</text:p>
          </table:table-cell>
          <table:table-cell table:formula="of:=DATE(2018;[.K298];MID([.A298];5;2))" office:value-type="date" office:date-value="2018-04-28" calcext:value-type="date">
            <text:p>2018-04-28</text:p>
          </table:table-cell>
          <table:table-cell table:formula="of:=MATCH(LEFT([.A298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9, 2005 00:00:00 AM</text:p>
          </table:table-cell>
          <table:table-cell office:value-type="date" office:date-value="2018-04-29" calcext:value-type="date">
            <text:p>2018-04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928.16" calcext:value-type="currency">
            <text:p>$928.16</text:p>
          </table:table-cell>
          <table:table-cell office:value-type="currency" office:currency="AUD" office:value="258.75" calcext:value-type="currency">
            <text:p>$258.75</text:p>
          </table:table-cell>
          <table:table-cell office:value-type="currency" office:currency="AUD" office:value="669.41" calcext:value-type="currency">
            <text:p>$669.41</text:p>
          </table:table-cell>
          <table:table-cell table:formula="of:=DATE(2018;[.K299];MID([.A299];5;2))" office:value-type="date" office:date-value="2018-04-29" calcext:value-type="date">
            <text:p>2018-04-29</text:p>
          </table:table-cell>
          <table:table-cell table:formula="of:=MATCH(LEFT([.A29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30, 2005 00:00:00 AM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Victor Price</text:p>
          </table:table-cell>
          <table:table-cell office:value-type="currency" office:currency="AUD" office:value="120.72" calcext:value-type="currency">
            <text:p>$120.72</text:p>
          </table:table-cell>
          <table:table-cell office:value-type="currency" office:currency="AUD" office:value="5.41" calcext:value-type="currency">
            <text:p>$5.41</text:p>
          </table:table-cell>
          <table:table-cell office:value-type="currency" office:currency="AUD" office:value="115.31" calcext:value-type="currency">
            <text:p>$115.31</text:p>
          </table:table-cell>
          <table:table-cell table:formula="of:=DATE(2018;[.K300];MID([.A300];5;2))" office:value-type="date" office:date-value="2018-04-30" calcext:value-type="date">
            <text:p>2018-04-30</text:p>
          </table:table-cell>
          <table:table-cell table:formula="of:=MATCH(LEFT([.A30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1, 2005 00:00:00 AM</text:p>
          </table:table-cell>
          <table:table-cell office:value-type="date" office:date-value="2018-05-01" calcext:value-type="date">
            <text:p>2018-05-0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235.69" calcext:value-type="currency">
            <text:p>$235.69</text:p>
          </table:table-cell>
          <table:table-cell office:value-type="currency" office:currency="AUD" office:value="83.67" calcext:value-type="currency">
            <text:p>$83.67</text:p>
          </table:table-cell>
          <table:table-cell office:value-type="currency" office:currency="AUD" office:value="152.02" calcext:value-type="currency">
            <text:p>$152.02</text:p>
          </table:table-cell>
          <table:table-cell table:formula="of:=DATE(2018;[.K301];MID([.A301];5;2))" office:value-type="date" office:date-value="2018-05-01" calcext:value-type="date">
            <text:p>2018-05-01</text:p>
          </table:table-cell>
          <table:table-cell table:formula="of:=MATCH(LEFT([.A30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4, 2005 00:00:00 AM</text:p>
          </table:table-cell>
          <table:table-cell office:value-type="date" office:date-value="2018-05-04" calcext:value-type="date">
            <text:p>2018-05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69.82" calcext:value-type="currency">
            <text:p>$69.82</text:p>
          </table:table-cell>
          <table:table-cell office:value-type="currency" office:currency="AUD" office:value="14.31" calcext:value-type="currency">
            <text:p>$14.31</text:p>
          </table:table-cell>
          <table:table-cell office:value-type="currency" office:currency="AUD" office:value="55.51" calcext:value-type="currency">
            <text:p>$55.51</text:p>
          </table:table-cell>
          <table:table-cell table:formula="of:=DATE(2018;[.K302];MID([.A302];5;2))" office:value-type="date" office:date-value="2018-05-04" calcext:value-type="date">
            <text:p>2018-05-04</text:p>
          </table:table-cell>
          <table:table-cell table:formula="of:=MATCH(LEFT([.A302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5, 2005 00:00:00 AM</text:p>
          </table:table-cell>
          <table:table-cell office:value-type="date" office:date-value="2018-05-05" calcext:value-type="date">
            <text:p>2018-05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ighlighters</text:p>
          </table:table-cell>
          <table:table-cell office:value-type="string" calcext:value-type="string">
            <text:p>Joseph Airdo</text:p>
          </table:table-cell>
          <table:table-cell office:value-type="currency" office:currency="AUD" office:value="57.07" calcext:value-type="currency">
            <text:p>$57.07</text:p>
          </table:table-cell>
          <table:table-cell office:value-type="currency" office:currency="AUD" office:value="0.35" calcext:value-type="currency">
            <text:p>$0.35</text:p>
          </table:table-cell>
          <table:table-cell office:value-type="currency" office:currency="AUD" office:value="56.72" calcext:value-type="currency">
            <text:p>$56.72</text:p>
          </table:table-cell>
          <table:table-cell table:formula="of:=DATE(2018;[.K303];MID([.A303];5;2))" office:value-type="date" office:date-value="2018-05-05" calcext:value-type="date">
            <text:p>2018-05-05</text:p>
          </table:table-cell>
          <table:table-cell table:formula="of:=MATCH(LEFT([.A30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7, 2005 00:00:00 AM</text:p>
          </table:table-cell>
          <table:table-cell office:value-type="date" office:date-value="2018-05-07" calcext:value-type="date">
            <text:p>2018-05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20.42" calcext:value-type="currency">
            <text:p>$120.42</text:p>
          </table:table-cell>
          <table:table-cell office:value-type="currency" office:currency="AUD" office:value="34.98" calcext:value-type="currency">
            <text:p>$34.98</text:p>
          </table:table-cell>
          <table:table-cell office:value-type="currency" office:currency="AUD" office:value="85.44" calcext:value-type="currency">
            <text:p>$85.44</text:p>
          </table:table-cell>
          <table:table-cell table:formula="of:=DATE(2018;[.K304];MID([.A304];5;2))" office:value-type="date" office:date-value="2018-05-07" calcext:value-type="date">
            <text:p>2018-05-07</text:p>
          </table:table-cell>
          <table:table-cell table:formula="of:=MATCH(LEFT([.A30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8, 2005 00:00:00 AM</text:p>
          </table:table-cell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28.73" calcext:value-type="currency">
            <text:p>$28.73</text:p>
          </table:table-cell>
          <table:table-cell office:value-type="currency" office:currency="AUD" office:value="5.87" calcext:value-type="currency">
            <text:p>$5.87</text:p>
          </table:table-cell>
          <table:table-cell office:value-type="currency" office:currency="AUD" office:value="22.86" calcext:value-type="currency">
            <text:p>$22.86</text:p>
          </table:table-cell>
          <table:table-cell table:formula="of:=DATE(2018;[.K305];MID([.A305];5;2))" office:value-type="date" office:date-value="2018-05-08" calcext:value-type="date">
            <text:p>2018-05-08</text:p>
          </table:table-cell>
          <table:table-cell table:formula="of:=MATCH(LEFT([.A30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1, 2005 00:00:00 AM</text:p>
          </table:table-cell>
          <table:table-cell office:value-type="date" office:date-value="2018-05-11" calcext:value-type="date">
            <text:p>2018-05-1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229.55" calcext:value-type="currency">
            <text:p>$229.55</text:p>
          </table:table-cell>
          <table:table-cell office:value-type="currency" office:currency="AUD" office:value="91.74" calcext:value-type="currency">
            <text:p>$91.74</text:p>
          </table:table-cell>
          <table:table-cell office:value-type="currency" office:currency="AUD" office:value="137.81" calcext:value-type="currency">
            <text:p>$137.81</text:p>
          </table:table-cell>
          <table:table-cell table:formula="of:=DATE(2018;[.K306];MID([.A306];5;2))" office:value-type="date" office:date-value="2018-05-11" calcext:value-type="date">
            <text:p>2018-05-11</text:p>
          </table:table-cell>
          <table:table-cell table:formula="of:=MATCH(LEFT([.A30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2, 2005 00:00:00 AM</text:p>
          </table:table-cell>
          <table:table-cell office:value-type="date" office:date-value="2018-05-12" calcext:value-type="date">
            <text:p>2018-05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1697.96" calcext:value-type="currency">
            <text:p>$1,697.96</text:p>
          </table:table-cell>
          <table:table-cell office:value-type="currency" office:currency="AUD" office:value="503.41" calcext:value-type="currency">
            <text:p>$503.41</text:p>
          </table:table-cell>
          <table:table-cell office:value-type="currency" office:currency="AUD" office:value="1194.55" calcext:value-type="currency">
            <text:p>$1,194.55</text:p>
          </table:table-cell>
          <table:table-cell table:formula="of:=DATE(2018;[.K307];MID([.A307];5;2))" office:value-type="date" office:date-value="2018-05-12" calcext:value-type="date">
            <text:p>2018-05-12</text:p>
          </table:table-cell>
          <table:table-cell table:formula="of:=MATCH(LEFT([.A30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3, 2005 00:00:00 AM</text:p>
          </table:table-cell>
          <table:table-cell office:value-type="date" office:date-value="2018-05-13" calcext:value-type="date">
            <text:p>2018-05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38.86" calcext:value-type="currency">
            <text:p>$38.86</text:p>
          </table:table-cell>
          <table:table-cell office:value-type="currency" office:currency="AUD" office:value="9.32" calcext:value-type="currency">
            <text:p>$9.32</text:p>
          </table:table-cell>
          <table:table-cell office:value-type="currency" office:currency="AUD" office:value="29.54" calcext:value-type="currency">
            <text:p>$29.54</text:p>
          </table:table-cell>
          <table:table-cell table:formula="of:=DATE(2018;[.K308];MID([.A308];5;2))" office:value-type="date" office:date-value="2018-05-13" calcext:value-type="date">
            <text:p>2018-05-13</text:p>
          </table:table-cell>
          <table:table-cell table:formula="of:=MATCH(LEFT([.A30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4, 2005 00:00:00 AM</text:p>
          </table:table-cell>
          <table:table-cell office:value-type="date" office:date-value="2018-05-14" calcext:value-type="date">
            <text:p>2018-05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976.31" calcext:value-type="currency">
            <text:p>$976.31</text:p>
          </table:table-cell>
          <table:table-cell office:value-type="currency" office:currency="AUD" office:value="346.2" calcext:value-type="currency">
            <text:p>$346.20</text:p>
          </table:table-cell>
          <table:table-cell office:value-type="currency" office:currency="AUD" office:value="630.11" calcext:value-type="currency">
            <text:p>$630.11</text:p>
          </table:table-cell>
          <table:table-cell table:formula="of:=DATE(2018;[.K309];MID([.A309];5;2))" office:value-type="date" office:date-value="2018-05-14" calcext:value-type="date">
            <text:p>2018-05-14</text:p>
          </table:table-cell>
          <table:table-cell table:formula="of:=MATCH(LEFT([.A30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8, 2005 00:00:00 AM</text:p>
          </table:table-cell>
          <table:table-cell office:value-type="date" office:date-value="2018-05-18" calcext:value-type="date">
            <text:p>2018-05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469.85" calcext:value-type="currency">
            <text:p>$469.85</text:p>
          </table:table-cell>
          <table:table-cell office:value-type="currency" office:currency="AUD" office:value="254.83" calcext:value-type="currency">
            <text:p>$254.83</text:p>
          </table:table-cell>
          <table:table-cell office:value-type="currency" office:currency="AUD" office:value="215.02" calcext:value-type="currency">
            <text:p>$215.02</text:p>
          </table:table-cell>
          <table:table-cell table:formula="of:=DATE(2018;[.K310];MID([.A310];5;2))" office:value-type="date" office:date-value="2018-05-18" calcext:value-type="date">
            <text:p>2018-05-18</text:p>
          </table:table-cell>
          <table:table-cell table:formula="of:=MATCH(LEFT([.A310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9, 2005 00:00:00 AM</text:p>
          </table:table-cell>
          <table:table-cell office:value-type="date" office:date-value="2018-05-19" calcext:value-type="date">
            <text:p>2018-05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1868.65" calcext:value-type="currency">
            <text:p>$1,868.65</text:p>
          </table:table-cell>
          <table:table-cell office:value-type="currency" office:currency="AUD" office:value="252.58" calcext:value-type="currency">
            <text:p>$252.58</text:p>
          </table:table-cell>
          <table:table-cell office:value-type="currency" office:currency="AUD" office:value="1616.07" calcext:value-type="currency">
            <text:p>$1,616.07</text:p>
          </table:table-cell>
          <table:table-cell table:formula="of:=DATE(2018;[.K311];MID([.A311];5;2))" office:value-type="date" office:date-value="2018-05-19" calcext:value-type="date">
            <text:p>2018-05-19</text:p>
          </table:table-cell>
          <table:table-cell table:formula="of:=MATCH(LEFT([.A31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1, 2005 00:00:00 AM</text:p>
          </table:table-cell>
          <table:table-cell office:value-type="date" office:date-value="2018-05-21" calcext:value-type="date">
            <text:p>2018-05-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115.91" calcext:value-type="currency">
            <text:p>$115.91</text:p>
          </table:table-cell>
          <table:table-cell office:value-type="currency" office:currency="AUD" office:value="43.29" calcext:value-type="currency">
            <text:p>$43.29</text:p>
          </table:table-cell>
          <table:table-cell office:value-type="currency" office:currency="AUD" office:value="72.62" calcext:value-type="currency">
            <text:p>$72.62</text:p>
          </table:table-cell>
          <table:table-cell table:formula="of:=DATE(2018;[.K312];MID([.A312];5;2))" office:value-type="date" office:date-value="2018-05-21" calcext:value-type="date">
            <text:p>2018-05-21</text:p>
          </table:table-cell>
          <table:table-cell table:formula="of:=MATCH(LEFT([.A312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2, 2005 00:00:00 AM</text:p>
          </table:table-cell>
          <table:table-cell office:value-type="date" office:date-value="2018-05-22" calcext:value-type="date">
            <text:p>2018-05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64.63" calcext:value-type="currency">
            <text:p>$164.63</text:p>
          </table:table-cell>
          <table:table-cell office:value-type="currency" office:currency="AUD" office:value="80.73" calcext:value-type="currency">
            <text:p>$80.73</text:p>
          </table:table-cell>
          <table:table-cell office:value-type="currency" office:currency="AUD" office:value="83.9" calcext:value-type="currency">
            <text:p>$83.90</text:p>
          </table:table-cell>
          <table:table-cell table:formula="of:=DATE(2018;[.K313];MID([.A313];5;2))" office:value-type="date" office:date-value="2018-05-22" calcext:value-type="date">
            <text:p>2018-05-22</text:p>
          </table:table-cell>
          <table:table-cell table:formula="of:=MATCH(LEFT([.A31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3, 2005 00:00:00 AM</text:p>
          </table:table-cell>
          <table:table-cell office:value-type="date" office:date-value="2018-05-23" calcext:value-type="date">
            <text:p>2018-05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2866.95" calcext:value-type="currency">
            <text:p>$2,866.95</text:p>
          </table:table-cell>
          <table:table-cell office:value-type="currency" office:currency="AUD" office:value="392.14" calcext:value-type="currency">
            <text:p>$392.14</text:p>
          </table:table-cell>
          <table:table-cell office:value-type="currency" office:currency="AUD" office:value="2474.81" calcext:value-type="currency">
            <text:p>$2,474.81</text:p>
          </table:table-cell>
          <table:table-cell table:formula="of:=DATE(2018;[.K314];MID([.A314];5;2))" office:value-type="date" office:date-value="2018-05-23" calcext:value-type="date">
            <text:p>2018-05-23</text:p>
          </table:table-cell>
          <table:table-cell table:formula="of:=MATCH(LEFT([.A31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4, 2005 00:00:00 AM</text:p>
          </table:table-cell>
          <table:table-cell office:value-type="date" office:date-value="2018-05-24" calcext:value-type="date">
            <text:p>2018-05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Stephanie Ulpright</text:p>
          </table:table-cell>
          <table:table-cell office:value-type="currency" office:currency="AUD" office:value="75.92" calcext:value-type="currency">
            <text:p>$75.92</text:p>
          </table:table-cell>
          <table:table-cell office:value-type="currency" office:currency="AUD" office:value="26.15" calcext:value-type="currency">
            <text:p>$26.15</text:p>
          </table:table-cell>
          <table:table-cell office:value-type="currency" office:currency="AUD" office:value="49.77" calcext:value-type="currency">
            <text:p>$49.77</text:p>
          </table:table-cell>
          <table:table-cell table:formula="of:=DATE(2018;[.K315];MID([.A315];5;2))" office:value-type="date" office:date-value="2018-05-24" calcext:value-type="date">
            <text:p>2018-05-24</text:p>
          </table:table-cell>
          <table:table-cell table:formula="of:=MATCH(LEFT([.A31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6, 2005 00:00:00 AM</text:p>
          </table:table-cell>
          <table:table-cell office:value-type="date" office:date-value="2018-05-26" calcext:value-type="date">
            <text:p>2018-05-2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15.73" calcext:value-type="currency">
            <text:p>$15.73</text:p>
          </table:table-cell>
          <table:table-cell office:value-type="currency" office:currency="AUD" office:value="3.79" calcext:value-type="currency">
            <text:p>$3.79</text:p>
          </table:table-cell>
          <table:table-cell office:value-type="currency" office:currency="AUD" office:value="11.94" calcext:value-type="currency">
            <text:p>$11.94</text:p>
          </table:table-cell>
          <table:table-cell table:formula="of:=DATE(2018;[.K316];MID([.A316];5;2))" office:value-type="date" office:date-value="2018-05-26" calcext:value-type="date">
            <text:p>2018-05-26</text:p>
          </table:table-cell>
          <table:table-cell table:formula="of:=MATCH(LEFT([.A31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6, 2005 00:00:00 AM</text:p>
          </table:table-cell>
          <table:table-cell office:value-type="date" office:date-value="2018-05-26" calcext:value-type="date">
            <text:p>2018-05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End Table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10552.11" calcext:value-type="currency">
            <text:p>$10,552.11</text:p>
          </table:table-cell>
          <table:table-cell office:value-type="currency" office:currency="AUD" office:value="785.72" calcext:value-type="currency">
            <text:p>$785.72</text:p>
          </table:table-cell>
          <table:table-cell office:value-type="currency" office:currency="AUD" office:value="9766.39" calcext:value-type="currency">
            <text:p>$9,766.39</text:p>
          </table:table-cell>
          <table:table-cell table:formula="of:=DATE(2018;[.K317];MID([.A317];5;2))" office:value-type="date" office:date-value="2018-05-26" calcext:value-type="date">
            <text:p>2018-05-26</text:p>
          </table:table-cell>
          <table:table-cell table:formula="of:=MATCH(LEFT([.A31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3, 2005 00:00:00 AM</text:p>
          </table:table-cell>
          <table:table-cell office:value-type="date" office:date-value="2018-06-03" calcext:value-type="date">
            <text:p>2018-06-0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576.29" calcext:value-type="currency">
            <text:p>$576.29</text:p>
          </table:table-cell>
          <table:table-cell office:value-type="currency" office:currency="AUD" office:value="90" calcext:value-type="currency">
            <text:p>$90.00</text:p>
          </table:table-cell>
          <table:table-cell office:value-type="currency" office:currency="AUD" office:value="486.29" calcext:value-type="currency">
            <text:p>$486.29</text:p>
          </table:table-cell>
          <table:table-cell table:formula="of:=DATE(2018;[.K318];MID([.A318];5;2))" office:value-type="date" office:date-value="2018-06-03" calcext:value-type="date">
            <text:p>2018-06-03</text:p>
          </table:table-cell>
          <table:table-cell table:formula="of:=MATCH(LEFT([.A31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4, 2005 00:00:00 AM</text:p>
          </table:table-cell>
          <table:table-cell office:value-type="date" office:date-value="2018-06-04" calcext:value-type="date">
            <text:p>2018-06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2021.87" calcext:value-type="currency">
            <text:p>$2,021.87</text:p>
          </table:table-cell>
          <table:table-cell office:value-type="currency" office:currency="AUD" office:value="243.91" calcext:value-type="currency">
            <text:p>$243.91</text:p>
          </table:table-cell>
          <table:table-cell office:value-type="currency" office:currency="AUD" office:value="1777.96" calcext:value-type="currency">
            <text:p>$1,777.96</text:p>
          </table:table-cell>
          <table:table-cell table:formula="of:=DATE(2018;[.K319];MID([.A319];5;2))" office:value-type="date" office:date-value="2018-06-04" calcext:value-type="date">
            <text:p>2018-06-04</text:p>
          </table:table-cell>
          <table:table-cell table:formula="of:=MATCH(LEFT([.A31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7, 2005 00:00:00 AM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564.56" calcext:value-type="currency">
            <text:p>$564.56</text:p>
          </table:table-cell>
          <table:table-cell office:value-type="currency" office:currency="AUD" office:value="119.03" calcext:value-type="currency">
            <text:p>$119.03</text:p>
          </table:table-cell>
          <table:table-cell office:value-type="currency" office:currency="AUD" office:value="445.53" calcext:value-type="currency">
            <text:p>$445.53</text:p>
          </table:table-cell>
          <table:table-cell table:formula="of:=DATE(2018;[.K320];MID([.A320];5;2))" office:value-type="date" office:date-value="2018-06-07" calcext:value-type="date">
            <text:p>2018-06-07</text:p>
          </table:table-cell>
          <table:table-cell table:formula="of:=MATCH(LEFT([.A32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8, 2005 00:00:00 AM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1685.75" calcext:value-type="currency">
            <text:p>$1,685.75</text:p>
          </table:table-cell>
          <table:table-cell office:value-type="currency" office:currency="AUD" office:value="567.34" calcext:value-type="currency">
            <text:p>$567.34</text:p>
          </table:table-cell>
          <table:table-cell office:value-type="currency" office:currency="AUD" office:value="1118.41" calcext:value-type="currency">
            <text:p>$1,118.41</text:p>
          </table:table-cell>
          <table:table-cell table:formula="of:=DATE(2018;[.K321];MID([.A321];5;2))" office:value-type="date" office:date-value="2018-06-08" calcext:value-type="date">
            <text:p>2018-06-08</text:p>
          </table:table-cell>
          <table:table-cell table:formula="of:=MATCH(LEFT([.A32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8, 2005 00:00:00 AM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3948.43" calcext:value-type="currency">
            <text:p>$3,948.43</text:p>
          </table:table-cell>
          <table:table-cell office:value-type="currency" office:currency="AUD" office:value="1218.99" calcext:value-type="currency">
            <text:p>$1,218.99</text:p>
          </table:table-cell>
          <table:table-cell office:value-type="currency" office:currency="AUD" office:value="2729.44" calcext:value-type="currency">
            <text:p>$2,729.44</text:p>
          </table:table-cell>
          <table:table-cell table:formula="of:=DATE(2018;[.K322];MID([.A322];5;2))" office:value-type="date" office:date-value="2018-06-08" calcext:value-type="date">
            <text:p>2018-06-08</text:p>
          </table:table-cell>
          <table:table-cell table:formula="of:=MATCH(LEFT([.A32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2, 2005 00:00:00 AM</text:p>
          </table:table-cell>
          <table:table-cell office:value-type="date" office:date-value="2018-06-12" calcext:value-type="date">
            <text:p>2018-06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871.32" calcext:value-type="currency">
            <text:p>$871.32</text:p>
          </table:table-cell>
          <table:table-cell office:value-type="currency" office:currency="AUD" office:value="397.14" calcext:value-type="currency">
            <text:p>$397.14</text:p>
          </table:table-cell>
          <table:table-cell office:value-type="currency" office:currency="AUD" office:value="474.18" calcext:value-type="currency">
            <text:p>$474.18</text:p>
          </table:table-cell>
          <table:table-cell table:formula="of:=DATE(2018;[.K323];MID([.A323];5;2))" office:value-type="date" office:date-value="2018-06-12" calcext:value-type="date">
            <text:p>2018-06-12</text:p>
          </table:table-cell>
          <table:table-cell table:formula="of:=MATCH(LEFT([.A32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5, 2005 00:00:00 AM</text:p>
          </table:table-cell>
          <table:table-cell office:value-type="date" office:date-value="2018-06-15" calcext:value-type="date">
            <text:p>2018-06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263.63" calcext:value-type="currency">
            <text:p>$263.63</text:p>
          </table:table-cell>
          <table:table-cell office:value-type="currency" office:currency="AUD" office:value="71.96" calcext:value-type="currency">
            <text:p>$71.96</text:p>
          </table:table-cell>
          <table:table-cell office:value-type="currency" office:currency="AUD" office:value="191.67" calcext:value-type="currency">
            <text:p>$191.67</text:p>
          </table:table-cell>
          <table:table-cell table:formula="of:=DATE(2018;[.K324];MID([.A324];5;2))" office:value-type="date" office:date-value="2018-06-15" calcext:value-type="date">
            <text:p>2018-06-15</text:p>
          </table:table-cell>
          <table:table-cell table:formula="of:=MATCH(LEFT([.A32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6, 2005 00:00:00 AM</text:p>
          </table:table-cell>
          <table:table-cell office:value-type="date" office:date-value="2018-06-16" calcext:value-type="date">
            <text:p>2018-06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1991.93" calcext:value-type="currency">
            <text:p>$1,991.93</text:p>
          </table:table-cell>
          <table:table-cell office:value-type="currency" office:currency="AUD" office:value="1049.38" calcext:value-type="currency">
            <text:p>$1,049.38</text:p>
          </table:table-cell>
          <table:table-cell office:value-type="currency" office:currency="AUD" office:value="942.55" calcext:value-type="currency">
            <text:p>$942.55</text:p>
          </table:table-cell>
          <table:table-cell table:formula="of:=DATE(2018;[.K325];MID([.A325];5;2))" office:value-type="date" office:date-value="2018-06-16" calcext:value-type="date">
            <text:p>2018-06-16</text:p>
          </table:table-cell>
          <table:table-cell table:formula="of:=MATCH(LEFT([.A32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7, 2005 00:00:00 AM</text:p>
          </table:table-cell>
          <table:table-cell office:value-type="date" office:date-value="2018-06-17" calcext:value-type="date">
            <text:p>2018-06-1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orage Cabinet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5452.9" calcext:value-type="currency">
            <text:p>$5,452.90</text:p>
          </table:table-cell>
          <table:table-cell office:value-type="currency" office:currency="AUD" office:value="876.71" calcext:value-type="currency">
            <text:p>$876.71</text:p>
          </table:table-cell>
          <table:table-cell office:value-type="currency" office:currency="AUD" office:value="4576.19" calcext:value-type="currency">
            <text:p>$4,576.19</text:p>
          </table:table-cell>
          <table:table-cell table:formula="of:=DATE(2018;[.K326];MID([.A326];5;2))" office:value-type="date" office:date-value="2018-06-17" calcext:value-type="date">
            <text:p>2018-06-17</text:p>
          </table:table-cell>
          <table:table-cell table:formula="of:=MATCH(LEFT([.A32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1, 2005 00:00:00 AM</text:p>
          </table:table-cell>
          <table:table-cell office:value-type="date" office:date-value="2018-06-21" calcext:value-type="date">
            <text:p>2018-06-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55.85" calcext:value-type="currency">
            <text:p>$55.85</text:p>
          </table:table-cell>
          <table:table-cell office:value-type="currency" office:currency="AUD" office:value="17.63" calcext:value-type="currency">
            <text:p>$17.63</text:p>
          </table:table-cell>
          <table:table-cell office:value-type="currency" office:currency="AUD" office:value="38.22" calcext:value-type="currency">
            <text:p>$38.22</text:p>
          </table:table-cell>
          <table:table-cell table:formula="of:=DATE(2018;[.K327];MID([.A327];5;2))" office:value-type="date" office:date-value="2018-06-21" calcext:value-type="date">
            <text:p>2018-06-21</text:p>
          </table:table-cell>
          <table:table-cell table:formula="of:=MATCH(LEFT([.A32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2, 2005 00:00:00 AM</text:p>
          </table:table-cell>
          <table:table-cell office:value-type="date" office:date-value="2018-06-22" calcext:value-type="date">
            <text:p>2018-06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118.82" calcext:value-type="currency">
            <text:p>$118.82</text:p>
          </table:table-cell>
          <table:table-cell office:value-type="currency" office:currency="AUD" office:value="55.17" calcext:value-type="currency">
            <text:p>$55.17</text:p>
          </table:table-cell>
          <table:table-cell office:value-type="currency" office:currency="AUD" office:value="63.65" calcext:value-type="currency">
            <text:p>$63.65</text:p>
          </table:table-cell>
          <table:table-cell table:formula="of:=DATE(2018;[.K328];MID([.A328];5;2))" office:value-type="date" office:date-value="2018-06-22" calcext:value-type="date">
            <text:p>2018-06-22</text:p>
          </table:table-cell>
          <table:table-cell table:formula="of:=MATCH(LEFT([.A32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4, 2005 00:00:00 AM</text:p>
          </table:table-cell>
          <table:table-cell office:value-type="date" office:date-value="2018-06-24" calcext:value-type="date">
            <text:p>2018-06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4546.9" calcext:value-type="currency">
            <text:p>$4,546.90</text:p>
          </table:table-cell>
          <table:table-cell office:value-type="currency" office:currency="AUD" office:value="1832.4" calcext:value-type="currency">
            <text:p>$1,832.40</text:p>
          </table:table-cell>
          <table:table-cell office:value-type="currency" office:currency="AUD" office:value="2714.5" calcext:value-type="currency">
            <text:p>$2,714.50</text:p>
          </table:table-cell>
          <table:table-cell table:formula="of:=DATE(2018;[.K329];MID([.A329];5;2))" office:value-type="date" office:date-value="2018-06-24" calcext:value-type="date">
            <text:p>2018-06-24</text:p>
          </table:table-cell>
          <table:table-cell table:formula="of:=MATCH(LEFT([.A32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5, 2005 00:00:00 AM</text:p>
          </table:table-cell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136.75" calcext:value-type="currency">
            <text:p>$136.75</text:p>
          </table:table-cell>
          <table:table-cell office:value-type="currency" office:currency="AUD" office:value="10.41" calcext:value-type="currency">
            <text:p>$10.41</text:p>
          </table:table-cell>
          <table:table-cell office:value-type="currency" office:currency="AUD" office:value="126.34" calcext:value-type="currency">
            <text:p>$126.34</text:p>
          </table:table-cell>
          <table:table-cell table:formula="of:=DATE(2018;[.K330];MID([.A330];5;2))" office:value-type="date" office:date-value="2018-06-25" calcext:value-type="date">
            <text:p>2018-06-25</text:p>
          </table:table-cell>
          <table:table-cell table:formula="of:=MATCH(LEFT([.A33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6, 2005 00:00:00 AM</text:p>
          </table:table-cell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2251.39" calcext:value-type="currency">
            <text:p>$2,251.39</text:p>
          </table:table-cell>
          <table:table-cell office:value-type="currency" office:currency="AUD" office:value="906.48" calcext:value-type="currency">
            <text:p>$906.48</text:p>
          </table:table-cell>
          <table:table-cell office:value-type="currency" office:currency="AUD" office:value="1344.91" calcext:value-type="currency">
            <text:p>$1,344.91</text:p>
          </table:table-cell>
          <table:table-cell table:formula="of:=DATE(2018;[.K331];MID([.A331];5;2))" office:value-type="date" office:date-value="2018-06-26" calcext:value-type="date">
            <text:p>2018-06-26</text:p>
          </table:table-cell>
          <table:table-cell table:formula="of:=MATCH(LEFT([.A33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8, 2005 00:00:00 AM</text:p>
          </table:table-cell>
          <table:table-cell office:value-type="date" office:date-value="2018-06-28" calcext:value-type="date">
            <text:p>2018-06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970.17" calcext:value-type="currency">
            <text:p>$970.17</text:p>
          </table:table-cell>
          <table:table-cell office:value-type="currency" office:currency="AUD" office:value="160.06" calcext:value-type="currency">
            <text:p>$160.06</text:p>
          </table:table-cell>
          <table:table-cell office:value-type="currency" office:currency="AUD" office:value="810.11" calcext:value-type="currency">
            <text:p>$810.11</text:p>
          </table:table-cell>
          <table:table-cell table:formula="of:=DATE(2018;[.K332];MID([.A332];5;2))" office:value-type="date" office:date-value="2018-06-28" calcext:value-type="date">
            <text:p>2018-06-28</text:p>
          </table:table-cell>
          <table:table-cell table:formula="of:=MATCH(LEFT([.A33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30, 2005 00:00:00 AM</text:p>
          </table:table-cell>
          <table:table-cell office:value-type="date" office:date-value="2018-06-30" calcext:value-type="date">
            <text:p>2018-06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853.88" calcext:value-type="currency">
            <text:p>$853.88</text:p>
          </table:table-cell>
          <table:table-cell office:value-type="currency" office:currency="AUD" office:value="298.4" calcext:value-type="currency">
            <text:p>$298.40</text:p>
          </table:table-cell>
          <table:table-cell office:value-type="currency" office:currency="AUD" office:value="555.48" calcext:value-type="currency">
            <text:p>$555.48</text:p>
          </table:table-cell>
          <table:table-cell table:formula="of:=DATE(2018;[.K333];MID([.A333];5;2))" office:value-type="date" office:date-value="2018-06-30" calcext:value-type="date">
            <text:p>2018-06-30</text:p>
          </table:table-cell>
          <table:table-cell table:formula="of:=MATCH(LEFT([.A33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30, 2005 00:00:00 AM</text:p>
          </table:table-cell>
          <table:table-cell office:value-type="date" office:date-value="2018-06-30" calcext:value-type="date">
            <text:p>2018-06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905.94" calcext:value-type="currency">
            <text:p>$905.94</text:p>
          </table:table-cell>
          <table:table-cell office:value-type="currency" office:currency="AUD" office:value="277.43" calcext:value-type="currency">
            <text:p>$277.43</text:p>
          </table:table-cell>
          <table:table-cell office:value-type="currency" office:currency="AUD" office:value="628.51" calcext:value-type="currency">
            <text:p>$628.51</text:p>
          </table:table-cell>
          <table:table-cell table:formula="of:=DATE(2018;[.K334];MID([.A334];5;2))" office:value-type="date" office:date-value="2018-06-30" calcext:value-type="date">
            <text:p>2018-06-30</text:p>
          </table:table-cell>
          <table:table-cell table:formula="of:=MATCH(LEFT([.A33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1, 2005 00:00:00 AM</text:p>
          </table:table-cell>
          <table:table-cell office:value-type="date" office:date-value="2018-07-01" calcext:value-type="date">
            <text:p>2018-07-0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617.37" calcext:value-type="currency">
            <text:p>$617.37</text:p>
          </table:table-cell>
          <table:table-cell office:value-type="currency" office:currency="AUD" office:value="269.63" calcext:value-type="currency">
            <text:p>$269.63</text:p>
          </table:table-cell>
          <table:table-cell office:value-type="currency" office:currency="AUD" office:value="347.74" calcext:value-type="currency">
            <text:p>$347.74</text:p>
          </table:table-cell>
          <table:table-cell table:formula="of:=DATE(2018;[.K335];MID([.A335];5;2))" office:value-type="date" office:date-value="2018-07-01" calcext:value-type="date">
            <text:p>2018-07-01</text:p>
          </table:table-cell>
          <table:table-cell table:formula="of:=MATCH(LEFT([.A33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2, 2005 00:00:00 AM</text:p>
          </table:table-cell>
          <table:table-cell office:value-type="date" office:date-value="2018-07-02" calcext:value-type="date">
            <text:p>2018-07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66.76" calcext:value-type="currency">
            <text:p>$66.76</text:p>
          </table:table-cell>
          <table:table-cell office:value-type="currency" office:currency="AUD" office:value="31.44" calcext:value-type="currency">
            <text:p>$31.44</text:p>
          </table:table-cell>
          <table:table-cell office:value-type="currency" office:currency="AUD" office:value="35.32" calcext:value-type="currency">
            <text:p>$35.32</text:p>
          </table:table-cell>
          <table:table-cell table:formula="of:=DATE(2018;[.K336];MID([.A336];5;2))" office:value-type="date" office:date-value="2018-07-02" calcext:value-type="date">
            <text:p>2018-07-02</text:p>
          </table:table-cell>
          <table:table-cell table:formula="of:=MATCH(LEFT([.A33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4, 2005 00:00:00 AM</text:p>
          </table:table-cell>
          <table:table-cell office:value-type="date" office:date-value="2018-07-04" calcext:value-type="date">
            <text:p>2018-07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1085.4" calcext:value-type="currency">
            <text:p>$1,085.40</text:p>
          </table:table-cell>
          <table:table-cell office:value-type="currency" office:currency="AUD" office:value="314.28" calcext:value-type="currency">
            <text:p>$314.28</text:p>
          </table:table-cell>
          <table:table-cell office:value-type="currency" office:currency="AUD" office:value="771.12" calcext:value-type="currency">
            <text:p>$771.12</text:p>
          </table:table-cell>
          <table:table-cell table:formula="of:=DATE(2018;[.K337];MID([.A337];5;2))" office:value-type="date" office:date-value="2018-07-04" calcext:value-type="date">
            <text:p>2018-07-04</text:p>
          </table:table-cell>
          <table:table-cell table:formula="of:=MATCH(LEFT([.A33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5, 2005 00:00:00 AM</text:p>
          </table:table-cell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111.45" calcext:value-type="currency">
            <text:p>$111.45</text:p>
          </table:table-cell>
          <table:table-cell office:value-type="currency" office:currency="AUD" office:value="49.22" calcext:value-type="currency">
            <text:p>$49.22</text:p>
          </table:table-cell>
          <table:table-cell office:value-type="currency" office:currency="AUD" office:value="62.23" calcext:value-type="currency">
            <text:p>$62.23</text:p>
          </table:table-cell>
          <table:table-cell table:formula="of:=DATE(2018;[.K338];MID([.A338];5;2))" office:value-type="date" office:date-value="2018-07-05" calcext:value-type="date">
            <text:p>2018-07-05</text:p>
          </table:table-cell>
          <table:table-cell table:formula="of:=MATCH(LEFT([.A33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8, 2005 00:00:00 AM</text:p>
          </table:table-cell>
          <table:table-cell office:value-type="date" office:date-value="2018-07-08" calcext:value-type="date">
            <text:p>2018-07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2008.54" calcext:value-type="currency">
            <text:p>$2,008.54</text:p>
          </table:table-cell>
          <table:table-cell office:value-type="currency" office:currency="AUD" office:value="641.83" calcext:value-type="currency">
            <text:p>$641.83</text:p>
          </table:table-cell>
          <table:table-cell office:value-type="currency" office:currency="AUD" office:value="1366.71" calcext:value-type="currency">
            <text:p>$1,366.71</text:p>
          </table:table-cell>
          <table:table-cell table:formula="of:=DATE(2018;[.K339];MID([.A339];5;2))" office:value-type="date" office:date-value="2018-07-08" calcext:value-type="date">
            <text:p>2018-07-08</text:p>
          </table:table-cell>
          <table:table-cell table:formula="of:=MATCH(LEFT([.A33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9, 2005 00:00:00 AM</text:p>
          </table:table-cell>
          <table:table-cell office:value-type="date" office:date-value="2018-07-09" calcext:value-type="date">
            <text:p>2018-07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orage Cabinet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6152.8" calcext:value-type="currency">
            <text:p>$6,152.80</text:p>
          </table:table-cell>
          <table:table-cell office:value-type="currency" office:currency="AUD" office:value="1004.59" calcext:value-type="currency">
            <text:p>$1,004.59</text:p>
          </table:table-cell>
          <table:table-cell office:value-type="currency" office:currency="AUD" office:value="5148.21" calcext:value-type="currency">
            <text:p>$5,148.21</text:p>
          </table:table-cell>
          <table:table-cell table:formula="of:=DATE(2018;[.K340];MID([.A340];5;2))" office:value-type="date" office:date-value="2018-07-09" calcext:value-type="date">
            <text:p>2018-07-09</text:p>
          </table:table-cell>
          <table:table-cell table:formula="of:=MATCH(LEFT([.A34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1, 2005 00:00:00 AM</text:p>
          </table:table-cell>
          <table:table-cell office:value-type="date" office:date-value="2018-07-11" calcext:value-type="date">
            <text:p>2018-07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526.27" calcext:value-type="currency">
            <text:p>$526.27</text:p>
          </table:table-cell>
          <table:table-cell office:value-type="currency" office:currency="AUD" office:value="134.21" calcext:value-type="currency">
            <text:p>$134.21</text:p>
          </table:table-cell>
          <table:table-cell office:value-type="currency" office:currency="AUD" office:value="392.06" calcext:value-type="currency">
            <text:p>$392.06</text:p>
          </table:table-cell>
          <table:table-cell table:formula="of:=DATE(2018;[.K341];MID([.A341];5;2))" office:value-type="date" office:date-value="2018-07-11" calcext:value-type="date">
            <text:p>2018-07-11</text:p>
          </table:table-cell>
          <table:table-cell table:formula="of:=MATCH(LEFT([.A34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5, 2005 00:00:00 AM</text:p>
          </table:table-cell>
          <table:table-cell office:value-type="date" office:date-value="2018-07-15" calcext:value-type="date">
            <text:p>2018-07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2147.97" calcext:value-type="currency">
            <text:p>$2,147.97</text:p>
          </table:table-cell>
          <table:table-cell office:value-type="currency" office:currency="AUD" office:value="767.07" calcext:value-type="currency">
            <text:p>$767.07</text:p>
          </table:table-cell>
          <table:table-cell office:value-type="currency" office:currency="AUD" office:value="1380.9" calcext:value-type="currency">
            <text:p>$1,380.90</text:p>
          </table:table-cell>
          <table:table-cell table:formula="of:=DATE(2018;[.K342];MID([.A342];5;2))" office:value-type="date" office:date-value="2018-07-15" calcext:value-type="date">
            <text:p>2018-07-15</text:p>
          </table:table-cell>
          <table:table-cell table:formula="of:=MATCH(LEFT([.A34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6, 2005 00:00:00 AM</text:p>
          </table:table-cell>
          <table:table-cell office:value-type="date" office:date-value="2018-07-16" calcext:value-type="date">
            <text:p>2018-07-1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172.23" calcext:value-type="currency">
            <text:p>$172.23</text:p>
          </table:table-cell>
          <table:table-cell office:value-type="currency" office:currency="AUD" office:value="38.93" calcext:value-type="currency">
            <text:p>$38.93</text:p>
          </table:table-cell>
          <table:table-cell office:value-type="currency" office:currency="AUD" office:value="133.3" calcext:value-type="currency">
            <text:p>$133.30</text:p>
          </table:table-cell>
          <table:table-cell table:formula="of:=DATE(2018;[.K343];MID([.A343];5;2))" office:value-type="date" office:date-value="2018-07-16" calcext:value-type="date">
            <text:p>2018-07-16</text:p>
          </table:table-cell>
          <table:table-cell table:formula="of:=MATCH(LEFT([.A34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8, 2005 00:00:00 AM</text:p>
          </table:table-cell>
          <table:table-cell office:value-type="date" office:date-value="2018-07-18" calcext:value-type="date">
            <text:p>2018-07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1907.45" calcext:value-type="currency">
            <text:p>$1,907.45</text:p>
          </table:table-cell>
          <table:table-cell office:value-type="currency" office:currency="AUD" office:value="623.79" calcext:value-type="currency">
            <text:p>$623.79</text:p>
          </table:table-cell>
          <table:table-cell office:value-type="currency" office:currency="AUD" office:value="1283.66" calcext:value-type="currency">
            <text:p>$1,283.66</text:p>
          </table:table-cell>
          <table:table-cell table:formula="of:=DATE(2018;[.K344];MID([.A344];5;2))" office:value-type="date" office:date-value="2018-07-18" calcext:value-type="date">
            <text:p>2018-07-18</text:p>
          </table:table-cell>
          <table:table-cell table:formula="of:=MATCH(LEFT([.A34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9, 2005 00:00:00 AM</text:p>
          </table:table-cell>
          <table:table-cell office:value-type="date" office:date-value="2018-07-19" calcext:value-type="date">
            <text:p>2018-07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3144.71" calcext:value-type="currency">
            <text:p>$3,144.71</text:p>
          </table:table-cell>
          <table:table-cell office:value-type="currency" office:currency="AUD" office:value="1033.11" calcext:value-type="currency">
            <text:p>$1,033.11</text:p>
          </table:table-cell>
          <table:table-cell office:value-type="currency" office:currency="AUD" office:value="2111.6" calcext:value-type="currency">
            <text:p>$2,111.60</text:p>
          </table:table-cell>
          <table:table-cell table:formula="of:=DATE(2018;[.K345];MID([.A345];5;2))" office:value-type="date" office:date-value="2018-07-19" calcext:value-type="date">
            <text:p>2018-07-19</text:p>
          </table:table-cell>
          <table:table-cell table:formula="of:=MATCH(LEFT([.A34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3, 2005 00:00:00 AM</text:p>
          </table:table-cell>
          <table:table-cell office:value-type="date" office:date-value="2018-07-23" calcext:value-type="date">
            <text:p>2018-07-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235.22" calcext:value-type="currency">
            <text:p>$235.22</text:p>
          </table:table-cell>
          <table:table-cell office:value-type="currency" office:currency="AUD" office:value="139.97" calcext:value-type="currency">
            <text:p>$139.97</text:p>
          </table:table-cell>
          <table:table-cell office:value-type="currency" office:currency="AUD" office:value="95.25" calcext:value-type="currency">
            <text:p>$95.25</text:p>
          </table:table-cell>
          <table:table-cell table:formula="of:=DATE(2018;[.K346];MID([.A346];5;2))" office:value-type="date" office:date-value="2018-07-23" calcext:value-type="date">
            <text:p>2018-07-23</text:p>
          </table:table-cell>
          <table:table-cell table:formula="of:=MATCH(LEFT([.A34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6, 2005 00:00:00 AM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2041.59" calcext:value-type="currency">
            <text:p>$2,041.59</text:p>
          </table:table-cell>
          <table:table-cell office:value-type="currency" office:currency="AUD" office:value="617.31" calcext:value-type="currency">
            <text:p>$617.31</text:p>
          </table:table-cell>
          <table:table-cell office:value-type="currency" office:currency="AUD" office:value="1424.28" calcext:value-type="currency">
            <text:p>$1,424.28</text:p>
          </table:table-cell>
          <table:table-cell table:formula="of:=DATE(2018;[.K347];MID([.A347];5;2))" office:value-type="date" office:date-value="2018-07-26" calcext:value-type="date">
            <text:p>2018-07-26</text:p>
          </table:table-cell>
          <table:table-cell table:formula="of:=MATCH(LEFT([.A34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7, 2005 00:00:00 AM</text:p>
          </table:table-cell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4976.75" calcext:value-type="currency">
            <text:p>$4,976.75</text:p>
          </table:table-cell>
          <table:table-cell office:value-type="currency" office:currency="AUD" office:value="1923.65" calcext:value-type="currency">
            <text:p>$1,923.65</text:p>
          </table:table-cell>
          <table:table-cell office:value-type="currency" office:currency="AUD" office:value="3053.1" calcext:value-type="currency">
            <text:p>$3,053.10</text:p>
          </table:table-cell>
          <table:table-cell table:formula="of:=DATE(2018;[.K348];MID([.A348];5;2))" office:value-type="date" office:date-value="2018-07-27" calcext:value-type="date">
            <text:p>2018-07-27</text:p>
          </table:table-cell>
          <table:table-cell table:formula="of:=MATCH(LEFT([.A34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7, 2005 00:00:00 AM</text:p>
          </table:table-cell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453.87" calcext:value-type="currency">
            <text:p>$453.87</text:p>
          </table:table-cell>
          <table:table-cell office:value-type="currency" office:currency="AUD" office:value="156.49" calcext:value-type="currency">
            <text:p>$156.49</text:p>
          </table:table-cell>
          <table:table-cell office:value-type="currency" office:currency="AUD" office:value="297.38" calcext:value-type="currency">
            <text:p>$297.38</text:p>
          </table:table-cell>
          <table:table-cell table:formula="of:=DATE(2018;[.K349];MID([.A349];5;2))" office:value-type="date" office:date-value="2018-07-27" calcext:value-type="date">
            <text:p>2018-07-27</text:p>
          </table:table-cell>
          <table:table-cell table:formula="of:=MATCH(LEFT([.A34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8, 2005 00:00:00 AM</text:p>
          </table:table-cell>
          <table:table-cell office:value-type="date" office:date-value="2018-07-28" calcext:value-type="date">
            <text:p>2018-07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Steve Waugh</text:p>
          </table:table-cell>
          <table:table-cell office:value-type="currency" office:currency="AUD" office:value="54.25" calcext:value-type="currency">
            <text:p>$54.25</text:p>
          </table:table-cell>
          <table:table-cell office:value-type="currency" office:currency="AUD" office:value="22.03" calcext:value-type="currency">
            <text:p>$22.03</text:p>
          </table:table-cell>
          <table:table-cell office:value-type="currency" office:currency="AUD" office:value="32.22" calcext:value-type="currency">
            <text:p>$32.22</text:p>
          </table:table-cell>
          <table:table-cell table:formula="of:=DATE(2018;[.K350];MID([.A350];5;2))" office:value-type="date" office:date-value="2018-07-28" calcext:value-type="date">
            <text:p>2018-07-28</text:p>
          </table:table-cell>
          <table:table-cell table:formula="of:=MATCH(LEFT([.A35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9, 2005 00:00:00 AM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3167.87" calcext:value-type="currency">
            <text:p>$3,167.87</text:p>
          </table:table-cell>
          <table:table-cell office:value-type="currency" office:currency="AUD" office:value="1183.64" calcext:value-type="currency">
            <text:p>$1,183.64</text:p>
          </table:table-cell>
          <table:table-cell office:value-type="currency" office:currency="AUD" office:value="1984.23" calcext:value-type="currency">
            <text:p>$1,984.23</text:p>
          </table:table-cell>
          <table:table-cell table:formula="of:=DATE(2018;[.K351];MID([.A351];5;2))" office:value-type="date" office:date-value="2018-07-29" calcext:value-type="date">
            <text:p>2018-07-29</text:p>
          </table:table-cell>
          <table:table-cell table:formula="of:=MATCH(LEFT([.A35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9, 2005 00:00:00 AM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581.84" calcext:value-type="currency">
            <text:p>$581.84</text:p>
          </table:table-cell>
          <table:table-cell office:value-type="currency" office:currency="AUD" office:value="240.99" calcext:value-type="currency">
            <text:p>$240.99</text:p>
          </table:table-cell>
          <table:table-cell office:value-type="currency" office:currency="AUD" office:value="340.85" calcext:value-type="currency">
            <text:p>$340.85</text:p>
          </table:table-cell>
          <table:table-cell table:formula="of:=DATE(2018;[.K352];MID([.A352];5;2))" office:value-type="date" office:date-value="2018-07-29" calcext:value-type="date">
            <text:p>2018-07-29</text:p>
          </table:table-cell>
          <table:table-cell table:formula="of:=MATCH(LEFT([.A35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5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110.43" calcext:value-type="currency">
            <text:p>$110.43</text:p>
          </table:table-cell>
          <table:table-cell office:value-type="currency" office:currency="AUD" office:value="51.23" calcext:value-type="currency">
            <text:p>$51.23</text:p>
          </table:table-cell>
          <table:table-cell office:value-type="currency" office:currency="AUD" office:value="59.2" calcext:value-type="currency">
            <text:p>$59.20</text:p>
          </table:table-cell>
          <table:table-cell table:formula="of:=DATE(2018;[.K353];MID([.A353];5;2))" office:value-type="date" office:date-value="2018-07-30" calcext:value-type="date">
            <text:p>2018-07-30</text:p>
          </table:table-cell>
          <table:table-cell table:formula="of:=MATCH(LEFT([.A35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5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981.47" calcext:value-type="currency">
            <text:p>$981.47</text:p>
          </table:table-cell>
          <table:table-cell office:value-type="currency" office:currency="AUD" office:value="316.91" calcext:value-type="currency">
            <text:p>$316.91</text:p>
          </table:table-cell>
          <table:table-cell office:value-type="currency" office:currency="AUD" office:value="664.56" calcext:value-type="currency">
            <text:p>$664.56</text:p>
          </table:table-cell>
          <table:table-cell table:formula="of:=DATE(2018;[.K354];MID([.A354];5;2))" office:value-type="date" office:date-value="2018-07-30" calcext:value-type="date">
            <text:p>2018-07-30</text:p>
          </table:table-cell>
          <table:table-cell table:formula="of:=MATCH(LEFT([.A35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1, 2005 00:00:00 AM</text:p>
          </table:table-cell>
          <table:table-cell office:value-type="date" office:date-value="2018-08-01" calcext:value-type="date">
            <text:p>2018-08-0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48.96" calcext:value-type="currency">
            <text:p>$48.96</text:p>
          </table:table-cell>
          <table:table-cell office:value-type="currency" office:currency="AUD" office:value="8.68" calcext:value-type="currency">
            <text:p>$8.68</text:p>
          </table:table-cell>
          <table:table-cell office:value-type="currency" office:currency="AUD" office:value="40.28" calcext:value-type="currency">
            <text:p>$40.28</text:p>
          </table:table-cell>
          <table:table-cell table:formula="of:=DATE(2018;[.K355];MID([.A355];5;2))" office:value-type="date" office:date-value="2018-08-01" calcext:value-type="date">
            <text:p>2018-08-01</text:p>
          </table:table-cell>
          <table:table-cell table:formula="of:=MATCH(LEFT([.A35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2, 2005 00:00:00 AM</text:p>
          </table:table-cell>
          <table:table-cell office:value-type="date" office:date-value="2018-08-02" calcext:value-type="date">
            <text:p>2018-08-0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1497.96" calcext:value-type="currency">
            <text:p>$1,497.96</text:p>
          </table:table-cell>
          <table:table-cell office:value-type="currency" office:currency="AUD" office:value="470.25" calcext:value-type="currency">
            <text:p>$470.25</text:p>
          </table:table-cell>
          <table:table-cell office:value-type="currency" office:currency="AUD" office:value="1027.71" calcext:value-type="currency">
            <text:p>$1,027.71</text:p>
          </table:table-cell>
          <table:table-cell table:formula="of:=DATE(2018;[.K356];MID([.A356];5;2))" office:value-type="date" office:date-value="2018-08-02" calcext:value-type="date">
            <text:p>2018-08-02</text:p>
          </table:table-cell>
          <table:table-cell table:formula="of:=MATCH(LEFT([.A35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4, 2005 00:00:00 AM</text:p>
          </table:table-cell>
          <table:table-cell office:value-type="date" office:date-value="2018-08-04" calcext:value-type="date">
            <text:p>2018-08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836.54" calcext:value-type="currency">
            <text:p>$836.54</text:p>
          </table:table-cell>
          <table:table-cell office:value-type="currency" office:currency="AUD" office:value="271.49" calcext:value-type="currency">
            <text:p>$271.49</text:p>
          </table:table-cell>
          <table:table-cell office:value-type="currency" office:currency="AUD" office:value="565.05" calcext:value-type="currency">
            <text:p>$565.05</text:p>
          </table:table-cell>
          <table:table-cell table:formula="of:=DATE(2018;[.K357];MID([.A357];5;2))" office:value-type="date" office:date-value="2018-08-04" calcext:value-type="date">
            <text:p>2018-08-04</text:p>
          </table:table-cell>
          <table:table-cell table:formula="of:=MATCH(LEFT([.A35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5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80.9" calcext:value-type="currency">
            <text:p>$80.90</text:p>
          </table:table-cell>
          <table:table-cell office:value-type="currency" office:currency="AUD" office:value="11.52" calcext:value-type="currency">
            <text:p>$11.52</text:p>
          </table:table-cell>
          <table:table-cell office:value-type="currency" office:currency="AUD" office:value="69.38" calcext:value-type="currency">
            <text:p>$69.38</text:p>
          </table:table-cell>
          <table:table-cell table:formula="of:=DATE(2018;[.K358];MID([.A358];5;2))" office:value-type="date" office:date-value="2018-08-05" calcext:value-type="date">
            <text:p>2018-08-05</text:p>
          </table:table-cell>
          <table:table-cell table:formula="of:=MATCH(LEFT([.A35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5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45.91" calcext:value-type="currency">
            <text:p>$45.91</text:p>
          </table:table-cell>
          <table:table-cell office:value-type="currency" office:currency="AUD" office:value="8.31" calcext:value-type="currency">
            <text:p>$8.31</text:p>
          </table:table-cell>
          <table:table-cell office:value-type="currency" office:currency="AUD" office:value="37.6" calcext:value-type="currency">
            <text:p>$37.60</text:p>
          </table:table-cell>
          <table:table-cell table:formula="of:=DATE(2018;[.K359];MID([.A359];5;2))" office:value-type="date" office:date-value="2018-08-05" calcext:value-type="date">
            <text:p>2018-08-05</text:p>
          </table:table-cell>
          <table:table-cell table:formula="of:=MATCH(LEFT([.A35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6, 2005 00:00:00 AM</text:p>
          </table:table-cell>
          <table:table-cell office:value-type="date" office:date-value="2018-08-06" calcext:value-type="date">
            <text:p>2018-08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54.29" calcext:value-type="currency">
            <text:p>$54.29</text:p>
          </table:table-cell>
          <table:table-cell office:value-type="currency" office:currency="AUD" office:value="21.53" calcext:value-type="currency">
            <text:p>$21.53</text:p>
          </table:table-cell>
          <table:table-cell office:value-type="currency" office:currency="AUD" office:value="32.76" calcext:value-type="currency">
            <text:p>$32.76</text:p>
          </table:table-cell>
          <table:table-cell table:formula="of:=DATE(2018;[.K360];MID([.A360];5;2))" office:value-type="date" office:date-value="2018-08-06" calcext:value-type="date">
            <text:p>2018-08-06</text:p>
          </table:table-cell>
          <table:table-cell table:formula="of:=MATCH(LEFT([.A36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8, 2005 00:00:00 AM</text:p>
          </table:table-cell>
          <table:table-cell office:value-type="date" office:date-value="2018-08-08" calcext:value-type="date">
            <text:p>2018-08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3403.78" calcext:value-type="currency">
            <text:p>$3,403.78</text:p>
          </table:table-cell>
          <table:table-cell office:value-type="currency" office:currency="AUD" office:value="1254.91" calcext:value-type="currency">
            <text:p>$1,254.91</text:p>
          </table:table-cell>
          <table:table-cell office:value-type="currency" office:currency="AUD" office:value="2148.87" calcext:value-type="currency">
            <text:p>$2,148.87</text:p>
          </table:table-cell>
          <table:table-cell table:formula="of:=DATE(2018;[.K361];MID([.A361];5;2))" office:value-type="date" office:date-value="2018-08-08" calcext:value-type="date">
            <text:p>2018-08-08</text:p>
          </table:table-cell>
          <table:table-cell table:formula="of:=MATCH(LEFT([.A36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1, 2005 00:00:00 AM</text:p>
          </table:table-cell>
          <table:table-cell office:value-type="date" office:date-value="2018-08-11" calcext:value-type="date">
            <text:p>2018-08-1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ins and Tack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79.83" calcext:value-type="currency">
            <text:p>$79.83</text:p>
          </table:table-cell>
          <table:table-cell office:value-type="currency" office:currency="AUD" office:value="9.03" calcext:value-type="currency">
            <text:p>$9.03</text:p>
          </table:table-cell>
          <table:table-cell office:value-type="currency" office:currency="AUD" office:value="70.8" calcext:value-type="currency">
            <text:p>$70.80</text:p>
          </table:table-cell>
          <table:table-cell table:formula="of:=DATE(2018;[.K362];MID([.A362];5;2))" office:value-type="date" office:date-value="2018-08-11" calcext:value-type="date">
            <text:p>2018-08-11</text:p>
          </table:table-cell>
          <table:table-cell table:formula="of:=MATCH(LEFT([.A36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3, 2005 00:00:00 AM</text:p>
          </table:table-cell>
          <table:table-cell office:value-type="date" office:date-value="2018-08-13" calcext:value-type="date">
            <text:p>2018-08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106.28" calcext:value-type="currency">
            <text:p>$106.28</text:p>
          </table:table-cell>
          <table:table-cell office:value-type="currency" office:currency="AUD" office:value="24.16" calcext:value-type="currency">
            <text:p>$24.16</text:p>
          </table:table-cell>
          <table:table-cell office:value-type="currency" office:currency="AUD" office:value="82.12" calcext:value-type="currency">
            <text:p>$82.12</text:p>
          </table:table-cell>
          <table:table-cell table:formula="of:=DATE(2018;[.K363];MID([.A363];5;2))" office:value-type="date" office:date-value="2018-08-13" calcext:value-type="date">
            <text:p>2018-08-13</text:p>
          </table:table-cell>
          <table:table-cell table:formula="of:=MATCH(LEFT([.A36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7, 2005 00:00:00 AM</text:p>
          </table:table-cell>
          <table:table-cell office:value-type="date" office:date-value="2018-08-17" calcext:value-type="date">
            <text:p>2018-08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4595.64" calcext:value-type="currency">
            <text:p>$4,595.64</text:p>
          </table:table-cell>
          <table:table-cell office:value-type="currency" office:currency="AUD" office:value="1783.56" calcext:value-type="currency">
            <text:p>$1,783.56</text:p>
          </table:table-cell>
          <table:table-cell office:value-type="currency" office:currency="AUD" office:value="2812.08" calcext:value-type="currency">
            <text:p>$2,812.08</text:p>
          </table:table-cell>
          <table:table-cell table:formula="of:=DATE(2018;[.K364];MID([.A364];5;2))" office:value-type="date" office:date-value="2018-08-17" calcext:value-type="date">
            <text:p>2018-08-17</text:p>
          </table:table-cell>
          <table:table-cell table:formula="of:=MATCH(LEFT([.A36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8, 2005 00:00:00 AM</text:p>
          </table:table-cell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pecialty Envelop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1559.68" calcext:value-type="currency">
            <text:p>$1,559.68</text:p>
          </table:table-cell>
          <table:table-cell office:value-type="currency" office:currency="AUD" office:value="724.35" calcext:value-type="currency">
            <text:p>$724.35</text:p>
          </table:table-cell>
          <table:table-cell office:value-type="currency" office:currency="AUD" office:value="835.33" calcext:value-type="currency">
            <text:p>$835.33</text:p>
          </table:table-cell>
          <table:table-cell table:formula="of:=DATE(2018;[.K365];MID([.A365];5;2))" office:value-type="date" office:date-value="2018-08-18" calcext:value-type="date">
            <text:p>2018-08-18</text:p>
          </table:table-cell>
          <table:table-cell table:formula="of:=MATCH(LEFT([.A36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9, 2005 00:00:00 AM</text:p>
          </table:table-cell>
          <table:table-cell office:value-type="date" office:date-value="2018-08-19" calcext:value-type="date">
            <text:p>2018-08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6430.62" calcext:value-type="currency">
            <text:p>$6,430.62</text:p>
          </table:table-cell>
          <table:table-cell office:value-type="currency" office:currency="AUD" office:value="1731.01" calcext:value-type="currency">
            <text:p>$1,731.01</text:p>
          </table:table-cell>
          <table:table-cell office:value-type="currency" office:currency="AUD" office:value="4699.61" calcext:value-type="currency">
            <text:p>$4,699.61</text:p>
          </table:table-cell>
          <table:table-cell table:formula="of:=DATE(2018;[.K366];MID([.A366];5;2))" office:value-type="date" office:date-value="2018-08-19" calcext:value-type="date">
            <text:p>2018-08-19</text:p>
          </table:table-cell>
          <table:table-cell table:formula="of:=MATCH(LEFT([.A36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0, 2005 00:00:00 AM</text:p>
          </table:table-cell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5798.4" calcext:value-type="currency">
            <text:p>$5,798.40</text:p>
          </table:table-cell>
          <table:table-cell office:value-type="currency" office:currency="AUD" office:value="2207.96" calcext:value-type="currency">
            <text:p>$2,207.96</text:p>
          </table:table-cell>
          <table:table-cell office:value-type="currency" office:currency="AUD" office:value="3590.44" calcext:value-type="currency">
            <text:p>$3,590.44</text:p>
          </table:table-cell>
          <table:table-cell table:formula="of:=DATE(2018;[.K367];MID([.A367];5;2))" office:value-type="date" office:date-value="2018-08-20" calcext:value-type="date">
            <text:p>2018-08-20</text:p>
          </table:table-cell>
          <table:table-cell table:formula="of:=MATCH(LEFT([.A36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1, 2005 00:00:00 AM</text:p>
          </table:table-cell>
          <table:table-cell office:value-type="date" office:date-value="2018-08-21" calcext:value-type="date">
            <text:p>2018-08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105.44" calcext:value-type="currency">
            <text:p>$105.44</text:p>
          </table:table-cell>
          <table:table-cell office:value-type="currency" office:currency="AUD" office:value="30.44" calcext:value-type="currency">
            <text:p>$30.44</text:p>
          </table:table-cell>
          <table:table-cell office:value-type="currency" office:currency="AUD" office:value="75" calcext:value-type="currency">
            <text:p>$75.00</text:p>
          </table:table-cell>
          <table:table-cell table:formula="of:=DATE(2018;[.K368];MID([.A368];5;2))" office:value-type="date" office:date-value="2018-08-21" calcext:value-type="date">
            <text:p>2018-08-21</text:p>
          </table:table-cell>
          <table:table-cell table:formula="of:=MATCH(LEFT([.A36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7, 2005 00:00:00 AM</text:p>
          </table:table-cell>
          <table:table-cell office:value-type="date" office:date-value="2018-08-27" calcext:value-type="date">
            <text:p>2018-08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446.44" calcext:value-type="currency">
            <text:p>$2,446.44</text:p>
          </table:table-cell>
          <table:table-cell office:value-type="currency" office:currency="AUD" office:value="205.8" calcext:value-type="currency">
            <text:p>$205.80</text:p>
          </table:table-cell>
          <table:table-cell office:value-type="currency" office:currency="AUD" office:value="2240.64" calcext:value-type="currency">
            <text:p>$2,240.64</text:p>
          </table:table-cell>
          <table:table-cell table:formula="of:=DATE(2018;[.K369];MID([.A369];5;2))" office:value-type="date" office:date-value="2018-08-27" calcext:value-type="date">
            <text:p>2018-08-27</text:p>
          </table:table-cell>
          <table:table-cell table:formula="of:=MATCH(LEFT([.A36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30, 2005 00:00:00 AM</text:p>
          </table:table-cell>
          <table:table-cell office:value-type="date" office:date-value="2018-08-30" calcext:value-type="date">
            <text:p>2018-08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4186.52" calcext:value-type="currency">
            <text:p>$4,186.52</text:p>
          </table:table-cell>
          <table:table-cell office:value-type="currency" office:currency="AUD" office:value="1409.12" calcext:value-type="currency">
            <text:p>$1,409.12</text:p>
          </table:table-cell>
          <table:table-cell office:value-type="currency" office:currency="AUD" office:value="2777.4" calcext:value-type="currency">
            <text:p>$2,777.40</text:p>
          </table:table-cell>
          <table:table-cell table:formula="of:=DATE(2018;[.K370];MID([.A370];5;2))" office:value-type="date" office:date-value="2018-08-30" calcext:value-type="date">
            <text:p>2018-08-30</text:p>
          </table:table-cell>
          <table:table-cell table:formula="of:=MATCH(LEFT([.A37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3, 2005 00:00:00 AM</text:p>
          </table:table-cell>
          <table:table-cell office:value-type="date" office:date-value="2018-09-03" calcext:value-type="date">
            <text:p>2018-09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4443.26" calcext:value-type="currency">
            <text:p>$4,443.26</text:p>
          </table:table-cell>
          <table:table-cell office:value-type="currency" office:currency="AUD" office:value="1240.16" calcext:value-type="currency">
            <text:p>$1,240.16</text:p>
          </table:table-cell>
          <table:table-cell office:value-type="currency" office:currency="AUD" office:value="3203.1" calcext:value-type="currency">
            <text:p>$3,203.10</text:p>
          </table:table-cell>
          <table:table-cell table:formula="of:=DATE(2018;[.K371];MID([.A371];5;2))" office:value-type="date" office:date-value="2018-09-03" calcext:value-type="date">
            <text:p>2018-09-03</text:p>
          </table:table-cell>
          <table:table-cell table:formula="of:=MATCH(LEFT([.A371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5, 2005 00:00:00 AM</text:p>
          </table:table-cell>
          <table:table-cell office:value-type="date" office:date-value="2018-09-05" calcext:value-type="date">
            <text:p>2018-09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140.6" calcext:value-type="currency">
            <text:p>$140.60</text:p>
          </table:table-cell>
          <table:table-cell office:value-type="currency" office:currency="AUD" office:value="33.82" calcext:value-type="currency">
            <text:p>$33.82</text:p>
          </table:table-cell>
          <table:table-cell office:value-type="currency" office:currency="AUD" office:value="106.78" calcext:value-type="currency">
            <text:p>$106.78</text:p>
          </table:table-cell>
          <table:table-cell table:formula="of:=DATE(2018;[.K372];MID([.A372];5;2))" office:value-type="date" office:date-value="2018-09-05" calcext:value-type="date">
            <text:p>2018-09-05</text:p>
          </table:table-cell>
          <table:table-cell table:formula="of:=MATCH(LEFT([.A372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5, 2005 00:00:00 AM</text:p>
          </table:table-cell>
          <table:table-cell office:value-type="date" office:date-value="2018-09-05" calcext:value-type="date">
            <text:p>2018-09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11.67" calcext:value-type="currency">
            <text:p>$11.67</text:p>
          </table:table-cell>
          <table:table-cell office:value-type="currency" office:currency="AUD" office:value="4.53" calcext:value-type="currency">
            <text:p>$4.53</text:p>
          </table:table-cell>
          <table:table-cell office:value-type="currency" office:currency="AUD" office:value="7.14" calcext:value-type="currency">
            <text:p>$7.14</text:p>
          </table:table-cell>
          <table:table-cell table:formula="of:=DATE(2018;[.K373];MID([.A373];5;2))" office:value-type="date" office:date-value="2018-09-05" calcext:value-type="date">
            <text:p>2018-09-05</text:p>
          </table:table-cell>
          <table:table-cell table:formula="of:=MATCH(LEFT([.A37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6, 2005 00:00:00 AM</text:p>
          </table:table-cell>
          <table:table-cell office:value-type="date" office:date-value="2018-09-06" calcext:value-type="date">
            <text:p>2018-09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phanie Ulpright</text:p>
          </table:table-cell>
          <table:table-cell office:value-type="currency" office:currency="AUD" office:value="2542.06" calcext:value-type="currency">
            <text:p>$2,542.06</text:p>
          </table:table-cell>
          <table:table-cell office:value-type="currency" office:currency="AUD" office:value="1427.86" calcext:value-type="currency">
            <text:p>$1,427.86</text:p>
          </table:table-cell>
          <table:table-cell office:value-type="currency" office:currency="AUD" office:value="1114.2" calcext:value-type="currency">
            <text:p>$1,114.20</text:p>
          </table:table-cell>
          <table:table-cell table:formula="of:=DATE(2018;[.K374];MID([.A374];5;2))" office:value-type="date" office:date-value="2018-09-06" calcext:value-type="date">
            <text:p>2018-09-06</text:p>
          </table:table-cell>
          <table:table-cell table:formula="of:=MATCH(LEFT([.A37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6, 2005 00:00:00 AM</text:p>
          </table:table-cell>
          <table:table-cell office:value-type="date" office:date-value="2018-09-06" calcext:value-type="date">
            <text:p>2018-09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76.52" calcext:value-type="currency">
            <text:p>$76.52</text:p>
          </table:table-cell>
          <table:table-cell office:value-type="currency" office:currency="AUD" office:value="23.7" calcext:value-type="currency">
            <text:p>$23.70</text:p>
          </table:table-cell>
          <table:table-cell office:value-type="currency" office:currency="AUD" office:value="52.82" calcext:value-type="currency">
            <text:p>$52.82</text:p>
          </table:table-cell>
          <table:table-cell table:formula="of:=DATE(2018;[.K375];MID([.A375];5;2))" office:value-type="date" office:date-value="2018-09-06" calcext:value-type="date">
            <text:p>2018-09-06</text:p>
          </table:table-cell>
          <table:table-cell table:formula="of:=MATCH(LEFT([.A37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0, 2005 00:00:00 AM</text:p>
          </table:table-cell>
          <table:table-cell office:value-type="date" office:date-value="2018-09-10" calcext:value-type="date">
            <text:p>2018-09-1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54.33" calcext:value-type="currency">
            <text:p>$54.33</text:p>
          </table:table-cell>
          <table:table-cell office:value-type="currency" office:currency="AUD" office:value="0.6" calcext:value-type="currency">
            <text:p>$0.60</text:p>
          </table:table-cell>
          <table:table-cell office:value-type="currency" office:currency="AUD" office:value="53.73" calcext:value-type="currency">
            <text:p>$53.73</text:p>
          </table:table-cell>
          <table:table-cell table:formula="of:=DATE(2018;[.K376];MID([.A376];5;2))" office:value-type="date" office:date-value="2018-09-10" calcext:value-type="date">
            <text:p>2018-09-10</text:p>
          </table:table-cell>
          <table:table-cell table:formula="of:=MATCH(LEFT([.A376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1, 2005 00:00:00 AM</text:p>
          </table:table-cell>
          <table:table-cell office:value-type="date" office:date-value="2018-09-11" calcext:value-type="date">
            <text:p>2018-09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1750" calcext:value-type="currency">
            <text:p>$1,750.00</text:p>
          </table:table-cell>
          <table:table-cell office:value-type="currency" office:currency="AUD" office:value="670.34" calcext:value-type="currency">
            <text:p>$670.34</text:p>
          </table:table-cell>
          <table:table-cell office:value-type="currency" office:currency="AUD" office:value="1079.66" calcext:value-type="currency">
            <text:p>$1,079.66</text:p>
          </table:table-cell>
          <table:table-cell table:formula="of:=DATE(2018;[.K377];MID([.A377];5;2))" office:value-type="date" office:date-value="2018-09-11" calcext:value-type="date">
            <text:p>2018-09-11</text:p>
          </table:table-cell>
          <table:table-cell table:formula="of:=MATCH(LEFT([.A377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2, 2005 00:00:00 AM</text:p>
          </table:table-cell>
          <table:table-cell office:value-type="date" office:date-value="2018-09-12" calcext:value-type="date">
            <text:p>2018-09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47.96" calcext:value-type="currency">
            <text:p>$147.96</text:p>
          </table:table-cell>
          <table:table-cell office:value-type="currency" office:currency="AUD" office:value="50.23" calcext:value-type="currency">
            <text:p>$50.23</text:p>
          </table:table-cell>
          <table:table-cell office:value-type="currency" office:currency="AUD" office:value="97.73" calcext:value-type="currency">
            <text:p>$97.73</text:p>
          </table:table-cell>
          <table:table-cell table:formula="of:=DATE(2018;[.K378];MID([.A378];5;2))" office:value-type="date" office:date-value="2018-09-12" calcext:value-type="date">
            <text:p>2018-09-12</text:p>
          </table:table-cell>
          <table:table-cell table:formula="of:=MATCH(LEFT([.A378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3, 2005 00:00:00 AM</text:p>
          </table:table-cell>
          <table:table-cell office:value-type="date" office:date-value="2018-09-13" calcext:value-type="date">
            <text:p>2018-09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75.73" calcext:value-type="currency">
            <text:p>$75.73</text:p>
          </table:table-cell>
          <table:table-cell office:value-type="currency" office:currency="AUD" office:value="35.76" calcext:value-type="currency">
            <text:p>$35.76</text:p>
          </table:table-cell>
          <table:table-cell office:value-type="currency" office:currency="AUD" office:value="39.97" calcext:value-type="currency">
            <text:p>$39.97</text:p>
          </table:table-cell>
          <table:table-cell table:formula="of:=DATE(2018;[.K379];MID([.A379];5;2))" office:value-type="date" office:date-value="2018-09-13" calcext:value-type="date">
            <text:p>2018-09-13</text:p>
          </table:table-cell>
          <table:table-cell table:formula="of:=MATCH(LEFT([.A379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4, 2005 00:00:00 AM</text:p>
          </table:table-cell>
          <table:table-cell office:value-type="date" office:date-value="2018-09-14" calcext:value-type="date">
            <text:p>2018-09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7.49" calcext:value-type="currency">
            <text:p>$7.49</text:p>
          </table:table-cell>
          <table:table-cell office:value-type="currency" office:currency="AUD" office:value="2.06" calcext:value-type="currency">
            <text:p>$2.06</text:p>
          </table:table-cell>
          <table:table-cell office:value-type="currency" office:currency="AUD" office:value="5.43" calcext:value-type="currency">
            <text:p>$5.43</text:p>
          </table:table-cell>
          <table:table-cell table:formula="of:=DATE(2018;[.K380];MID([.A380];5;2))" office:value-type="date" office:date-value="2018-09-14" calcext:value-type="date">
            <text:p>2018-09-14</text:p>
          </table:table-cell>
          <table:table-cell table:formula="of:=MATCH(LEFT([.A380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5, 2005 00:00:00 AM</text:p>
          </table:table-cell>
          <table:table-cell office:value-type="date" office:date-value="2018-09-15" calcext:value-type="date">
            <text:p>2018-09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Thomas Seio</text:p>
          </table:table-cell>
          <table:table-cell office:value-type="currency" office:currency="AUD" office:value="229.77" calcext:value-type="currency">
            <text:p>$229.77</text:p>
          </table:table-cell>
          <table:table-cell office:value-type="currency" office:currency="AUD" office:value="43.81" calcext:value-type="currency">
            <text:p>$43.81</text:p>
          </table:table-cell>
          <table:table-cell office:value-type="currency" office:currency="AUD" office:value="185.96" calcext:value-type="currency">
            <text:p>$185.96</text:p>
          </table:table-cell>
          <table:table-cell table:formula="of:=DATE(2018;[.K381];MID([.A381];5;2))" office:value-type="date" office:date-value="2018-09-15" calcext:value-type="date">
            <text:p>2018-09-15</text:p>
          </table:table-cell>
          <table:table-cell table:formula="of:=MATCH(LEFT([.A381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6, 2005 00:00:00 AM</text:p>
          </table:table-cell>
          <table:table-cell office:value-type="date" office:date-value="2018-09-16" calcext:value-type="date">
            <text:p>2018-09-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321.95" calcext:value-type="currency">
            <text:p>$321.95</text:p>
          </table:table-cell>
          <table:table-cell office:value-type="currency" office:currency="AUD" office:value="42.72" calcext:value-type="currency">
            <text:p>$42.72</text:p>
          </table:table-cell>
          <table:table-cell office:value-type="currency" office:currency="AUD" office:value="279.23" calcext:value-type="currency">
            <text:p>$279.23</text:p>
          </table:table-cell>
          <table:table-cell table:formula="of:=DATE(2018;[.K382];MID([.A382];5;2))" office:value-type="date" office:date-value="2018-09-16" calcext:value-type="date">
            <text:p>2018-09-16</text:p>
          </table:table-cell>
          <table:table-cell table:formula="of:=MATCH(LEFT([.A382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7, 2005 00:00:00 AM</text:p>
          </table:table-cell>
          <table:table-cell office:value-type="date" office:date-value="2018-09-17" calcext:value-type="date">
            <text:p>2018-09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gelus Mathew</text:p>
          </table:table-cell>
          <table:table-cell office:value-type="currency" office:currency="AUD" office:value="5731.46" calcext:value-type="currency">
            <text:p>$5,731.46</text:p>
          </table:table-cell>
          <table:table-cell office:value-type="currency" office:currency="AUD" office:value="2234.12" calcext:value-type="currency">
            <text:p>$2,234.12</text:p>
          </table:table-cell>
          <table:table-cell office:value-type="currency" office:currency="AUD" office:value="3497.34" calcext:value-type="currency">
            <text:p>$3,497.34</text:p>
          </table:table-cell>
          <table:table-cell table:formula="of:=DATE(2018;[.K383];MID([.A383];5;2))" office:value-type="date" office:date-value="2018-09-17" calcext:value-type="date">
            <text:p>2018-09-17</text:p>
          </table:table-cell>
          <table:table-cell table:formula="of:=MATCH(LEFT([.A38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2, 2005 00:00:00 AM</text:p>
          </table:table-cell>
          <table:table-cell office:value-type="date" office:date-value="2018-09-22" calcext:value-type="date">
            <text:p>2018-09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65.37" calcext:value-type="currency">
            <text:p>$65.37</text:p>
          </table:table-cell>
          <table:table-cell office:value-type="currency" office:currency="AUD" office:value="15.34" calcext:value-type="currency">
            <text:p>$15.34</text:p>
          </table:table-cell>
          <table:table-cell office:value-type="currency" office:currency="AUD" office:value="50.03" calcext:value-type="currency">
            <text:p>$50.03</text:p>
          </table:table-cell>
          <table:table-cell table:formula="of:=DATE(2018;[.K384];MID([.A384];5;2))" office:value-type="date" office:date-value="2018-09-22" calcext:value-type="date">
            <text:p>2018-09-22</text:p>
          </table:table-cell>
          <table:table-cell table:formula="of:=MATCH(LEFT([.A38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3, 2005 00:00:00 AM</text:p>
          </table:table-cell>
          <table:table-cell office:value-type="date" office:date-value="2018-09-23" calcext:value-type="date">
            <text:p>2018-09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143.1" calcext:value-type="currency">
            <text:p>$143.10</text:p>
          </table:table-cell>
          <table:table-cell office:value-type="currency" office:currency="AUD" office:value="55.19" calcext:value-type="currency">
            <text:p>$55.19</text:p>
          </table:table-cell>
          <table:table-cell office:value-type="currency" office:currency="AUD" office:value="87.91" calcext:value-type="currency">
            <text:p>$87.91</text:p>
          </table:table-cell>
          <table:table-cell table:formula="of:=DATE(2018;[.K385];MID([.A385];5;2))" office:value-type="date" office:date-value="2018-09-23" calcext:value-type="date">
            <text:p>2018-09-23</text:p>
          </table:table-cell>
          <table:table-cell table:formula="of:=MATCH(LEFT([.A38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6, 2005 00:00:00 AM</text:p>
          </table:table-cell>
          <table:table-cell office:value-type="date" office:date-value="2018-09-26" calcext:value-type="date">
            <text:p>2018-09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2354.28" calcext:value-type="currency">
            <text:p>$2,354.28</text:p>
          </table:table-cell>
          <table:table-cell office:value-type="currency" office:currency="AUD" office:value="958.94" calcext:value-type="currency">
            <text:p>$958.94</text:p>
          </table:table-cell>
          <table:table-cell office:value-type="currency" office:currency="AUD" office:value="1395.34" calcext:value-type="currency">
            <text:p>$1,395.34</text:p>
          </table:table-cell>
          <table:table-cell table:formula="of:=DATE(2018;[.K386];MID([.A386];5;2))" office:value-type="date" office:date-value="2018-09-26" calcext:value-type="date">
            <text:p>2018-09-26</text:p>
          </table:table-cell>
          <table:table-cell table:formula="of:=MATCH(LEFT([.A386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1, 2005 00:00:00 AM</text:p>
          </table:table-cell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8712.3" calcext:value-type="currency">
            <text:p>$8,712.30</text:p>
          </table:table-cell>
          <table:table-cell office:value-type="currency" office:currency="AUD" office:value="3770.4" calcext:value-type="currency">
            <text:p>$3,770.40</text:p>
          </table:table-cell>
          <table:table-cell office:value-type="currency" office:currency="AUD" office:value="4941.9" calcext:value-type="currency">
            <text:p>$4,941.90</text:p>
          </table:table-cell>
          <table:table-cell table:formula="of:=DATE(2018;[.K387];MID([.A387];5;2))" office:value-type="date" office:date-value="2018-10-01" calcext:value-type="date">
            <text:p>2018-10-01</text:p>
          </table:table-cell>
          <table:table-cell table:formula="of:=MATCH(LEFT([.A38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5, 2005 00:00:00 AM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4416.45" calcext:value-type="currency">
            <text:p>$4,416.45</text:p>
          </table:table-cell>
          <table:table-cell office:value-type="currency" office:currency="AUD" office:value="1809.23" calcext:value-type="currency">
            <text:p>$1,809.23</text:p>
          </table:table-cell>
          <table:table-cell office:value-type="currency" office:currency="AUD" office:value="2607.22" calcext:value-type="currency">
            <text:p>$2,607.22</text:p>
          </table:table-cell>
          <table:table-cell table:formula="of:=DATE(2018;[.K388];MID([.A388];5;2))" office:value-type="date" office:date-value="2018-10-05" calcext:value-type="date">
            <text:p>2018-10-05</text:p>
          </table:table-cell>
          <table:table-cell table:formula="of:=MATCH(LEFT([.A388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7, 2005 00:00:00 AM</text:p>
          </table:table-cell>
          <table:table-cell office:value-type="date" office:date-value="2018-10-07" calcext:value-type="date">
            <text:p>2018-10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154.87" calcext:value-type="currency">
            <text:p>$154.87</text:p>
          </table:table-cell>
          <table:table-cell office:value-type="currency" office:currency="AUD" office:value="33.1" calcext:value-type="currency">
            <text:p>$33.10</text:p>
          </table:table-cell>
          <table:table-cell office:value-type="currency" office:currency="AUD" office:value="121.77" calcext:value-type="currency">
            <text:p>$121.77</text:p>
          </table:table-cell>
          <table:table-cell table:formula="of:=DATE(2018;[.K389];MID([.A389];5;2))" office:value-type="date" office:date-value="2018-10-07" calcext:value-type="date">
            <text:p>2018-10-07</text:p>
          </table:table-cell>
          <table:table-cell table:formula="of:=MATCH(LEFT([.A389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9, 2005 00:00:00 AM</text:p>
          </table:table-cell>
          <table:table-cell office:value-type="date" office:date-value="2018-10-09" calcext:value-type="date">
            <text:p>2018-10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171.06" calcext:value-type="currency">
            <text:p>$171.06</text:p>
          </table:table-cell>
          <table:table-cell office:value-type="currency" office:currency="AUD" office:value="65.5" calcext:value-type="currency">
            <text:p>$65.50</text:p>
          </table:table-cell>
          <table:table-cell office:value-type="currency" office:currency="AUD" office:value="105.56" calcext:value-type="currency">
            <text:p>$105.56</text:p>
          </table:table-cell>
          <table:table-cell table:formula="of:=DATE(2018;[.K390];MID([.A390];5;2))" office:value-type="date" office:date-value="2018-10-09" calcext:value-type="date">
            <text:p>2018-10-09</text:p>
          </table:table-cell>
          <table:table-cell table:formula="of:=MATCH(LEFT([.A390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0, 2005 00:00:00 AM</text:p>
          </table:table-cell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409.33" calcext:value-type="currency">
            <text:p>$409.33</text:p>
          </table:table-cell>
          <table:table-cell office:value-type="currency" office:currency="AUD" office:value="43.67" calcext:value-type="currency">
            <text:p>$43.67</text:p>
          </table:table-cell>
          <table:table-cell office:value-type="currency" office:currency="AUD" office:value="365.66" calcext:value-type="currency">
            <text:p>$365.66</text:p>
          </table:table-cell>
          <table:table-cell table:formula="of:=DATE(2018;[.K391];MID([.A391];5;2))" office:value-type="date" office:date-value="2018-10-10" calcext:value-type="date">
            <text:p>2018-10-10</text:p>
          </table:table-cell>
          <table:table-cell table:formula="of:=MATCH(LEFT([.A391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5, 2005 00:00:00 AM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794.32" calcext:value-type="currency">
            <text:p>$794.32</text:p>
          </table:table-cell>
          <table:table-cell office:value-type="currency" office:currency="AUD" office:value="149.59" calcext:value-type="currency">
            <text:p>$149.59</text:p>
          </table:table-cell>
          <table:table-cell office:value-type="currency" office:currency="AUD" office:value="644.73" calcext:value-type="currency">
            <text:p>$644.73</text:p>
          </table:table-cell>
          <table:table-cell table:formula="of:=DATE(2018;[.K392];MID([.A392];5;2))" office:value-type="date" office:date-value="2018-10-15" calcext:value-type="date">
            <text:p>2018-10-15</text:p>
          </table:table-cell>
          <table:table-cell table:formula="of:=MATCH(LEFT([.A392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05 00:00:00 AM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2371.3" calcext:value-type="currency">
            <text:p>$2,371.30</text:p>
          </table:table-cell>
          <table:table-cell office:value-type="currency" office:currency="AUD" office:value="1015.19" calcext:value-type="currency">
            <text:p>$1,015.19</text:p>
          </table:table-cell>
          <table:table-cell office:value-type="currency" office:currency="AUD" office:value="1356.11" calcext:value-type="currency">
            <text:p>$1,356.11</text:p>
          </table:table-cell>
          <table:table-cell table:formula="of:=DATE(2018;[.K393];MID([.A393];5;2))" office:value-type="date" office:date-value="2018-10-17" calcext:value-type="date">
            <text:p>2018-10-17</text:p>
          </table:table-cell>
          <table:table-cell table:formula="of:=MATCH(LEFT([.A393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05 00:00:00 AM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662.21" calcext:value-type="currency">
            <text:p>$662.21</text:p>
          </table:table-cell>
          <table:table-cell office:value-type="currency" office:currency="AUD" office:value="275.41" calcext:value-type="currency">
            <text:p>$275.41</text:p>
          </table:table-cell>
          <table:table-cell office:value-type="currency" office:currency="AUD" office:value="386.8" calcext:value-type="currency">
            <text:p>$386.80</text:p>
          </table:table-cell>
          <table:table-cell table:formula="of:=DATE(2018;[.K394];MID([.A394];5;2))" office:value-type="date" office:date-value="2018-10-17" calcext:value-type="date">
            <text:p>2018-10-17</text:p>
          </table:table-cell>
          <table:table-cell table:formula="of:=MATCH(LEFT([.A394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9, 2005 00:00:00 AM</text:p>
          </table:table-cell>
          <table:table-cell office:value-type="date" office:date-value="2018-10-19" calcext:value-type="date">
            <text:p>2018-10-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ins and Tack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33.21" calcext:value-type="currency">
            <text:p>$33.21</text:p>
          </table:table-cell>
          <table:table-cell office:value-type="currency" office:currency="AUD" office:value="2.77" calcext:value-type="currency">
            <text:p>$2.77</text:p>
          </table:table-cell>
          <table:table-cell office:value-type="currency" office:currency="AUD" office:value="30.44" calcext:value-type="currency">
            <text:p>$30.44</text:p>
          </table:table-cell>
          <table:table-cell table:formula="of:=DATE(2018;[.K395];MID([.A395];5;2))" office:value-type="date" office:date-value="2018-10-19" calcext:value-type="date">
            <text:p>2018-10-19</text:p>
          </table:table-cell>
          <table:table-cell table:formula="of:=MATCH(LEFT([.A395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0, 2005 00:00:00 AM</text:p>
          </table:table-cell>
          <table:table-cell office:value-type="date" office:date-value="2018-10-20" calcext:value-type="date">
            <text:p>2018-10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7370.84" calcext:value-type="currency">
            <text:p>$7,370.84</text:p>
          </table:table-cell>
          <table:table-cell office:value-type="currency" office:currency="AUD" office:value="3410.91" calcext:value-type="currency">
            <text:p>$3,410.91</text:p>
          </table:table-cell>
          <table:table-cell office:value-type="currency" office:currency="AUD" office:value="3959.93" calcext:value-type="currency">
            <text:p>$3,959.93</text:p>
          </table:table-cell>
          <table:table-cell table:formula="of:=DATE(2018;[.K396];MID([.A396];5;2))" office:value-type="date" office:date-value="2018-10-20" calcext:value-type="date">
            <text:p>2018-10-20</text:p>
          </table:table-cell>
          <table:table-cell table:formula="of:=MATCH(LEFT([.A396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4, 2005 00:00:00 AM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2132.8" calcext:value-type="currency">
            <text:p>$2,132.80</text:p>
          </table:table-cell>
          <table:table-cell office:value-type="currency" office:currency="AUD" office:value="793.78" calcext:value-type="currency">
            <text:p>$793.78</text:p>
          </table:table-cell>
          <table:table-cell office:value-type="currency" office:currency="AUD" office:value="1339.02" calcext:value-type="currency">
            <text:p>$1,339.02</text:p>
          </table:table-cell>
          <table:table-cell table:formula="of:=DATE(2018;[.K397];MID([.A397];5;2))" office:value-type="date" office:date-value="2018-10-24" calcext:value-type="date">
            <text:p>2018-10-24</text:p>
          </table:table-cell>
          <table:table-cell table:formula="of:=MATCH(LEFT([.A39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4, 2005 00:00:00 AM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44.42" calcext:value-type="currency">
            <text:p>$44.42</text:p>
          </table:table-cell>
          <table:table-cell office:value-type="currency" office:currency="AUD" office:value="0.59" calcext:value-type="currency">
            <text:p>$0.59</text:p>
          </table:table-cell>
          <table:table-cell office:value-type="currency" office:currency="AUD" office:value="43.83" calcext:value-type="currency">
            <text:p>$43.83</text:p>
          </table:table-cell>
          <table:table-cell table:formula="of:=DATE(2018;[.K398];MID([.A398];5;2))" office:value-type="date" office:date-value="2018-10-24" calcext:value-type="date">
            <text:p>2018-10-24</text:p>
          </table:table-cell>
          <table:table-cell table:formula="of:=MATCH(LEFT([.A398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6, 2005 00:00:00 AM</text:p>
          </table:table-cell>
          <table:table-cell office:value-type="date" office:date-value="2018-10-26" calcext:value-type="date">
            <text:p>2018-10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Sheri Gordon</text:p>
          </table:table-cell>
          <table:table-cell office:value-type="currency" office:currency="AUD" office:value="239.3" calcext:value-type="currency">
            <text:p>$239.30</text:p>
          </table:table-cell>
          <table:table-cell office:value-type="currency" office:currency="AUD" office:value="55.27" calcext:value-type="currency">
            <text:p>$55.27</text:p>
          </table:table-cell>
          <table:table-cell office:value-type="currency" office:currency="AUD" office:value="184.03" calcext:value-type="currency">
            <text:p>$184.03</text:p>
          </table:table-cell>
          <table:table-cell table:formula="of:=DATE(2018;[.K399];MID([.A399];5;2))" office:value-type="date" office:date-value="2018-10-26" calcext:value-type="date">
            <text:p>2018-10-26</text:p>
          </table:table-cell>
          <table:table-cell table:formula="of:=MATCH(LEFT([.A399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7, 2005 00:00:00 AM</text:p>
          </table:table-cell>
          <table:table-cell office:value-type="date" office:date-value="2018-10-27" calcext:value-type="date">
            <text:p>2018-10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470.74" calcext:value-type="currency">
            <text:p>$470.74</text:p>
          </table:table-cell>
          <table:table-cell office:value-type="currency" office:currency="AUD" office:value="258.59" calcext:value-type="currency">
            <text:p>$258.59</text:p>
          </table:table-cell>
          <table:table-cell office:value-type="currency" office:currency="AUD" office:value="212.15" calcext:value-type="currency">
            <text:p>$212.15</text:p>
          </table:table-cell>
          <table:table-cell table:formula="of:=DATE(2018;[.K400];MID([.A400];5;2))" office:value-type="date" office:date-value="2018-10-27" calcext:value-type="date">
            <text:p>2018-10-27</text:p>
          </table:table-cell>
          <table:table-cell table:formula="of:=MATCH(LEFT([.A400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8, 2005 00:00:00 AM</text:p>
          </table:table-cell>
          <table:table-cell office:value-type="date" office:date-value="2018-10-28" calcext:value-type="date">
            <text:p>2018-10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61.04" calcext:value-type="currency">
            <text:p>$61.04</text:p>
          </table:table-cell>
          <table:table-cell office:value-type="currency" office:currency="AUD" office:value="12.84" calcext:value-type="currency">
            <text:p>$12.84</text:p>
          </table:table-cell>
          <table:table-cell office:value-type="currency" office:currency="AUD" office:value="48.2" calcext:value-type="currency">
            <text:p>$48.20</text:p>
          </table:table-cell>
          <table:table-cell table:formula="of:=DATE(2018;[.K401];MID([.A401];5;2))" office:value-type="date" office:date-value="2018-10-28" calcext:value-type="date">
            <text:p>2018-10-28</text:p>
          </table:table-cell>
          <table:table-cell table:formula="of:=MATCH(LEFT([.A401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31, 2005 00:00:00 AM</text:p>
          </table:table-cell>
          <table:table-cell office:value-type="date" office:date-value="2018-10-31" calcext:value-type="date">
            <text:p>2018-10-3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14.39" calcext:value-type="currency">
            <text:p>$114.39</text:p>
          </table:table-cell>
          <table:table-cell office:value-type="currency" office:currency="AUD" office:value="38.92" calcext:value-type="currency">
            <text:p>$38.92</text:p>
          </table:table-cell>
          <table:table-cell office:value-type="currency" office:currency="AUD" office:value="75.47" calcext:value-type="currency">
            <text:p>$75.47</text:p>
          </table:table-cell>
          <table:table-cell table:formula="of:=DATE(2018;[.K402];MID([.A402];5;2))" office:value-type="date" office:date-value="2018-10-31" calcext:value-type="date">
            <text:p>2018-10-31</text:p>
          </table:table-cell>
          <table:table-cell table:formula="of:=MATCH(LEFT([.A402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31, 2005 00:00:00 AM</text:p>
          </table:table-cell>
          <table:table-cell office:value-type="date" office:date-value="2018-10-31" calcext:value-type="date">
            <text:p>2018-10-3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422.04" calcext:value-type="currency">
            <text:p>$422.04</text:p>
          </table:table-cell>
          <table:table-cell office:value-type="currency" office:currency="AUD" office:value="202.64" calcext:value-type="currency">
            <text:p>$202.64</text:p>
          </table:table-cell>
          <table:table-cell office:value-type="currency" office:currency="AUD" office:value="219.4" calcext:value-type="currency">
            <text:p>$219.40</text:p>
          </table:table-cell>
          <table:table-cell table:formula="of:=DATE(2018;[.K403];MID([.A403];5;2))" office:value-type="date" office:date-value="2018-10-31" calcext:value-type="date">
            <text:p>2018-10-31</text:p>
          </table:table-cell>
          <table:table-cell table:formula="of:=MATCH(LEFT([.A403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2, 2005 00:00:00 AM</text:p>
          </table:table-cell>
          <table:table-cell office:value-type="date" office:date-value="2018-11-02" calcext:value-type="date">
            <text:p>2018-11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ins and Tack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62.15" calcext:value-type="currency">
            <text:p>$62.15</text:p>
          </table:table-cell>
          <table:table-cell office:value-type="currency" office:currency="AUD" office:value="3.33" calcext:value-type="currency">
            <text:p>$3.33</text:p>
          </table:table-cell>
          <table:table-cell office:value-type="currency" office:currency="AUD" office:value="58.82" calcext:value-type="currency">
            <text:p>$58.82</text:p>
          </table:table-cell>
          <table:table-cell table:formula="of:=DATE(2018;[.K404];MID([.A404];5;2))" office:value-type="date" office:date-value="2018-11-02" calcext:value-type="date">
            <text:p>2018-11-02</text:p>
          </table:table-cell>
          <table:table-cell table:formula="of:=MATCH(LEFT([.A404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8, 2005 00:00:00 AM</text:p>
          </table:table-cell>
          <table:table-cell office:value-type="date" office:date-value="2018-11-08" calcext:value-type="date">
            <text:p>2018-11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22.78" calcext:value-type="currency">
            <text:p>$22.78</text:p>
          </table:table-cell>
          <table:table-cell office:value-type="currency" office:currency="AUD" office:value="11.46" calcext:value-type="currency">
            <text:p>$11.46</text:p>
          </table:table-cell>
          <table:table-cell office:value-type="currency" office:currency="AUD" office:value="11.32" calcext:value-type="currency">
            <text:p>$11.32</text:p>
          </table:table-cell>
          <table:table-cell table:formula="of:=DATE(2018;[.K405];MID([.A405];5;2))" office:value-type="date" office:date-value="2018-11-08" calcext:value-type="date">
            <text:p>2018-11-08</text:p>
          </table:table-cell>
          <table:table-cell table:formula="of:=MATCH(LEFT([.A405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4, 2005 00:00:00 AM</text:p>
          </table:table-cell>
          <table:table-cell office:value-type="date" office:date-value="2018-11-14" calcext:value-type="date">
            <text:p>2018-11-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15.58" calcext:value-type="currency">
            <text:p>$15.58</text:p>
          </table:table-cell>
          <table:table-cell office:value-type="currency" office:currency="AUD" office:value="3.91" calcext:value-type="currency">
            <text:p>$3.91</text:p>
          </table:table-cell>
          <table:table-cell office:value-type="currency" office:currency="AUD" office:value="11.67" calcext:value-type="currency">
            <text:p>$11.67</text:p>
          </table:table-cell>
          <table:table-cell table:formula="of:=DATE(2018;[.K406];MID([.A406];5;2))" office:value-type="date" office:date-value="2018-11-14" calcext:value-type="date">
            <text:p>2018-11-14</text:p>
          </table:table-cell>
          <table:table-cell table:formula="of:=MATCH(LEFT([.A406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0, 2005 00:00:00 AM</text:p>
          </table:table-cell>
          <table:table-cell office:value-type="date" office:date-value="2018-11-20" calcext:value-type="date">
            <text:p>2018-11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Angelus Mathew</text:p>
          </table:table-cell>
          <table:table-cell office:value-type="currency" office:currency="AUD" office:value="14.31" calcext:value-type="currency">
            <text:p>$14.31</text:p>
          </table:table-cell>
          <table:table-cell office:value-type="currency" office:currency="AUD" office:value="6.63" calcext:value-type="currency">
            <text:p>$6.63</text:p>
          </table:table-cell>
          <table:table-cell office:value-type="currency" office:currency="AUD" office:value="7.68" calcext:value-type="currency">
            <text:p>$7.68</text:p>
          </table:table-cell>
          <table:table-cell table:formula="of:=DATE(2018;[.K407];MID([.A407];5;2))" office:value-type="date" office:date-value="2018-11-20" calcext:value-type="date">
            <text:p>2018-11-20</text:p>
          </table:table-cell>
          <table:table-cell table:formula="of:=MATCH(LEFT([.A407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3, 2005 00:00:00 AM</text:p>
          </table:table-cell>
          <table:table-cell office:value-type="date" office:date-value="2018-11-23" calcext:value-type="date">
            <text:p>2018-11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2610.46" calcext:value-type="currency">
            <text:p>$2,610.46</text:p>
          </table:table-cell>
          <table:table-cell office:value-type="currency" office:currency="AUD" office:value="1118.33" calcext:value-type="currency">
            <text:p>$1,118.33</text:p>
          </table:table-cell>
          <table:table-cell office:value-type="currency" office:currency="AUD" office:value="1492.13" calcext:value-type="currency">
            <text:p>$1,492.13</text:p>
          </table:table-cell>
          <table:table-cell table:formula="of:=DATE(2018;[.K408];MID([.A408];5;2))" office:value-type="date" office:date-value="2018-11-23" calcext:value-type="date">
            <text:p>2018-11-23</text:p>
          </table:table-cell>
          <table:table-cell table:formula="of:=MATCH(LEFT([.A408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4, 2005 00:00:00 AM</text:p>
          </table:table-cell>
          <table:table-cell office:value-type="date" office:date-value="2018-11-24" calcext:value-type="date">
            <text:p>2018-11-2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778.26" calcext:value-type="currency">
            <text:p>$778.26</text:p>
          </table:table-cell>
          <table:table-cell office:value-type="currency" office:currency="AUD" office:value="217.39" calcext:value-type="currency">
            <text:p>$217.39</text:p>
          </table:table-cell>
          <table:table-cell office:value-type="currency" office:currency="AUD" office:value="560.87" calcext:value-type="currency">
            <text:p>$560.87</text:p>
          </table:table-cell>
          <table:table-cell table:formula="of:=DATE(2018;[.K409];MID([.A409];5;2))" office:value-type="date" office:date-value="2018-11-24" calcext:value-type="date">
            <text:p>2018-11-24</text:p>
          </table:table-cell>
          <table:table-cell table:formula="of:=MATCH(LEFT([.A409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7, 2005 00:00:00 AM</text:p>
          </table:table-cell>
          <table:table-cell office:value-type="date" office:date-value="2018-11-27" calcext:value-type="date">
            <text:p>2018-11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74.94" calcext:value-type="currency">
            <text:p>$74.94</text:p>
          </table:table-cell>
          <table:table-cell office:value-type="currency" office:currency="AUD" office:value="31.79" calcext:value-type="currency">
            <text:p>$31.79</text:p>
          </table:table-cell>
          <table:table-cell office:value-type="currency" office:currency="AUD" office:value="43.15" calcext:value-type="currency">
            <text:p>$43.15</text:p>
          </table:table-cell>
          <table:table-cell table:formula="of:=DATE(2018;[.K410];MID([.A410];5;2))" office:value-type="date" office:date-value="2018-11-27" calcext:value-type="date">
            <text:p>2018-11-27</text:p>
          </table:table-cell>
          <table:table-cell table:formula="of:=MATCH(LEFT([.A41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9, 2005 00:00:00 AM</text:p>
          </table:table-cell>
          <table:table-cell office:value-type="date" office:date-value="2018-11-29" calcext:value-type="date">
            <text:p>2018-11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855.98" calcext:value-type="currency">
            <text:p>$855.98</text:p>
          </table:table-cell>
          <table:table-cell office:value-type="currency" office:currency="AUD" office:value="500.39" calcext:value-type="currency">
            <text:p>$500.39</text:p>
          </table:table-cell>
          <table:table-cell office:value-type="currency" office:currency="AUD" office:value="355.59" calcext:value-type="currency">
            <text:p>$355.59</text:p>
          </table:table-cell>
          <table:table-cell table:formula="of:=DATE(2018;[.K411];MID([.A411];5;2))" office:value-type="date" office:date-value="2018-11-29" calcext:value-type="date">
            <text:p>2018-11-29</text:p>
          </table:table-cell>
          <table:table-cell table:formula="of:=MATCH(LEFT([.A41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3, 2005 00:00:00 AM</text:p>
          </table:table-cell>
          <table:table-cell office:value-type="date" office:date-value="2018-12-03" calcext:value-type="date">
            <text:p>2018-12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4797.36" calcext:value-type="currency">
            <text:p>$4,797.36</text:p>
          </table:table-cell>
          <table:table-cell office:value-type="currency" office:currency="AUD" office:value="1762.68" calcext:value-type="currency">
            <text:p>$1,762.68</text:p>
          </table:table-cell>
          <table:table-cell office:value-type="currency" office:currency="AUD" office:value="3034.68" calcext:value-type="currency">
            <text:p>$3,034.68</text:p>
          </table:table-cell>
          <table:table-cell table:formula="of:=DATE(2018;[.K412];MID([.A412];5;2))" office:value-type="date" office:date-value="2018-12-03" calcext:value-type="date">
            <text:p>2018-12-03</text:p>
          </table:table-cell>
          <table:table-cell table:formula="of:=MATCH(LEFT([.A412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4, 2005 00:00:00 AM</text:p>
          </table:table-cell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Santa Cruz Clara</text:p>
          </table:table-cell>
          <table:table-cell office:value-type="currency" office:currency="AUD" office:value="638.91" calcext:value-type="currency">
            <text:p>$638.91</text:p>
          </table:table-cell>
          <table:table-cell office:value-type="currency" office:currency="AUD" office:value="103.44" calcext:value-type="currency">
            <text:p>$103.44</text:p>
          </table:table-cell>
          <table:table-cell office:value-type="currency" office:currency="AUD" office:value="535.47" calcext:value-type="currency">
            <text:p>$535.47</text:p>
          </table:table-cell>
          <table:table-cell table:formula="of:=DATE(2018;[.K413];MID([.A413];5;2))" office:value-type="date" office:date-value="2018-12-04" calcext:value-type="date">
            <text:p>2018-12-04</text:p>
          </table:table-cell>
          <table:table-cell table:formula="of:=MATCH(LEFT([.A413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6, 2005 00:00:00 AM</text:p>
          </table:table-cell>
          <table:table-cell office:value-type="date" office:date-value="2018-12-06" calcext:value-type="date">
            <text:p>2018-12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711.44" calcext:value-type="currency">
            <text:p>$711.44</text:p>
          </table:table-cell>
          <table:table-cell office:value-type="currency" office:currency="AUD" office:value="87.48" calcext:value-type="currency">
            <text:p>$87.48</text:p>
          </table:table-cell>
          <table:table-cell office:value-type="currency" office:currency="AUD" office:value="623.96" calcext:value-type="currency">
            <text:p>$623.96</text:p>
          </table:table-cell>
          <table:table-cell table:formula="of:=DATE(2018;[.K414];MID([.A414];5;2))" office:value-type="date" office:date-value="2018-12-06" calcext:value-type="date">
            <text:p>2018-12-06</text:p>
          </table:table-cell>
          <table:table-cell table:formula="of:=MATCH(LEFT([.A414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9, 2005 00:00:00 AM</text:p>
          </table:table-cell>
          <table:table-cell office:value-type="date" office:date-value="2018-12-09" calcext:value-type="date">
            <text:p>2018-12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61.45" calcext:value-type="currency">
            <text:p>$61.45</text:p>
          </table:table-cell>
          <table:table-cell office:value-type="currency" office:currency="AUD" office:value="28.66" calcext:value-type="currency">
            <text:p>$28.66</text:p>
          </table:table-cell>
          <table:table-cell office:value-type="currency" office:currency="AUD" office:value="32.79" calcext:value-type="currency">
            <text:p>$32.79</text:p>
          </table:table-cell>
          <table:table-cell table:formula="of:=DATE(2018;[.K415];MID([.A415];5;2))" office:value-type="date" office:date-value="2018-12-09" calcext:value-type="date">
            <text:p>2018-12-09</text:p>
          </table:table-cell>
          <table:table-cell table:formula="of:=MATCH(LEFT([.A415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0, 2005 00:00:00 AM</text:p>
          </table:table-cell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ctor Price</text:p>
          </table:table-cell>
          <table:table-cell office:value-type="currency" office:currency="AUD" office:value="8066.73" calcext:value-type="currency">
            <text:p>$8,066.73</text:p>
          </table:table-cell>
          <table:table-cell office:value-type="currency" office:currency="AUD" office:value="3389.77" calcext:value-type="currency">
            <text:p>$3,389.77</text:p>
          </table:table-cell>
          <table:table-cell office:value-type="currency" office:currency="AUD" office:value="4676.96" calcext:value-type="currency">
            <text:p>$4,676.96</text:p>
          </table:table-cell>
          <table:table-cell table:formula="of:=DATE(2018;[.K416];MID([.A416];5;2))" office:value-type="date" office:date-value="2018-12-10" calcext:value-type="date">
            <text:p>2018-12-10</text:p>
          </table:table-cell>
          <table:table-cell table:formula="of:=MATCH(LEFT([.A416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3, 2005 00:00:00 AM</text:p>
          </table:table-cell>
          <table:table-cell office:value-type="date" office:date-value="2018-12-13" calcext:value-type="date">
            <text:p>2018-12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William Brown</text:p>
          </table:table-cell>
          <table:table-cell office:value-type="currency" office:currency="AUD" office:value="1531.9" calcext:value-type="currency">
            <text:p>$1,531.90</text:p>
          </table:table-cell>
          <table:table-cell office:value-type="currency" office:currency="AUD" office:value="470.95" calcext:value-type="currency">
            <text:p>$470.95</text:p>
          </table:table-cell>
          <table:table-cell office:value-type="currency" office:currency="AUD" office:value="1060.95" calcext:value-type="currency">
            <text:p>$1,060.95</text:p>
          </table:table-cell>
          <table:table-cell table:formula="of:=DATE(2018;[.K417];MID([.A417];5;2))" office:value-type="date" office:date-value="2018-12-13" calcext:value-type="date">
            <text:p>2018-12-13</text:p>
          </table:table-cell>
          <table:table-cell table:formula="of:=MATCH(LEFT([.A417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7, 2005 00:00:00 AM</text:p>
          </table:table-cell>
          <table:table-cell office:value-type="date" office:date-value="2018-12-17" calcext:value-type="date">
            <text:p>2018-12-1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3444.83" calcext:value-type="currency">
            <text:p>$3,444.83</text:p>
          </table:table-cell>
          <table:table-cell office:value-type="currency" office:currency="AUD" office:value="2088.17" calcext:value-type="currency">
            <text:p>$2,088.17</text:p>
          </table:table-cell>
          <table:table-cell office:value-type="currency" office:currency="AUD" office:value="1356.66" calcext:value-type="currency">
            <text:p>$1,356.66</text:p>
          </table:table-cell>
          <table:table-cell table:formula="of:=DATE(2018;[.K418];MID([.A418];5;2))" office:value-type="date" office:date-value="2018-12-17" calcext:value-type="date">
            <text:p>2018-12-17</text:p>
          </table:table-cell>
          <table:table-cell table:formula="of:=MATCH(LEFT([.A418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9, 2005 00:00:00 AM</text:p>
          </table:table-cell>
          <table:table-cell office:value-type="date" office:date-value="2018-12-19" calcext:value-type="date">
            <text:p>2018-12-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pecialty Envelop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4287.13" calcext:value-type="currency">
            <text:p>$4,287.13</text:p>
          </table:table-cell>
          <table:table-cell office:value-type="currency" office:currency="AUD" office:value="2031.75" calcext:value-type="currency">
            <text:p>$2,031.75</text:p>
          </table:table-cell>
          <table:table-cell office:value-type="currency" office:currency="AUD" office:value="2255.38" calcext:value-type="currency">
            <text:p>$2,255.38</text:p>
          </table:table-cell>
          <table:table-cell table:formula="of:=DATE(2018;[.K419];MID([.A419];5;2))" office:value-type="date" office:date-value="2018-12-19" calcext:value-type="date">
            <text:p>2018-12-19</text:p>
          </table:table-cell>
          <table:table-cell table:formula="of:=MATCH(LEFT([.A419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1, 2005 00:00:00 AM</text:p>
          </table:table-cell>
          <table:table-cell office:value-type="date" office:date-value="2018-12-21" calcext:value-type="date">
            <text:p>2018-12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222.02" calcext:value-type="currency">
            <text:p>$222.02</text:p>
          </table:table-cell>
          <table:table-cell office:value-type="currency" office:currency="AUD" office:value="87.5" calcext:value-type="currency">
            <text:p>$87.50</text:p>
          </table:table-cell>
          <table:table-cell office:value-type="currency" office:currency="AUD" office:value="134.52" calcext:value-type="currency">
            <text:p>$134.52</text:p>
          </table:table-cell>
          <table:table-cell table:formula="of:=DATE(2018;[.K420];MID([.A420];5;2))" office:value-type="date" office:date-value="2018-12-21" calcext:value-type="date">
            <text:p>2018-12-21</text:p>
          </table:table-cell>
          <table:table-cell table:formula="of:=MATCH(LEFT([.A420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2, 2005 00:00:00 AM</text:p>
          </table:table-cell>
          <table:table-cell office:value-type="date" office:date-value="2018-12-22" calcext:value-type="date">
            <text:p>2018-12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323.57" calcext:value-type="currency">
            <text:p>$323.57</text:p>
          </table:table-cell>
          <table:table-cell office:value-type="currency" office:currency="AUD" office:value="58.98" calcext:value-type="currency">
            <text:p>$58.98</text:p>
          </table:table-cell>
          <table:table-cell office:value-type="currency" office:currency="AUD" office:value="264.59" calcext:value-type="currency">
            <text:p>$264.59</text:p>
          </table:table-cell>
          <table:table-cell table:formula="of:=DATE(2018;[.K421];MID([.A421];5;2))" office:value-type="date" office:date-value="2018-12-22" calcext:value-type="date">
            <text:p>2018-12-22</text:p>
          </table:table-cell>
          <table:table-cell table:formula="of:=MATCH(LEFT([.A421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2, 2005 00:00:00 AM</text:p>
          </table:table-cell>
          <table:table-cell office:value-type="date" office:date-value="2018-12-22" calcext:value-type="date">
            <text:p>2018-12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510.92" calcext:value-type="currency">
            <text:p>$510.92</text:p>
          </table:table-cell>
          <table:table-cell office:value-type="currency" office:currency="AUD" office:value="110.57" calcext:value-type="currency">
            <text:p>$110.57</text:p>
          </table:table-cell>
          <table:table-cell office:value-type="currency" office:currency="AUD" office:value="400.35" calcext:value-type="currency">
            <text:p>$400.35</text:p>
          </table:table-cell>
          <table:table-cell table:formula="of:=DATE(2018;[.K422];MID([.A422];5;2))" office:value-type="date" office:date-value="2018-12-22" calcext:value-type="date">
            <text:p>2018-12-22</text:p>
          </table:table-cell>
          <table:table-cell table:formula="of:=MATCH(LEFT([.A422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27, 2005 00:00:00 AM</text:p>
          </table:table-cell>
          <table:table-cell office:value-type="date" office:date-value="2018-12-27" calcext:value-type="date">
            <text:p>2018-12-2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im Courier</text:p>
          </table:table-cell>
          <table:table-cell office:value-type="currency" office:currency="AUD" office:value="24.46" calcext:value-type="currency">
            <text:p>$24.46</text:p>
          </table:table-cell>
          <table:table-cell office:value-type="currency" office:currency="AUD" office:value="7.04" calcext:value-type="currency">
            <text:p>$7.04</text:p>
          </table:table-cell>
          <table:table-cell office:value-type="currency" office:currency="AUD" office:value="17.42" calcext:value-type="currency">
            <text:p>$17.42</text:p>
          </table:table-cell>
          <table:table-cell table:formula="of:=DATE(2018;[.K423];MID([.A423];5;2))" office:value-type="date" office:date-value="2018-12-27" calcext:value-type="date">
            <text:p>2018-12-27</text:p>
          </table:table-cell>
          <table:table-cell table:formula="of:=MATCH(LEFT([.A423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1, 2006 00:00:00 AM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2564.85" calcext:value-type="currency">
            <text:p>$2,564.85</text:p>
          </table:table-cell>
          <table:table-cell office:value-type="currency" office:currency="AUD" office:value="873.96" calcext:value-type="currency">
            <text:p>$873.96</text:p>
          </table:table-cell>
          <table:table-cell office:value-type="currency" office:currency="AUD" office:value="1690.89" calcext:value-type="currency">
            <text:p>$1,690.89</text:p>
          </table:table-cell>
          <table:table-cell table:formula="of:=DATE(2018;[.K424];MID([.A424];5;2))" office:value-type="date" office:date-value="2018-01-01" calcext:value-type="date">
            <text:p>2018-01-01</text:p>
          </table:table-cell>
          <table:table-cell table:formula="of:=MATCH(LEFT([.A42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3, 2006 00:00:00 AM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116.62" calcext:value-type="currency">
            <text:p>$116.62</text:p>
          </table:table-cell>
          <table:table-cell office:value-type="currency" office:currency="AUD" office:value="46.34" calcext:value-type="currency">
            <text:p>$46.34</text:p>
          </table:table-cell>
          <table:table-cell office:value-type="currency" office:currency="AUD" office:value="70.28" calcext:value-type="currency">
            <text:p>$70.28</text:p>
          </table:table-cell>
          <table:table-cell table:formula="of:=DATE(2018;[.K425];MID([.A425];5;2))" office:value-type="date" office:date-value="2018-01-03" calcext:value-type="date">
            <text:p>2018-01-03</text:p>
          </table:table-cell>
          <table:table-cell table:formula="of:=MATCH(LEFT([.A42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6, 2006 00:00:00 AM</text:p>
          </table:table-cell>
          <table:table-cell office:value-type="date" office:date-value="2018-01-06" calcext:value-type="date">
            <text:p>2018-01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3715.5" calcext:value-type="currency">
            <text:p>$3,715.50</text:p>
          </table:table-cell>
          <table:table-cell office:value-type="currency" office:currency="AUD" office:value="1271.18" calcext:value-type="currency">
            <text:p>$1,271.18</text:p>
          </table:table-cell>
          <table:table-cell office:value-type="currency" office:currency="AUD" office:value="2444.32" calcext:value-type="currency">
            <text:p>$2,444.32</text:p>
          </table:table-cell>
          <table:table-cell table:formula="of:=DATE(2018;[.K426];MID([.A426];5;2))" office:value-type="date" office:date-value="2018-01-06" calcext:value-type="date">
            <text:p>2018-01-06</text:p>
          </table:table-cell>
          <table:table-cell table:formula="of:=MATCH(LEFT([.A42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9, 2006 00:00:00 AM</text:p>
          </table:table-cell>
          <table:table-cell office:value-type="date" office:date-value="2018-01-09" calcext:value-type="date">
            <text:p>2018-01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heri Gordon</text:p>
          </table:table-cell>
          <table:table-cell office:value-type="currency" office:currency="AUD" office:value="137.25" calcext:value-type="currency">
            <text:p>$137.25</text:p>
          </table:table-cell>
          <table:table-cell office:value-type="currency" office:currency="AUD" office:value="28.17" calcext:value-type="currency">
            <text:p>$28.17</text:p>
          </table:table-cell>
          <table:table-cell office:value-type="currency" office:currency="AUD" office:value="109.08" calcext:value-type="currency">
            <text:p>$109.08</text:p>
          </table:table-cell>
          <table:table-cell table:formula="of:=DATE(2018;[.K427];MID([.A427];5;2))" office:value-type="date" office:date-value="2018-01-09" calcext:value-type="date">
            <text:p>2018-01-09</text:p>
          </table:table-cell>
          <table:table-cell table:formula="of:=MATCH(LEFT([.A42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0, 2006 00:00:00 AM</text:p>
          </table:table-cell>
          <table:table-cell office:value-type="date" office:date-value="2018-01-10" calcext:value-type="date">
            <text:p>2018-01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233.9" calcext:value-type="currency">
            <text:p>$233.90</text:p>
          </table:table-cell>
          <table:table-cell office:value-type="currency" office:currency="AUD" office:value="129.01" calcext:value-type="currency">
            <text:p>$129.01</text:p>
          </table:table-cell>
          <table:table-cell office:value-type="currency" office:currency="AUD" office:value="104.89" calcext:value-type="currency">
            <text:p>$104.89</text:p>
          </table:table-cell>
          <table:table-cell table:formula="of:=DATE(2018;[.K428];MID([.A428];5;2))" office:value-type="date" office:date-value="2018-01-10" calcext:value-type="date">
            <text:p>2018-01-10</text:p>
          </table:table-cell>
          <table:table-cell table:formula="of:=MATCH(LEFT([.A428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1, 2006 00:00:00 AM</text:p>
          </table:table-cell>
          <table:table-cell office:value-type="date" office:date-value="2018-01-11" calcext:value-type="date">
            <text:p>2018-01-1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130.64" calcext:value-type="currency">
            <text:p>$130.64</text:p>
          </table:table-cell>
          <table:table-cell office:value-type="currency" office:currency="AUD" office:value="71.5" calcext:value-type="currency">
            <text:p>$71.50</text:p>
          </table:table-cell>
          <table:table-cell office:value-type="currency" office:currency="AUD" office:value="59.14" calcext:value-type="currency">
            <text:p>$59.14</text:p>
          </table:table-cell>
          <table:table-cell table:formula="of:=DATE(2018;[.K429];MID([.A429];5;2))" office:value-type="date" office:date-value="2018-01-11" calcext:value-type="date">
            <text:p>2018-01-11</text:p>
          </table:table-cell>
          <table:table-cell table:formula="of:=MATCH(LEFT([.A429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5, 2006 00:00:00 AM</text:p>
          </table:table-cell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241.47" calcext:value-type="currency">
            <text:p>$241.47</text:p>
          </table:table-cell>
          <table:table-cell office:value-type="currency" office:currency="AUD" office:value="21.48" calcext:value-type="currency">
            <text:p>$21.48</text:p>
          </table:table-cell>
          <table:table-cell office:value-type="currency" office:currency="AUD" office:value="219.99" calcext:value-type="currency">
            <text:p>$219.99</text:p>
          </table:table-cell>
          <table:table-cell table:formula="of:=DATE(2018;[.K430];MID([.A430];5;2))" office:value-type="date" office:date-value="2018-01-15" calcext:value-type="date">
            <text:p>2018-01-15</text:p>
          </table:table-cell>
          <table:table-cell table:formula="of:=MATCH(LEFT([.A430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5, 2006 00:00:00 AM</text:p>
          </table:table-cell>
          <table:table-cell office:value-type="date" office:date-value="2018-01-15" calcext:value-type="date">
            <text:p>2018-01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110.49" calcext:value-type="currency">
            <text:p>$110.49</text:p>
          </table:table-cell>
          <table:table-cell office:value-type="currency" office:currency="AUD" office:value="43.88" calcext:value-type="currency">
            <text:p>$43.88</text:p>
          </table:table-cell>
          <table:table-cell office:value-type="currency" office:currency="AUD" office:value="66.61" calcext:value-type="currency">
            <text:p>$66.61</text:p>
          </table:table-cell>
          <table:table-cell table:formula="of:=DATE(2018;[.K431];MID([.A431];5;2))" office:value-type="date" office:date-value="2018-01-15" calcext:value-type="date">
            <text:p>2018-01-15</text:p>
          </table:table-cell>
          <table:table-cell table:formula="of:=MATCH(LEFT([.A431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9, 2006 00:00:00 AM</text:p>
          </table:table-cell>
          <table:table-cell office:value-type="date" office:date-value="2018-01-19" calcext:value-type="date">
            <text:p>2018-01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usiness Envelop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923.93" calcext:value-type="currency">
            <text:p>$923.93</text:p>
          </table:table-cell>
          <table:table-cell office:value-type="currency" office:currency="AUD" office:value="548.37" calcext:value-type="currency">
            <text:p>$548.37</text:p>
          </table:table-cell>
          <table:table-cell office:value-type="currency" office:currency="AUD" office:value="375.56" calcext:value-type="currency">
            <text:p>$375.56</text:p>
          </table:table-cell>
          <table:table-cell table:formula="of:=DATE(2018;[.K432];MID([.A432];5;2))" office:value-type="date" office:date-value="2018-01-19" calcext:value-type="date">
            <text:p>2018-01-19</text:p>
          </table:table-cell>
          <table:table-cell table:formula="of:=MATCH(LEFT([.A43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0, 2006 00:00:00 AM</text:p>
          </table:table-cell>
          <table:table-cell office:value-type="date" office:date-value="2018-01-20" calcext:value-type="date">
            <text:p>2018-01-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lorence Joy</text:p>
          </table:table-cell>
          <table:table-cell office:value-type="currency" office:currency="AUD" office:value="647.68" calcext:value-type="currency">
            <text:p>$647.68</text:p>
          </table:table-cell>
          <table:table-cell office:value-type="currency" office:currency="AUD" office:value="261.09" calcext:value-type="currency">
            <text:p>$261.09</text:p>
          </table:table-cell>
          <table:table-cell office:value-type="currency" office:currency="AUD" office:value="386.59" calcext:value-type="currency">
            <text:p>$386.59</text:p>
          </table:table-cell>
          <table:table-cell table:formula="of:=DATE(2018;[.K433];MID([.A433];5;2))" office:value-type="date" office:date-value="2018-01-20" calcext:value-type="date">
            <text:p>2018-01-20</text:p>
          </table:table-cell>
          <table:table-cell table:formula="of:=MATCH(LEFT([.A43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6, 2006 00:00:00 AM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700.43" calcext:value-type="currency">
            <text:p>$700.43</text:p>
          </table:table-cell>
          <table:table-cell office:value-type="currency" office:currency="AUD" office:value="217.82" calcext:value-type="currency">
            <text:p>$217.82</text:p>
          </table:table-cell>
          <table:table-cell office:value-type="currency" office:currency="AUD" office:value="482.61" calcext:value-type="currency">
            <text:p>$482.61</text:p>
          </table:table-cell>
          <table:table-cell table:formula="of:=DATE(2018;[.K434];MID([.A434];5;2))" office:value-type="date" office:date-value="2018-01-26" calcext:value-type="date">
            <text:p>2018-01-26</text:p>
          </table:table-cell>
          <table:table-cell table:formula="of:=MATCH(LEFT([.A43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8, 2006 00:00:00 AM</text:p>
          </table:table-cell>
          <table:table-cell office:value-type="date" office:date-value="2018-01-28" calcext:value-type="date">
            <text:p>2018-01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78.71" calcext:value-type="currency">
            <text:p>$78.71</text:p>
          </table:table-cell>
          <table:table-cell office:value-type="currency" office:currency="AUD" office:value="1.38" calcext:value-type="currency">
            <text:p>$1.38</text:p>
          </table:table-cell>
          <table:table-cell office:value-type="currency" office:currency="AUD" office:value="77.33" calcext:value-type="currency">
            <text:p>$77.33</text:p>
          </table:table-cell>
          <table:table-cell table:formula="of:=DATE(2018;[.K435];MID([.A435];5;2))" office:value-type="date" office:date-value="2018-01-28" calcext:value-type="date">
            <text:p>2018-01-28</text:p>
          </table:table-cell>
          <table:table-cell table:formula="of:=MATCH(LEFT([.A43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2, 2006 00:00:00 AM</text:p>
          </table:table-cell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7128.04" calcext:value-type="currency">
            <text:p>$7,128.04</text:p>
          </table:table-cell>
          <table:table-cell office:value-type="currency" office:currency="AUD" office:value="2919.74" calcext:value-type="currency">
            <text:p>$2,919.74</text:p>
          </table:table-cell>
          <table:table-cell office:value-type="currency" office:currency="AUD" office:value="4208.3" calcext:value-type="currency">
            <text:p>$4,208.30</text:p>
          </table:table-cell>
          <table:table-cell table:formula="of:=DATE(2018;[.K436];MID([.A436];5;2))" office:value-type="date" office:date-value="2018-02-02" calcext:value-type="date">
            <text:p>2018-02-02</text:p>
          </table:table-cell>
          <table:table-cell table:formula="of:=MATCH(LEFT([.A43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5, 2006 00:00:00 AM</text:p>
          </table:table-cell>
          <table:table-cell office:value-type="date" office:date-value="2018-02-05" calcext:value-type="date">
            <text:p>2018-0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53.44" calcext:value-type="currency">
            <text:p>$53.44</text:p>
          </table:table-cell>
          <table:table-cell office:value-type="currency" office:currency="AUD" office:value="3.85" calcext:value-type="currency">
            <text:p>$3.85</text:p>
          </table:table-cell>
          <table:table-cell office:value-type="currency" office:currency="AUD" office:value="49.59" calcext:value-type="currency">
            <text:p>$49.59</text:p>
          </table:table-cell>
          <table:table-cell table:formula="of:=DATE(2018;[.K437];MID([.A437];5;2))" office:value-type="date" office:date-value="2018-02-05" calcext:value-type="date">
            <text:p>2018-02-05</text:p>
          </table:table-cell>
          <table:table-cell table:formula="of:=MATCH(LEFT([.A43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6, 2006 00:00:00 AM</text:p>
          </table:table-cell>
          <table:table-cell office:value-type="date" office:date-value="2018-02-06" calcext:value-type="date">
            <text:p>2018-02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4656.7" calcext:value-type="currency">
            <text:p>$4,656.70</text:p>
          </table:table-cell>
          <table:table-cell office:value-type="currency" office:currency="AUD" office:value="1718.45" calcext:value-type="currency">
            <text:p>$1,718.45</text:p>
          </table:table-cell>
          <table:table-cell office:value-type="currency" office:currency="AUD" office:value="2938.25" calcext:value-type="currency">
            <text:p>$2,938.25</text:p>
          </table:table-cell>
          <table:table-cell table:formula="of:=DATE(2018;[.K438];MID([.A438];5;2))" office:value-type="date" office:date-value="2018-02-06" calcext:value-type="date">
            <text:p>2018-02-06</text:p>
          </table:table-cell>
          <table:table-cell table:formula="of:=MATCH(LEFT([.A43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7, 2006 00:00:00 AM</text:p>
          </table:table-cell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735.28" calcext:value-type="currency">
            <text:p>$735.28</text:p>
          </table:table-cell>
          <table:table-cell office:value-type="currency" office:currency="AUD" office:value="147.86" calcext:value-type="currency">
            <text:p>$147.86</text:p>
          </table:table-cell>
          <table:table-cell office:value-type="currency" office:currency="AUD" office:value="587.42" calcext:value-type="currency">
            <text:p>$587.42</text:p>
          </table:table-cell>
          <table:table-cell table:formula="of:=DATE(2018;[.K439];MID([.A439];5;2))" office:value-type="date" office:date-value="2018-02-07" calcext:value-type="date">
            <text:p>2018-02-07</text:p>
          </table:table-cell>
          <table:table-cell table:formula="of:=MATCH(LEFT([.A43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9, 2006 00:00:00 AM</text:p>
          </table:table-cell>
          <table:table-cell office:value-type="date" office:date-value="2018-02-09" calcext:value-type="date">
            <text:p>2018-02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33.99" calcext:value-type="currency">
            <text:p>$33.99</text:p>
          </table:table-cell>
          <table:table-cell office:value-type="currency" office:currency="AUD" office:value="15.55" calcext:value-type="currency">
            <text:p>$15.55</text:p>
          </table:table-cell>
          <table:table-cell office:value-type="currency" office:currency="AUD" office:value="18.44" calcext:value-type="currency">
            <text:p>$18.44</text:p>
          </table:table-cell>
          <table:table-cell table:formula="of:=DATE(2018;[.K440];MID([.A440];5;2))" office:value-type="date" office:date-value="2018-02-09" calcext:value-type="date">
            <text:p>2018-02-09</text:p>
          </table:table-cell>
          <table:table-cell table:formula="of:=MATCH(LEFT([.A44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2, 2006 00:00:00 AM</text:p>
          </table:table-cell>
          <table:table-cell office:value-type="date" office:date-value="2018-02-12" calcext:value-type="date">
            <text:p>2018-02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3498.49" calcext:value-type="currency">
            <text:p>$3,498.49</text:p>
          </table:table-cell>
          <table:table-cell office:value-type="currency" office:currency="AUD" office:value="1061.77" calcext:value-type="currency">
            <text:p>$1,061.77</text:p>
          </table:table-cell>
          <table:table-cell office:value-type="currency" office:currency="AUD" office:value="2436.72" calcext:value-type="currency">
            <text:p>$2,436.72</text:p>
          </table:table-cell>
          <table:table-cell table:formula="of:=DATE(2018;[.K441];MID([.A441];5;2))" office:value-type="date" office:date-value="2018-02-12" calcext:value-type="date">
            <text:p>2018-02-12</text:p>
          </table:table-cell>
          <table:table-cell table:formula="of:=MATCH(LEFT([.A44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6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208.48" calcext:value-type="currency">
            <text:p>$208.48</text:p>
          </table:table-cell>
          <table:table-cell office:value-type="currency" office:currency="AUD" office:value="40.69" calcext:value-type="currency">
            <text:p>$40.69</text:p>
          </table:table-cell>
          <table:table-cell office:value-type="currency" office:currency="AUD" office:value="167.79" calcext:value-type="currency">
            <text:p>$167.79</text:p>
          </table:table-cell>
          <table:table-cell table:formula="of:=DATE(2018;[.K442];MID([.A442];5;2))" office:value-type="date" office:date-value="2018-02-14" calcext:value-type="date">
            <text:p>2018-02-14</text:p>
          </table:table-cell>
          <table:table-cell table:formula="of:=MATCH(LEFT([.A44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6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Seio</text:p>
          </table:table-cell>
          <table:table-cell office:value-type="currency" office:currency="AUD" office:value="1845.99" calcext:value-type="currency">
            <text:p>$1,845.99</text:p>
          </table:table-cell>
          <table:table-cell office:value-type="currency" office:currency="AUD" office:value="662.23" calcext:value-type="currency">
            <text:p>$662.23</text:p>
          </table:table-cell>
          <table:table-cell office:value-type="currency" office:currency="AUD" office:value="1183.76" calcext:value-type="currency">
            <text:p>$1,183.76</text:p>
          </table:table-cell>
          <table:table-cell table:formula="of:=DATE(2018;[.K443];MID([.A443];5;2))" office:value-type="date" office:date-value="2018-02-14" calcext:value-type="date">
            <text:p>2018-02-14</text:p>
          </table:table-cell>
          <table:table-cell table:formula="of:=MATCH(LEFT([.A44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6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271.06" calcext:value-type="currency">
            <text:p>$271.06</text:p>
          </table:table-cell>
          <table:table-cell office:value-type="currency" office:currency="AUD" office:value="49.6" calcext:value-type="currency">
            <text:p>$49.60</text:p>
          </table:table-cell>
          <table:table-cell office:value-type="currency" office:currency="AUD" office:value="221.46" calcext:value-type="currency">
            <text:p>$221.46</text:p>
          </table:table-cell>
          <table:table-cell table:formula="of:=DATE(2018;[.K444];MID([.A444];5;2))" office:value-type="date" office:date-value="2018-02-14" calcext:value-type="date">
            <text:p>2018-02-14</text:p>
          </table:table-cell>
          <table:table-cell table:formula="of:=MATCH(LEFT([.A44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5, 2006 00:00:00 AM</text:p>
          </table:table-cell>
          <table:table-cell office:value-type="date" office:date-value="2018-02-15" calcext:value-type="date">
            <text:p>2018-02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611.95" calcext:value-type="currency">
            <text:p>$611.95</text:p>
          </table:table-cell>
          <table:table-cell office:value-type="currency" office:currency="AUD" office:value="226.56" calcext:value-type="currency">
            <text:p>$226.56</text:p>
          </table:table-cell>
          <table:table-cell office:value-type="currency" office:currency="AUD" office:value="385.39" calcext:value-type="currency">
            <text:p>$385.39</text:p>
          </table:table-cell>
          <table:table-cell table:formula="of:=DATE(2018;[.K445];MID([.A445];5;2))" office:value-type="date" office:date-value="2018-02-15" calcext:value-type="date">
            <text:p>2018-02-15</text:p>
          </table:table-cell>
          <table:table-cell table:formula="of:=MATCH(LEFT([.A44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6, 2006 00:00:00 AM</text:p>
          </table:table-cell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165.99" calcext:value-type="currency">
            <text:p>$165.99</text:p>
          </table:table-cell>
          <table:table-cell office:value-type="currency" office:currency="AUD" office:value="22.43" calcext:value-type="currency">
            <text:p>$22.43</text:p>
          </table:table-cell>
          <table:table-cell office:value-type="currency" office:currency="AUD" office:value="143.56" calcext:value-type="currency">
            <text:p>$143.56</text:p>
          </table:table-cell>
          <table:table-cell table:formula="of:=DATE(2018;[.K446];MID([.A446];5;2))" office:value-type="date" office:date-value="2018-02-16" calcext:value-type="date">
            <text:p>2018-02-16</text:p>
          </table:table-cell>
          <table:table-cell table:formula="of:=MATCH(LEFT([.A44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7, 2006 00:00:00 AM</text:p>
          </table:table-cell>
          <table:table-cell office:value-type="date" office:date-value="2018-02-17" calcext:value-type="date">
            <text:p>2018-02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179.06" calcext:value-type="currency">
            <text:p>$179.06</text:p>
          </table:table-cell>
          <table:table-cell office:value-type="currency" office:currency="AUD" office:value="44.42" calcext:value-type="currency">
            <text:p>$44.42</text:p>
          </table:table-cell>
          <table:table-cell office:value-type="currency" office:currency="AUD" office:value="134.64" calcext:value-type="currency">
            <text:p>$134.64</text:p>
          </table:table-cell>
          <table:table-cell table:formula="of:=DATE(2018;[.K447];MID([.A447];5;2))" office:value-type="date" office:date-value="2018-02-17" calcext:value-type="date">
            <text:p>2018-02-17</text:p>
          </table:table-cell>
          <table:table-cell table:formula="of:=MATCH(LEFT([.A44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0, 2006 00:00:00 AM</text:p>
          </table:table-cell>
          <table:table-cell office:value-type="date" office:date-value="2018-02-20" calcext:value-type="date">
            <text:p>2018-02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26.12" calcext:value-type="currency">
            <text:p>$26.12</text:p>
          </table:table-cell>
          <table:table-cell office:value-type="currency" office:currency="AUD" office:value="4.64" calcext:value-type="currency">
            <text:p>$4.64</text:p>
          </table:table-cell>
          <table:table-cell office:value-type="currency" office:currency="AUD" office:value="21.48" calcext:value-type="currency">
            <text:p>$21.48</text:p>
          </table:table-cell>
          <table:table-cell table:formula="of:=DATE(2018;[.K448];MID([.A448];5;2))" office:value-type="date" office:date-value="2018-02-20" calcext:value-type="date">
            <text:p>2018-02-20</text:p>
          </table:table-cell>
          <table:table-cell table:formula="of:=MATCH(LEFT([.A44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0, 2006 00:00:00 AM</text:p>
          </table:table-cell>
          <table:table-cell office:value-type="date" office:date-value="2018-02-20" calcext:value-type="date">
            <text:p>2018-02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8999.43" calcext:value-type="currency">
            <text:p>$8,999.43</text:p>
          </table:table-cell>
          <table:table-cell office:value-type="currency" office:currency="AUD" office:value="3313.64" calcext:value-type="currency">
            <text:p>$3,313.64</text:p>
          </table:table-cell>
          <table:table-cell office:value-type="currency" office:currency="AUD" office:value="5685.79" calcext:value-type="currency">
            <text:p>$5,685.79</text:p>
          </table:table-cell>
          <table:table-cell table:formula="of:=DATE(2018;[.K449];MID([.A449];5;2))" office:value-type="date" office:date-value="2018-02-20" calcext:value-type="date">
            <text:p>2018-02-20</text:p>
          </table:table-cell>
          <table:table-cell table:formula="of:=MATCH(LEFT([.A44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1, 2006 00:00:00 AM</text:p>
          </table:table-cell>
          <table:table-cell office:value-type="date" office:date-value="2018-02-21" calcext:value-type="date">
            <text:p>2018-02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238.94" calcext:value-type="currency">
            <text:p>$238.94</text:p>
          </table:table-cell>
          <table:table-cell office:value-type="currency" office:currency="AUD" office:value="85.91" calcext:value-type="currency">
            <text:p>$85.91</text:p>
          </table:table-cell>
          <table:table-cell office:value-type="currency" office:currency="AUD" office:value="153.03" calcext:value-type="currency">
            <text:p>$153.03</text:p>
          </table:table-cell>
          <table:table-cell table:formula="of:=DATE(2018;[.K450];MID([.A450];5;2))" office:value-type="date" office:date-value="2018-02-21" calcext:value-type="date">
            <text:p>2018-02-21</text:p>
          </table:table-cell>
          <table:table-cell table:formula="of:=MATCH(LEFT([.A45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6, 2006 00:00:00 AM</text:p>
          </table:table-cell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42.26" calcext:value-type="currency">
            <text:p>$42.26</text:p>
          </table:table-cell>
          <table:table-cell office:value-type="currency" office:currency="AUD" office:value="8.57" calcext:value-type="currency">
            <text:p>$8.57</text:p>
          </table:table-cell>
          <table:table-cell office:value-type="currency" office:currency="AUD" office:value="33.69" calcext:value-type="currency">
            <text:p>$33.69</text:p>
          </table:table-cell>
          <table:table-cell table:formula="of:=DATE(2018;[.K451];MID([.A451];5;2))" office:value-type="date" office:date-value="2018-02-26" calcext:value-type="date">
            <text:p>2018-02-26</text:p>
          </table:table-cell>
          <table:table-cell table:formula="of:=MATCH(LEFT([.A45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6, 2006 00:00:00 AM</text:p>
          </table:table-cell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4202.36" calcext:value-type="currency">
            <text:p>$4,202.36</text:p>
          </table:table-cell>
          <table:table-cell office:value-type="currency" office:currency="AUD" office:value="1663.63" calcext:value-type="currency">
            <text:p>$1,663.63</text:p>
          </table:table-cell>
          <table:table-cell office:value-type="currency" office:currency="AUD" office:value="2538.73" calcext:value-type="currency">
            <text:p>$2,538.73</text:p>
          </table:table-cell>
          <table:table-cell table:formula="of:=DATE(2018;[.K452];MID([.A452];5;2))" office:value-type="date" office:date-value="2018-02-26" calcext:value-type="date">
            <text:p>2018-02-26</text:p>
          </table:table-cell>
          <table:table-cell table:formula="of:=MATCH(LEFT([.A45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2, 2006 00:00:00 AM</text:p>
          </table:table-cell>
          <table:table-cell office:value-type="date" office:date-value="2018-03-02" calcext:value-type="date">
            <text:p>2018-03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703.49" calcext:value-type="currency">
            <text:p>$703.49</text:p>
          </table:table-cell>
          <table:table-cell office:value-type="currency" office:currency="AUD" office:value="237.6" calcext:value-type="currency">
            <text:p>$237.60</text:p>
          </table:table-cell>
          <table:table-cell office:value-type="currency" office:currency="AUD" office:value="465.89" calcext:value-type="currency">
            <text:p>$465.89</text:p>
          </table:table-cell>
          <table:table-cell table:formula="of:=DATE(2018;[.K453];MID([.A453];5;2))" office:value-type="date" office:date-value="2018-03-02" calcext:value-type="date">
            <text:p>2018-03-02</text:p>
          </table:table-cell>
          <table:table-cell table:formula="of:=MATCH(LEFT([.A45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3, 2006 00:00:00 AM</text:p>
          </table:table-cell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780.7" calcext:value-type="currency">
            <text:p>$780.70</text:p>
          </table:table-cell>
          <table:table-cell office:value-type="currency" office:currency="AUD" office:value="304.62" calcext:value-type="currency">
            <text:p>$304.62</text:p>
          </table:table-cell>
          <table:table-cell office:value-type="currency" office:currency="AUD" office:value="476.08" calcext:value-type="currency">
            <text:p>$476.08</text:p>
          </table:table-cell>
          <table:table-cell table:formula="of:=DATE(2018;[.K454];MID([.A454];5;2))" office:value-type="date" office:date-value="2018-03-03" calcext:value-type="date">
            <text:p>2018-03-03</text:p>
          </table:table-cell>
          <table:table-cell table:formula="of:=MATCH(LEFT([.A45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6, 2006 00:00:00 AM</text:p>
          </table:table-cell>
          <table:table-cell office:value-type="date" office:date-value="2018-03-06" calcext:value-type="date">
            <text:p>2018-03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179.11" calcext:value-type="currency">
            <text:p>$179.11</text:p>
          </table:table-cell>
          <table:table-cell office:value-type="currency" office:currency="AUD" office:value="13.48" calcext:value-type="currency">
            <text:p>$13.48</text:p>
          </table:table-cell>
          <table:table-cell office:value-type="currency" office:currency="AUD" office:value="165.63" calcext:value-type="currency">
            <text:p>$165.63</text:p>
          </table:table-cell>
          <table:table-cell table:formula="of:=DATE(2018;[.K455];MID([.A455];5;2))" office:value-type="date" office:date-value="2018-03-06" calcext:value-type="date">
            <text:p>2018-03-06</text:p>
          </table:table-cell>
          <table:table-cell table:formula="of:=MATCH(LEFT([.A45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7, 2006 00:00:00 AM</text:p>
          </table:table-cell>
          <table:table-cell office:value-type="date" office:date-value="2018-03-07" calcext:value-type="date">
            <text:p>2018-03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1863.72" calcext:value-type="currency">
            <text:p>$1,863.72</text:p>
          </table:table-cell>
          <table:table-cell office:value-type="currency" office:currency="AUD" office:value="1013.13" calcext:value-type="currency">
            <text:p>$1,013.13</text:p>
          </table:table-cell>
          <table:table-cell office:value-type="currency" office:currency="AUD" office:value="850.59" calcext:value-type="currency">
            <text:p>$850.59</text:p>
          </table:table-cell>
          <table:table-cell table:formula="of:=DATE(2018;[.K456];MID([.A456];5;2))" office:value-type="date" office:date-value="2018-03-07" calcext:value-type="date">
            <text:p>2018-03-07</text:p>
          </table:table-cell>
          <table:table-cell table:formula="of:=MATCH(LEFT([.A45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3, 2006 00:00:00 AM</text:p>
          </table:table-cell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5.53" calcext:value-type="currency">
            <text:p>$5.53</text:p>
          </table:table-cell>
          <table:table-cell office:value-type="currency" office:currency="AUD" office:value="0.47" calcext:value-type="currency">
            <text:p>$0.47</text:p>
          </table:table-cell>
          <table:table-cell office:value-type="currency" office:currency="AUD" office:value="5.06" calcext:value-type="currency">
            <text:p>$5.06</text:p>
          </table:table-cell>
          <table:table-cell table:formula="of:=DATE(2018;[.K457];MID([.A457];5;2))" office:value-type="date" office:date-value="2018-03-13" calcext:value-type="date">
            <text:p>2018-03-13</text:p>
          </table:table-cell>
          <table:table-cell table:formula="of:=MATCH(LEFT([.A45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6, 2006 00:00:00 AM</text:p>
          </table:table-cell>
          <table:table-cell office:value-type="date" office:date-value="2018-03-16" calcext:value-type="date">
            <text:p>2018-03-1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8738.1" calcext:value-type="currency">
            <text:p>$8,738.10</text:p>
          </table:table-cell>
          <table:table-cell office:value-type="currency" office:currency="AUD" office:value="3429.12" calcext:value-type="currency">
            <text:p>$3,429.12</text:p>
          </table:table-cell>
          <table:table-cell office:value-type="currency" office:currency="AUD" office:value="5308.98" calcext:value-type="currency">
            <text:p>$5,308.98</text:p>
          </table:table-cell>
          <table:table-cell table:formula="of:=DATE(2018;[.K458];MID([.A458];5;2))" office:value-type="date" office:date-value="2018-03-16" calcext:value-type="date">
            <text:p>2018-03-16</text:p>
          </table:table-cell>
          <table:table-cell table:formula="of:=MATCH(LEFT([.A45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7, 2006 00:00:00 AM</text:p>
          </table:table-cell>
          <table:table-cell office:value-type="date" office:date-value="2018-03-17" calcext:value-type="date">
            <text:p>2018-03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778.93" calcext:value-type="currency">
            <text:p>$778.93</text:p>
          </table:table-cell>
          <table:table-cell office:value-type="currency" office:currency="AUD" office:value="101.07" calcext:value-type="currency">
            <text:p>$101.07</text:p>
          </table:table-cell>
          <table:table-cell office:value-type="currency" office:currency="AUD" office:value="677.86" calcext:value-type="currency">
            <text:p>$677.86</text:p>
          </table:table-cell>
          <table:table-cell table:formula="of:=DATE(2018;[.K459];MID([.A459];5;2))" office:value-type="date" office:date-value="2018-03-17" calcext:value-type="date">
            <text:p>2018-03-17</text:p>
          </table:table-cell>
          <table:table-cell table:formula="of:=MATCH(LEFT([.A45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8, 2006 00:00:00 AM</text:p>
          </table:table-cell>
          <table:table-cell office:value-type="date" office:date-value="2018-03-18" calcext:value-type="date">
            <text:p>2018-03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Victor Price</text:p>
          </table:table-cell>
          <table:table-cell office:value-type="currency" office:currency="AUD" office:value="1223.16" calcext:value-type="currency">
            <text:p>$1,223.16</text:p>
          </table:table-cell>
          <table:table-cell office:value-type="currency" office:currency="AUD" office:value="641.2" calcext:value-type="currency">
            <text:p>$641.20</text:p>
          </table:table-cell>
          <table:table-cell office:value-type="currency" office:currency="AUD" office:value="581.96" calcext:value-type="currency">
            <text:p>$581.96</text:p>
          </table:table-cell>
          <table:table-cell table:formula="of:=DATE(2018;[.K460];MID([.A460];5;2))" office:value-type="date" office:date-value="2018-03-18" calcext:value-type="date">
            <text:p>2018-03-18</text:p>
          </table:table-cell>
          <table:table-cell table:formula="of:=MATCH(LEFT([.A46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9, 2006 00:00:00 AM</text:p>
          </table:table-cell>
          <table:table-cell office:value-type="date" office:date-value="2018-03-19" calcext:value-type="date">
            <text:p>2018-03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19.29" calcext:value-type="currency">
            <text:p>$19.29</text:p>
          </table:table-cell>
          <table:table-cell office:value-type="currency" office:currency="AUD" office:value="0.18" calcext:value-type="currency">
            <text:p>$0.18</text:p>
          </table:table-cell>
          <table:table-cell office:value-type="currency" office:currency="AUD" office:value="19.11" calcext:value-type="currency">
            <text:p>$19.11</text:p>
          </table:table-cell>
          <table:table-cell table:formula="of:=DATE(2018;[.K461];MID([.A461];5;2))" office:value-type="date" office:date-value="2018-03-19" calcext:value-type="date">
            <text:p>2018-03-19</text:p>
          </table:table-cell>
          <table:table-cell table:formula="of:=MATCH(LEFT([.A46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1, 2006 00:00:00 AM</text:p>
          </table:table-cell>
          <table:table-cell office:value-type="date" office:date-value="2018-03-21" calcext:value-type="date">
            <text:p>2018-03-2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7209.59" calcext:value-type="currency">
            <text:p>$7,209.59</text:p>
          </table:table-cell>
          <table:table-cell office:value-type="currency" office:currency="AUD" office:value="2789.36" calcext:value-type="currency">
            <text:p>$2,789.36</text:p>
          </table:table-cell>
          <table:table-cell office:value-type="currency" office:currency="AUD" office:value="4420.23" calcext:value-type="currency">
            <text:p>$4,420.23</text:p>
          </table:table-cell>
          <table:table-cell table:formula="of:=DATE(2018;[.K462];MID([.A462];5;2))" office:value-type="date" office:date-value="2018-03-21" calcext:value-type="date">
            <text:p>2018-03-21</text:p>
          </table:table-cell>
          <table:table-cell table:formula="of:=MATCH(LEFT([.A46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3, 2006 00:00:00 AM</text:p>
          </table:table-cell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6457.26" calcext:value-type="currency">
            <text:p>$6,457.26</text:p>
          </table:table-cell>
          <table:table-cell office:value-type="currency" office:currency="AUD" office:value="3017.56" calcext:value-type="currency">
            <text:p>$3,017.56</text:p>
          </table:table-cell>
          <table:table-cell office:value-type="currency" office:currency="AUD" office:value="3439.7" calcext:value-type="currency">
            <text:p>$3,439.70</text:p>
          </table:table-cell>
          <table:table-cell table:formula="of:=DATE(2018;[.K463];MID([.A463];5;2))" office:value-type="date" office:date-value="2018-03-23" calcext:value-type="date">
            <text:p>2018-03-23</text:p>
          </table:table-cell>
          <table:table-cell table:formula="of:=MATCH(LEFT([.A46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3, 2006 00:00:00 AM</text:p>
          </table:table-cell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487" calcext:value-type="currency">
            <text:p>$487.00</text:p>
          </table:table-cell>
          <table:table-cell office:value-type="currency" office:currency="AUD" office:value="261.71" calcext:value-type="currency">
            <text:p>$261.71</text:p>
          </table:table-cell>
          <table:table-cell office:value-type="currency" office:currency="AUD" office:value="225.29" calcext:value-type="currency">
            <text:p>$225.29</text:p>
          </table:table-cell>
          <table:table-cell table:formula="of:=DATE(2018;[.K464];MID([.A464];5;2))" office:value-type="date" office:date-value="2018-03-23" calcext:value-type="date">
            <text:p>2018-03-23</text:p>
          </table:table-cell>
          <table:table-cell table:formula="of:=MATCH(LEFT([.A46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3, 2006 00:00:00 AM</text:p>
          </table:table-cell>
          <table:table-cell office:value-type="date" office:date-value="2018-03-23" calcext:value-type="date">
            <text:p>2018-03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2687.52" calcext:value-type="currency">
            <text:p>$2,687.52</text:p>
          </table:table-cell>
          <table:table-cell office:value-type="currency" office:currency="AUD" office:value="808.69" calcext:value-type="currency">
            <text:p>$808.69</text:p>
          </table:table-cell>
          <table:table-cell office:value-type="currency" office:currency="AUD" office:value="1878.83" calcext:value-type="currency">
            <text:p>$1,878.83</text:p>
          </table:table-cell>
          <table:table-cell table:formula="of:=DATE(2018;[.K465];MID([.A465];5;2))" office:value-type="date" office:date-value="2018-03-23" calcext:value-type="date">
            <text:p>2018-03-23</text:p>
          </table:table-cell>
          <table:table-cell table:formula="of:=MATCH(LEFT([.A46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5, 2006 00:00:00 AM</text:p>
          </table:table-cell>
          <table:table-cell office:value-type="date" office:date-value="2018-03-25" calcext:value-type="date">
            <text:p>2018-03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14.53" calcext:value-type="currency">
            <text:p>$14.53</text:p>
          </table:table-cell>
          <table:table-cell office:value-type="currency" office:currency="AUD" office:value="1.58" calcext:value-type="currency">
            <text:p>$1.58</text:p>
          </table:table-cell>
          <table:table-cell office:value-type="currency" office:currency="AUD" office:value="12.95" calcext:value-type="currency">
            <text:p>$12.95</text:p>
          </table:table-cell>
          <table:table-cell table:formula="of:=DATE(2018;[.K466];MID([.A466];5;2))" office:value-type="date" office:date-value="2018-03-25" calcext:value-type="date">
            <text:p>2018-03-25</text:p>
          </table:table-cell>
          <table:table-cell table:formula="of:=MATCH(LEFT([.A46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6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33.31" calcext:value-type="currency">
            <text:p>$33.31</text:p>
          </table:table-cell>
          <table:table-cell office:value-type="currency" office:currency="AUD" office:value="24.24" calcext:value-type="currency">
            <text:p>$24.24</text:p>
          </table:table-cell>
          <table:table-cell office:value-type="currency" office:currency="AUD" office:value="9.07" calcext:value-type="currency">
            <text:p>$9.07</text:p>
          </table:table-cell>
          <table:table-cell table:formula="of:=DATE(2018;[.K467];MID([.A467];5;2))" office:value-type="date" office:date-value="2018-03-29" calcext:value-type="date">
            <text:p>2018-03-29</text:p>
          </table:table-cell>
          <table:table-cell table:formula="of:=MATCH(LEFT([.A46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30, 2006 00:00:00 AM</text:p>
          </table:table-cell>
          <table:table-cell office:value-type="date" office:date-value="2018-03-30" calcext:value-type="date">
            <text:p>2018-03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Jason Gross</text:p>
          </table:table-cell>
          <table:table-cell office:value-type="currency" office:currency="AUD" office:value="707.86" calcext:value-type="currency">
            <text:p>$707.86</text:p>
          </table:table-cell>
          <table:table-cell office:value-type="currency" office:currency="AUD" office:value="207.9" calcext:value-type="currency">
            <text:p>$207.90</text:p>
          </table:table-cell>
          <table:table-cell office:value-type="currency" office:currency="AUD" office:value="499.96" calcext:value-type="currency">
            <text:p>$499.96</text:p>
          </table:table-cell>
          <table:table-cell table:formula="of:=DATE(2018;[.K468];MID([.A468];5;2))" office:value-type="date" office:date-value="2018-03-30" calcext:value-type="date">
            <text:p>2018-03-30</text:p>
          </table:table-cell>
          <table:table-cell table:formula="of:=MATCH(LEFT([.A46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1, 2006 00:00:00 AM</text:p>
          </table:table-cell>
          <table:table-cell office:value-type="date" office:date-value="2018-04-01" calcext:value-type="date">
            <text:p>2018-04-0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119.8" calcext:value-type="currency">
            <text:p>$119.80</text:p>
          </table:table-cell>
          <table:table-cell office:value-type="currency" office:currency="AUD" office:value="69.77" calcext:value-type="currency">
            <text:p>$69.77</text:p>
          </table:table-cell>
          <table:table-cell office:value-type="currency" office:currency="AUD" office:value="50.03" calcext:value-type="currency">
            <text:p>$50.03</text:p>
          </table:table-cell>
          <table:table-cell table:formula="of:=DATE(2018;[.K469];MID([.A469];5;2))" office:value-type="date" office:date-value="2018-04-01" calcext:value-type="date">
            <text:p>2018-04-01</text:p>
          </table:table-cell>
          <table:table-cell table:formula="of:=MATCH(LEFT([.A46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2, 2006 00:00:00 AM</text:p>
          </table:table-cell>
          <table:table-cell office:value-type="date" office:date-value="2018-04-02" calcext:value-type="date">
            <text:p>2018-04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417.5" calcext:value-type="currency">
            <text:p>$417.50</text:p>
          </table:table-cell>
          <table:table-cell office:value-type="currency" office:currency="AUD" office:value="152.33" calcext:value-type="currency">
            <text:p>$152.33</text:p>
          </table:table-cell>
          <table:table-cell office:value-type="currency" office:currency="AUD" office:value="265.17" calcext:value-type="currency">
            <text:p>$265.17</text:p>
          </table:table-cell>
          <table:table-cell table:formula="of:=DATE(2018;[.K470];MID([.A470];5;2))" office:value-type="date" office:date-value="2018-04-02" calcext:value-type="date">
            <text:p>2018-04-02</text:p>
          </table:table-cell>
          <table:table-cell table:formula="of:=MATCH(LEFT([.A47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3, 2006 00:00:00 AM</text:p>
          </table:table-cell>
          <table:table-cell office:value-type="date" office:date-value="2018-04-03" calcext:value-type="date">
            <text:p>2018-04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9.25" calcext:value-type="currency">
            <text:p>$9.25</text:p>
          </table:table-cell>
          <table:table-cell office:value-type="currency" office:currency="AUD" office:value="2.21" calcext:value-type="currency">
            <text:p>$2.21</text:p>
          </table:table-cell>
          <table:table-cell office:value-type="currency" office:currency="AUD" office:value="7.04" calcext:value-type="currency">
            <text:p>$7.04</text:p>
          </table:table-cell>
          <table:table-cell table:formula="of:=DATE(2018;[.K471];MID([.A471];5;2))" office:value-type="date" office:date-value="2018-04-03" calcext:value-type="date">
            <text:p>2018-04-03</text:p>
          </table:table-cell>
          <table:table-cell table:formula="of:=MATCH(LEFT([.A471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6, 2006 00:00:00 AM</text:p>
          </table:table-cell>
          <table:table-cell office:value-type="date" office:date-value="2018-04-06" calcext:value-type="date">
            <text:p>2018-04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4654.7" calcext:value-type="currency">
            <text:p>$4,654.70</text:p>
          </table:table-cell>
          <table:table-cell office:value-type="currency" office:currency="AUD" office:value="2221.74" calcext:value-type="currency">
            <text:p>$2,221.74</text:p>
          </table:table-cell>
          <table:table-cell office:value-type="currency" office:currency="AUD" office:value="2432.96" calcext:value-type="currency">
            <text:p>$2,432.96</text:p>
          </table:table-cell>
          <table:table-cell table:formula="of:=DATE(2018;[.K472];MID([.A472];5;2))" office:value-type="date" office:date-value="2018-04-06" calcext:value-type="date">
            <text:p>2018-04-06</text:p>
          </table:table-cell>
          <table:table-cell table:formula="of:=MATCH(LEFT([.A47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7, 2006 00:00:00 AM</text:p>
          </table:table-cell>
          <table:table-cell office:value-type="date" office:date-value="2018-04-07" calcext:value-type="date">
            <text:p>2018-04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71.49" calcext:value-type="currency">
            <text:p>$71.49</text:p>
          </table:table-cell>
          <table:table-cell office:value-type="currency" office:currency="AUD" office:value="0.17" calcext:value-type="currency">
            <text:p>$0.17</text:p>
          </table:table-cell>
          <table:table-cell office:value-type="currency" office:currency="AUD" office:value="71.32" calcext:value-type="currency">
            <text:p>$71.32</text:p>
          </table:table-cell>
          <table:table-cell table:formula="of:=DATE(2018;[.K473];MID([.A473];5;2))" office:value-type="date" office:date-value="2018-04-07" calcext:value-type="date">
            <text:p>2018-04-07</text:p>
          </table:table-cell>
          <table:table-cell table:formula="of:=MATCH(LEFT([.A47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8, 2006 00:00:00 AM</text:p>
          </table:table-cell>
          <table:table-cell office:value-type="date" office:date-value="2018-04-08" calcext:value-type="date">
            <text:p>2018-04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183.63" calcext:value-type="currency">
            <text:p>$183.63</text:p>
          </table:table-cell>
          <table:table-cell office:value-type="currency" office:currency="AUD" office:value="18" calcext:value-type="currency">
            <text:p>$18.00</text:p>
          </table:table-cell>
          <table:table-cell office:value-type="currency" office:currency="AUD" office:value="165.63" calcext:value-type="currency">
            <text:p>$165.63</text:p>
          </table:table-cell>
          <table:table-cell table:formula="of:=DATE(2018;[.K474];MID([.A474];5;2))" office:value-type="date" office:date-value="2018-04-08" calcext:value-type="date">
            <text:p>2018-04-08</text:p>
          </table:table-cell>
          <table:table-cell table:formula="of:=MATCH(LEFT([.A47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9, 2006 00:00:00 AM</text:p>
          </table:table-cell>
          <table:table-cell office:value-type="date" office:date-value="2018-04-09" calcext:value-type="date">
            <text:p>2018-04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573.15" calcext:value-type="currency">
            <text:p>$573.15</text:p>
          </table:table-cell>
          <table:table-cell office:value-type="currency" office:currency="AUD" office:value="336.39" calcext:value-type="currency">
            <text:p>$336.39</text:p>
          </table:table-cell>
          <table:table-cell office:value-type="currency" office:currency="AUD" office:value="236.76" calcext:value-type="currency">
            <text:p>$236.76</text:p>
          </table:table-cell>
          <table:table-cell table:formula="of:=DATE(2018;[.K475];MID([.A475];5;2))" office:value-type="date" office:date-value="2018-04-09" calcext:value-type="date">
            <text:p>2018-04-09</text:p>
          </table:table-cell>
          <table:table-cell table:formula="of:=MATCH(LEFT([.A47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2, 2006 00:00:00 AM</text:p>
          </table:table-cell>
          <table:table-cell office:value-type="date" office:date-value="2018-04-12" calcext:value-type="date">
            <text:p>2018-04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3632.14" calcext:value-type="currency">
            <text:p>$3,632.14</text:p>
          </table:table-cell>
          <table:table-cell office:value-type="currency" office:currency="AUD" office:value="1252.7" calcext:value-type="currency">
            <text:p>$1,252.70</text:p>
          </table:table-cell>
          <table:table-cell office:value-type="currency" office:currency="AUD" office:value="2379.44" calcext:value-type="currency">
            <text:p>$2,379.44</text:p>
          </table:table-cell>
          <table:table-cell table:formula="of:=DATE(2018;[.K476];MID([.A476];5;2))" office:value-type="date" office:date-value="2018-04-12" calcext:value-type="date">
            <text:p>2018-04-12</text:p>
          </table:table-cell>
          <table:table-cell table:formula="of:=MATCH(LEFT([.A476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7, 2006 00:00:00 AM</text:p>
          </table:table-cell>
          <table:table-cell office:value-type="date" office:date-value="2018-04-17" calcext:value-type="date">
            <text:p>2018-04-1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410.16" calcext:value-type="currency">
            <text:p>$410.16</text:p>
          </table:table-cell>
          <table:table-cell office:value-type="currency" office:currency="AUD" office:value="187.47" calcext:value-type="currency">
            <text:p>$187.47</text:p>
          </table:table-cell>
          <table:table-cell office:value-type="currency" office:currency="AUD" office:value="222.69" calcext:value-type="currency">
            <text:p>$222.69</text:p>
          </table:table-cell>
          <table:table-cell table:formula="of:=DATE(2018;[.K477];MID([.A477];5;2))" office:value-type="date" office:date-value="2018-04-17" calcext:value-type="date">
            <text:p>2018-04-17</text:p>
          </table:table-cell>
          <table:table-cell table:formula="of:=MATCH(LEFT([.A477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8, 2006 00:00:00 AM</text:p>
          </table:table-cell>
          <table:table-cell office:value-type="date" office:date-value="2018-04-18" calcext:value-type="date">
            <text:p>2018-04-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49.96" calcext:value-type="currency">
            <text:p>$49.96</text:p>
          </table:table-cell>
          <table:table-cell office:value-type="currency" office:currency="AUD" office:value="27.28" calcext:value-type="currency">
            <text:p>$27.28</text:p>
          </table:table-cell>
          <table:table-cell office:value-type="currency" office:currency="AUD" office:value="22.68" calcext:value-type="currency">
            <text:p>$22.68</text:p>
          </table:table-cell>
          <table:table-cell table:formula="of:=DATE(2018;[.K478];MID([.A478];5;2))" office:value-type="date" office:date-value="2018-04-18" calcext:value-type="date">
            <text:p>2018-04-18</text:p>
          </table:table-cell>
          <table:table-cell table:formula="of:=MATCH(LEFT([.A478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1, 2006 00:00:00 AM</text:p>
          </table:table-cell>
          <table:table-cell office:value-type="date" office:date-value="2018-04-21" calcext:value-type="date">
            <text:p>2018-04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2748.87" calcext:value-type="currency">
            <text:p>$2,748.87</text:p>
          </table:table-cell>
          <table:table-cell office:value-type="currency" office:currency="AUD" office:value="1149.33" calcext:value-type="currency">
            <text:p>$1,149.33</text:p>
          </table:table-cell>
          <table:table-cell office:value-type="currency" office:currency="AUD" office:value="1599.54" calcext:value-type="currency">
            <text:p>$1,599.54</text:p>
          </table:table-cell>
          <table:table-cell table:formula="of:=DATE(2018;[.K479];MID([.A479];5;2))" office:value-type="date" office:date-value="2018-04-21" calcext:value-type="date">
            <text:p>2018-04-21</text:p>
          </table:table-cell>
          <table:table-cell table:formula="of:=MATCH(LEFT([.A47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2, 2006 00:00:00 AM</text:p>
          </table:table-cell>
          <table:table-cell office:value-type="date" office:date-value="2018-04-22" calcext:value-type="date">
            <text:p>2018-04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ortable Storage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99.17" calcext:value-type="currency">
            <text:p>$99.17</text:p>
          </table:table-cell>
          <table:table-cell office:value-type="currency" office:currency="AUD" office:value="4.04" calcext:value-type="currency">
            <text:p>$4.04</text:p>
          </table:table-cell>
          <table:table-cell office:value-type="currency" office:currency="AUD" office:value="95.13" calcext:value-type="currency">
            <text:p>$95.13</text:p>
          </table:table-cell>
          <table:table-cell table:formula="of:=DATE(2018;[.K480];MID([.A480];5;2))" office:value-type="date" office:date-value="2018-04-22" calcext:value-type="date">
            <text:p>2018-04-22</text:p>
          </table:table-cell>
          <table:table-cell table:formula="of:=MATCH(LEFT([.A48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3, 2006 00:00:00 AM</text:p>
          </table:table-cell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111.41" calcext:value-type="currency">
            <text:p>$111.41</text:p>
          </table:table-cell>
          <table:table-cell office:value-type="currency" office:currency="AUD" office:value="52.44" calcext:value-type="currency">
            <text:p>$52.44</text:p>
          </table:table-cell>
          <table:table-cell office:value-type="currency" office:currency="AUD" office:value="58.97" calcext:value-type="currency">
            <text:p>$58.97</text:p>
          </table:table-cell>
          <table:table-cell table:formula="of:=DATE(2018;[.K481];MID([.A481];5;2))" office:value-type="date" office:date-value="2018-04-23" calcext:value-type="date">
            <text:p>2018-04-23</text:p>
          </table:table-cell>
          <table:table-cell table:formula="of:=MATCH(LEFT([.A481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5, 2006 00:00:00 AM</text:p>
          </table:table-cell>
          <table:table-cell office:value-type="date" office:date-value="2018-04-25" calcext:value-type="date">
            <text:p>2018-04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1684.18" calcext:value-type="currency">
            <text:p>$1,684.18</text:p>
          </table:table-cell>
          <table:table-cell office:value-type="currency" office:currency="AUD" office:value="679.04" calcext:value-type="currency">
            <text:p>$679.04</text:p>
          </table:table-cell>
          <table:table-cell office:value-type="currency" office:currency="AUD" office:value="1005.14" calcext:value-type="currency">
            <text:p>$1,005.14</text:p>
          </table:table-cell>
          <table:table-cell table:formula="of:=DATE(2018;[.K482];MID([.A482];5;2))" office:value-type="date" office:date-value="2018-04-25" calcext:value-type="date">
            <text:p>2018-04-25</text:p>
          </table:table-cell>
          <table:table-cell table:formula="of:=MATCH(LEFT([.A48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30, 2006 00:00:00 AM</text:p>
          </table:table-cell>
          <table:table-cell office:value-type="date" office:date-value="2018-04-30" calcext:value-type="date">
            <text:p>2018-04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21.07" calcext:value-type="currency">
            <text:p>$21.07</text:p>
          </table:table-cell>
          <table:table-cell office:value-type="currency" office:currency="AUD" office:value="12.85" calcext:value-type="currency">
            <text:p>$12.85</text:p>
          </table:table-cell>
          <table:table-cell office:value-type="currency" office:currency="AUD" office:value="8.22" calcext:value-type="currency">
            <text:p>$8.22</text:p>
          </table:table-cell>
          <table:table-cell table:formula="of:=DATE(2018;[.K483];MID([.A483];5;2))" office:value-type="date" office:date-value="2018-04-30" calcext:value-type="date">
            <text:p>2018-04-30</text:p>
          </table:table-cell>
          <table:table-cell table:formula="of:=MATCH(LEFT([.A48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1, 2006 00:00:00 AM</text:p>
          </table:table-cell>
          <table:table-cell office:value-type="date" office:date-value="2018-05-01" calcext:value-type="date">
            <text:p>2018-05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ve Waugh</text:p>
          </table:table-cell>
          <table:table-cell office:value-type="currency" office:currency="AUD" office:value="159.11" calcext:value-type="currency">
            <text:p>$159.11</text:p>
          </table:table-cell>
          <table:table-cell office:value-type="currency" office:currency="AUD" office:value="31.82" calcext:value-type="currency">
            <text:p>$31.82</text:p>
          </table:table-cell>
          <table:table-cell office:value-type="currency" office:currency="AUD" office:value="127.29" calcext:value-type="currency">
            <text:p>$127.29</text:p>
          </table:table-cell>
          <table:table-cell table:formula="of:=DATE(2018;[.K484];MID([.A484];5;2))" office:value-type="date" office:date-value="2018-05-01" calcext:value-type="date">
            <text:p>2018-05-01</text:p>
          </table:table-cell>
          <table:table-cell table:formula="of:=MATCH(LEFT([.A48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3, 2006 00:00:00 AM</text:p>
          </table:table-cell>
          <table:table-cell office:value-type="date" office:date-value="2018-05-03" calcext:value-type="date">
            <text:p>2018-05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740.48" calcext:value-type="currency">
            <text:p>$740.48</text:p>
          </table:table-cell>
          <table:table-cell office:value-type="currency" office:currency="AUD" office:value="227.56" calcext:value-type="currency">
            <text:p>$227.56</text:p>
          </table:table-cell>
          <table:table-cell office:value-type="currency" office:currency="AUD" office:value="512.92" calcext:value-type="currency">
            <text:p>$512.92</text:p>
          </table:table-cell>
          <table:table-cell table:formula="of:=DATE(2018;[.K485];MID([.A485];5;2))" office:value-type="date" office:date-value="2018-05-03" calcext:value-type="date">
            <text:p>2018-05-03</text:p>
          </table:table-cell>
          <table:table-cell table:formula="of:=MATCH(LEFT([.A48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4, 2006 00:00:00 AM</text:p>
          </table:table-cell>
          <table:table-cell office:value-type="date" office:date-value="2018-05-04" calcext:value-type="date">
            <text:p>2018-05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3918.43" calcext:value-type="currency">
            <text:p>$3,918.43</text:p>
          </table:table-cell>
          <table:table-cell office:value-type="currency" office:currency="AUD" office:value="1249.18" calcext:value-type="currency">
            <text:p>$1,249.18</text:p>
          </table:table-cell>
          <table:table-cell office:value-type="currency" office:currency="AUD" office:value="2669.25" calcext:value-type="currency">
            <text:p>$2,669.25</text:p>
          </table:table-cell>
          <table:table-cell table:formula="of:=DATE(2018;[.K486];MID([.A486];5;2))" office:value-type="date" office:date-value="2018-05-04" calcext:value-type="date">
            <text:p>2018-05-04</text:p>
          </table:table-cell>
          <table:table-cell table:formula="of:=MATCH(LEFT([.A48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8, 2006 00:00:00 AM</text:p>
          </table:table-cell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143.51" calcext:value-type="currency">
            <text:p>$1,143.51</text:p>
          </table:table-cell>
          <table:table-cell office:value-type="currency" office:currency="AUD" office:value="549.68" calcext:value-type="currency">
            <text:p>$549.68</text:p>
          </table:table-cell>
          <table:table-cell office:value-type="currency" office:currency="AUD" office:value="593.83" calcext:value-type="currency">
            <text:p>$593.83</text:p>
          </table:table-cell>
          <table:table-cell table:formula="of:=DATE(2018;[.K487];MID([.A487];5;2))" office:value-type="date" office:date-value="2018-05-08" calcext:value-type="date">
            <text:p>2018-05-08</text:p>
          </table:table-cell>
          <table:table-cell table:formula="of:=MATCH(LEFT([.A48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8, 2006 00:00:00 AM</text:p>
          </table:table-cell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14.58" calcext:value-type="currency">
            <text:p>$14.58</text:p>
          </table:table-cell>
          <table:table-cell office:value-type="currency" office:currency="AUD" office:value="4.86" calcext:value-type="currency">
            <text:p>$4.86</text:p>
          </table:table-cell>
          <table:table-cell office:value-type="currency" office:currency="AUD" office:value="9.72" calcext:value-type="currency">
            <text:p>$9.72</text:p>
          </table:table-cell>
          <table:table-cell table:formula="of:=DATE(2018;[.K488];MID([.A488];5;2))" office:value-type="date" office:date-value="2018-05-08" calcext:value-type="date">
            <text:p>2018-05-08</text:p>
          </table:table-cell>
          <table:table-cell table:formula="of:=MATCH(LEFT([.A48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3, 2006 00:00:00 AM</text:p>
          </table:table-cell>
          <table:table-cell office:value-type="date" office:date-value="2018-05-13" calcext:value-type="date">
            <text:p>2018-05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1067.31" calcext:value-type="currency">
            <text:p>$1,067.31</text:p>
          </table:table-cell>
          <table:table-cell office:value-type="currency" office:currency="AUD" office:value="214.58" calcext:value-type="currency">
            <text:p>$214.58</text:p>
          </table:table-cell>
          <table:table-cell office:value-type="currency" office:currency="AUD" office:value="852.73" calcext:value-type="currency">
            <text:p>$852.73</text:p>
          </table:table-cell>
          <table:table-cell table:formula="of:=DATE(2018;[.K489];MID([.A489];5;2))" office:value-type="date" office:date-value="2018-05-13" calcext:value-type="date">
            <text:p>2018-05-13</text:p>
          </table:table-cell>
          <table:table-cell table:formula="of:=MATCH(LEFT([.A48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5, 2006 00:00:00 AM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ency Johnah</text:p>
          </table:table-cell>
          <table:table-cell office:value-type="currency" office:currency="AUD" office:value="140.69" calcext:value-type="currency">
            <text:p>$140.69</text:p>
          </table:table-cell>
          <table:table-cell office:value-type="currency" office:currency="AUD" office:value="4.08" calcext:value-type="currency">
            <text:p>$4.08</text:p>
          </table:table-cell>
          <table:table-cell office:value-type="currency" office:currency="AUD" office:value="136.61" calcext:value-type="currency">
            <text:p>$136.61</text:p>
          </table:table-cell>
          <table:table-cell table:formula="of:=DATE(2018;[.K490];MID([.A490];5;2))" office:value-type="date" office:date-value="2018-05-15" calcext:value-type="date">
            <text:p>2018-05-15</text:p>
          </table:table-cell>
          <table:table-cell table:formula="of:=MATCH(LEFT([.A490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7, 2006 00:00:00 AM</text:p>
          </table:table-cell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36.91" calcext:value-type="currency">
            <text:p>$36.91</text:p>
          </table:table-cell>
          <table:table-cell office:value-type="currency" office:currency="AUD" office:value="17.08" calcext:value-type="currency">
            <text:p>$17.08</text:p>
          </table:table-cell>
          <table:table-cell office:value-type="currency" office:currency="AUD" office:value="19.83" calcext:value-type="currency">
            <text:p>$19.83</text:p>
          </table:table-cell>
          <table:table-cell table:formula="of:=DATE(2018;[.K491];MID([.A491];5;2))" office:value-type="date" office:date-value="2018-05-17" calcext:value-type="date">
            <text:p>2018-05-17</text:p>
          </table:table-cell>
          <table:table-cell table:formula="of:=MATCH(LEFT([.A49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7, 2006 00:00:00 AM</text:p>
          </table:table-cell>
          <table:table-cell office:value-type="date" office:date-value="2018-05-17" calcext:value-type="date">
            <text:p>2018-05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491.09" calcext:value-type="currency">
            <text:p>$491.09</text:p>
          </table:table-cell>
          <table:table-cell office:value-type="currency" office:currency="AUD" office:value="192.7" calcext:value-type="currency">
            <text:p>$192.70</text:p>
          </table:table-cell>
          <table:table-cell office:value-type="currency" office:currency="AUD" office:value="298.39" calcext:value-type="currency">
            <text:p>$298.39</text:p>
          </table:table-cell>
          <table:table-cell table:formula="of:=DATE(2018;[.K492];MID([.A492];5;2))" office:value-type="date" office:date-value="2018-05-17" calcext:value-type="date">
            <text:p>2018-05-17</text:p>
          </table:table-cell>
          <table:table-cell table:formula="of:=MATCH(LEFT([.A492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8, 2006 00:00:00 AM</text:p>
          </table:table-cell>
          <table:table-cell office:value-type="date" office:date-value="2018-05-18" calcext:value-type="date">
            <text:p>2018-05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483.93" calcext:value-type="currency">
            <text:p>$483.93</text:p>
          </table:table-cell>
          <table:table-cell office:value-type="currency" office:currency="AUD" office:value="83.16" calcext:value-type="currency">
            <text:p>$83.16</text:p>
          </table:table-cell>
          <table:table-cell office:value-type="currency" office:currency="AUD" office:value="400.77" calcext:value-type="currency">
            <text:p>$400.77</text:p>
          </table:table-cell>
          <table:table-cell table:formula="of:=DATE(2018;[.K493];MID([.A493];5;2))" office:value-type="date" office:date-value="2018-05-18" calcext:value-type="date">
            <text:p>2018-05-18</text:p>
          </table:table-cell>
          <table:table-cell table:formula="of:=MATCH(LEFT([.A49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4, 2006 00:00:00 AM</text:p>
          </table:table-cell>
          <table:table-cell office:value-type="date" office:date-value="2018-05-24" calcext:value-type="date">
            <text:p>2018-05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568.19" calcext:value-type="currency">
            <text:p>$568.19</text:p>
          </table:table-cell>
          <table:table-cell office:value-type="currency" office:currency="AUD" office:value="213.33" calcext:value-type="currency">
            <text:p>$213.33</text:p>
          </table:table-cell>
          <table:table-cell office:value-type="currency" office:currency="AUD" office:value="354.86" calcext:value-type="currency">
            <text:p>$354.86</text:p>
          </table:table-cell>
          <table:table-cell table:formula="of:=DATE(2018;[.K494];MID([.A494];5;2))" office:value-type="date" office:date-value="2018-05-24" calcext:value-type="date">
            <text:p>2018-05-24</text:p>
          </table:table-cell>
          <table:table-cell table:formula="of:=MATCH(LEFT([.A49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31, 2006 00:00:00 AM</text:p>
          </table:table-cell>
          <table:table-cell office:value-type="date" office:date-value="2018-05-31" calcext:value-type="date">
            <text:p>2018-05-3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1052.07" calcext:value-type="currency">
            <text:p>$1,052.07</text:p>
          </table:table-cell>
          <table:table-cell office:value-type="currency" office:currency="AUD" office:value="392.9" calcext:value-type="currency">
            <text:p>$392.90</text:p>
          </table:table-cell>
          <table:table-cell office:value-type="currency" office:currency="AUD" office:value="659.17" calcext:value-type="currency">
            <text:p>$659.17</text:p>
          </table:table-cell>
          <table:table-cell table:formula="of:=DATE(2018;[.K495];MID([.A495];5;2))" office:value-type="date" office:date-value="2018-05-31" calcext:value-type="date">
            <text:p>2018-05-31</text:p>
          </table:table-cell>
          <table:table-cell table:formula="of:=MATCH(LEFT([.A49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2, 2006 00:00:00 AM</text:p>
          </table:table-cell>
          <table:table-cell office:value-type="date" office:date-value="2018-06-02" calcext:value-type="date">
            <text:p>2018-06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6.97" calcext:value-type="currency">
            <text:p>$6.97</text:p>
          </table:table-cell>
          <table:table-cell office:value-type="currency" office:currency="AUD" office:value="3.07" calcext:value-type="currency">
            <text:p>$3.07</text:p>
          </table:table-cell>
          <table:table-cell office:value-type="currency" office:currency="AUD" office:value="3.9" calcext:value-type="currency">
            <text:p>$3.90</text:p>
          </table:table-cell>
          <table:table-cell table:formula="of:=DATE(2018;[.K496];MID([.A496];5;2))" office:value-type="date" office:date-value="2018-06-02" calcext:value-type="date">
            <text:p>2018-06-02</text:p>
          </table:table-cell>
          <table:table-cell table:formula="of:=MATCH(LEFT([.A49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3, 2006 00:00:00 AM</text:p>
          </table:table-cell>
          <table:table-cell office:value-type="date" office:date-value="2018-06-03" calcext:value-type="date">
            <text:p>2018-06-0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1535.33" calcext:value-type="currency">
            <text:p>$1,535.33</text:p>
          </table:table-cell>
          <table:table-cell office:value-type="currency" office:currency="AUD" office:value="121.15" calcext:value-type="currency">
            <text:p>$121.15</text:p>
          </table:table-cell>
          <table:table-cell office:value-type="currency" office:currency="AUD" office:value="1414.18" calcext:value-type="currency">
            <text:p>$1,414.18</text:p>
          </table:table-cell>
          <table:table-cell table:formula="of:=DATE(2018;[.K497];MID([.A497];5;2))" office:value-type="date" office:date-value="2018-06-03" calcext:value-type="date">
            <text:p>2018-06-03</text:p>
          </table:table-cell>
          <table:table-cell table:formula="of:=MATCH(LEFT([.A49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4, 2006 00:00:00 AM</text:p>
          </table:table-cell>
          <table:table-cell office:value-type="date" office:date-value="2018-06-04" calcext:value-type="date">
            <text:p>2018-06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13.29" calcext:value-type="currency">
            <text:p>$13.29</text:p>
          </table:table-cell>
          <table:table-cell office:value-type="currency" office:currency="AUD" office:value="5.88" calcext:value-type="currency">
            <text:p>$5.88</text:p>
          </table:table-cell>
          <table:table-cell office:value-type="currency" office:currency="AUD" office:value="7.41" calcext:value-type="currency">
            <text:p>$7.41</text:p>
          </table:table-cell>
          <table:table-cell table:formula="of:=DATE(2018;[.K498];MID([.A498];5;2))" office:value-type="date" office:date-value="2018-06-04" calcext:value-type="date">
            <text:p>2018-06-04</text:p>
          </table:table-cell>
          <table:table-cell table:formula="of:=MATCH(LEFT([.A49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6, 2006 00:00:00 AM</text:p>
          </table:table-cell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lored Envelope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35.66" calcext:value-type="currency">
            <text:p>$35.66</text:p>
          </table:table-cell>
          <table:table-cell office:value-type="currency" office:currency="AUD" office:value="0.21" calcext:value-type="currency">
            <text:p>$0.21</text:p>
          </table:table-cell>
          <table:table-cell office:value-type="currency" office:currency="AUD" office:value="35.45" calcext:value-type="currency">
            <text:p>$35.45</text:p>
          </table:table-cell>
          <table:table-cell table:formula="of:=DATE(2018;[.K499];MID([.A499];5;2))" office:value-type="date" office:date-value="2018-06-06" calcext:value-type="date">
            <text:p>2018-06-06</text:p>
          </table:table-cell>
          <table:table-cell table:formula="of:=MATCH(LEFT([.A49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8, 2006 00:00:00 AM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heri Gordon</text:p>
          </table:table-cell>
          <table:table-cell office:value-type="currency" office:currency="AUD" office:value="6136.45" calcext:value-type="currency">
            <text:p>$6,136.45</text:p>
          </table:table-cell>
          <table:table-cell office:value-type="currency" office:currency="AUD" office:value="2280.67" calcext:value-type="currency">
            <text:p>$2,280.67</text:p>
          </table:table-cell>
          <table:table-cell office:value-type="currency" office:currency="AUD" office:value="3855.78" calcext:value-type="currency">
            <text:p>$3,855.78</text:p>
          </table:table-cell>
          <table:table-cell table:formula="of:=DATE(2018;[.K500];MID([.A500];5;2))" office:value-type="date" office:date-value="2018-06-08" calcext:value-type="date">
            <text:p>2018-06-08</text:p>
          </table:table-cell>
          <table:table-cell table:formula="of:=MATCH(LEFT([.A50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9, 2006 00:00:00 AM</text:p>
          </table:table-cell>
          <table:table-cell office:value-type="date" office:date-value="2018-06-09" calcext:value-type="date">
            <text:p>2018-06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490.29" calcext:value-type="currency">
            <text:p>$490.29</text:p>
          </table:table-cell>
          <table:table-cell office:value-type="currency" office:currency="AUD" office:value="164.79" calcext:value-type="currency">
            <text:p>$164.79</text:p>
          </table:table-cell>
          <table:table-cell office:value-type="currency" office:currency="AUD" office:value="325.5" calcext:value-type="currency">
            <text:p>$325.50</text:p>
          </table:table-cell>
          <table:table-cell table:formula="of:=DATE(2018;[.K501];MID([.A501];5;2))" office:value-type="date" office:date-value="2018-06-09" calcext:value-type="date">
            <text:p>2018-06-09</text:p>
          </table:table-cell>
          <table:table-cell table:formula="of:=MATCH(LEFT([.A50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0, 2006 00:00:00 AM</text:p>
          </table:table-cell>
          <table:table-cell office:value-type="date" office:date-value="2018-06-10" calcext:value-type="date">
            <text:p>2018-06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2163.44" calcext:value-type="currency">
            <text:p>$2,163.44</text:p>
          </table:table-cell>
          <table:table-cell office:value-type="currency" office:currency="AUD" office:value="785.07" calcext:value-type="currency">
            <text:p>$785.07</text:p>
          </table:table-cell>
          <table:table-cell office:value-type="currency" office:currency="AUD" office:value="1378.37" calcext:value-type="currency">
            <text:p>$1,378.37</text:p>
          </table:table-cell>
          <table:table-cell table:formula="of:=DATE(2018;[.K502];MID([.A502];5;2))" office:value-type="date" office:date-value="2018-06-10" calcext:value-type="date">
            <text:p>2018-06-10</text:p>
          </table:table-cell>
          <table:table-cell table:formula="of:=MATCH(LEFT([.A50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7, 2006 00:00:00 AM</text:p>
          </table:table-cell>
          <table:table-cell office:value-type="date" office:date-value="2018-06-17" calcext:value-type="date">
            <text:p>2018-06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55.15" calcext:value-type="currency">
            <text:p>$55.15</text:p>
          </table:table-cell>
          <table:table-cell office:value-type="currency" office:currency="AUD" office:value="16.64" calcext:value-type="currency">
            <text:p>$16.64</text:p>
          </table:table-cell>
          <table:table-cell office:value-type="currency" office:currency="AUD" office:value="38.51" calcext:value-type="currency">
            <text:p>$38.51</text:p>
          </table:table-cell>
          <table:table-cell table:formula="of:=DATE(2018;[.K503];MID([.A503];5;2))" office:value-type="date" office:date-value="2018-06-17" calcext:value-type="date">
            <text:p>2018-06-17</text:p>
          </table:table-cell>
          <table:table-cell table:formula="of:=MATCH(LEFT([.A50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2, 2006 00:00:00 AM</text:p>
          </table:table-cell>
          <table:table-cell office:value-type="date" office:date-value="2018-06-22" calcext:value-type="date">
            <text:p>2018-06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3564.84" calcext:value-type="currency">
            <text:p>$3,564.84</text:p>
          </table:table-cell>
          <table:table-cell office:value-type="currency" office:currency="AUD" office:value="1335.19" calcext:value-type="currency">
            <text:p>$1,335.19</text:p>
          </table:table-cell>
          <table:table-cell office:value-type="currency" office:currency="AUD" office:value="2229.65" calcext:value-type="currency">
            <text:p>$2,229.65</text:p>
          </table:table-cell>
          <table:table-cell table:formula="of:=DATE(2018;[.K504];MID([.A504];5;2))" office:value-type="date" office:date-value="2018-06-22" calcext:value-type="date">
            <text:p>2018-06-22</text:p>
          </table:table-cell>
          <table:table-cell table:formula="of:=MATCH(LEFT([.A50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5, 2006 00:00:00 AM</text:p>
          </table:table-cell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5021.86" calcext:value-type="currency">
            <text:p>$5,021.86</text:p>
          </table:table-cell>
          <table:table-cell office:value-type="currency" office:currency="AUD" office:value="1513.71" calcext:value-type="currency">
            <text:p>$1,513.71</text:p>
          </table:table-cell>
          <table:table-cell office:value-type="currency" office:currency="AUD" office:value="3508.15" calcext:value-type="currency">
            <text:p>$3,508.15</text:p>
          </table:table-cell>
          <table:table-cell table:formula="of:=DATE(2018;[.K505];MID([.A505];5;2))" office:value-type="date" office:date-value="2018-06-25" calcext:value-type="date">
            <text:p>2018-06-25</text:p>
          </table:table-cell>
          <table:table-cell table:formula="of:=MATCH(LEFT([.A50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5, 2006 00:00:00 AM</text:p>
          </table:table-cell>
          <table:table-cell office:value-type="date" office:date-value="2018-06-25" calcext:value-type="date">
            <text:p>2018-06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167.27" calcext:value-type="currency">
            <text:p>$167.27</text:p>
          </table:table-cell>
          <table:table-cell office:value-type="currency" office:currency="AUD" office:value="64.64" calcext:value-type="currency">
            <text:p>$64.64</text:p>
          </table:table-cell>
          <table:table-cell office:value-type="currency" office:currency="AUD" office:value="102.63" calcext:value-type="currency">
            <text:p>$102.63</text:p>
          </table:table-cell>
          <table:table-cell table:formula="of:=DATE(2018;[.K506];MID([.A506];5;2))" office:value-type="date" office:date-value="2018-06-25" calcext:value-type="date">
            <text:p>2018-06-25</text:p>
          </table:table-cell>
          <table:table-cell table:formula="of:=MATCH(LEFT([.A50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7, 2006 00:00:00 AM</text:p>
          </table:table-cell>
          <table:table-cell office:value-type="date" office:date-value="2018-06-27" calcext:value-type="date">
            <text:p>2018-06-2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4873.22" calcext:value-type="currency">
            <text:p>$4,873.22</text:p>
          </table:table-cell>
          <table:table-cell office:value-type="currency" office:currency="AUD" office:value="1671.37" calcext:value-type="currency">
            <text:p>$1,671.37</text:p>
          </table:table-cell>
          <table:table-cell office:value-type="currency" office:currency="AUD" office:value="3201.85" calcext:value-type="currency">
            <text:p>$3,201.85</text:p>
          </table:table-cell>
          <table:table-cell table:formula="of:=DATE(2018;[.K507];MID([.A507];5;2))" office:value-type="date" office:date-value="2018-06-27" calcext:value-type="date">
            <text:p>2018-06-27</text:p>
          </table:table-cell>
          <table:table-cell table:formula="of:=MATCH(LEFT([.A50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30, 2006 00:00:00 AM</text:p>
          </table:table-cell>
          <table:table-cell office:value-type="date" office:date-value="2018-06-30" calcext:value-type="date">
            <text:p>2018-06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362.11" calcext:value-type="currency">
            <text:p>$362.11</text:p>
          </table:table-cell>
          <table:table-cell office:value-type="currency" office:currency="AUD" office:value="193.43" calcext:value-type="currency">
            <text:p>$193.43</text:p>
          </table:table-cell>
          <table:table-cell office:value-type="currency" office:currency="AUD" office:value="168.68" calcext:value-type="currency">
            <text:p>$168.68</text:p>
          </table:table-cell>
          <table:table-cell table:formula="of:=DATE(2018;[.K508];MID([.A508];5;2))" office:value-type="date" office:date-value="2018-06-30" calcext:value-type="date">
            <text:p>2018-06-30</text:p>
          </table:table-cell>
          <table:table-cell table:formula="of:=MATCH(LEFT([.A50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2, 2006 00:00:00 AM</text:p>
          </table:table-cell>
          <table:table-cell office:value-type="date" office:date-value="2018-07-02" calcext:value-type="date">
            <text:p>2018-07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894.07" calcext:value-type="currency">
            <text:p>$894.07</text:p>
          </table:table-cell>
          <table:table-cell office:value-type="currency" office:currency="AUD" office:value="79.42" calcext:value-type="currency">
            <text:p>$79.42</text:p>
          </table:table-cell>
          <table:table-cell office:value-type="currency" office:currency="AUD" office:value="814.65" calcext:value-type="currency">
            <text:p>$814.65</text:p>
          </table:table-cell>
          <table:table-cell table:formula="of:=DATE(2018;[.K509];MID([.A509];5;2))" office:value-type="date" office:date-value="2018-07-02" calcext:value-type="date">
            <text:p>2018-07-02</text:p>
          </table:table-cell>
          <table:table-cell table:formula="of:=MATCH(LEFT([.A50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5, 2006 00:00:00 AM</text:p>
          </table:table-cell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1218.66" calcext:value-type="currency">
            <text:p>$1,218.66</text:p>
          </table:table-cell>
          <table:table-cell office:value-type="currency" office:currency="AUD" office:value="463.9" calcext:value-type="currency">
            <text:p>$463.90</text:p>
          </table:table-cell>
          <table:table-cell office:value-type="currency" office:currency="AUD" office:value="754.76" calcext:value-type="currency">
            <text:p>$754.76</text:p>
          </table:table-cell>
          <table:table-cell table:formula="of:=DATE(2018;[.K510];MID([.A510];5;2))" office:value-type="date" office:date-value="2018-07-05" calcext:value-type="date">
            <text:p>2018-07-05</text:p>
          </table:table-cell>
          <table:table-cell table:formula="of:=MATCH(LEFT([.A51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5, 2006 00:00:00 AM</text:p>
          </table:table-cell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End Table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8239.08" calcext:value-type="currency">
            <text:p>$8,239.08</text:p>
          </table:table-cell>
          <table:table-cell office:value-type="currency" office:currency="AUD" office:value="584.34" calcext:value-type="currency">
            <text:p>$584.34</text:p>
          </table:table-cell>
          <table:table-cell office:value-type="currency" office:currency="AUD" office:value="7654.74" calcext:value-type="currency">
            <text:p>$7,654.74</text:p>
          </table:table-cell>
          <table:table-cell table:formula="of:=DATE(2018;[.K511];MID([.A511];5;2))" office:value-type="date" office:date-value="2018-07-05" calcext:value-type="date">
            <text:p>2018-07-05</text:p>
          </table:table-cell>
          <table:table-cell table:formula="of:=MATCH(LEFT([.A51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8, 2006 00:00:00 AM</text:p>
          </table:table-cell>
          <table:table-cell office:value-type="date" office:date-value="2018-07-08" calcext:value-type="date">
            <text:p>2018-07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831.4" calcext:value-type="currency">
            <text:p>$831.40</text:p>
          </table:table-cell>
          <table:table-cell office:value-type="currency" office:currency="AUD" office:value="419.07" calcext:value-type="currency">
            <text:p>$419.07</text:p>
          </table:table-cell>
          <table:table-cell office:value-type="currency" office:currency="AUD" office:value="412.33" calcext:value-type="currency">
            <text:p>$412.33</text:p>
          </table:table-cell>
          <table:table-cell table:formula="of:=DATE(2018;[.K512];MID([.A512];5;2))" office:value-type="date" office:date-value="2018-07-08" calcext:value-type="date">
            <text:p>2018-07-08</text:p>
          </table:table-cell>
          <table:table-cell table:formula="of:=MATCH(LEFT([.A51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9, 2006 00:00:00 AM</text:p>
          </table:table-cell>
          <table:table-cell office:value-type="date" office:date-value="2018-07-09" calcext:value-type="date">
            <text:p>2018-07-0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363.61" calcext:value-type="currency">
            <text:p>$363.61</text:p>
          </table:table-cell>
          <table:table-cell office:value-type="currency" office:currency="AUD" office:value="44" calcext:value-type="currency">
            <text:p>$44.00</text:p>
          </table:table-cell>
          <table:table-cell office:value-type="currency" office:currency="AUD" office:value="319.61" calcext:value-type="currency">
            <text:p>$319.61</text:p>
          </table:table-cell>
          <table:table-cell table:formula="of:=DATE(2018;[.K513];MID([.A513];5;2))" office:value-type="date" office:date-value="2018-07-09" calcext:value-type="date">
            <text:p>2018-07-09</text:p>
          </table:table-cell>
          <table:table-cell table:formula="of:=MATCH(LEFT([.A51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2, 2006 00:00:00 AM</text:p>
          </table:table-cell>
          <table:table-cell office:value-type="date" office:date-value="2018-07-12" calcext:value-type="date">
            <text:p>2018-07-1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728.38" calcext:value-type="currency">
            <text:p>$728.38</text:p>
          </table:table-cell>
          <table:table-cell office:value-type="currency" office:currency="AUD" office:value="206.65" calcext:value-type="currency">
            <text:p>$206.65</text:p>
          </table:table-cell>
          <table:table-cell office:value-type="currency" office:currency="AUD" office:value="521.73" calcext:value-type="currency">
            <text:p>$521.73</text:p>
          </table:table-cell>
          <table:table-cell table:formula="of:=DATE(2018;[.K514];MID([.A514];5;2))" office:value-type="date" office:date-value="2018-07-12" calcext:value-type="date">
            <text:p>2018-07-12</text:p>
          </table:table-cell>
          <table:table-cell table:formula="of:=MATCH(LEFT([.A51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3, 2006 00:00:00 AM</text:p>
          </table:table-cell>
          <table:table-cell office:value-type="date" office:date-value="2018-07-13" calcext:value-type="date">
            <text:p>2018-07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18.55" calcext:value-type="currency">
            <text:p>$218.55</text:p>
          </table:table-cell>
          <table:table-cell office:value-type="currency" office:currency="AUD" office:value="4.82" calcext:value-type="currency">
            <text:p>$4.82</text:p>
          </table:table-cell>
          <table:table-cell office:value-type="currency" office:currency="AUD" office:value="213.73" calcext:value-type="currency">
            <text:p>$213.73</text:p>
          </table:table-cell>
          <table:table-cell table:formula="of:=DATE(2018;[.K515];MID([.A515];5;2))" office:value-type="date" office:date-value="2018-07-13" calcext:value-type="date">
            <text:p>2018-07-13</text:p>
          </table:table-cell>
          <table:table-cell table:formula="of:=MATCH(LEFT([.A51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4, 2006 00:00:00 AM</text:p>
          </table:table-cell>
          <table:table-cell office:value-type="date" office:date-value="2018-07-14" calcext:value-type="date">
            <text:p>2018-07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 Harminson</text:p>
          </table:table-cell>
          <table:table-cell office:value-type="currency" office:currency="AUD" office:value="968.57" calcext:value-type="currency">
            <text:p>$968.57</text:p>
          </table:table-cell>
          <table:table-cell office:value-type="currency" office:currency="AUD" office:value="347.06" calcext:value-type="currency">
            <text:p>$347.06</text:p>
          </table:table-cell>
          <table:table-cell office:value-type="currency" office:currency="AUD" office:value="621.51" calcext:value-type="currency">
            <text:p>$621.51</text:p>
          </table:table-cell>
          <table:table-cell table:formula="of:=DATE(2018;[.K516];MID([.A516];5;2))" office:value-type="date" office:date-value="2018-07-14" calcext:value-type="date">
            <text:p>2018-07-14</text:p>
          </table:table-cell>
          <table:table-cell table:formula="of:=MATCH(LEFT([.A51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8, 2006 00:00:00 AM</text:p>
          </table:table-cell>
          <table:table-cell office:value-type="date" office:date-value="2018-07-18" calcext:value-type="date">
            <text:p>2018-07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356.83" calcext:value-type="currency">
            <text:p>$356.83</text:p>
          </table:table-cell>
          <table:table-cell office:value-type="currency" office:currency="AUD" office:value="41.1" calcext:value-type="currency">
            <text:p>$41.10</text:p>
          </table:table-cell>
          <table:table-cell office:value-type="currency" office:currency="AUD" office:value="315.73" calcext:value-type="currency">
            <text:p>$315.73</text:p>
          </table:table-cell>
          <table:table-cell table:formula="of:=DATE(2018;[.K517];MID([.A517];5;2))" office:value-type="date" office:date-value="2018-07-18" calcext:value-type="date">
            <text:p>2018-07-18</text:p>
          </table:table-cell>
          <table:table-cell table:formula="of:=MATCH(LEFT([.A51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9, 2006 00:00:00 AM</text:p>
          </table:table-cell>
          <table:table-cell office:value-type="date" office:date-value="2018-07-19" calcext:value-type="date">
            <text:p>2018-07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1652.16" calcext:value-type="currency">
            <text:p>$1,652.16</text:p>
          </table:table-cell>
          <table:table-cell office:value-type="currency" office:currency="AUD" office:value="346.69" calcext:value-type="currency">
            <text:p>$346.69</text:p>
          </table:table-cell>
          <table:table-cell office:value-type="currency" office:currency="AUD" office:value="1305.47" calcext:value-type="currency">
            <text:p>$1,305.47</text:p>
          </table:table-cell>
          <table:table-cell table:formula="of:=DATE(2018;[.K518];MID([.A518];5;2))" office:value-type="date" office:date-value="2018-07-19" calcext:value-type="date">
            <text:p>2018-07-19</text:p>
          </table:table-cell>
          <table:table-cell table:formula="of:=MATCH(LEFT([.A51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0, 2006 00:00:00 AM</text:p>
          </table:table-cell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50.18" calcext:value-type="currency">
            <text:p>$50.18</text:p>
          </table:table-cell>
          <table:table-cell office:value-type="currency" office:currency="AUD" office:value="6.3" calcext:value-type="currency">
            <text:p>$6.30</text:p>
          </table:table-cell>
          <table:table-cell office:value-type="currency" office:currency="AUD" office:value="43.88" calcext:value-type="currency">
            <text:p>$43.88</text:p>
          </table:table-cell>
          <table:table-cell table:formula="of:=DATE(2018;[.K519];MID([.A519];5;2))" office:value-type="date" office:date-value="2018-07-20" calcext:value-type="date">
            <text:p>2018-07-20</text:p>
          </table:table-cell>
          <table:table-cell table:formula="of:=MATCH(LEFT([.A51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2, 2006 00:00:00 AM</text:p>
          </table:table-cell>
          <table:table-cell office:value-type="date" office:date-value="2018-07-22" calcext:value-type="date">
            <text:p>2018-07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334.23" calcext:value-type="currency">
            <text:p>$334.23</text:p>
          </table:table-cell>
          <table:table-cell office:value-type="currency" office:currency="AUD" office:value="147.09" calcext:value-type="currency">
            <text:p>$147.09</text:p>
          </table:table-cell>
          <table:table-cell office:value-type="currency" office:currency="AUD" office:value="187.14" calcext:value-type="currency">
            <text:p>$187.14</text:p>
          </table:table-cell>
          <table:table-cell table:formula="of:=DATE(2018;[.K520];MID([.A520];5;2))" office:value-type="date" office:date-value="2018-07-22" calcext:value-type="date">
            <text:p>2018-07-22</text:p>
          </table:table-cell>
          <table:table-cell table:formula="of:=MATCH(LEFT([.A52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4, 2006 00:00:00 AM</text:p>
          </table:table-cell>
          <table:table-cell office:value-type="date" office:date-value="2018-07-24" calcext:value-type="date">
            <text:p>2018-07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973.17" calcext:value-type="currency">
            <text:p>$973.17</text:p>
          </table:table-cell>
          <table:table-cell office:value-type="currency" office:currency="AUD" office:value="522.43" calcext:value-type="currency">
            <text:p>$522.43</text:p>
          </table:table-cell>
          <table:table-cell office:value-type="currency" office:currency="AUD" office:value="450.74" calcext:value-type="currency">
            <text:p>$450.74</text:p>
          </table:table-cell>
          <table:table-cell table:formula="of:=DATE(2018;[.K521];MID([.A521];5;2))" office:value-type="date" office:date-value="2018-07-24" calcext:value-type="date">
            <text:p>2018-07-24</text:p>
          </table:table-cell>
          <table:table-cell table:formula="of:=MATCH(LEFT([.A52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7, 2006 00:00:00 AM</text:p>
          </table:table-cell>
          <table:table-cell office:value-type="date" office:date-value="2018-07-27" calcext:value-type="date">
            <text:p>2018-07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1896.28" calcext:value-type="currency">
            <text:p>$1,896.28</text:p>
          </table:table-cell>
          <table:table-cell office:value-type="currency" office:currency="AUD" office:value="856.42" calcext:value-type="currency">
            <text:p>$856.42</text:p>
          </table:table-cell>
          <table:table-cell office:value-type="currency" office:currency="AUD" office:value="1039.86" calcext:value-type="currency">
            <text:p>$1,039.86</text:p>
          </table:table-cell>
          <table:table-cell table:formula="of:=DATE(2018;[.K522];MID([.A522];5;2))" office:value-type="date" office:date-value="2018-07-27" calcext:value-type="date">
            <text:p>2018-07-27</text:p>
          </table:table-cell>
          <table:table-cell table:formula="of:=MATCH(LEFT([.A52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8, 2006 00:00:00 AM</text:p>
          </table:table-cell>
          <table:table-cell office:value-type="date" office:date-value="2018-07-28" calcext:value-type="date">
            <text:p>2018-07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22.87" calcext:value-type="currency">
            <text:p>$22.87</text:p>
          </table:table-cell>
          <table:table-cell office:value-type="currency" office:currency="AUD" office:value="8.24" calcext:value-type="currency">
            <text:p>$8.24</text:p>
          </table:table-cell>
          <table:table-cell office:value-type="currency" office:currency="AUD" office:value="14.63" calcext:value-type="currency">
            <text:p>$14.63</text:p>
          </table:table-cell>
          <table:table-cell table:formula="of:=DATE(2018;[.K523];MID([.A523];5;2))" office:value-type="date" office:date-value="2018-07-28" calcext:value-type="date">
            <text:p>2018-07-28</text:p>
          </table:table-cell>
          <table:table-cell table:formula="of:=MATCH(LEFT([.A52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9, 2006 00:00:00 AM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315.9" calcext:value-type="currency">
            <text:p>$315.90</text:p>
          </table:table-cell>
          <table:table-cell office:value-type="currency" office:currency="AUD" office:value="120.89" calcext:value-type="currency">
            <text:p>$120.89</text:p>
          </table:table-cell>
          <table:table-cell office:value-type="currency" office:currency="AUD" office:value="195.01" calcext:value-type="currency">
            <text:p>$195.01</text:p>
          </table:table-cell>
          <table:table-cell table:formula="of:=DATE(2018;[.K524];MID([.A524];5;2))" office:value-type="date" office:date-value="2018-07-29" calcext:value-type="date">
            <text:p>2018-07-29</text:p>
          </table:table-cell>
          <table:table-cell table:formula="of:=MATCH(LEFT([.A52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9, 2006 00:00:00 AM</text:p>
          </table:table-cell>
          <table:table-cell office:value-type="date" office:date-value="2018-07-29" calcext:value-type="date">
            <text:p>2018-07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36.36" calcext:value-type="currency">
            <text:p>$36.36</text:p>
          </table:table-cell>
          <table:table-cell office:value-type="currency" office:currency="AUD" office:value="16.37" calcext:value-type="currency">
            <text:p>$16.37</text:p>
          </table:table-cell>
          <table:table-cell office:value-type="currency" office:currency="AUD" office:value="19.99" calcext:value-type="currency">
            <text:p>$19.99</text:p>
          </table:table-cell>
          <table:table-cell table:formula="of:=DATE(2018;[.K525];MID([.A525];5;2))" office:value-type="date" office:date-value="2018-07-29" calcext:value-type="date">
            <text:p>2018-07-29</text:p>
          </table:table-cell>
          <table:table-cell table:formula="of:=MATCH(LEFT([.A52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6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4010.35" calcext:value-type="currency">
            <text:p>$4,010.35</text:p>
          </table:table-cell>
          <table:table-cell office:value-type="currency" office:currency="AUD" office:value="1098.95" calcext:value-type="currency">
            <text:p>$1,098.95</text:p>
          </table:table-cell>
          <table:table-cell office:value-type="currency" office:currency="AUD" office:value="2911.4" calcext:value-type="currency">
            <text:p>$2,911.40</text:p>
          </table:table-cell>
          <table:table-cell table:formula="of:=DATE(2018;[.K526];MID([.A526];5;2))" office:value-type="date" office:date-value="2018-07-30" calcext:value-type="date">
            <text:p>2018-07-30</text:p>
          </table:table-cell>
          <table:table-cell table:formula="of:=MATCH(LEFT([.A52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1, 2006 00:00:00 AM</text:p>
          </table:table-cell>
          <table:table-cell office:value-type="date" office:date-value="2018-07-31" calcext:value-type="date">
            <text:p>2018-07-3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384.63" calcext:value-type="currency">
            <text:p>$384.63</text:p>
          </table:table-cell>
          <table:table-cell office:value-type="currency" office:currency="AUD" office:value="72.41" calcext:value-type="currency">
            <text:p>$72.41</text:p>
          </table:table-cell>
          <table:table-cell office:value-type="currency" office:currency="AUD" office:value="312.22" calcext:value-type="currency">
            <text:p>$312.22</text:p>
          </table:table-cell>
          <table:table-cell table:formula="of:=DATE(2018;[.K527];MID([.A527];5;2))" office:value-type="date" office:date-value="2018-07-31" calcext:value-type="date">
            <text:p>2018-07-31</text:p>
          </table:table-cell>
          <table:table-cell table:formula="of:=MATCH(LEFT([.A52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4, 2006 00:00:00 AM</text:p>
          </table:table-cell>
          <table:table-cell office:value-type="date" office:date-value="2018-08-04" calcext:value-type="date">
            <text:p>2018-08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41.5" calcext:value-type="currency">
            <text:p>$41.50</text:p>
          </table:table-cell>
          <table:table-cell office:value-type="currency" office:currency="AUD" office:value="2.35" calcext:value-type="currency">
            <text:p>$2.35</text:p>
          </table:table-cell>
          <table:table-cell office:value-type="currency" office:currency="AUD" office:value="39.15" calcext:value-type="currency">
            <text:p>$39.15</text:p>
          </table:table-cell>
          <table:table-cell table:formula="of:=DATE(2018;[.K528];MID([.A528];5;2))" office:value-type="date" office:date-value="2018-08-04" calcext:value-type="date">
            <text:p>2018-08-04</text:p>
          </table:table-cell>
          <table:table-cell table:formula="of:=MATCH(LEFT([.A52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6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114.96" calcext:value-type="currency">
            <text:p>$114.96</text:p>
          </table:table-cell>
          <table:table-cell office:value-type="currency" office:currency="AUD" office:value="30.69" calcext:value-type="currency">
            <text:p>$30.69</text:p>
          </table:table-cell>
          <table:table-cell office:value-type="currency" office:currency="AUD" office:value="84.27" calcext:value-type="currency">
            <text:p>$84.27</text:p>
          </table:table-cell>
          <table:table-cell table:formula="of:=DATE(2018;[.K529];MID([.A529];5;2))" office:value-type="date" office:date-value="2018-08-05" calcext:value-type="date">
            <text:p>2018-08-05</text:p>
          </table:table-cell>
          <table:table-cell table:formula="of:=MATCH(LEFT([.A52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7, 2006 00:00:00 AM</text:p>
          </table:table-cell>
          <table:table-cell office:value-type="date" office:date-value="2018-08-07" calcext:value-type="date">
            <text:p>2018-08-0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1229.77" calcext:value-type="currency">
            <text:p>$1,229.77</text:p>
          </table:table-cell>
          <table:table-cell office:value-type="currency" office:currency="AUD" office:value="24.31" calcext:value-type="currency">
            <text:p>$24.31</text:p>
          </table:table-cell>
          <table:table-cell office:value-type="currency" office:currency="AUD" office:value="1205.46" calcext:value-type="currency">
            <text:p>$1,205.46</text:p>
          </table:table-cell>
          <table:table-cell table:formula="of:=DATE(2018;[.K530];MID([.A530];5;2))" office:value-type="date" office:date-value="2018-08-07" calcext:value-type="date">
            <text:p>2018-08-07</text:p>
          </table:table-cell>
          <table:table-cell table:formula="of:=MATCH(LEFT([.A53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9, 2006 00:00:00 AM</text:p>
          </table:table-cell>
          <table:table-cell office:value-type="date" office:date-value="2018-08-09" calcext:value-type="date">
            <text:p>2018-08-0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1998.11" calcext:value-type="currency">
            <text:p>$1,998.11</text:p>
          </table:table-cell>
          <table:table-cell office:value-type="currency" office:currency="AUD" office:value="1109.89" calcext:value-type="currency">
            <text:p>$1,109.89</text:p>
          </table:table-cell>
          <table:table-cell office:value-type="currency" office:currency="AUD" office:value="888.22" calcext:value-type="currency">
            <text:p>$888.22</text:p>
          </table:table-cell>
          <table:table-cell table:formula="of:=DATE(2018;[.K531];MID([.A531];5;2))" office:value-type="date" office:date-value="2018-08-09" calcext:value-type="date">
            <text:p>2018-08-09</text:p>
          </table:table-cell>
          <table:table-cell table:formula="of:=MATCH(LEFT([.A53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1, 2006 00:00:00 AM</text:p>
          </table:table-cell>
          <table:table-cell office:value-type="date" office:date-value="2018-08-11" calcext:value-type="date">
            <text:p>2018-08-1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im Courier</text:p>
          </table:table-cell>
          <table:table-cell office:value-type="currency" office:currency="AUD" office:value="8800.51" calcext:value-type="currency">
            <text:p>$8,800.51</text:p>
          </table:table-cell>
          <table:table-cell office:value-type="currency" office:currency="AUD" office:value="2853.41" calcext:value-type="currency">
            <text:p>$2,853.41</text:p>
          </table:table-cell>
          <table:table-cell office:value-type="currency" office:currency="AUD" office:value="5947.1" calcext:value-type="currency">
            <text:p>$5,947.10</text:p>
          </table:table-cell>
          <table:table-cell table:formula="of:=DATE(2018;[.K532];MID([.A532];5;2))" office:value-type="date" office:date-value="2018-08-11" calcext:value-type="date">
            <text:p>2018-08-11</text:p>
          </table:table-cell>
          <table:table-cell table:formula="of:=MATCH(LEFT([.A53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4, 2006 00:00:00 AM</text:p>
          </table:table-cell>
          <table:table-cell office:value-type="date" office:date-value="2018-08-14" calcext:value-type="date">
            <text:p>2018-08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2047.01" calcext:value-type="currency">
            <text:p>$2,047.01</text:p>
          </table:table-cell>
          <table:table-cell office:value-type="currency" office:currency="AUD" office:value="674.07" calcext:value-type="currency">
            <text:p>$674.07</text:p>
          </table:table-cell>
          <table:table-cell office:value-type="currency" office:currency="AUD" office:value="1372.94" calcext:value-type="currency">
            <text:p>$1,372.94</text:p>
          </table:table-cell>
          <table:table-cell table:formula="of:=DATE(2018;[.K533];MID([.A533];5;2))" office:value-type="date" office:date-value="2018-08-14" calcext:value-type="date">
            <text:p>2018-08-14</text:p>
          </table:table-cell>
          <table:table-cell table:formula="of:=MATCH(LEFT([.A53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6, 2006 00:00:00 AM</text:p>
          </table:table-cell>
          <table:table-cell office:value-type="date" office:date-value="2018-08-16" calcext:value-type="date">
            <text:p>2018-08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362.44" calcext:value-type="currency">
            <text:p>$362.44</text:p>
          </table:table-cell>
          <table:table-cell office:value-type="currency" office:currency="AUD" office:value="0.33" calcext:value-type="currency">
            <text:p>$0.33</text:p>
          </table:table-cell>
          <table:table-cell office:value-type="currency" office:currency="AUD" office:value="362.11" calcext:value-type="currency">
            <text:p>$362.11</text:p>
          </table:table-cell>
          <table:table-cell table:formula="of:=DATE(2018;[.K534];MID([.A534];5;2))" office:value-type="date" office:date-value="2018-08-16" calcext:value-type="date">
            <text:p>2018-08-16</text:p>
          </table:table-cell>
          <table:table-cell table:formula="of:=MATCH(LEFT([.A53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9, 2006 00:00:00 AM</text:p>
          </table:table-cell>
          <table:table-cell office:value-type="date" office:date-value="2018-08-19" calcext:value-type="date">
            <text:p>2018-08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1690.38" calcext:value-type="currency">
            <text:p>$1,690.38</text:p>
          </table:table-cell>
          <table:table-cell office:value-type="currency" office:currency="AUD" office:value="645.69" calcext:value-type="currency">
            <text:p>$645.69</text:p>
          </table:table-cell>
          <table:table-cell office:value-type="currency" office:currency="AUD" office:value="1044.69" calcext:value-type="currency">
            <text:p>$1,044.69</text:p>
          </table:table-cell>
          <table:table-cell table:formula="of:=DATE(2018;[.K535];MID([.A535];5;2))" office:value-type="date" office:date-value="2018-08-19" calcext:value-type="date">
            <text:p>2018-08-19</text:p>
          </table:table-cell>
          <table:table-cell table:formula="of:=MATCH(LEFT([.A53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6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3488.79" calcext:value-type="currency">
            <text:p>$3,488.79</text:p>
          </table:table-cell>
          <table:table-cell office:value-type="currency" office:currency="AUD" office:value="2027.77" calcext:value-type="currency">
            <text:p>$2,027.77</text:p>
          </table:table-cell>
          <table:table-cell office:value-type="currency" office:currency="AUD" office:value="1461.02" calcext:value-type="currency">
            <text:p>$1,461.02</text:p>
          </table:table-cell>
          <table:table-cell table:formula="of:=DATE(2018;[.K536];MID([.A536];5;2))" office:value-type="date" office:date-value="2018-08-23" calcext:value-type="date">
            <text:p>2018-08-23</text:p>
          </table:table-cell>
          <table:table-cell table:formula="of:=MATCH(LEFT([.A53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6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1965.44" calcext:value-type="currency">
            <text:p>$1,965.44</text:p>
          </table:table-cell>
          <table:table-cell office:value-type="currency" office:currency="AUD" office:value="714.55" calcext:value-type="currency">
            <text:p>$714.55</text:p>
          </table:table-cell>
          <table:table-cell office:value-type="currency" office:currency="AUD" office:value="1250.89" calcext:value-type="currency">
            <text:p>$1,250.89</text:p>
          </table:table-cell>
          <table:table-cell table:formula="of:=DATE(2018;[.K537];MID([.A537];5;2))" office:value-type="date" office:date-value="2018-08-23" calcext:value-type="date">
            <text:p>2018-08-23</text:p>
          </table:table-cell>
          <table:table-cell table:formula="of:=MATCH(LEFT([.A53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6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100.81" calcext:value-type="currency">
            <text:p>$100.81</text:p>
          </table:table-cell>
          <table:table-cell office:value-type="currency" office:currency="AUD" office:value="2.75" calcext:value-type="currency">
            <text:p>$2.75</text:p>
          </table:table-cell>
          <table:table-cell office:value-type="currency" office:currency="AUD" office:value="98.06" calcext:value-type="currency">
            <text:p>$98.06</text:p>
          </table:table-cell>
          <table:table-cell table:formula="of:=DATE(2018;[.K538];MID([.A538];5;2))" office:value-type="date" office:date-value="2018-08-23" calcext:value-type="date">
            <text:p>2018-08-23</text:p>
          </table:table-cell>
          <table:table-cell table:formula="of:=MATCH(LEFT([.A53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5, 2006 00:00:00 AM</text:p>
          </table:table-cell>
          <table:table-cell office:value-type="date" office:date-value="2018-08-25" calcext:value-type="date">
            <text:p>2018-08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4093.8" calcext:value-type="currency">
            <text:p>$4,093.80</text:p>
          </table:table-cell>
          <table:table-cell office:value-type="currency" office:currency="AUD" office:value="1408.27" calcext:value-type="currency">
            <text:p>$1,408.27</text:p>
          </table:table-cell>
          <table:table-cell office:value-type="currency" office:currency="AUD" office:value="2685.53" calcext:value-type="currency">
            <text:p>$2,685.53</text:p>
          </table:table-cell>
          <table:table-cell table:formula="of:=DATE(2018;[.K539];MID([.A539];5;2))" office:value-type="date" office:date-value="2018-08-25" calcext:value-type="date">
            <text:p>2018-08-25</text:p>
          </table:table-cell>
          <table:table-cell table:formula="of:=MATCH(LEFT([.A53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7, 2006 00:00:00 AM</text:p>
          </table:table-cell>
          <table:table-cell office:value-type="date" office:date-value="2018-08-27" calcext:value-type="date">
            <text:p>2018-08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847.2" calcext:value-type="currency">
            <text:p>$847.20</text:p>
          </table:table-cell>
          <table:table-cell office:value-type="currency" office:currency="AUD" office:value="465.81" calcext:value-type="currency">
            <text:p>$465.81</text:p>
          </table:table-cell>
          <table:table-cell office:value-type="currency" office:currency="AUD" office:value="381.39" calcext:value-type="currency">
            <text:p>$381.39</text:p>
          </table:table-cell>
          <table:table-cell table:formula="of:=DATE(2018;[.K540];MID([.A540];5;2))" office:value-type="date" office:date-value="2018-08-27" calcext:value-type="date">
            <text:p>2018-08-27</text:p>
          </table:table-cell>
          <table:table-cell table:formula="of:=MATCH(LEFT([.A54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8, 2006 00:00:00 AM</text:p>
          </table:table-cell>
          <table:table-cell office:value-type="date" office:date-value="2018-08-28" calcext:value-type="date">
            <text:p>2018-08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99.66" calcext:value-type="currency">
            <text:p>$99.66</text:p>
          </table:table-cell>
          <table:table-cell office:value-type="currency" office:currency="AUD" office:value="3.08" calcext:value-type="currency">
            <text:p>$3.08</text:p>
          </table:table-cell>
          <table:table-cell office:value-type="currency" office:currency="AUD" office:value="96.58" calcext:value-type="currency">
            <text:p>$96.58</text:p>
          </table:table-cell>
          <table:table-cell table:formula="of:=DATE(2018;[.K541];MID([.A541];5;2))" office:value-type="date" office:date-value="2018-08-28" calcext:value-type="date">
            <text:p>2018-08-28</text:p>
          </table:table-cell>
          <table:table-cell table:formula="of:=MATCH(LEFT([.A54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31, 2006 00:00:00 AM</text:p>
          </table:table-cell>
          <table:table-cell office:value-type="date" office:date-value="2018-08-31" calcext:value-type="date">
            <text:p>2018-08-3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9393" calcext:value-type="currency">
            <text:p>$9,393.00</text:p>
          </table:table-cell>
          <table:table-cell office:value-type="currency" office:currency="AUD" office:value="4037.14" calcext:value-type="currency">
            <text:p>$4,037.14</text:p>
          </table:table-cell>
          <table:table-cell office:value-type="currency" office:currency="AUD" office:value="5355.86" calcext:value-type="currency">
            <text:p>$5,355.86</text:p>
          </table:table-cell>
          <table:table-cell table:formula="of:=DATE(2018;[.K542];MID([.A542];5;2))" office:value-type="date" office:date-value="2018-08-31" calcext:value-type="date">
            <text:p>2018-08-31</text:p>
          </table:table-cell>
          <table:table-cell table:formula="of:=MATCH(LEFT([.A54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2, 2006 00:00:00 AM</text:p>
          </table:table-cell>
          <table:table-cell office:value-type="date" office:date-value="2018-09-02" calcext:value-type="date">
            <text:p>2018-09-0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1361.44" calcext:value-type="currency">
            <text:p>$1,361.44</text:p>
          </table:table-cell>
          <table:table-cell office:value-type="currency" office:currency="AUD" office:value="405.88" calcext:value-type="currency">
            <text:p>$405.88</text:p>
          </table:table-cell>
          <table:table-cell office:value-type="currency" office:currency="AUD" office:value="955.56" calcext:value-type="currency">
            <text:p>$955.56</text:p>
          </table:table-cell>
          <table:table-cell table:formula="of:=DATE(2018;[.K543];MID([.A543];5;2))" office:value-type="date" office:date-value="2018-09-02" calcext:value-type="date">
            <text:p>2018-09-02</text:p>
          </table:table-cell>
          <table:table-cell table:formula="of:=MATCH(LEFT([.A54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3, 2006 00:00:00 AM</text:p>
          </table:table-cell>
          <table:table-cell office:value-type="date" office:date-value="2018-09-03" calcext:value-type="date">
            <text:p>2018-09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133.49" calcext:value-type="currency">
            <text:p>$133.49</text:p>
          </table:table-cell>
          <table:table-cell office:value-type="currency" office:currency="AUD" office:value="63.67" calcext:value-type="currency">
            <text:p>$63.67</text:p>
          </table:table-cell>
          <table:table-cell office:value-type="currency" office:currency="AUD" office:value="69.82" calcext:value-type="currency">
            <text:p>$69.82</text:p>
          </table:table-cell>
          <table:table-cell table:formula="of:=DATE(2018;[.K544];MID([.A544];5;2))" office:value-type="date" office:date-value="2018-09-03" calcext:value-type="date">
            <text:p>2018-09-03</text:p>
          </table:table-cell>
          <table:table-cell table:formula="of:=MATCH(LEFT([.A54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4, 2006 00:00:00 AM</text:p>
          </table:table-cell>
          <table:table-cell office:value-type="date" office:date-value="2018-09-04" calcext:value-type="date">
            <text:p>2018-09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3842.67" calcext:value-type="currency">
            <text:p>$3,842.67</text:p>
          </table:table-cell>
          <table:table-cell office:value-type="currency" office:currency="AUD" office:value="1383.98" calcext:value-type="currency">
            <text:p>$1,383.98</text:p>
          </table:table-cell>
          <table:table-cell office:value-type="currency" office:currency="AUD" office:value="2458.69" calcext:value-type="currency">
            <text:p>$2,458.69</text:p>
          </table:table-cell>
          <table:table-cell table:formula="of:=DATE(2018;[.K545];MID([.A545];5;2))" office:value-type="date" office:date-value="2018-09-04" calcext:value-type="date">
            <text:p>2018-09-04</text:p>
          </table:table-cell>
          <table:table-cell table:formula="of:=MATCH(LEFT([.A54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7, 2006 00:00:00 AM</text:p>
          </table:table-cell>
          <table:table-cell office:value-type="date" office:date-value="2018-09-07" calcext:value-type="date">
            <text:p>2018-09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1188.94" calcext:value-type="currency">
            <text:p>$1,188.94</text:p>
          </table:table-cell>
          <table:table-cell office:value-type="currency" office:currency="AUD" office:value="243.55" calcext:value-type="currency">
            <text:p>$243.55</text:p>
          </table:table-cell>
          <table:table-cell office:value-type="currency" office:currency="AUD" office:value="945.39" calcext:value-type="currency">
            <text:p>$945.39</text:p>
          </table:table-cell>
          <table:table-cell table:formula="of:=DATE(2018;[.K546];MID([.A546];5;2))" office:value-type="date" office:date-value="2018-09-07" calcext:value-type="date">
            <text:p>2018-09-07</text:p>
          </table:table-cell>
          <table:table-cell table:formula="of:=MATCH(LEFT([.A546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08, 2006 00:00:00 AM</text:p>
          </table:table-cell>
          <table:table-cell office:value-type="date" office:date-value="2018-09-08" calcext:value-type="date">
            <text:p>2018-09-0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nce Willis</text:p>
          </table:table-cell>
          <table:table-cell office:value-type="currency" office:currency="AUD" office:value="1887.12" calcext:value-type="currency">
            <text:p>$1,887.12</text:p>
          </table:table-cell>
          <table:table-cell office:value-type="currency" office:currency="AUD" office:value="222.08" calcext:value-type="currency">
            <text:p>$222.08</text:p>
          </table:table-cell>
          <table:table-cell office:value-type="currency" office:currency="AUD" office:value="1665.04" calcext:value-type="currency">
            <text:p>$1,665.04</text:p>
          </table:table-cell>
          <table:table-cell table:formula="of:=DATE(2018;[.K547];MID([.A547];5;2))" office:value-type="date" office:date-value="2018-09-08" calcext:value-type="date">
            <text:p>2018-09-08</text:p>
          </table:table-cell>
          <table:table-cell table:formula="of:=MATCH(LEFT([.A547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0, 2006 00:00:00 AM</text:p>
          </table:table-cell>
          <table:table-cell office:value-type="date" office:date-value="2018-09-10" calcext:value-type="date">
            <text:p>2018-09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1188.59" calcext:value-type="currency">
            <text:p>$1,188.59</text:p>
          </table:table-cell>
          <table:table-cell office:value-type="currency" office:currency="AUD" office:value="380.95" calcext:value-type="currency">
            <text:p>$380.95</text:p>
          </table:table-cell>
          <table:table-cell office:value-type="currency" office:currency="AUD" office:value="807.64" calcext:value-type="currency">
            <text:p>$807.64</text:p>
          </table:table-cell>
          <table:table-cell table:formula="of:=DATE(2018;[.K548];MID([.A548];5;2))" office:value-type="date" office:date-value="2018-09-10" calcext:value-type="date">
            <text:p>2018-09-10</text:p>
          </table:table-cell>
          <table:table-cell table:formula="of:=MATCH(LEFT([.A548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17, 2006 00:00:00 AM</text:p>
          </table:table-cell>
          <table:table-cell office:value-type="date" office:date-value="2018-09-17" calcext:value-type="date">
            <text:p>2018-09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48.93" calcext:value-type="currency">
            <text:p>$48.93</text:p>
          </table:table-cell>
          <table:table-cell office:value-type="currency" office:currency="AUD" office:value="8.58" calcext:value-type="currency">
            <text:p>$8.58</text:p>
          </table:table-cell>
          <table:table-cell office:value-type="currency" office:currency="AUD" office:value="40.35" calcext:value-type="currency">
            <text:p>$40.35</text:p>
          </table:table-cell>
          <table:table-cell table:formula="of:=DATE(2018;[.K549];MID([.A549];5;2))" office:value-type="date" office:date-value="2018-09-17" calcext:value-type="date">
            <text:p>2018-09-17</text:p>
          </table:table-cell>
          <table:table-cell table:formula="of:=MATCH(LEFT([.A549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1, 2006 00:00:00 AM</text:p>
          </table:table-cell>
          <table:table-cell office:value-type="date" office:date-value="2018-09-21" calcext:value-type="date">
            <text:p>2018-09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1680.31" calcext:value-type="currency">
            <text:p>$1,680.31</text:p>
          </table:table-cell>
          <table:table-cell office:value-type="currency" office:currency="AUD" office:value="852.71" calcext:value-type="currency">
            <text:p>$852.71</text:p>
          </table:table-cell>
          <table:table-cell office:value-type="currency" office:currency="AUD" office:value="827.6" calcext:value-type="currency">
            <text:p>$827.60</text:p>
          </table:table-cell>
          <table:table-cell table:formula="of:=DATE(2018;[.K550];MID([.A550];5;2))" office:value-type="date" office:date-value="2018-09-21" calcext:value-type="date">
            <text:p>2018-09-21</text:p>
          </table:table-cell>
          <table:table-cell table:formula="of:=MATCH(LEFT([.A550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4, 2006 00:00:00 AM</text:p>
          </table:table-cell>
          <table:table-cell office:value-type="date" office:date-value="2018-09-24" calcext:value-type="date">
            <text:p>2018-09-2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5084.34" calcext:value-type="currency">
            <text:p>$5,084.34</text:p>
          </table:table-cell>
          <table:table-cell office:value-type="currency" office:currency="AUD" office:value="1804.98" calcext:value-type="currency">
            <text:p>$1,804.98</text:p>
          </table:table-cell>
          <table:table-cell office:value-type="currency" office:currency="AUD" office:value="3279.36" calcext:value-type="currency">
            <text:p>$3,279.36</text:p>
          </table:table-cell>
          <table:table-cell table:formula="of:=DATE(2018;[.K551];MID([.A551];5;2))" office:value-type="date" office:date-value="2018-09-24" calcext:value-type="date">
            <text:p>2018-09-24</text:p>
          </table:table-cell>
          <table:table-cell table:formula="of:=MATCH(LEFT([.A551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4, 2006 00:00:00 AM</text:p>
          </table:table-cell>
          <table:table-cell office:value-type="date" office:date-value="2018-09-24" calcext:value-type="date">
            <text:p>2018-09-2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1717.36" calcext:value-type="currency">
            <text:p>$1,717.36</text:p>
          </table:table-cell>
          <table:table-cell office:value-type="currency" office:currency="AUD" office:value="944.8" calcext:value-type="currency">
            <text:p>$944.80</text:p>
          </table:table-cell>
          <table:table-cell office:value-type="currency" office:currency="AUD" office:value="772.56" calcext:value-type="currency">
            <text:p>$772.56</text:p>
          </table:table-cell>
          <table:table-cell table:formula="of:=DATE(2018;[.K552];MID([.A552];5;2))" office:value-type="date" office:date-value="2018-09-24" calcext:value-type="date">
            <text:p>2018-09-24</text:p>
          </table:table-cell>
          <table:table-cell table:formula="of:=MATCH(LEFT([.A552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7, 2006 00:00:00 AM</text:p>
          </table:table-cell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2159.2" calcext:value-type="currency">
            <text:p>$2,159.20</text:p>
          </table:table-cell>
          <table:table-cell office:value-type="currency" office:currency="AUD" office:value="568.21" calcext:value-type="currency">
            <text:p>$568.21</text:p>
          </table:table-cell>
          <table:table-cell office:value-type="currency" office:currency="AUD" office:value="1590.99" calcext:value-type="currency">
            <text:p>$1,590.99</text:p>
          </table:table-cell>
          <table:table-cell table:formula="of:=DATE(2018;[.K553];MID([.A553];5;2))" office:value-type="date" office:date-value="2018-09-27" calcext:value-type="date">
            <text:p>2018-09-27</text:p>
          </table:table-cell>
          <table:table-cell table:formula="of:=MATCH(LEFT([.A553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28, 2006 00:00:00 AM</text:p>
          </table:table-cell>
          <table:table-cell office:value-type="date" office:date-value="2018-09-28" calcext:value-type="date">
            <text:p>2018-09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2048.3" calcext:value-type="currency">
            <text:p>$2,048.30</text:p>
          </table:table-cell>
          <table:table-cell office:value-type="currency" office:currency="AUD" office:value="1037.83" calcext:value-type="currency">
            <text:p>$1,037.83</text:p>
          </table:table-cell>
          <table:table-cell office:value-type="currency" office:currency="AUD" office:value="1010.47" calcext:value-type="currency">
            <text:p>$1,010.47</text:p>
          </table:table-cell>
          <table:table-cell table:formula="of:=DATE(2018;[.K554];MID([.A554];5;2))" office:value-type="date" office:date-value="2018-09-28" calcext:value-type="date">
            <text:p>2018-09-28</text:p>
          </table:table-cell>
          <table:table-cell table:formula="of:=MATCH(LEFT([.A554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p 30, 2006 00:00:00 AM</text:p>
          </table:table-cell>
          <table:table-cell office:value-type="date" office:date-value="2018-09-30" calcext:value-type="date">
            <text:p>2018-09-3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184.05" calcext:value-type="currency">
            <text:p>$184.05</text:p>
          </table:table-cell>
          <table:table-cell office:value-type="currency" office:currency="AUD" office:value="65.96" calcext:value-type="currency">
            <text:p>$65.96</text:p>
          </table:table-cell>
          <table:table-cell office:value-type="currency" office:currency="AUD" office:value="118.09" calcext:value-type="currency">
            <text:p>$118.09</text:p>
          </table:table-cell>
          <table:table-cell table:formula="of:=DATE(2018;[.K555];MID([.A555];5;2))" office:value-type="date" office:date-value="2018-09-30" calcext:value-type="date">
            <text:p>2018-09-30</text:p>
          </table:table-cell>
          <table:table-cell table:formula="of:=MATCH(LEFT([.A555];3);[.$M$1:.$X$1];0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3, 2006 00:00:00 AM</text:p>
          </table:table-cell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Seio</text:p>
          </table:table-cell>
          <table:table-cell office:value-type="currency" office:currency="AUD" office:value="1803.74" calcext:value-type="currency">
            <text:p>$1,803.74</text:p>
          </table:table-cell>
          <table:table-cell office:value-type="currency" office:currency="AUD" office:value="663.95" calcext:value-type="currency">
            <text:p>$663.95</text:p>
          </table:table-cell>
          <table:table-cell office:value-type="currency" office:currency="AUD" office:value="1139.79" calcext:value-type="currency">
            <text:p>$1,139.79</text:p>
          </table:table-cell>
          <table:table-cell table:formula="of:=DATE(2018;[.K556];MID([.A556];5;2))" office:value-type="date" office:date-value="2018-10-03" calcext:value-type="date">
            <text:p>2018-10-03</text:p>
          </table:table-cell>
          <table:table-cell table:formula="of:=MATCH(LEFT([.A556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06, 2006 00:00:00 AM</text:p>
          </table:table-cell>
          <table:table-cell office:value-type="date" office:date-value="2018-10-06" calcext:value-type="date">
            <text:p>2018-10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87.47" calcext:value-type="currency">
            <text:p>$87.47</text:p>
          </table:table-cell>
          <table:table-cell office:value-type="currency" office:currency="AUD" office:value="9.99" calcext:value-type="currency">
            <text:p>$9.99</text:p>
          </table:table-cell>
          <table:table-cell office:value-type="currency" office:currency="AUD" office:value="77.48" calcext:value-type="currency">
            <text:p>$77.48</text:p>
          </table:table-cell>
          <table:table-cell table:formula="of:=DATE(2018;[.K557];MID([.A557];5;2))" office:value-type="date" office:date-value="2018-10-06" calcext:value-type="date">
            <text:p>2018-10-06</text:p>
          </table:table-cell>
          <table:table-cell table:formula="of:=MATCH(LEFT([.A55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0, 2006 00:00:00 AM</text:p>
          </table:table-cell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86.33" calcext:value-type="currency">
            <text:p>$86.33</text:p>
          </table:table-cell>
          <table:table-cell office:value-type="currency" office:currency="AUD" office:value="14.8" calcext:value-type="currency">
            <text:p>$14.80</text:p>
          </table:table-cell>
          <table:table-cell office:value-type="currency" office:currency="AUD" office:value="71.53" calcext:value-type="currency">
            <text:p>$71.53</text:p>
          </table:table-cell>
          <table:table-cell table:formula="of:=DATE(2018;[.K558];MID([.A558];5;2))" office:value-type="date" office:date-value="2018-10-10" calcext:value-type="date">
            <text:p>2018-10-10</text:p>
          </table:table-cell>
          <table:table-cell table:formula="of:=MATCH(LEFT([.A558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2, 2006 00:00:00 AM</text:p>
          </table:table-cell>
          <table:table-cell office:value-type="date" office:date-value="2018-10-12" calcext:value-type="date">
            <text:p>2018-10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Seio</text:p>
          </table:table-cell>
          <table:table-cell office:value-type="currency" office:currency="AUD" office:value="8209.94" calcext:value-type="currency">
            <text:p>$8,209.94</text:p>
          </table:table-cell>
          <table:table-cell office:value-type="currency" office:currency="AUD" office:value="3071.37" calcext:value-type="currency">
            <text:p>$3,071.37</text:p>
          </table:table-cell>
          <table:table-cell office:value-type="currency" office:currency="AUD" office:value="5138.57" calcext:value-type="currency">
            <text:p>$5,138.57</text:p>
          </table:table-cell>
          <table:table-cell table:formula="of:=DATE(2018;[.K559];MID([.A559];5;2))" office:value-type="date" office:date-value="2018-10-12" calcext:value-type="date">
            <text:p>2018-10-12</text:p>
          </table:table-cell>
          <table:table-cell table:formula="of:=MATCH(LEFT([.A559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4, 2006 00:00:00 AM</text:p>
          </table:table-cell>
          <table:table-cell office:value-type="date" office:date-value="2018-10-14" calcext:value-type="date">
            <text:p>2018-10-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523.22" calcext:value-type="currency">
            <text:p>$1,523.22</text:p>
          </table:table-cell>
          <table:table-cell office:value-type="currency" office:currency="AUD" office:value="435.46" calcext:value-type="currency">
            <text:p>$435.46</text:p>
          </table:table-cell>
          <table:table-cell office:value-type="currency" office:currency="AUD" office:value="1087.76" calcext:value-type="currency">
            <text:p>$1,087.76</text:p>
          </table:table-cell>
          <table:table-cell table:formula="of:=DATE(2018;[.K560];MID([.A560];5;2))" office:value-type="date" office:date-value="2018-10-14" calcext:value-type="date">
            <text:p>2018-10-14</text:p>
          </table:table-cell>
          <table:table-cell table:formula="of:=MATCH(LEFT([.A560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5, 2006 00:00:00 AM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964.11" calcext:value-type="currency">
            <text:p>$964.11</text:p>
          </table:table-cell>
          <table:table-cell office:value-type="currency" office:currency="AUD" office:value="573.11" calcext:value-type="currency">
            <text:p>$573.11</text:p>
          </table:table-cell>
          <table:table-cell office:value-type="currency" office:currency="AUD" office:value="391" calcext:value-type="currency">
            <text:p>$391.00</text:p>
          </table:table-cell>
          <table:table-cell table:formula="of:=DATE(2018;[.K561];MID([.A561];5;2))" office:value-type="date" office:date-value="2018-10-15" calcext:value-type="date">
            <text:p>2018-10-15</text:p>
          </table:table-cell>
          <table:table-cell table:formula="of:=MATCH(LEFT([.A561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6, 2006 00:00:00 AM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166.64" calcext:value-type="currency">
            <text:p>$166.64</text:p>
          </table:table-cell>
          <table:table-cell office:value-type="currency" office:currency="AUD" office:value="86.35" calcext:value-type="currency">
            <text:p>$86.35</text:p>
          </table:table-cell>
          <table:table-cell office:value-type="currency" office:currency="AUD" office:value="80.29" calcext:value-type="currency">
            <text:p>$80.29</text:p>
          </table:table-cell>
          <table:table-cell table:formula="of:=DATE(2018;[.K562];MID([.A562];5;2))" office:value-type="date" office:date-value="2018-10-16" calcext:value-type="date">
            <text:p>2018-10-16</text:p>
          </table:table-cell>
          <table:table-cell table:formula="of:=MATCH(LEFT([.A562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06 00:00:00 AM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6589.07" calcext:value-type="currency">
            <text:p>$6,589.07</text:p>
          </table:table-cell>
          <table:table-cell office:value-type="currency" office:currency="AUD" office:value="2716.58" calcext:value-type="currency">
            <text:p>$2,716.58</text:p>
          </table:table-cell>
          <table:table-cell office:value-type="currency" office:currency="AUD" office:value="3872.49" calcext:value-type="currency">
            <text:p>$3,872.49</text:p>
          </table:table-cell>
          <table:table-cell table:formula="of:=DATE(2018;[.K563];MID([.A563];5;2))" office:value-type="date" office:date-value="2018-10-17" calcext:value-type="date">
            <text:p>2018-10-17</text:p>
          </table:table-cell>
          <table:table-cell table:formula="of:=MATCH(LEFT([.A563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8, 2006 00:00:00 AM</text:p>
          </table:table-cell>
          <table:table-cell office:value-type="date" office:date-value="2018-10-18" calcext:value-type="date">
            <text:p>2018-10-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ven Roelle</text:p>
          </table:table-cell>
          <table:table-cell office:value-type="currency" office:currency="AUD" office:value="3470.75" calcext:value-type="currency">
            <text:p>$3,470.75</text:p>
          </table:table-cell>
          <table:table-cell office:value-type="currency" office:currency="AUD" office:value="1300.53" calcext:value-type="currency">
            <text:p>$1,300.53</text:p>
          </table:table-cell>
          <table:table-cell office:value-type="currency" office:currency="AUD" office:value="2170.22" calcext:value-type="currency">
            <text:p>$2,170.22</text:p>
          </table:table-cell>
          <table:table-cell table:formula="of:=DATE(2018;[.K564];MID([.A564];5;2))" office:value-type="date" office:date-value="2018-10-18" calcext:value-type="date">
            <text:p>2018-10-18</text:p>
          </table:table-cell>
          <table:table-cell table:formula="of:=MATCH(LEFT([.A564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2, 2006 00:00:00 AM</text:p>
          </table:table-cell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2096.44" calcext:value-type="currency">
            <text:p>$2,096.44</text:p>
          </table:table-cell>
          <table:table-cell office:value-type="currency" office:currency="AUD" office:value="1346.72" calcext:value-type="currency">
            <text:p>$1,346.72</text:p>
          </table:table-cell>
          <table:table-cell office:value-type="currency" office:currency="AUD" office:value="749.72" calcext:value-type="currency">
            <text:p>$749.72</text:p>
          </table:table-cell>
          <table:table-cell table:formula="of:=DATE(2018;[.K565];MID([.A565];5;2))" office:value-type="date" office:date-value="2018-10-22" calcext:value-type="date">
            <text:p>2018-10-22</text:p>
          </table:table-cell>
          <table:table-cell table:formula="of:=MATCH(LEFT([.A565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23, 2006 00:00:00 AM</text:p>
          </table:table-cell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orage Cabinet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2939.52" calcext:value-type="currency">
            <text:p>$2,939.52</text:p>
          </table:table-cell>
          <table:table-cell office:value-type="currency" office:currency="AUD" office:value="270.08" calcext:value-type="currency">
            <text:p>$270.08</text:p>
          </table:table-cell>
          <table:table-cell office:value-type="currency" office:currency="AUD" office:value="2669.44" calcext:value-type="currency">
            <text:p>$2,669.44</text:p>
          </table:table-cell>
          <table:table-cell table:formula="of:=DATE(2018;[.K566];MID([.A566];5;2))" office:value-type="date" office:date-value="2018-10-23" calcext:value-type="date">
            <text:p>2018-10-23</text:p>
          </table:table-cell>
          <table:table-cell table:formula="of:=MATCH(LEFT([.A566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30, 2006 00:00:00 AM</text:p>
          </table:table-cell>
          <table:table-cell office:value-type="date" office:date-value="2018-10-30" calcext:value-type="date">
            <text:p>2018-10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2330.29" calcext:value-type="currency">
            <text:p>$2,330.29</text:p>
          </table:table-cell>
          <table:table-cell office:value-type="currency" office:currency="AUD" office:value="585.7" calcext:value-type="currency">
            <text:p>$585.70</text:p>
          </table:table-cell>
          <table:table-cell office:value-type="currency" office:currency="AUD" office:value="1744.59" calcext:value-type="currency">
            <text:p>$1,744.59</text:p>
          </table:table-cell>
          <table:table-cell table:formula="of:=DATE(2018;[.K567];MID([.A567];5;2))" office:value-type="date" office:date-value="2018-10-30" calcext:value-type="date">
            <text:p>2018-10-30</text:p>
          </table:table-cell>
          <table:table-cell table:formula="of:=MATCH(LEFT([.A567];3);[.$M$1:.$X$1];0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3, 2006 00:00:00 AM</text:p>
          </table:table-cell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incent Herbert</text:p>
          </table:table-cell>
          <table:table-cell office:value-type="currency" office:currency="AUD" office:value="668.82" calcext:value-type="currency">
            <text:p>$668.82</text:p>
          </table:table-cell>
          <table:table-cell office:value-type="currency" office:currency="AUD" office:value="182.98" calcext:value-type="currency">
            <text:p>$182.98</text:p>
          </table:table-cell>
          <table:table-cell office:value-type="currency" office:currency="AUD" office:value="485.84" calcext:value-type="currency">
            <text:p>$485.84</text:p>
          </table:table-cell>
          <table:table-cell table:formula="of:=DATE(2018;[.K568];MID([.A568];5;2))" office:value-type="date" office:date-value="2018-11-03" calcext:value-type="date">
            <text:p>2018-11-03</text:p>
          </table:table-cell>
          <table:table-cell table:formula="of:=MATCH(LEFT([.A568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5, 2006 00:00:00 AM</text:p>
          </table:table-cell>
          <table:table-cell office:value-type="date" office:date-value="2018-11-05" calcext:value-type="date">
            <text:p>2018-11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405.88" calcext:value-type="currency">
            <text:p>$405.88</text:p>
          </table:table-cell>
          <table:table-cell office:value-type="currency" office:currency="AUD" office:value="87.65" calcext:value-type="currency">
            <text:p>$87.65</text:p>
          </table:table-cell>
          <table:table-cell office:value-type="currency" office:currency="AUD" office:value="318.23" calcext:value-type="currency">
            <text:p>$318.23</text:p>
          </table:table-cell>
          <table:table-cell table:formula="of:=DATE(2018;[.K569];MID([.A569];5;2))" office:value-type="date" office:date-value="2018-11-05" calcext:value-type="date">
            <text:p>2018-11-05</text:p>
          </table:table-cell>
          <table:table-cell table:formula="of:=MATCH(LEFT([.A569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6, 2006 00:00:00 AM</text:p>
          </table:table-cell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141.32" calcext:value-type="currency">
            <text:p>$141.32</text:p>
          </table:table-cell>
          <table:table-cell office:value-type="currency" office:currency="AUD" office:value="10.06" calcext:value-type="currency">
            <text:p>$10.06</text:p>
          </table:table-cell>
          <table:table-cell office:value-type="currency" office:currency="AUD" office:value="131.26" calcext:value-type="currency">
            <text:p>$131.26</text:p>
          </table:table-cell>
          <table:table-cell table:formula="of:=DATE(2018;[.K570];MID([.A570];5;2))" office:value-type="date" office:date-value="2018-11-06" calcext:value-type="date">
            <text:p>2018-11-06</text:p>
          </table:table-cell>
          <table:table-cell table:formula="of:=MATCH(LEFT([.A57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7, 2006 00:00:00 AM</text:p>
          </table:table-cell>
          <table:table-cell office:value-type="date" office:date-value="2018-11-07" calcext:value-type="date">
            <text:p>2018-11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524.67" calcext:value-type="currency">
            <text:p>$524.67</text:p>
          </table:table-cell>
          <table:table-cell office:value-type="currency" office:currency="AUD" office:value="179.84" calcext:value-type="currency">
            <text:p>$179.84</text:p>
          </table:table-cell>
          <table:table-cell office:value-type="currency" office:currency="AUD" office:value="344.83" calcext:value-type="currency">
            <text:p>$344.83</text:p>
          </table:table-cell>
          <table:table-cell table:formula="of:=DATE(2018;[.K571];MID([.A571];5;2))" office:value-type="date" office:date-value="2018-11-07" calcext:value-type="date">
            <text:p>2018-11-07</text:p>
          </table:table-cell>
          <table:table-cell table:formula="of:=MATCH(LEFT([.A57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09, 2006 00:00:00 AM</text:p>
          </table:table-cell>
          <table:table-cell office:value-type="date" office:date-value="2018-11-09" calcext:value-type="date">
            <text:p>2018-11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280.88" calcext:value-type="currency">
            <text:p>$280.88</text:p>
          </table:table-cell>
          <table:table-cell office:value-type="currency" office:currency="AUD" office:value="38.42" calcext:value-type="currency">
            <text:p>$38.42</text:p>
          </table:table-cell>
          <table:table-cell office:value-type="currency" office:currency="AUD" office:value="242.46" calcext:value-type="currency">
            <text:p>$242.46</text:p>
          </table:table-cell>
          <table:table-cell table:formula="of:=DATE(2018;[.K572];MID([.A572];5;2))" office:value-type="date" office:date-value="2018-11-09" calcext:value-type="date">
            <text:p>2018-11-09</text:p>
          </table:table-cell>
          <table:table-cell table:formula="of:=MATCH(LEFT([.A572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0, 2006 00:00:00 AM</text:p>
          </table:table-cell>
          <table:table-cell office:value-type="date" office:date-value="2018-11-10" calcext:value-type="date">
            <text:p>2018-11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hn Britto</text:p>
          </table:table-cell>
          <table:table-cell office:value-type="currency" office:currency="AUD" office:value="276.59" calcext:value-type="currency">
            <text:p>$276.59</text:p>
          </table:table-cell>
          <table:table-cell office:value-type="currency" office:currency="AUD" office:value="116.37" calcext:value-type="currency">
            <text:p>$116.37</text:p>
          </table:table-cell>
          <table:table-cell office:value-type="currency" office:currency="AUD" office:value="160.22" calcext:value-type="currency">
            <text:p>$160.22</text:p>
          </table:table-cell>
          <table:table-cell table:formula="of:=DATE(2018;[.K573];MID([.A573];5;2))" office:value-type="date" office:date-value="2018-11-10" calcext:value-type="date">
            <text:p>2018-11-10</text:p>
          </table:table-cell>
          <table:table-cell table:formula="of:=MATCH(LEFT([.A573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1, 2006 00:00:00 AM</text:p>
          </table:table-cell>
          <table:table-cell office:value-type="date" office:date-value="2018-11-11" calcext:value-type="date">
            <text:p>2018-11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150.61" calcext:value-type="currency">
            <text:p>$150.61</text:p>
          </table:table-cell>
          <table:table-cell office:value-type="currency" office:currency="AUD" office:value="30.69" calcext:value-type="currency">
            <text:p>$30.69</text:p>
          </table:table-cell>
          <table:table-cell office:value-type="currency" office:currency="AUD" office:value="119.92" calcext:value-type="currency">
            <text:p>$119.92</text:p>
          </table:table-cell>
          <table:table-cell table:formula="of:=DATE(2018;[.K574];MID([.A574];5;2))" office:value-type="date" office:date-value="2018-11-11" calcext:value-type="date">
            <text:p>2018-11-11</text:p>
          </table:table-cell>
          <table:table-cell table:formula="of:=MATCH(LEFT([.A574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3, 2006 00:00:00 AM</text:p>
          </table:table-cell>
          <table:table-cell office:value-type="date" office:date-value="2018-11-13" calcext:value-type="date">
            <text:p>2018-11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4605.69" calcext:value-type="currency">
            <text:p>$4,605.69</text:p>
          </table:table-cell>
          <table:table-cell office:value-type="currency" office:currency="AUD" office:value="1570.8" calcext:value-type="currency">
            <text:p>$1,570.80</text:p>
          </table:table-cell>
          <table:table-cell office:value-type="currency" office:currency="AUD" office:value="3034.89" calcext:value-type="currency">
            <text:p>$3,034.89</text:p>
          </table:table-cell>
          <table:table-cell table:formula="of:=DATE(2018;[.K575];MID([.A575];5;2))" office:value-type="date" office:date-value="2018-11-13" calcext:value-type="date">
            <text:p>2018-11-13</text:p>
          </table:table-cell>
          <table:table-cell table:formula="of:=MATCH(LEFT([.A575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5, 2006 00:00:00 AM</text:p>
          </table:table-cell>
          <table:table-cell office:value-type="date" office:date-value="2018-11-15" calcext:value-type="date">
            <text:p>2018-11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754.3" calcext:value-type="currency">
            <text:p>$754.30</text:p>
          </table:table-cell>
          <table:table-cell office:value-type="currency" office:currency="AUD" office:value="300.48" calcext:value-type="currency">
            <text:p>$300.48</text:p>
          </table:table-cell>
          <table:table-cell office:value-type="currency" office:currency="AUD" office:value="453.82" calcext:value-type="currency">
            <text:p>$453.82</text:p>
          </table:table-cell>
          <table:table-cell table:formula="of:=DATE(2018;[.K576];MID([.A576];5;2))" office:value-type="date" office:date-value="2018-11-15" calcext:value-type="date">
            <text:p>2018-11-15</text:p>
          </table:table-cell>
          <table:table-cell table:formula="of:=MATCH(LEFT([.A576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19, 2006 00:00:00 AM</text:p>
          </table:table-cell>
          <table:table-cell office:value-type="date" office:date-value="2018-11-19" calcext:value-type="date">
            <text:p>2018-11-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azar Mathew</text:p>
          </table:table-cell>
          <table:table-cell office:value-type="currency" office:currency="AUD" office:value="503.82" calcext:value-type="currency">
            <text:p>$503.82</text:p>
          </table:table-cell>
          <table:table-cell office:value-type="currency" office:currency="AUD" office:value="190.95" calcext:value-type="currency">
            <text:p>$190.95</text:p>
          </table:table-cell>
          <table:table-cell office:value-type="currency" office:currency="AUD" office:value="312.87" calcext:value-type="currency">
            <text:p>$312.87</text:p>
          </table:table-cell>
          <table:table-cell table:formula="of:=DATE(2018;[.K577];MID([.A577];5;2))" office:value-type="date" office:date-value="2018-11-19" calcext:value-type="date">
            <text:p>2018-11-19</text:p>
          </table:table-cell>
          <table:table-cell table:formula="of:=MATCH(LEFT([.A577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1, 2006 00:00:00 AM</text:p>
          </table:table-cell>
          <table:table-cell office:value-type="date" office:date-value="2018-11-21" calcext:value-type="date">
            <text:p>2018-11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tal Bookcase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3524.93" calcext:value-type="currency">
            <text:p>$3,524.93</text:p>
          </table:table-cell>
          <table:table-cell office:value-type="currency" office:currency="AUD" office:value="127.86" calcext:value-type="currency">
            <text:p>$127.86</text:p>
          </table:table-cell>
          <table:table-cell office:value-type="currency" office:currency="AUD" office:value="3397.07" calcext:value-type="currency">
            <text:p>$3,397.07</text:p>
          </table:table-cell>
          <table:table-cell table:formula="of:=DATE(2018;[.K578];MID([.A578];5;2))" office:value-type="date" office:date-value="2018-11-21" calcext:value-type="date">
            <text:p>2018-11-21</text:p>
          </table:table-cell>
          <table:table-cell table:formula="of:=MATCH(LEFT([.A578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5, 2006 00:00:00 AM</text:p>
          </table:table-cell>
          <table:table-cell office:value-type="date" office:date-value="2018-11-25" calcext:value-type="date">
            <text:p>2018-11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ina Thomas</text:p>
          </table:table-cell>
          <table:table-cell office:value-type="currency" office:currency="AUD" office:value="3474.17" calcext:value-type="currency">
            <text:p>$3,474.17</text:p>
          </table:table-cell>
          <table:table-cell office:value-type="currency" office:currency="AUD" office:value="1093.84" calcext:value-type="currency">
            <text:p>$1,093.84</text:p>
          </table:table-cell>
          <table:table-cell office:value-type="currency" office:currency="AUD" office:value="2380.33" calcext:value-type="currency">
            <text:p>$2,380.33</text:p>
          </table:table-cell>
          <table:table-cell table:formula="of:=DATE(2018;[.K579];MID([.A579];5;2))" office:value-type="date" office:date-value="2018-11-25" calcext:value-type="date">
            <text:p>2018-11-25</text:p>
          </table:table-cell>
          <table:table-cell table:formula="of:=MATCH(LEFT([.A579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7, 2006 00:00:00 AM</text:p>
          </table:table-cell>
          <table:table-cell office:value-type="date" office:date-value="2018-11-27" calcext:value-type="date">
            <text:p>2018-11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572.07" calcext:value-type="currency">
            <text:p>$572.07</text:p>
          </table:table-cell>
          <table:table-cell office:value-type="currency" office:currency="AUD" office:value="238.04" calcext:value-type="currency">
            <text:p>$238.04</text:p>
          </table:table-cell>
          <table:table-cell office:value-type="currency" office:currency="AUD" office:value="334.03" calcext:value-type="currency">
            <text:p>$334.03</text:p>
          </table:table-cell>
          <table:table-cell table:formula="of:=DATE(2018;[.K580];MID([.A580];5;2))" office:value-type="date" office:date-value="2018-11-27" calcext:value-type="date">
            <text:p>2018-11-27</text:p>
          </table:table-cell>
          <table:table-cell table:formula="of:=MATCH(LEFT([.A580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27, 2006 00:00:00 AM</text:p>
          </table:table-cell>
          <table:table-cell office:value-type="date" office:date-value="2018-11-27" calcext:value-type="date">
            <text:p>2018-11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Venu Karthik</text:p>
          </table:table-cell>
          <table:table-cell office:value-type="currency" office:currency="AUD" office:value="2103.63" calcext:value-type="currency">
            <text:p>$2,103.63</text:p>
          </table:table-cell>
          <table:table-cell office:value-type="currency" office:currency="AUD" office:value="876.85" calcext:value-type="currency">
            <text:p>$876.85</text:p>
          </table:table-cell>
          <table:table-cell office:value-type="currency" office:currency="AUD" office:value="1226.78" calcext:value-type="currency">
            <text:p>$1,226.78</text:p>
          </table:table-cell>
          <table:table-cell table:formula="of:=DATE(2018;[.K581];MID([.A581];5;2))" office:value-type="date" office:date-value="2018-11-27" calcext:value-type="date">
            <text:p>2018-11-27</text:p>
          </table:table-cell>
          <table:table-cell table:formula="of:=MATCH(LEFT([.A581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v 30, 2006 00:00:00 AM</text:p>
          </table:table-cell>
          <table:table-cell office:value-type="date" office:date-value="2018-11-30" calcext:value-type="date">
            <text:p>2018-11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phanie Ulpright</text:p>
          </table:table-cell>
          <table:table-cell office:value-type="currency" office:currency="AUD" office:value="3757.05" calcext:value-type="currency">
            <text:p>$3,757.05</text:p>
          </table:table-cell>
          <table:table-cell office:value-type="currency" office:currency="AUD" office:value="1410.87" calcext:value-type="currency">
            <text:p>$1,410.87</text:p>
          </table:table-cell>
          <table:table-cell office:value-type="currency" office:currency="AUD" office:value="2346.18" calcext:value-type="currency">
            <text:p>$2,346.18</text:p>
          </table:table-cell>
          <table:table-cell table:formula="of:=DATE(2018;[.K582];MID([.A582];5;2))" office:value-type="date" office:date-value="2018-11-30" calcext:value-type="date">
            <text:p>2018-11-30</text:p>
          </table:table-cell>
          <table:table-cell table:formula="of:=MATCH(LEFT([.A582];3);[.$M$1:.$X$1];0)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6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64.62" calcext:value-type="currency">
            <text:p>$64.62</text:p>
          </table:table-cell>
          <table:table-cell office:value-type="currency" office:currency="AUD" office:value="13.88" calcext:value-type="currency">
            <text:p>$13.88</text:p>
          </table:table-cell>
          <table:table-cell office:value-type="currency" office:currency="AUD" office:value="50.74" calcext:value-type="currency">
            <text:p>$50.74</text:p>
          </table:table-cell>
          <table:table-cell table:formula="of:=DATE(2018;[.K583];MID([.A583];5;2))" office:value-type="date" office:date-value="2018-12-02" calcext:value-type="date">
            <text:p>2018-12-02</text:p>
          </table:table-cell>
          <table:table-cell table:formula="of:=MATCH(LEFT([.A583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2, 2006 00:00:00 AM</text:p>
          </table:table-cell>
          <table:table-cell office:value-type="date" office:date-value="2018-12-02" calcext:value-type="date">
            <text:p>2018-12-0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11751.55" calcext:value-type="currency">
            <text:p>$11,751.55</text:p>
          </table:table-cell>
          <table:table-cell office:value-type="currency" office:currency="AUD" office:value="6365.29" calcext:value-type="currency">
            <text:p>$6,365.29</text:p>
          </table:table-cell>
          <table:table-cell office:value-type="currency" office:currency="AUD" office:value="5386.26" calcext:value-type="currency">
            <text:p>$5,386.26</text:p>
          </table:table-cell>
          <table:table-cell table:formula="of:=DATE(2018;[.K584];MID([.A584];5;2))" office:value-type="date" office:date-value="2018-12-02" calcext:value-type="date">
            <text:p>2018-12-02</text:p>
          </table:table-cell>
          <table:table-cell table:formula="of:=MATCH(LEFT([.A584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4, 2006 00:00:00 AM</text:p>
          </table:table-cell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6.38" calcext:value-type="currency">
            <text:p>$16.38</text:p>
          </table:table-cell>
          <table:table-cell office:value-type="currency" office:currency="AUD" office:value="2.66" calcext:value-type="currency">
            <text:p>$2.66</text:p>
          </table:table-cell>
          <table:table-cell office:value-type="currency" office:currency="AUD" office:value="13.72" calcext:value-type="currency">
            <text:p>$13.72</text:p>
          </table:table-cell>
          <table:table-cell table:formula="of:=DATE(2018;[.K585];MID([.A585];5;2))" office:value-type="date" office:date-value="2018-12-04" calcext:value-type="date">
            <text:p>2018-12-04</text:p>
          </table:table-cell>
          <table:table-cell table:formula="of:=MATCH(LEFT([.A585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4, 2006 00:00:00 AM</text:p>
          </table:table-cell>
          <table:table-cell office:value-type="date" office:date-value="2018-12-04" calcext:value-type="date">
            <text:p>2018-12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Brian</text:p>
          </table:table-cell>
          <table:table-cell office:value-type="currency" office:currency="AUD" office:value="908.01" calcext:value-type="currency">
            <text:p>$908.01</text:p>
          </table:table-cell>
          <table:table-cell office:value-type="currency" office:currency="AUD" office:value="84.46" calcext:value-type="currency">
            <text:p>$84.46</text:p>
          </table:table-cell>
          <table:table-cell office:value-type="currency" office:currency="AUD" office:value="823.55" calcext:value-type="currency">
            <text:p>$823.55</text:p>
          </table:table-cell>
          <table:table-cell table:formula="of:=DATE(2018;[.K586];MID([.A586];5;2))" office:value-type="date" office:date-value="2018-12-04" calcext:value-type="date">
            <text:p>2018-12-04</text:p>
          </table:table-cell>
          <table:table-cell table:formula="of:=MATCH(LEFT([.A586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5, 2006 00:00:00 AM</text:p>
          </table:table-cell>
          <table:table-cell office:value-type="date" office:date-value="2018-12-05" calcext:value-type="date">
            <text:p>2018-1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96.85" calcext:value-type="currency">
            <text:p>$96.85</text:p>
          </table:table-cell>
          <table:table-cell office:value-type="currency" office:currency="AUD" office:value="30.17" calcext:value-type="currency">
            <text:p>$30.17</text:p>
          </table:table-cell>
          <table:table-cell office:value-type="currency" office:currency="AUD" office:value="66.68" calcext:value-type="currency">
            <text:p>$66.68</text:p>
          </table:table-cell>
          <table:table-cell table:formula="of:=DATE(2018;[.K587];MID([.A587];5;2))" office:value-type="date" office:date-value="2018-12-05" calcext:value-type="date">
            <text:p>2018-12-05</text:p>
          </table:table-cell>
          <table:table-cell table:formula="of:=MATCH(LEFT([.A587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5, 2006 00:00:00 AM</text:p>
          </table:table-cell>
          <table:table-cell office:value-type="date" office:date-value="2018-12-05" calcext:value-type="date">
            <text:p>2018-12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924.53" calcext:value-type="currency">
            <text:p>$924.53</text:p>
          </table:table-cell>
          <table:table-cell office:value-type="currency" office:currency="AUD" office:value="493.02" calcext:value-type="currency">
            <text:p>$493.02</text:p>
          </table:table-cell>
          <table:table-cell office:value-type="currency" office:currency="AUD" office:value="431.51" calcext:value-type="currency">
            <text:p>$431.51</text:p>
          </table:table-cell>
          <table:table-cell table:formula="of:=DATE(2018;[.K588];MID([.A588];5;2))" office:value-type="date" office:date-value="2018-12-05" calcext:value-type="date">
            <text:p>2018-12-05</text:p>
          </table:table-cell>
          <table:table-cell table:formula="of:=MATCH(LEFT([.A588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08, 2006 00:00:00 AM</text:p>
          </table:table-cell>
          <table:table-cell office:value-type="date" office:date-value="2018-12-08" calcext:value-type="date">
            <text:p>2018-12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5569.84" calcext:value-type="currency">
            <text:p>$5,569.84</text:p>
          </table:table-cell>
          <table:table-cell office:value-type="currency" office:currency="AUD" office:value="2207.74" calcext:value-type="currency">
            <text:p>$2,207.74</text:p>
          </table:table-cell>
          <table:table-cell office:value-type="currency" office:currency="AUD" office:value="3362.1" calcext:value-type="currency">
            <text:p>$3,362.10</text:p>
          </table:table-cell>
          <table:table-cell table:formula="of:=DATE(2018;[.K589];MID([.A589];5;2))" office:value-type="date" office:date-value="2018-12-08" calcext:value-type="date">
            <text:p>2018-12-08</text:p>
          </table:table-cell>
          <table:table-cell table:formula="of:=MATCH(LEFT([.A589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2, 2006 00:00:00 AM</text:p>
          </table:table-cell>
          <table:table-cell office:value-type="date" office:date-value="2018-12-12" calcext:value-type="date">
            <text:p>2018-12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2195.88" calcext:value-type="currency">
            <text:p>$2,195.88</text:p>
          </table:table-cell>
          <table:table-cell office:value-type="currency" office:currency="AUD" office:value="916.68" calcext:value-type="currency">
            <text:p>$916.68</text:p>
          </table:table-cell>
          <table:table-cell office:value-type="currency" office:currency="AUD" office:value="1279.2" calcext:value-type="currency">
            <text:p>$1,279.20</text:p>
          </table:table-cell>
          <table:table-cell table:formula="of:=DATE(2018;[.K590];MID([.A590];5;2))" office:value-type="date" office:date-value="2018-12-12" calcext:value-type="date">
            <text:p>2018-12-12</text:p>
          </table:table-cell>
          <table:table-cell table:formula="of:=MATCH(LEFT([.A590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 14, 2006 00:00:00 AM</text:p>
          </table:table-cell>
          <table:table-cell office:value-type="date" office:date-value="2018-12-14" calcext:value-type="date">
            <text:p>2018-12-1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716.12" calcext:value-type="currency">
            <text:p>$716.12</text:p>
          </table:table-cell>
          <table:table-cell office:value-type="currency" office:currency="AUD" office:value="143.9" calcext:value-type="currency">
            <text:p>$143.90</text:p>
          </table:table-cell>
          <table:table-cell office:value-type="currency" office:currency="AUD" office:value="572.22" calcext:value-type="currency">
            <text:p>$572.22</text:p>
          </table:table-cell>
          <table:table-cell table:formula="of:=DATE(2018;[.K591];MID([.A591];5;2))" office:value-type="date" office:date-value="2018-12-14" calcext:value-type="date">
            <text:p>2018-12-14</text:p>
          </table:table-cell>
          <table:table-cell table:formula="of:=MATCH(LEFT([.A591];3);[.$M$1:.$X$1];0)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1, 2007 00:00:00 AM</text:p>
          </table:table-cell>
          <table:table-cell office:value-type="date" office:date-value="2018-01-01" calcext:value-type="date">
            <text:p>2018-01-0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164.77" calcext:value-type="currency">
            <text:p>$164.77</text:p>
          </table:table-cell>
          <table:table-cell office:value-type="currency" office:currency="AUD" office:value="25.5" calcext:value-type="currency">
            <text:p>$25.50</text:p>
          </table:table-cell>
          <table:table-cell office:value-type="currency" office:currency="AUD" office:value="139.27" calcext:value-type="currency">
            <text:p>$139.27</text:p>
          </table:table-cell>
          <table:table-cell table:formula="of:=DATE(2018;[.K592];MID([.A592];5;2))" office:value-type="date" office:date-value="2018-01-01" calcext:value-type="date">
            <text:p>2018-01-01</text:p>
          </table:table-cell>
          <table:table-cell table:formula="of:=MATCH(LEFT([.A59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09, 2007 00:00:00 AM</text:p>
          </table:table-cell>
          <table:table-cell office:value-type="date" office:date-value="2018-01-09" calcext:value-type="date">
            <text:p>2018-01-0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2969.55" calcext:value-type="currency">
            <text:p>$2,969.55</text:p>
          </table:table-cell>
          <table:table-cell office:value-type="currency" office:currency="AUD" office:value="877.34" calcext:value-type="currency">
            <text:p>$877.34</text:p>
          </table:table-cell>
          <table:table-cell office:value-type="currency" office:currency="AUD" office:value="2092.21" calcext:value-type="currency">
            <text:p>$2,092.21</text:p>
          </table:table-cell>
          <table:table-cell table:formula="of:=DATE(2018;[.K593];MID([.A593];5;2))" office:value-type="date" office:date-value="2018-01-09" calcext:value-type="date">
            <text:p>2018-01-09</text:p>
          </table:table-cell>
          <table:table-cell table:formula="of:=MATCH(LEFT([.A59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0, 2007 00:00:00 AM</text:p>
          </table:table-cell>
          <table:table-cell office:value-type="date" office:date-value="2018-01-10" calcext:value-type="date">
            <text:p>2018-01-1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4218.38" calcext:value-type="currency">
            <text:p>$4,218.38</text:p>
          </table:table-cell>
          <table:table-cell office:value-type="currency" office:currency="AUD" office:value="1726.9" calcext:value-type="currency">
            <text:p>$1,726.90</text:p>
          </table:table-cell>
          <table:table-cell office:value-type="currency" office:currency="AUD" office:value="2491.48" calcext:value-type="currency">
            <text:p>$2,491.48</text:p>
          </table:table-cell>
          <table:table-cell table:formula="of:=DATE(2018;[.K594];MID([.A594];5;2))" office:value-type="date" office:date-value="2018-01-10" calcext:value-type="date">
            <text:p>2018-01-10</text:p>
          </table:table-cell>
          <table:table-cell table:formula="of:=MATCH(LEFT([.A594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1, 2007 00:00:00 AM</text:p>
          </table:table-cell>
          <table:table-cell office:value-type="date" office:date-value="2018-01-11" calcext:value-type="date">
            <text:p>2018-01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Venu Karthik</text:p>
          </table:table-cell>
          <table:table-cell office:value-type="currency" office:currency="AUD" office:value="1284.86" calcext:value-type="currency">
            <text:p>$1,284.86</text:p>
          </table:table-cell>
          <table:table-cell office:value-type="currency" office:currency="AUD" office:value="471.47" calcext:value-type="currency">
            <text:p>$471.47</text:p>
          </table:table-cell>
          <table:table-cell office:value-type="currency" office:currency="AUD" office:value="813.39" calcext:value-type="currency">
            <text:p>$813.39</text:p>
          </table:table-cell>
          <table:table-cell table:formula="of:=DATE(2018;[.K595];MID([.A595];5;2))" office:value-type="date" office:date-value="2018-01-11" calcext:value-type="date">
            <text:p>2018-01-11</text:p>
          </table:table-cell>
          <table:table-cell table:formula="of:=MATCH(LEFT([.A595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2, 2007 00:00:00 AM</text:p>
          </table:table-cell>
          <table:table-cell office:value-type="date" office:date-value="2018-01-12" calcext:value-type="date">
            <text:p>2018-01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524.1" calcext:value-type="currency">
            <text:p>$524.10</text:p>
          </table:table-cell>
          <table:table-cell office:value-type="currency" office:currency="AUD" office:value="285.19" calcext:value-type="currency">
            <text:p>$285.19</text:p>
          </table:table-cell>
          <table:table-cell office:value-type="currency" office:currency="AUD" office:value="238.91" calcext:value-type="currency">
            <text:p>$238.91</text:p>
          </table:table-cell>
          <table:table-cell table:formula="of:=DATE(2018;[.K596];MID([.A596];5;2))" office:value-type="date" office:date-value="2018-01-12" calcext:value-type="date">
            <text:p>2018-01-12</text:p>
          </table:table-cell>
          <table:table-cell table:formula="of:=MATCH(LEFT([.A596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4, 2007 00:00:00 AM</text:p>
          </table:table-cell>
          <table:table-cell office:value-type="date" office:date-value="2018-01-14" calcext:value-type="date">
            <text:p>2018-01-1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670.79" calcext:value-type="currency">
            <text:p>$670.79</text:p>
          </table:table-cell>
          <table:table-cell office:value-type="currency" office:currency="AUD" office:value="240.31" calcext:value-type="currency">
            <text:p>$240.31</text:p>
          </table:table-cell>
          <table:table-cell office:value-type="currency" office:currency="AUD" office:value="430.48" calcext:value-type="currency">
            <text:p>$430.48</text:p>
          </table:table-cell>
          <table:table-cell table:formula="of:=DATE(2018;[.K597];MID([.A597];5;2))" office:value-type="date" office:date-value="2018-01-14" calcext:value-type="date">
            <text:p>2018-01-14</text:p>
          </table:table-cell>
          <table:table-cell table:formula="of:=MATCH(LEFT([.A597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7, 2007 00:00:00 AM</text:p>
          </table:table-cell>
          <table:table-cell office:value-type="date" office:date-value="2018-01-17" calcext:value-type="date">
            <text:p>2018-01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29.19" calcext:value-type="currency">
            <text:p>$29.19</text:p>
          </table:table-cell>
          <table:table-cell office:value-type="currency" office:currency="AUD" office:value="9.74" calcext:value-type="currency">
            <text:p>$9.74</text:p>
          </table:table-cell>
          <table:table-cell office:value-type="currency" office:currency="AUD" office:value="19.45" calcext:value-type="currency">
            <text:p>$19.45</text:p>
          </table:table-cell>
          <table:table-cell table:formula="of:=DATE(2018;[.K598];MID([.A598];5;2))" office:value-type="date" office:date-value="2018-01-17" calcext:value-type="date">
            <text:p>2018-01-17</text:p>
          </table:table-cell>
          <table:table-cell table:formula="of:=MATCH(LEFT([.A598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19, 2007 00:00:00 AM</text:p>
          </table:table-cell>
          <table:table-cell office:value-type="date" office:date-value="2018-01-19" calcext:value-type="date">
            <text:p>2018-01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Barbara Fisher</text:p>
          </table:table-cell>
          <table:table-cell office:value-type="currency" office:currency="AUD" office:value="137.72" calcext:value-type="currency">
            <text:p>$137.72</text:p>
          </table:table-cell>
          <table:table-cell office:value-type="currency" office:currency="AUD" office:value="47.04" calcext:value-type="currency">
            <text:p>$47.04</text:p>
          </table:table-cell>
          <table:table-cell office:value-type="currency" office:currency="AUD" office:value="90.68" calcext:value-type="currency">
            <text:p>$90.68</text:p>
          </table:table-cell>
          <table:table-cell table:formula="of:=DATE(2018;[.K599];MID([.A599];5;2))" office:value-type="date" office:date-value="2018-01-19" calcext:value-type="date">
            <text:p>2018-01-19</text:p>
          </table:table-cell>
          <table:table-cell table:formula="of:=MATCH(LEFT([.A599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3, 2007 00:00:00 AM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84.67" calcext:value-type="currency">
            <text:p>$84.67</text:p>
          </table:table-cell>
          <table:table-cell office:value-type="currency" office:currency="AUD" office:value="23.59" calcext:value-type="currency">
            <text:p>$23.59</text:p>
          </table:table-cell>
          <table:table-cell office:value-type="currency" office:currency="AUD" office:value="61.08" calcext:value-type="currency">
            <text:p>$61.08</text:p>
          </table:table-cell>
          <table:table-cell table:formula="of:=DATE(2018;[.K600];MID([.A600];5;2))" office:value-type="date" office:date-value="2018-01-23" calcext:value-type="date">
            <text:p>2018-01-23</text:p>
          </table:table-cell>
          <table:table-cell table:formula="of:=MATCH(LEFT([.A600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5, 2007 00:00:00 AM</text:p>
          </table:table-cell>
          <table:table-cell office:value-type="date" office:date-value="2018-01-25" calcext:value-type="date">
            <text:p>2018-01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66.13" calcext:value-type="currency">
            <text:p>$166.13</text:p>
          </table:table-cell>
          <table:table-cell office:value-type="currency" office:currency="AUD" office:value="10.26" calcext:value-type="currency">
            <text:p>$10.26</text:p>
          </table:table-cell>
          <table:table-cell office:value-type="currency" office:currency="AUD" office:value="155.87" calcext:value-type="currency">
            <text:p>$155.87</text:p>
          </table:table-cell>
          <table:table-cell table:formula="of:=DATE(2018;[.K601];MID([.A601];5;2))" office:value-type="date" office:date-value="2018-01-25" calcext:value-type="date">
            <text:p>2018-01-25</text:p>
          </table:table-cell>
          <table:table-cell table:formula="of:=MATCH(LEFT([.A601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29, 2007 00:00:00 AM</text:p>
          </table:table-cell>
          <table:table-cell office:value-type="date" office:date-value="2018-01-29" calcext:value-type="date">
            <text:p>2018-01-2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306.17" calcext:value-type="currency">
            <text:p>$1,306.17</text:p>
          </table:table-cell>
          <table:table-cell office:value-type="currency" office:currency="AUD" office:value="691.56" calcext:value-type="currency">
            <text:p>$691.56</text:p>
          </table:table-cell>
          <table:table-cell office:value-type="currency" office:currency="AUD" office:value="614.61" calcext:value-type="currency">
            <text:p>$614.61</text:p>
          </table:table-cell>
          <table:table-cell table:formula="of:=DATE(2018;[.K602];MID([.A602];5;2))" office:value-type="date" office:date-value="2018-01-29" calcext:value-type="date">
            <text:p>2018-01-29</text:p>
          </table:table-cell>
          <table:table-cell table:formula="of:=MATCH(LEFT([.A602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n 30, 2007 00:00:00 AM</text:p>
          </table:table-cell>
          <table:table-cell office:value-type="date" office:date-value="2018-01-30" calcext:value-type="date">
            <text:p>2018-01-3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762.92" calcext:value-type="currency">
            <text:p>$762.92</text:p>
          </table:table-cell>
          <table:table-cell office:value-type="currency" office:currency="AUD" office:value="275.58" calcext:value-type="currency">
            <text:p>$275.58</text:p>
          </table:table-cell>
          <table:table-cell office:value-type="currency" office:currency="AUD" office:value="487.34" calcext:value-type="currency">
            <text:p>$487.34</text:p>
          </table:table-cell>
          <table:table-cell table:formula="of:=DATE(2018;[.K603];MID([.A603];5;2))" office:value-type="date" office:date-value="2018-01-30" calcext:value-type="date">
            <text:p>2018-01-30</text:p>
          </table:table-cell>
          <table:table-cell table:formula="of:=MATCH(LEFT([.A603];3);[.$M$1:.$X$1];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2, 2007 00:00:00 AM</text:p>
          </table:table-cell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encils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63.27" calcext:value-type="currency">
            <text:p>$63.27</text:p>
          </table:table-cell>
          <table:table-cell office:value-type="currency" office:currency="AUD" office:value="13.25" calcext:value-type="currency">
            <text:p>$13.25</text:p>
          </table:table-cell>
          <table:table-cell office:value-type="currency" office:currency="AUD" office:value="50.02" calcext:value-type="currency">
            <text:p>$50.02</text:p>
          </table:table-cell>
          <table:table-cell table:formula="of:=DATE(2018;[.K604];MID([.A604];5;2))" office:value-type="date" office:date-value="2018-02-02" calcext:value-type="date">
            <text:p>2018-02-02</text:p>
          </table:table-cell>
          <table:table-cell table:formula="of:=MATCH(LEFT([.A60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2, 2007 00:00:00 AM</text:p>
          </table:table-cell>
          <table:table-cell office:value-type="date" office:date-value="2018-02-02" calcext:value-type="date">
            <text:p>2018-02-0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3348.45" calcext:value-type="currency">
            <text:p>$3,348.45</text:p>
          </table:table-cell>
          <table:table-cell office:value-type="currency" office:currency="AUD" office:value="1419.73" calcext:value-type="currency">
            <text:p>$1,419.73</text:p>
          </table:table-cell>
          <table:table-cell office:value-type="currency" office:currency="AUD" office:value="1928.72" calcext:value-type="currency">
            <text:p>$1,928.72</text:p>
          </table:table-cell>
          <table:table-cell table:formula="of:=DATE(2018;[.K605];MID([.A605];5;2))" office:value-type="date" office:date-value="2018-02-02" calcext:value-type="date">
            <text:p>2018-02-02</text:p>
          </table:table-cell>
          <table:table-cell table:formula="of:=MATCH(LEFT([.A60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3, 2007 00:00:00 AM</text:p>
          </table:table-cell>
          <table:table-cell office:value-type="date" office:date-value="2018-02-03" calcext:value-type="date">
            <text:p>2018-02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788.48" calcext:value-type="currency">
            <text:p>$788.48</text:p>
          </table:table-cell>
          <table:table-cell office:value-type="currency" office:currency="AUD" office:value="208.44" calcext:value-type="currency">
            <text:p>$208.44</text:p>
          </table:table-cell>
          <table:table-cell office:value-type="currency" office:currency="AUD" office:value="580.04" calcext:value-type="currency">
            <text:p>$580.04</text:p>
          </table:table-cell>
          <table:table-cell table:formula="of:=DATE(2018;[.K606];MID([.A606];5;2))" office:value-type="date" office:date-value="2018-02-03" calcext:value-type="date">
            <text:p>2018-02-03</text:p>
          </table:table-cell>
          <table:table-cell table:formula="of:=MATCH(LEFT([.A60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4, 2007 00:00:00 AM</text:p>
          </table:table-cell>
          <table:table-cell office:value-type="date" office:date-value="2018-02-04" calcext:value-type="date">
            <text:p>2018-02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3113.87" calcext:value-type="currency">
            <text:p>$3,113.87</text:p>
          </table:table-cell>
          <table:table-cell office:value-type="currency" office:currency="AUD" office:value="1212.94" calcext:value-type="currency">
            <text:p>$1,212.94</text:p>
          </table:table-cell>
          <table:table-cell office:value-type="currency" office:currency="AUD" office:value="1900.93" calcext:value-type="currency">
            <text:p>$1,900.93</text:p>
          </table:table-cell>
          <table:table-cell table:formula="of:=DATE(2018;[.K607];MID([.A607];5;2))" office:value-type="date" office:date-value="2018-02-04" calcext:value-type="date">
            <text:p>2018-02-04</text:p>
          </table:table-cell>
          <table:table-cell table:formula="of:=MATCH(LEFT([.A60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07, 2007 00:00:00 AM</text:p>
          </table:table-cell>
          <table:table-cell office:value-type="date" office:date-value="2018-02-07" calcext:value-type="date">
            <text:p>2018-02-0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Stephanie Ulpright</text:p>
          </table:table-cell>
          <table:table-cell office:value-type="currency" office:currency="AUD" office:value="19.62" calcext:value-type="currency">
            <text:p>$19.62</text:p>
          </table:table-cell>
          <table:table-cell office:value-type="currency" office:currency="AUD" office:value="1.81" calcext:value-type="currency">
            <text:p>$1.81</text:p>
          </table:table-cell>
          <table:table-cell office:value-type="currency" office:currency="AUD" office:value="17.81" calcext:value-type="currency">
            <text:p>$17.81</text:p>
          </table:table-cell>
          <table:table-cell table:formula="of:=DATE(2018;[.K608];MID([.A608];5;2))" office:value-type="date" office:date-value="2018-02-07" calcext:value-type="date">
            <text:p>2018-02-07</text:p>
          </table:table-cell>
          <table:table-cell table:formula="of:=MATCH(LEFT([.A60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0, 2007 00:00:00 AM</text:p>
          </table:table-cell>
          <table:table-cell office:value-type="date" office:date-value="2018-02-10" calcext:value-type="date">
            <text:p>2018-02-1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37.74" calcext:value-type="currency">
            <text:p>$37.74</text:p>
          </table:table-cell>
          <table:table-cell office:value-type="currency" office:currency="AUD" office:value="7.67" calcext:value-type="currency">
            <text:p>$7.67</text:p>
          </table:table-cell>
          <table:table-cell office:value-type="currency" office:currency="AUD" office:value="30.07" calcext:value-type="currency">
            <text:p>$30.07</text:p>
          </table:table-cell>
          <table:table-cell table:formula="of:=DATE(2018;[.K609];MID([.A609];5;2))" office:value-type="date" office:date-value="2018-02-10" calcext:value-type="date">
            <text:p>2018-02-10</text:p>
          </table:table-cell>
          <table:table-cell table:formula="of:=MATCH(LEFT([.A60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1, 2007 00:00:00 AM</text:p>
          </table:table-cell>
          <table:table-cell office:value-type="date" office:date-value="2018-02-11" calcext:value-type="date">
            <text:p>2018-02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4642.41" calcext:value-type="currency">
            <text:p>$4,642.41</text:p>
          </table:table-cell>
          <table:table-cell office:value-type="currency" office:currency="AUD" office:value="1483.56" calcext:value-type="currency">
            <text:p>$1,483.56</text:p>
          </table:table-cell>
          <table:table-cell office:value-type="currency" office:currency="AUD" office:value="3158.85" calcext:value-type="currency">
            <text:p>$3,158.85</text:p>
          </table:table-cell>
          <table:table-cell table:formula="of:=DATE(2018;[.K610];MID([.A610];5;2))" office:value-type="date" office:date-value="2018-02-11" calcext:value-type="date">
            <text:p>2018-02-11</text:p>
          </table:table-cell>
          <table:table-cell table:formula="of:=MATCH(LEFT([.A610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3, 2007 00:00:00 AM</text:p>
          </table:table-cell>
          <table:table-cell office:value-type="date" office:date-value="2018-02-13" calcext:value-type="date">
            <text:p>2018-02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850.71" calcext:value-type="currency">
            <text:p>$850.71</text:p>
          </table:table-cell>
          <table:table-cell office:value-type="currency" office:currency="AUD" office:value="259.46" calcext:value-type="currency">
            <text:p>$259.46</text:p>
          </table:table-cell>
          <table:table-cell office:value-type="currency" office:currency="AUD" office:value="591.25" calcext:value-type="currency">
            <text:p>$591.25</text:p>
          </table:table-cell>
          <table:table-cell table:formula="of:=DATE(2018;[.K611];MID([.A611];5;2))" office:value-type="date" office:date-value="2018-02-13" calcext:value-type="date">
            <text:p>2018-02-13</text:p>
          </table:table-cell>
          <table:table-cell table:formula="of:=MATCH(LEFT([.A611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4, 2007 00:00:00 AM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338.52" calcext:value-type="currency">
            <text:p>$338.52</text:p>
          </table:table-cell>
          <table:table-cell office:value-type="currency" office:currency="AUD" office:value="100.48" calcext:value-type="currency">
            <text:p>$100.48</text:p>
          </table:table-cell>
          <table:table-cell office:value-type="currency" office:currency="AUD" office:value="238.04" calcext:value-type="currency">
            <text:p>$238.04</text:p>
          </table:table-cell>
          <table:table-cell table:formula="of:=DATE(2018;[.K612];MID([.A612];5;2))" office:value-type="date" office:date-value="2018-02-14" calcext:value-type="date">
            <text:p>2018-02-14</text:p>
          </table:table-cell>
          <table:table-cell table:formula="of:=MATCH(LEFT([.A612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6, 2007 00:00:00 AM</text:p>
          </table:table-cell>
          <table:table-cell office:value-type="date" office:date-value="2018-02-16" calcext:value-type="date">
            <text:p>2018-02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urice Satty</text:p>
          </table:table-cell>
          <table:table-cell office:value-type="currency" office:currency="AUD" office:value="985.34" calcext:value-type="currency">
            <text:p>$985.34</text:p>
          </table:table-cell>
          <table:table-cell office:value-type="currency" office:currency="AUD" office:value="338.91" calcext:value-type="currency">
            <text:p>$338.91</text:p>
          </table:table-cell>
          <table:table-cell office:value-type="currency" office:currency="AUD" office:value="646.43" calcext:value-type="currency">
            <text:p>$646.43</text:p>
          </table:table-cell>
          <table:table-cell table:formula="of:=DATE(2018;[.K613];MID([.A613];5;2))" office:value-type="date" office:date-value="2018-02-16" calcext:value-type="date">
            <text:p>2018-02-16</text:p>
          </table:table-cell>
          <table:table-cell table:formula="of:=MATCH(LEFT([.A613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18, 2007 00:00:00 AM</text:p>
          </table:table-cell>
          <table:table-cell office:value-type="date" office:date-value="2018-02-18" calcext:value-type="date">
            <text:p>2018-02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8955.34" calcext:value-type="currency">
            <text:p>$8,955.34</text:p>
          </table:table-cell>
          <table:table-cell office:value-type="currency" office:currency="AUD" office:value="2723.44" calcext:value-type="currency">
            <text:p>$2,723.44</text:p>
          </table:table-cell>
          <table:table-cell office:value-type="currency" office:currency="AUD" office:value="6231.9" calcext:value-type="currency">
            <text:p>$6,231.90</text:p>
          </table:table-cell>
          <table:table-cell table:formula="of:=DATE(2018;[.K614];MID([.A614];5;2))" office:value-type="date" office:date-value="2018-02-18" calcext:value-type="date">
            <text:p>2018-02-18</text:p>
          </table:table-cell>
          <table:table-cell table:formula="of:=MATCH(LEFT([.A614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1, 2007 00:00:00 AM</text:p>
          </table:table-cell>
          <table:table-cell office:value-type="date" office:date-value="2018-02-21" calcext:value-type="date">
            <text:p>2018-02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641.92" calcext:value-type="currency">
            <text:p>$641.92</text:p>
          </table:table-cell>
          <table:table-cell office:value-type="currency" office:currency="AUD" office:value="304.14" calcext:value-type="currency">
            <text:p>$304.14</text:p>
          </table:table-cell>
          <table:table-cell office:value-type="currency" office:currency="AUD" office:value="337.78" calcext:value-type="currency">
            <text:p>$337.78</text:p>
          </table:table-cell>
          <table:table-cell table:formula="of:=DATE(2018;[.K615];MID([.A615];5;2))" office:value-type="date" office:date-value="2018-02-21" calcext:value-type="date">
            <text:p>2018-02-21</text:p>
          </table:table-cell>
          <table:table-cell table:formula="of:=MATCH(LEFT([.A615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3, 2007 00:00:00 AM</text:p>
          </table:table-cell>
          <table:table-cell office:value-type="date" office:date-value="2018-02-23" calcext:value-type="date">
            <text:p>2018-02-2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1370.99" calcext:value-type="currency">
            <text:p>$1,370.99</text:p>
          </table:table-cell>
          <table:table-cell office:value-type="currency" office:currency="AUD" office:value="441.44" calcext:value-type="currency">
            <text:p>$441.44</text:p>
          </table:table-cell>
          <table:table-cell office:value-type="currency" office:currency="AUD" office:value="929.55" calcext:value-type="currency">
            <text:p>$929.55</text:p>
          </table:table-cell>
          <table:table-cell table:formula="of:=DATE(2018;[.K616];MID([.A616];5;2))" office:value-type="date" office:date-value="2018-02-23" calcext:value-type="date">
            <text:p>2018-02-23</text:p>
          </table:table-cell>
          <table:table-cell table:formula="of:=MATCH(LEFT([.A616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6, 2007 00:00:00 AM</text:p>
          </table:table-cell>
          <table:table-cell office:value-type="date" office:date-value="2018-02-26" calcext:value-type="date">
            <text:p>2018-02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2881.19" calcext:value-type="currency">
            <text:p>$2,881.19</text:p>
          </table:table-cell>
          <table:table-cell office:value-type="currency" office:currency="AUD" office:value="1096.83" calcext:value-type="currency">
            <text:p>$1,096.83</text:p>
          </table:table-cell>
          <table:table-cell office:value-type="currency" office:currency="AUD" office:value="1784.36" calcext:value-type="currency">
            <text:p>$1,784.36</text:p>
          </table:table-cell>
          <table:table-cell table:formula="of:=DATE(2018;[.K617];MID([.A617];5;2))" office:value-type="date" office:date-value="2018-02-26" calcext:value-type="date">
            <text:p>2018-02-26</text:p>
          </table:table-cell>
          <table:table-cell table:formula="of:=MATCH(LEFT([.A617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7, 2007 00:00:00 AM</text:p>
          </table:table-cell>
          <table:table-cell office:value-type="date" office:date-value="2018-02-27" calcext:value-type="date">
            <text:p>2018-02-2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John Elliot</text:p>
          </table:table-cell>
          <table:table-cell office:value-type="currency" office:currency="AUD" office:value="81.12" calcext:value-type="currency">
            <text:p>$81.12</text:p>
          </table:table-cell>
          <table:table-cell office:value-type="currency" office:currency="AUD" office:value="30.31" calcext:value-type="currency">
            <text:p>$30.31</text:p>
          </table:table-cell>
          <table:table-cell office:value-type="currency" office:currency="AUD" office:value="50.81" calcext:value-type="currency">
            <text:p>$50.81</text:p>
          </table:table-cell>
          <table:table-cell table:formula="of:=DATE(2018;[.K618];MID([.A618];5;2))" office:value-type="date" office:date-value="2018-02-27" calcext:value-type="date">
            <text:p>2018-02-27</text:p>
          </table:table-cell>
          <table:table-cell table:formula="of:=MATCH(LEFT([.A618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b 28, 2007 00:00:00 AM</text:p>
          </table:table-cell>
          <table:table-cell office:value-type="date" office:date-value="2018-02-28" calcext:value-type="date">
            <text:p>2018-02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006.9" calcext:value-type="currency">
            <text:p>$1,006.90</text:p>
          </table:table-cell>
          <table:table-cell office:value-type="currency" office:currency="AUD" office:value="415.02" calcext:value-type="currency">
            <text:p>$415.02</text:p>
          </table:table-cell>
          <table:table-cell office:value-type="currency" office:currency="AUD" office:value="591.88" calcext:value-type="currency">
            <text:p>$591.88</text:p>
          </table:table-cell>
          <table:table-cell table:formula="of:=DATE(2018;[.K619];MID([.A619];5;2))" office:value-type="date" office:date-value="2018-02-28" calcext:value-type="date">
            <text:p>2018-02-28</text:p>
          </table:table-cell>
          <table:table-cell table:formula="of:=MATCH(LEFT([.A619];3);[.$M$1:.$X$1];0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3, 2007 00:00:00 AM</text:p>
          </table:table-cell>
          <table:table-cell office:value-type="date" office:date-value="2018-03-03" calcext:value-type="date">
            <text:p>2018-03-0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2287.45" calcext:value-type="currency">
            <text:p>$2,287.45</text:p>
          </table:table-cell>
          <table:table-cell office:value-type="currency" office:currency="AUD" office:value="1.06" calcext:value-type="currency">
            <text:p>$1.06</text:p>
          </table:table-cell>
          <table:table-cell office:value-type="currency" office:currency="AUD" office:value="2286.39" calcext:value-type="currency">
            <text:p>$2,286.39</text:p>
          </table:table-cell>
          <table:table-cell table:formula="of:=DATE(2018;[.K620];MID([.A620];5;2))" office:value-type="date" office:date-value="2018-03-03" calcext:value-type="date">
            <text:p>2018-03-03</text:p>
          </table:table-cell>
          <table:table-cell table:formula="of:=MATCH(LEFT([.A62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6, 2007 00:00:00 AM</text:p>
          </table:table-cell>
          <table:table-cell office:value-type="date" office:date-value="2018-03-06" calcext:value-type="date">
            <text:p>2018-03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irdo</text:p>
          </table:table-cell>
          <table:table-cell office:value-type="currency" office:currency="AUD" office:value="986.25" calcext:value-type="currency">
            <text:p>$986.25</text:p>
          </table:table-cell>
          <table:table-cell office:value-type="currency" office:currency="AUD" office:value="371.58" calcext:value-type="currency">
            <text:p>$371.58</text:p>
          </table:table-cell>
          <table:table-cell office:value-type="currency" office:currency="AUD" office:value="614.67" calcext:value-type="currency">
            <text:p>$614.67</text:p>
          </table:table-cell>
          <table:table-cell table:formula="of:=DATE(2018;[.K621];MID([.A621];5;2))" office:value-type="date" office:date-value="2018-03-06" calcext:value-type="date">
            <text:p>2018-03-06</text:p>
          </table:table-cell>
          <table:table-cell table:formula="of:=MATCH(LEFT([.A62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08, 2007 00:00:00 AM</text:p>
          </table:table-cell>
          <table:table-cell office:value-type="date" office:date-value="2018-03-08" calcext:value-type="date">
            <text:p>2018-03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127.56" calcext:value-type="currency">
            <text:p>$127.56</text:p>
          </table:table-cell>
          <table:table-cell office:value-type="currency" office:currency="AUD" office:value="37.16" calcext:value-type="currency">
            <text:p>$37.16</text:p>
          </table:table-cell>
          <table:table-cell office:value-type="currency" office:currency="AUD" office:value="90.4" calcext:value-type="currency">
            <text:p>$90.40</text:p>
          </table:table-cell>
          <table:table-cell table:formula="of:=DATE(2018;[.K622];MID([.A622];5;2))" office:value-type="date" office:date-value="2018-03-08" calcext:value-type="date">
            <text:p>2018-03-08</text:p>
          </table:table-cell>
          <table:table-cell table:formula="of:=MATCH(LEFT([.A62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1, 2007 00:00:00 AM</text:p>
          </table:table-cell>
          <table:table-cell office:value-type="date" office:date-value="2018-03-11" calcext:value-type="date">
            <text:p>2018-03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111.2" calcext:value-type="currency">
            <text:p>$111.20</text:p>
          </table:table-cell>
          <table:table-cell office:value-type="currency" office:currency="AUD" office:value="17.89" calcext:value-type="currency">
            <text:p>$17.89</text:p>
          </table:table-cell>
          <table:table-cell office:value-type="currency" office:currency="AUD" office:value="93.31" calcext:value-type="currency">
            <text:p>$93.31</text:p>
          </table:table-cell>
          <table:table-cell table:formula="of:=DATE(2018;[.K623];MID([.A623];5;2))" office:value-type="date" office:date-value="2018-03-11" calcext:value-type="date">
            <text:p>2018-03-11</text:p>
          </table:table-cell>
          <table:table-cell table:formula="of:=MATCH(LEFT([.A623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2, 2007 00:00:00 AM</text:p>
          </table:table-cell>
          <table:table-cell office:value-type="date" office:date-value="2018-03-12" calcext:value-type="date">
            <text:p>2018-03-1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im Courier</text:p>
          </table:table-cell>
          <table:table-cell office:value-type="currency" office:currency="AUD" office:value="718.86" calcext:value-type="currency">
            <text:p>$718.86</text:p>
          </table:table-cell>
          <table:table-cell office:value-type="currency" office:currency="AUD" office:value="412.39" calcext:value-type="currency">
            <text:p>$412.39</text:p>
          </table:table-cell>
          <table:table-cell office:value-type="currency" office:currency="AUD" office:value="306.47" calcext:value-type="currency">
            <text:p>$306.47</text:p>
          </table:table-cell>
          <table:table-cell table:formula="of:=DATE(2018;[.K624];MID([.A624];5;2))" office:value-type="date" office:date-value="2018-03-12" calcext:value-type="date">
            <text:p>2018-03-12</text:p>
          </table:table-cell>
          <table:table-cell table:formula="of:=MATCH(LEFT([.A624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3, 2007 00:00:00 AM</text:p>
          </table:table-cell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2563.77" calcext:value-type="currency">
            <text:p>$2,563.77</text:p>
          </table:table-cell>
          <table:table-cell office:value-type="currency" office:currency="AUD" office:value="950.25" calcext:value-type="currency">
            <text:p>$950.25</text:p>
          </table:table-cell>
          <table:table-cell office:value-type="currency" office:currency="AUD" office:value="1613.52" calcext:value-type="currency">
            <text:p>$1,613.52</text:p>
          </table:table-cell>
          <table:table-cell table:formula="of:=DATE(2018;[.K625];MID([.A625];5;2))" office:value-type="date" office:date-value="2018-03-13" calcext:value-type="date">
            <text:p>2018-03-13</text:p>
          </table:table-cell>
          <table:table-cell table:formula="of:=MATCH(LEFT([.A625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3, 2007 00:00:00 AM</text:p>
          </table:table-cell>
          <table:table-cell office:value-type="date" office:date-value="2018-03-13" calcext:value-type="date">
            <text:p>2018-03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Jordan</text:p>
          </table:table-cell>
          <table:table-cell office:value-type="currency" office:currency="AUD" office:value="4145.68" calcext:value-type="currency">
            <text:p>$4,145.68</text:p>
          </table:table-cell>
          <table:table-cell office:value-type="currency" office:currency="AUD" office:value="1617.8" calcext:value-type="currency">
            <text:p>$1,617.80</text:p>
          </table:table-cell>
          <table:table-cell office:value-type="currency" office:currency="AUD" office:value="2527.88" calcext:value-type="currency">
            <text:p>$2,527.88</text:p>
          </table:table-cell>
          <table:table-cell table:formula="of:=DATE(2018;[.K626];MID([.A626];5;2))" office:value-type="date" office:date-value="2018-03-13" calcext:value-type="date">
            <text:p>2018-03-13</text:p>
          </table:table-cell>
          <table:table-cell table:formula="of:=MATCH(LEFT([.A626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18, 2007 00:00:00 AM</text:p>
          </table:table-cell>
          <table:table-cell office:value-type="date" office:date-value="2018-03-18" calcext:value-type="date">
            <text:p>2018-03-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Nathan Astle</text:p>
          </table:table-cell>
          <table:table-cell office:value-type="currency" office:currency="AUD" office:value="22.45" calcext:value-type="currency">
            <text:p>$22.45</text:p>
          </table:table-cell>
          <table:table-cell office:value-type="currency" office:currency="AUD" office:value="6" calcext:value-type="currency">
            <text:p>$6.00</text:p>
          </table:table-cell>
          <table:table-cell office:value-type="currency" office:currency="AUD" office:value="16.45" calcext:value-type="currency">
            <text:p>$16.45</text:p>
          </table:table-cell>
          <table:table-cell table:formula="of:=DATE(2018;[.K627];MID([.A627];5;2))" office:value-type="date" office:date-value="2018-03-18" calcext:value-type="date">
            <text:p>2018-03-18</text:p>
          </table:table-cell>
          <table:table-cell table:formula="of:=MATCH(LEFT([.A627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0, 2007 00:00:00 AM</text:p>
          </table:table-cell>
          <table:table-cell office:value-type="date" office:date-value="2018-03-20" calcext:value-type="date">
            <text:p>2018-03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Writings Pads</text:p>
          </table:table-cell>
          <table:table-cell office:value-type="string" calcext:value-type="string">
            <text:p>Paul Adams</text:p>
          </table:table-cell>
          <table:table-cell office:value-type="currency" office:currency="AUD" office:value="345.69" calcext:value-type="currency">
            <text:p>$345.69</text:p>
          </table:table-cell>
          <table:table-cell office:value-type="currency" office:currency="AUD" office:value="173.31" calcext:value-type="currency">
            <text:p>$173.31</text:p>
          </table:table-cell>
          <table:table-cell office:value-type="currency" office:currency="AUD" office:value="172.38" calcext:value-type="currency">
            <text:p>$172.38</text:p>
          </table:table-cell>
          <table:table-cell table:formula="of:=DATE(2018;[.K628];MID([.A628];5;2))" office:value-type="date" office:date-value="2018-03-20" calcext:value-type="date">
            <text:p>2018-03-20</text:p>
          </table:table-cell>
          <table:table-cell table:formula="of:=MATCH(LEFT([.A628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2, 2007 00:00:00 AM</text:p>
          </table:table-cell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Grace Kelly</text:p>
          </table:table-cell>
          <table:table-cell office:value-type="currency" office:currency="AUD" office:value="1139.51" calcext:value-type="currency">
            <text:p>$1,139.51</text:p>
          </table:table-cell>
          <table:table-cell office:value-type="currency" office:currency="AUD" office:value="656.12" calcext:value-type="currency">
            <text:p>$656.12</text:p>
          </table:table-cell>
          <table:table-cell office:value-type="currency" office:currency="AUD" office:value="483.39" calcext:value-type="currency">
            <text:p>$483.39</text:p>
          </table:table-cell>
          <table:table-cell table:formula="of:=DATE(2018;[.K629];MID([.A629];5;2))" office:value-type="date" office:date-value="2018-03-22" calcext:value-type="date">
            <text:p>2018-03-22</text:p>
          </table:table-cell>
          <table:table-cell table:formula="of:=MATCH(LEFT([.A629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2, 2007 00:00:00 AM</text:p>
          </table:table-cell>
          <table:table-cell office:value-type="date" office:date-value="2018-03-22" calcext:value-type="date">
            <text:p>2018-03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43.03" calcext:value-type="currency">
            <text:p>$43.03</text:p>
          </table:table-cell>
          <table:table-cell office:value-type="currency" office:currency="AUD" office:value="16.92" calcext:value-type="currency">
            <text:p>$16.92</text:p>
          </table:table-cell>
          <table:table-cell office:value-type="currency" office:currency="AUD" office:value="26.11" calcext:value-type="currency">
            <text:p>$26.11</text:p>
          </table:table-cell>
          <table:table-cell table:formula="of:=DATE(2018;[.K630];MID([.A630];5;2))" office:value-type="date" office:date-value="2018-03-22" calcext:value-type="date">
            <text:p>2018-03-22</text:p>
          </table:table-cell>
          <table:table-cell table:formula="of:=MATCH(LEFT([.A630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29, 2007 00:00:00 AM</text:p>
          </table:table-cell>
          <table:table-cell office:value-type="date" office:date-value="2018-03-29" calcext:value-type="date">
            <text:p>2018-03-2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Patrick O'Brill</text:p>
          </table:table-cell>
          <table:table-cell office:value-type="currency" office:currency="AUD" office:value="124.47" calcext:value-type="currency">
            <text:p>$124.47</text:p>
          </table:table-cell>
          <table:table-cell office:value-type="currency" office:currency="AUD" office:value="24.55" calcext:value-type="currency">
            <text:p>$24.55</text:p>
          </table:table-cell>
          <table:table-cell office:value-type="currency" office:currency="AUD" office:value="99.92" calcext:value-type="currency">
            <text:p>$99.92</text:p>
          </table:table-cell>
          <table:table-cell table:formula="of:=DATE(2018;[.K631];MID([.A631];5;2))" office:value-type="date" office:date-value="2018-03-29" calcext:value-type="date">
            <text:p>2018-03-29</text:p>
          </table:table-cell>
          <table:table-cell table:formula="of:=MATCH(LEFT([.A631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 30, 2007 00:00:00 AM</text:p>
          </table:table-cell>
          <table:table-cell office:value-type="date" office:date-value="2018-03-30" calcext:value-type="date">
            <text:p>2018-03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7836.2" calcext:value-type="currency">
            <text:p>$7,836.20</text:p>
          </table:table-cell>
          <table:table-cell office:value-type="currency" office:currency="AUD" office:value="3102.38" calcext:value-type="currency">
            <text:p>$3,102.38</text:p>
          </table:table-cell>
          <table:table-cell office:value-type="currency" office:currency="AUD" office:value="4733.82" calcext:value-type="currency">
            <text:p>$4,733.82</text:p>
          </table:table-cell>
          <table:table-cell table:formula="of:=DATE(2018;[.K632];MID([.A632];5;2))" office:value-type="date" office:date-value="2018-03-30" calcext:value-type="date">
            <text:p>2018-03-30</text:p>
          </table:table-cell>
          <table:table-cell table:formula="of:=MATCH(LEFT([.A632];3);[.$M$1:.$X$1];0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1, 2007 00:00:00 AM</text:p>
          </table:table-cell>
          <table:table-cell office:value-type="date" office:date-value="2018-04-01" calcext:value-type="date">
            <text:p>2018-04-0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1852.11" calcext:value-type="currency">
            <text:p>$1,852.11</text:p>
          </table:table-cell>
          <table:table-cell office:value-type="currency" office:currency="AUD" office:value="826.52" calcext:value-type="currency">
            <text:p>$826.52</text:p>
          </table:table-cell>
          <table:table-cell office:value-type="currency" office:currency="AUD" office:value="1025.59" calcext:value-type="currency">
            <text:p>$1,025.59</text:p>
          </table:table-cell>
          <table:table-cell table:formula="of:=DATE(2018;[.K633];MID([.A633];5;2))" office:value-type="date" office:date-value="2018-04-01" calcext:value-type="date">
            <text:p>2018-04-01</text:p>
          </table:table-cell>
          <table:table-cell table:formula="of:=MATCH(LEFT([.A633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08, 2007 00:00:00 AM</text:p>
          </table:table-cell>
          <table:table-cell office:value-type="date" office:date-value="2018-04-08" calcext:value-type="date">
            <text:p>2018-04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Steven Gerrard</text:p>
          </table:table-cell>
          <table:table-cell office:value-type="currency" office:currency="AUD" office:value="32.72" calcext:value-type="currency">
            <text:p>$32.72</text:p>
          </table:table-cell>
          <table:table-cell office:value-type="currency" office:currency="AUD" office:value="2.03" calcext:value-type="currency">
            <text:p>$2.03</text:p>
          </table:table-cell>
          <table:table-cell office:value-type="currency" office:currency="AUD" office:value="30.69" calcext:value-type="currency">
            <text:p>$30.69</text:p>
          </table:table-cell>
          <table:table-cell table:formula="of:=DATE(2018;[.K634];MID([.A634];5;2))" office:value-type="date" office:date-value="2018-04-08" calcext:value-type="date">
            <text:p>2018-04-08</text:p>
          </table:table-cell>
          <table:table-cell table:formula="of:=MATCH(LEFT([.A634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3, 2007 00:00:00 AM</text:p>
          </table:table-cell>
          <table:table-cell office:value-type="date" office:date-value="2018-04-13" calcext:value-type="date">
            <text:p>2018-04-1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4.08" calcext:value-type="currency">
            <text:p>$4.08</text:p>
          </table:table-cell>
          <table:table-cell office:value-type="currency" office:currency="AUD" office:value="1.05" calcext:value-type="currency">
            <text:p>$1.05</text:p>
          </table:table-cell>
          <table:table-cell office:value-type="currency" office:currency="AUD" office:value="3.03" calcext:value-type="currency">
            <text:p>$3.03</text:p>
          </table:table-cell>
          <table:table-cell table:formula="of:=DATE(2018;[.K635];MID([.A635];5;2))" office:value-type="date" office:date-value="2018-04-13" calcext:value-type="date">
            <text:p>2018-04-13</text:p>
          </table:table-cell>
          <table:table-cell table:formula="of:=MATCH(LEFT([.A635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5, 2007 00:00:00 AM</text:p>
          </table:table-cell>
          <table:table-cell office:value-type="date" office:date-value="2018-04-15" calcext:value-type="date">
            <text:p>2018-04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Paper Clips</text:p>
          </table:table-cell>
          <table:table-cell office:value-type="string" calcext:value-type="string">
            <text:p>Hallie Redmond</text:p>
          </table:table-cell>
          <table:table-cell office:value-type="currency" office:currency="AUD" office:value="71.32" calcext:value-type="currency">
            <text:p>$71.32</text:p>
          </table:table-cell>
          <table:table-cell office:value-type="currency" office:currency="AUD" office:value="12.68" calcext:value-type="currency">
            <text:p>$12.68</text:p>
          </table:table-cell>
          <table:table-cell office:value-type="currency" office:currency="AUD" office:value="58.64" calcext:value-type="currency">
            <text:p>$58.64</text:p>
          </table:table-cell>
          <table:table-cell table:formula="of:=DATE(2018;[.K636];MID([.A636];5;2))" office:value-type="date" office:date-value="2018-04-15" calcext:value-type="date">
            <text:p>2018-04-15</text:p>
          </table:table-cell>
          <table:table-cell table:formula="of:=MATCH(LEFT([.A636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6, 2007 00:00:00 AM</text:p>
          </table:table-cell>
          <table:table-cell office:value-type="date" office:date-value="2018-04-16" calcext:value-type="date">
            <text:p>2018-04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Wu Chang</text:p>
          </table:table-cell>
          <table:table-cell office:value-type="currency" office:currency="AUD" office:value="144.97" calcext:value-type="currency">
            <text:p>$144.97</text:p>
          </table:table-cell>
          <table:table-cell office:value-type="currency" office:currency="AUD" office:value="18.63" calcext:value-type="currency">
            <text:p>$18.63</text:p>
          </table:table-cell>
          <table:table-cell office:value-type="currency" office:currency="AUD" office:value="126.34" calcext:value-type="currency">
            <text:p>$126.34</text:p>
          </table:table-cell>
          <table:table-cell table:formula="of:=DATE(2018;[.K637];MID([.A637];5;2))" office:value-type="date" office:date-value="2018-04-16" calcext:value-type="date">
            <text:p>2018-04-16</text:p>
          </table:table-cell>
          <table:table-cell table:formula="of:=MATCH(LEFT([.A637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6, 2007 00:00:00 AM</text:p>
          </table:table-cell>
          <table:table-cell office:value-type="date" office:date-value="2018-04-16" calcext:value-type="date">
            <text:p>2018-04-1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513.26" calcext:value-type="currency">
            <text:p>$513.26</text:p>
          </table:table-cell>
          <table:table-cell office:value-type="currency" office:currency="AUD" office:value="231.89" calcext:value-type="currency">
            <text:p>$231.89</text:p>
          </table:table-cell>
          <table:table-cell office:value-type="currency" office:currency="AUD" office:value="281.37" calcext:value-type="currency">
            <text:p>$281.37</text:p>
          </table:table-cell>
          <table:table-cell table:formula="of:=DATE(2018;[.K638];MID([.A638];5;2))" office:value-type="date" office:date-value="2018-04-16" calcext:value-type="date">
            <text:p>2018-04-16</text:p>
          </table:table-cell>
          <table:table-cell table:formula="of:=MATCH(LEFT([.A638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19, 2007 00:00:00 AM</text:p>
          </table:table-cell>
          <table:table-cell office:value-type="date" office:date-value="2018-04-19" calcext:value-type="date">
            <text:p>2018-04-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Pete Zachriah</text:p>
          </table:table-cell>
          <table:table-cell office:value-type="currency" office:currency="AUD" office:value="315.42" calcext:value-type="currency">
            <text:p>$315.42</text:p>
          </table:table-cell>
          <table:table-cell office:value-type="currency" office:currency="AUD" office:value="20.7" calcext:value-type="currency">
            <text:p>$20.70</text:p>
          </table:table-cell>
          <table:table-cell office:value-type="currency" office:currency="AUD" office:value="294.72" calcext:value-type="currency">
            <text:p>$294.72</text:p>
          </table:table-cell>
          <table:table-cell table:formula="of:=DATE(2018;[.K639];MID([.A639];5;2))" office:value-type="date" office:date-value="2018-04-19" calcext:value-type="date">
            <text:p>2018-04-19</text:p>
          </table:table-cell>
          <table:table-cell table:formula="of:=MATCH(LEFT([.A639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0, 2007 00:00:00 AM</text:p>
          </table:table-cell>
          <table:table-cell office:value-type="date" office:date-value="2018-04-20" calcext:value-type="date">
            <text:p>2018-04-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4794.07" calcext:value-type="currency">
            <text:p>$4,794.07</text:p>
          </table:table-cell>
          <table:table-cell office:value-type="currency" office:currency="AUD" office:value="1850.13" calcext:value-type="currency">
            <text:p>$1,850.13</text:p>
          </table:table-cell>
          <table:table-cell office:value-type="currency" office:currency="AUD" office:value="2943.94" calcext:value-type="currency">
            <text:p>$2,943.94</text:p>
          </table:table-cell>
          <table:table-cell table:formula="of:=DATE(2018;[.K640];MID([.A640];5;2))" office:value-type="date" office:date-value="2018-04-20" calcext:value-type="date">
            <text:p>2018-04-20</text:p>
          </table:table-cell>
          <table:table-cell table:formula="of:=MATCH(LEFT([.A640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1, 2007 00:00:00 AM</text:p>
          </table:table-cell>
          <table:table-cell office:value-type="date" office:date-value="2018-04-21" calcext:value-type="date">
            <text:p>2018-04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Leena Mary</text:p>
          </table:table-cell>
          <table:table-cell office:value-type="currency" office:currency="AUD" office:value="709.91" calcext:value-type="currency">
            <text:p>$709.91</text:p>
          </table:table-cell>
          <table:table-cell office:value-type="currency" office:currency="AUD" office:value="389.52" calcext:value-type="currency">
            <text:p>$389.52</text:p>
          </table:table-cell>
          <table:table-cell office:value-type="currency" office:currency="AUD" office:value="320.39" calcext:value-type="currency">
            <text:p>$320.39</text:p>
          </table:table-cell>
          <table:table-cell table:formula="of:=DATE(2018;[.K641];MID([.A641];5;2))" office:value-type="date" office:date-value="2018-04-21" calcext:value-type="date">
            <text:p>2018-04-21</text:p>
          </table:table-cell>
          <table:table-cell table:formula="of:=MATCH(LEFT([.A641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r 23, 2007 00:00:00 AM</text:p>
          </table:table-cell>
          <table:table-cell office:value-type="date" office:date-value="2018-04-23" calcext:value-type="date">
            <text:p>2018-04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4748.69" calcext:value-type="currency">
            <text:p>$4,748.69</text:p>
          </table:table-cell>
          <table:table-cell office:value-type="currency" office:currency="AUD" office:value="1725.72" calcext:value-type="currency">
            <text:p>$1,725.72</text:p>
          </table:table-cell>
          <table:table-cell office:value-type="currency" office:currency="AUD" office:value="3022.97" calcext:value-type="currency">
            <text:p>$3,022.97</text:p>
          </table:table-cell>
          <table:table-cell table:formula="of:=DATE(2018;[.K642];MID([.A642];5;2))" office:value-type="date" office:date-value="2018-04-23" calcext:value-type="date">
            <text:p>2018-04-23</text:p>
          </table:table-cell>
          <table:table-cell table:formula="of:=MATCH(LEFT([.A642];3);[.$M$1:.$X$1];0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4, 2007 00:00:00 AM</text:p>
          </table:table-cell>
          <table:table-cell office:value-type="date" office:date-value="2018-05-04" calcext:value-type="date">
            <text:p>2018-05-0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Ian Fleming</text:p>
          </table:table-cell>
          <table:table-cell office:value-type="currency" office:currency="AUD" office:value="50.51" calcext:value-type="currency">
            <text:p>$50.51</text:p>
          </table:table-cell>
          <table:table-cell office:value-type="currency" office:currency="AUD" office:value="25.53" calcext:value-type="currency">
            <text:p>$25.53</text:p>
          </table:table-cell>
          <table:table-cell office:value-type="currency" office:currency="AUD" office:value="24.98" calcext:value-type="currency">
            <text:p>$24.98</text:p>
          </table:table-cell>
          <table:table-cell table:formula="of:=DATE(2018;[.K643];MID([.A643];5;2))" office:value-type="date" office:date-value="2018-05-04" calcext:value-type="date">
            <text:p>2018-05-04</text:p>
          </table:table-cell>
          <table:table-cell table:formula="of:=MATCH(LEFT([.A64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6, 2007 00:00:00 AM</text:p>
          </table:table-cell>
          <table:table-cell office:value-type="date" office:date-value="2018-05-06" calcext:value-type="date">
            <text:p>2018-05-0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2626.35" calcext:value-type="currency">
            <text:p>$2,626.35</text:p>
          </table:table-cell>
          <table:table-cell office:value-type="currency" office:currency="AUD" office:value="886.12" calcext:value-type="currency">
            <text:p>$886.12</text:p>
          </table:table-cell>
          <table:table-cell office:value-type="currency" office:currency="AUD" office:value="1740.23" calcext:value-type="currency">
            <text:p>$1,740.23</text:p>
          </table:table-cell>
          <table:table-cell table:formula="of:=DATE(2018;[.K644];MID([.A644];5;2))" office:value-type="date" office:date-value="2018-05-06" calcext:value-type="date">
            <text:p>2018-05-06</text:p>
          </table:table-cell>
          <table:table-cell table:formula="of:=MATCH(LEFT([.A64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08, 2007 00:00:00 AM</text:p>
          </table:table-cell>
          <table:table-cell office:value-type="date" office:date-value="2018-05-08" calcext:value-type="date">
            <text:p>2018-05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Angelus Mathew</text:p>
          </table:table-cell>
          <table:table-cell office:value-type="currency" office:currency="AUD" office:value="1901.35" calcext:value-type="currency">
            <text:p>$1,901.35</text:p>
          </table:table-cell>
          <table:table-cell office:value-type="currency" office:currency="AUD" office:value="807.52" calcext:value-type="currency">
            <text:p>$807.52</text:p>
          </table:table-cell>
          <table:table-cell office:value-type="currency" office:currency="AUD" office:value="1093.83" calcext:value-type="currency">
            <text:p>$1,093.83</text:p>
          </table:table-cell>
          <table:table-cell table:formula="of:=DATE(2018;[.K645];MID([.A645];5;2))" office:value-type="date" office:date-value="2018-05-08" calcext:value-type="date">
            <text:p>2018-05-08</text:p>
          </table:table-cell>
          <table:table-cell table:formula="of:=MATCH(LEFT([.A64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0, 2007 00:00:00 AM</text:p>
          </table:table-cell>
          <table:table-cell office:value-type="date" office:date-value="2018-05-10" calcext:value-type="date">
            <text:p>2018-05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168.87" calcext:value-type="currency">
            <text:p>$168.87</text:p>
          </table:table-cell>
          <table:table-cell office:value-type="currency" office:currency="AUD" office:value="17.61" calcext:value-type="currency">
            <text:p>$17.61</text:p>
          </table:table-cell>
          <table:table-cell office:value-type="currency" office:currency="AUD" office:value="151.26" calcext:value-type="currency">
            <text:p>$151.26</text:p>
          </table:table-cell>
          <table:table-cell table:formula="of:=DATE(2018;[.K646];MID([.A646];5;2))" office:value-type="date" office:date-value="2018-05-10" calcext:value-type="date">
            <text:p>2018-05-10</text:p>
          </table:table-cell>
          <table:table-cell table:formula="of:=MATCH(LEFT([.A64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1, 2007 00:00:00 AM</text:p>
          </table:table-cell>
          <table:table-cell office:value-type="date" office:date-value="2018-05-11" calcext:value-type="date">
            <text:p>2018-05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6298.87" calcext:value-type="currency">
            <text:p>$6,298.87</text:p>
          </table:table-cell>
          <table:table-cell office:value-type="currency" office:currency="AUD" office:value="2304.16" calcext:value-type="currency">
            <text:p>$2,304.16</text:p>
          </table:table-cell>
          <table:table-cell office:value-type="currency" office:currency="AUD" office:value="3994.71" calcext:value-type="currency">
            <text:p>$3,994.71</text:p>
          </table:table-cell>
          <table:table-cell table:formula="of:=DATE(2018;[.K647];MID([.A647];5;2))" office:value-type="date" office:date-value="2018-05-11" calcext:value-type="date">
            <text:p>2018-05-11</text:p>
          </table:table-cell>
          <table:table-cell table:formula="of:=MATCH(LEFT([.A64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1, 2007 00:00:00 AM</text:p>
          </table:table-cell>
          <table:table-cell office:value-type="date" office:date-value="2018-05-11" calcext:value-type="date">
            <text:p>2018-05-11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Angelus Mathew</text:p>
          </table:table-cell>
          <table:table-cell office:value-type="currency" office:currency="AUD" office:value="201.59" calcext:value-type="currency">
            <text:p>$201.59</text:p>
          </table:table-cell>
          <table:table-cell office:value-type="currency" office:currency="AUD" office:value="34.54" calcext:value-type="currency">
            <text:p>$34.54</text:p>
          </table:table-cell>
          <table:table-cell office:value-type="currency" office:currency="AUD" office:value="167.05" calcext:value-type="currency">
            <text:p>$167.05</text:p>
          </table:table-cell>
          <table:table-cell table:formula="of:=DATE(2018;[.K648];MID([.A648];5;2))" office:value-type="date" office:date-value="2018-05-11" calcext:value-type="date">
            <text:p>2018-05-11</text:p>
          </table:table-cell>
          <table:table-cell table:formula="of:=MATCH(LEFT([.A64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3, 2007 00:00:00 AM</text:p>
          </table:table-cell>
          <table:table-cell office:value-type="date" office:date-value="2018-05-13" calcext:value-type="date">
            <text:p>2018-05-1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Benjamin Ross</text:p>
          </table:table-cell>
          <table:table-cell office:value-type="currency" office:currency="AUD" office:value="4036.79" calcext:value-type="currency">
            <text:p>$4,036.79</text:p>
          </table:table-cell>
          <table:table-cell office:value-type="currency" office:currency="AUD" office:value="1064.73" calcext:value-type="currency">
            <text:p>$1,064.73</text:p>
          </table:table-cell>
          <table:table-cell office:value-type="currency" office:currency="AUD" office:value="2972.06" calcext:value-type="currency">
            <text:p>$2,972.06</text:p>
          </table:table-cell>
          <table:table-cell table:formula="of:=DATE(2018;[.K649];MID([.A649];5;2))" office:value-type="date" office:date-value="2018-05-13" calcext:value-type="date">
            <text:p>2018-05-13</text:p>
          </table:table-cell>
          <table:table-cell table:formula="of:=MATCH(LEFT([.A64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5, 2007 00:00:00 AM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Heavy Duty Binders</text:p>
          </table:table-cell>
          <table:table-cell office:value-type="string" calcext:value-type="string">
            <text:p>Venus Powell</text:p>
          </table:table-cell>
          <table:table-cell office:value-type="currency" office:currency="AUD" office:value="1444.41" calcext:value-type="currency">
            <text:p>$1,444.41</text:p>
          </table:table-cell>
          <table:table-cell office:value-type="currency" office:currency="AUD" office:value="784.83" calcext:value-type="currency">
            <text:p>$784.83</text:p>
          </table:table-cell>
          <table:table-cell office:value-type="currency" office:currency="AUD" office:value="659.58" calcext:value-type="currency">
            <text:p>$659.58</text:p>
          </table:table-cell>
          <table:table-cell table:formula="of:=DATE(2018;[.K650];MID([.A650];5;2))" office:value-type="date" office:date-value="2018-05-15" calcext:value-type="date">
            <text:p>2018-05-15</text:p>
          </table:table-cell>
          <table:table-cell table:formula="of:=MATCH(LEFT([.A650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15, 2007 00:00:00 AM</text:p>
          </table:table-cell>
          <table:table-cell office:value-type="date" office:date-value="2018-05-15" calcext:value-type="date">
            <text:p>2018-05-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47.37" calcext:value-type="currency">
            <text:p>$47.37</text:p>
          </table:table-cell>
          <table:table-cell office:value-type="currency" office:currency="AUD" office:value="24.54" calcext:value-type="currency">
            <text:p>$24.54</text:p>
          </table:table-cell>
          <table:table-cell office:value-type="currency" office:currency="AUD" office:value="22.83" calcext:value-type="currency">
            <text:p>$22.83</text:p>
          </table:table-cell>
          <table:table-cell table:formula="of:=DATE(2018;[.K651];MID([.A651];5;2))" office:value-type="date" office:date-value="2018-05-15" calcext:value-type="date">
            <text:p>2018-05-15</text:p>
          </table:table-cell>
          <table:table-cell table:formula="of:=MATCH(LEFT([.A651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0, 2007 00:00:00 AM</text:p>
          </table:table-cell>
          <table:table-cell office:value-type="date" office:date-value="2018-05-20" calcext:value-type="date">
            <text:p>2018-05-2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Augustine Paul</text:p>
          </table:table-cell>
          <table:table-cell office:value-type="currency" office:currency="AUD" office:value="1413.33" calcext:value-type="currency">
            <text:p>$1,413.33</text:p>
          </table:table-cell>
          <table:table-cell office:value-type="currency" office:currency="AUD" office:value="450.5" calcext:value-type="currency">
            <text:p>$450.50</text:p>
          </table:table-cell>
          <table:table-cell office:value-type="currency" office:currency="AUD" office:value="962.83" calcext:value-type="currency">
            <text:p>$962.83</text:p>
          </table:table-cell>
          <table:table-cell table:formula="of:=DATE(2018;[.K652];MID([.A652];5;2))" office:value-type="date" office:date-value="2018-05-20" calcext:value-type="date">
            <text:p>2018-05-20</text:p>
          </table:table-cell>
          <table:table-cell table:formula="of:=MATCH(LEFT([.A652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2, 2007 00:00:00 AM</text:p>
          </table:table-cell>
          <table:table-cell office:value-type="date" office:date-value="2018-05-22" calcext:value-type="date">
            <text:p>2018-05-2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274.05" calcext:value-type="currency">
            <text:p>$274.05</text:p>
          </table:table-cell>
          <table:table-cell office:value-type="currency" office:currency="AUD" office:value="16.77" calcext:value-type="currency">
            <text:p>$16.77</text:p>
          </table:table-cell>
          <table:table-cell office:value-type="currency" office:currency="AUD" office:value="257.28" calcext:value-type="currency">
            <text:p>$257.28</text:p>
          </table:table-cell>
          <table:table-cell table:formula="of:=DATE(2018;[.K653];MID([.A653];5;2))" office:value-type="date" office:date-value="2018-05-22" calcext:value-type="date">
            <text:p>2018-05-22</text:p>
          </table:table-cell>
          <table:table-cell table:formula="of:=MATCH(LEFT([.A653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3, 2007 00:00:00 AM</text:p>
          </table:table-cell>
          <table:table-cell office:value-type="date" office:date-value="2018-05-23" calcext:value-type="date">
            <text:p>2018-05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293.95" calcext:value-type="currency">
            <text:p>$293.95</text:p>
          </table:table-cell>
          <table:table-cell office:value-type="currency" office:currency="AUD" office:value="87.71" calcext:value-type="currency">
            <text:p>$87.71</text:p>
          </table:table-cell>
          <table:table-cell office:value-type="currency" office:currency="AUD" office:value="206.24" calcext:value-type="currency">
            <text:p>$206.24</text:p>
          </table:table-cell>
          <table:table-cell table:formula="of:=DATE(2018;[.K654];MID([.A654];5;2))" office:value-type="date" office:date-value="2018-05-23" calcext:value-type="date">
            <text:p>2018-05-23</text:p>
          </table:table-cell>
          <table:table-cell table:formula="of:=MATCH(LEFT([.A654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7, 2007 00:00:00 AM</text:p>
          </table:table-cell>
          <table:table-cell office:value-type="date" office:date-value="2018-05-27" calcext:value-type="date">
            <text:p>2018-05-2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k Reed</text:p>
          </table:table-cell>
          <table:table-cell office:value-type="currency" office:currency="AUD" office:value="411.34" calcext:value-type="currency">
            <text:p>$411.34</text:p>
          </table:table-cell>
          <table:table-cell office:value-type="currency" office:currency="AUD" office:value="166.01" calcext:value-type="currency">
            <text:p>$166.01</text:p>
          </table:table-cell>
          <table:table-cell office:value-type="currency" office:currency="AUD" office:value="245.33" calcext:value-type="currency">
            <text:p>$245.33</text:p>
          </table:table-cell>
          <table:table-cell table:formula="of:=DATE(2018;[.K655];MID([.A655];5;2))" office:value-type="date" office:date-value="2018-05-27" calcext:value-type="date">
            <text:p>2018-05-27</text:p>
          </table:table-cell>
          <table:table-cell table:formula="of:=MATCH(LEFT([.A655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8, 2007 00:00:00 AM</text:p>
          </table:table-cell>
          <table:table-cell office:value-type="date" office:date-value="2018-05-28" calcext:value-type="date">
            <text:p>2018-05-2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therine Rose</text:p>
          </table:table-cell>
          <table:table-cell office:value-type="currency" office:currency="AUD" office:value="6171.62" calcext:value-type="currency">
            <text:p>$6,171.62</text:p>
          </table:table-cell>
          <table:table-cell office:value-type="currency" office:currency="AUD" office:value="2110.42" calcext:value-type="currency">
            <text:p>$2,110.42</text:p>
          </table:table-cell>
          <table:table-cell office:value-type="currency" office:currency="AUD" office:value="4061.2" calcext:value-type="currency">
            <text:p>$4,061.20</text:p>
          </table:table-cell>
          <table:table-cell table:formula="of:=DATE(2018;[.K656];MID([.A656];5;2))" office:value-type="date" office:date-value="2018-05-28" calcext:value-type="date">
            <text:p>2018-05-28</text:p>
          </table:table-cell>
          <table:table-cell table:formula="of:=MATCH(LEFT([.A656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8, 2007 00:00:00 AM</text:p>
          </table:table-cell>
          <table:table-cell office:value-type="date" office:date-value="2018-05-28" calcext:value-type="date">
            <text:p>2018-05-2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Peter McVee</text:p>
          </table:table-cell>
          <table:table-cell office:value-type="currency" office:currency="AUD" office:value="1607.3" calcext:value-type="currency">
            <text:p>$1,607.30</text:p>
          </table:table-cell>
          <table:table-cell office:value-type="currency" office:currency="AUD" office:value="590.42" calcext:value-type="currency">
            <text:p>$590.42</text:p>
          </table:table-cell>
          <table:table-cell office:value-type="currency" office:currency="AUD" office:value="1016.88" calcext:value-type="currency">
            <text:p>$1,016.88</text:p>
          </table:table-cell>
          <table:table-cell table:formula="of:=DATE(2018;[.K657];MID([.A657];5;2))" office:value-type="date" office:date-value="2018-05-28" calcext:value-type="date">
            <text:p>2018-05-28</text:p>
          </table:table-cell>
          <table:table-cell table:formula="of:=MATCH(LEFT([.A657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29, 2007 00:00:00 AM</text:p>
          </table:table-cell>
          <table:table-cell office:value-type="date" office:date-value="2018-05-29" calcext:value-type="date">
            <text:p>2018-05-2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arold Pawlan</text:p>
          </table:table-cell>
          <table:table-cell office:value-type="currency" office:currency="AUD" office:value="2843.78" calcext:value-type="currency">
            <text:p>$2,843.78</text:p>
          </table:table-cell>
          <table:table-cell office:value-type="currency" office:currency="AUD" office:value="899.24" calcext:value-type="currency">
            <text:p>$899.24</text:p>
          </table:table-cell>
          <table:table-cell office:value-type="currency" office:currency="AUD" office:value="1944.54" calcext:value-type="currency">
            <text:p>$1,944.54</text:p>
          </table:table-cell>
          <table:table-cell table:formula="of:=DATE(2018;[.K658];MID([.A658];5;2))" office:value-type="date" office:date-value="2018-05-29" calcext:value-type="date">
            <text:p>2018-05-29</text:p>
          </table:table-cell>
          <table:table-cell table:formula="of:=MATCH(LEFT([.A658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y 31, 2007 00:00:00 AM</text:p>
          </table:table-cell>
          <table:table-cell office:value-type="date" office:date-value="2018-05-31" calcext:value-type="date">
            <text:p>2018-05-3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4060.39" calcext:value-type="currency">
            <text:p>$4,060.39</text:p>
          </table:table-cell>
          <table:table-cell office:value-type="currency" office:currency="AUD" office:value="1727.5" calcext:value-type="currency">
            <text:p>$1,727.50</text:p>
          </table:table-cell>
          <table:table-cell office:value-type="currency" office:currency="AUD" office:value="2332.89" calcext:value-type="currency">
            <text:p>$2,332.89</text:p>
          </table:table-cell>
          <table:table-cell table:formula="of:=DATE(2018;[.K659];MID([.A659];5;2))" office:value-type="date" office:date-value="2018-05-31" calcext:value-type="date">
            <text:p>2018-05-31</text:p>
          </table:table-cell>
          <table:table-cell table:formula="of:=MATCH(LEFT([.A659];3);[.$M$1:.$X$1];0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4, 2007 00:00:00 AM</text:p>
          </table:table-cell>
          <table:table-cell office:value-type="date" office:date-value="2018-06-04" calcext:value-type="date">
            <text:p>2018-06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Boon</text:p>
          </table:table-cell>
          <table:table-cell office:value-type="currency" office:currency="AUD" office:value="2509.8" calcext:value-type="currency">
            <text:p>$2,509.80</text:p>
          </table:table-cell>
          <table:table-cell office:value-type="currency" office:currency="AUD" office:value="913.5" calcext:value-type="currency">
            <text:p>$913.50</text:p>
          </table:table-cell>
          <table:table-cell office:value-type="currency" office:currency="AUD" office:value="1596.3" calcext:value-type="currency">
            <text:p>$1,596.30</text:p>
          </table:table-cell>
          <table:table-cell table:formula="of:=DATE(2018;[.K660];MID([.A660];5;2))" office:value-type="date" office:date-value="2018-06-04" calcext:value-type="date">
            <text:p>2018-06-04</text:p>
          </table:table-cell>
          <table:table-cell table:formula="of:=MATCH(LEFT([.A66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5, 2007 00:00:00 AM</text:p>
          </table:table-cell>
          <table:table-cell office:value-type="date" office:date-value="2018-06-05" calcext:value-type="date">
            <text:p>2018-06-0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744.37" calcext:value-type="currency">
            <text:p>$744.37</text:p>
          </table:table-cell>
          <table:table-cell office:value-type="currency" office:currency="AUD" office:value="278.84" calcext:value-type="currency">
            <text:p>$278.84</text:p>
          </table:table-cell>
          <table:table-cell office:value-type="currency" office:currency="AUD" office:value="465.53" calcext:value-type="currency">
            <text:p>$465.53</text:p>
          </table:table-cell>
          <table:table-cell table:formula="of:=DATE(2018;[.K661];MID([.A661];5;2))" office:value-type="date" office:date-value="2018-06-05" calcext:value-type="date">
            <text:p>2018-06-05</text:p>
          </table:table-cell>
          <table:table-cell table:formula="of:=MATCH(LEFT([.A66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6, 2007 00:00:00 AM</text:p>
          </table:table-cell>
          <table:table-cell office:value-type="date" office:date-value="2018-06-06" calcext:value-type="date">
            <text:p>2018-06-0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Helen Magadalene</text:p>
          </table:table-cell>
          <table:table-cell office:value-type="currency" office:currency="AUD" office:value="1697.21" calcext:value-type="currency">
            <text:p>$1,697.21</text:p>
          </table:table-cell>
          <table:table-cell office:value-type="currency" office:currency="AUD" office:value="479.02" calcext:value-type="currency">
            <text:p>$479.02</text:p>
          </table:table-cell>
          <table:table-cell office:value-type="currency" office:currency="AUD" office:value="1218.19" calcext:value-type="currency">
            <text:p>$1,218.19</text:p>
          </table:table-cell>
          <table:table-cell table:formula="of:=DATE(2018;[.K662];MID([.A662];5;2))" office:value-type="date" office:date-value="2018-06-06" calcext:value-type="date">
            <text:p>2018-06-06</text:p>
          </table:table-cell>
          <table:table-cell table:formula="of:=MATCH(LEFT([.A66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7, 2007 00:00:00 AM</text:p>
          </table:table-cell>
          <table:table-cell office:value-type="date" office:date-value="2018-06-07" calcext:value-type="date">
            <text:p>2018-06-0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6052.79" calcext:value-type="currency">
            <text:p>$6,052.79</text:p>
          </table:table-cell>
          <table:table-cell office:value-type="currency" office:currency="AUD" office:value="2375.32" calcext:value-type="currency">
            <text:p>$2,375.32</text:p>
          </table:table-cell>
          <table:table-cell office:value-type="currency" office:currency="AUD" office:value="3677.47" calcext:value-type="currency">
            <text:p>$3,677.47</text:p>
          </table:table-cell>
          <table:table-cell table:formula="of:=DATE(2018;[.K663];MID([.A663];5;2))" office:value-type="date" office:date-value="2018-06-07" calcext:value-type="date">
            <text:p>2018-06-07</text:p>
          </table:table-cell>
          <table:table-cell table:formula="of:=MATCH(LEFT([.A66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08, 2007 00:00:00 AM</text:p>
          </table:table-cell>
          <table:table-cell office:value-type="date" office:date-value="2018-06-08" calcext:value-type="date">
            <text:p>2018-06-0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Munaf Patel</text:p>
          </table:table-cell>
          <table:table-cell office:value-type="currency" office:currency="AUD" office:value="692.69" calcext:value-type="currency">
            <text:p>$692.69</text:p>
          </table:table-cell>
          <table:table-cell office:value-type="currency" office:currency="AUD" office:value="137.37" calcext:value-type="currency">
            <text:p>$137.37</text:p>
          </table:table-cell>
          <table:table-cell office:value-type="currency" office:currency="AUD" office:value="555.32" calcext:value-type="currency">
            <text:p>$555.32</text:p>
          </table:table-cell>
          <table:table-cell table:formula="of:=DATE(2018;[.K664];MID([.A664];5;2))" office:value-type="date" office:date-value="2018-06-08" calcext:value-type="date">
            <text:p>2018-06-08</text:p>
          </table:table-cell>
          <table:table-cell table:formula="of:=MATCH(LEFT([.A66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0, 2007 00:00:00 AM</text:p>
          </table:table-cell>
          <table:table-cell office:value-type="date" office:date-value="2018-06-10" calcext:value-type="date">
            <text:p>2018-06-1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ichard Agassi</text:p>
          </table:table-cell>
          <table:table-cell office:value-type="currency" office:currency="AUD" office:value="1964.73" calcext:value-type="currency">
            <text:p>$1,964.73</text:p>
          </table:table-cell>
          <table:table-cell office:value-type="currency" office:currency="AUD" office:value="789.11" calcext:value-type="currency">
            <text:p>$789.11</text:p>
          </table:table-cell>
          <table:table-cell office:value-type="currency" office:currency="AUD" office:value="1175.62" calcext:value-type="currency">
            <text:p>$1,175.62</text:p>
          </table:table-cell>
          <table:table-cell table:formula="of:=DATE(2018;[.K665];MID([.A665];5;2))" office:value-type="date" office:date-value="2018-06-10" calcext:value-type="date">
            <text:p>2018-06-10</text:p>
          </table:table-cell>
          <table:table-cell table:formula="of:=MATCH(LEFT([.A66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2, 2007 00:00:00 AM</text:p>
          </table:table-cell>
          <table:table-cell office:value-type="date" office:date-value="2018-06-12" calcext:value-type="date">
            <text:p>2018-06-12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99.39" calcext:value-type="currency">
            <text:p>$99.39</text:p>
          </table:table-cell>
          <table:table-cell office:value-type="currency" office:currency="AUD" office:value="5.11" calcext:value-type="currency">
            <text:p>$5.11</text:p>
          </table:table-cell>
          <table:table-cell office:value-type="currency" office:currency="AUD" office:value="94.28" calcext:value-type="currency">
            <text:p>$94.28</text:p>
          </table:table-cell>
          <table:table-cell table:formula="of:=DATE(2018;[.K666];MID([.A666];5;2))" office:value-type="date" office:date-value="2018-06-12" calcext:value-type="date">
            <text:p>2018-06-12</text:p>
          </table:table-cell>
          <table:table-cell table:formula="of:=MATCH(LEFT([.A666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5, 2007 00:00:00 AM</text:p>
          </table:table-cell>
          <table:table-cell office:value-type="date" office:date-value="2018-06-15" calcext:value-type="date">
            <text:p>2018-06-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lored Envelop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105.98" calcext:value-type="currency">
            <text:p>$105.98</text:p>
          </table:table-cell>
          <table:table-cell office:value-type="currency" office:currency="AUD" office:value="28.08" calcext:value-type="currency">
            <text:p>$28.08</text:p>
          </table:table-cell>
          <table:table-cell office:value-type="currency" office:currency="AUD" office:value="77.9" calcext:value-type="currency">
            <text:p>$77.90</text:p>
          </table:table-cell>
          <table:table-cell table:formula="of:=DATE(2018;[.K667];MID([.A667];5;2))" office:value-type="date" office:date-value="2018-06-15" calcext:value-type="date">
            <text:p>2018-06-15</text:p>
          </table:table-cell>
          <table:table-cell table:formula="of:=MATCH(LEFT([.A667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8, 2007 00:00:00 AM</text:p>
          </table:table-cell>
          <table:table-cell office:value-type="date" office:date-value="2018-06-18" calcext:value-type="date">
            <text:p>2018-06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Olvera Toch</text:p>
          </table:table-cell>
          <table:table-cell office:value-type="currency" office:currency="AUD" office:value="208.53" calcext:value-type="currency">
            <text:p>$208.53</text:p>
          </table:table-cell>
          <table:table-cell office:value-type="currency" office:currency="AUD" office:value="86.3" calcext:value-type="currency">
            <text:p>$86.30</text:p>
          </table:table-cell>
          <table:table-cell office:value-type="currency" office:currency="AUD" office:value="122.23" calcext:value-type="currency">
            <text:p>$122.23</text:p>
          </table:table-cell>
          <table:table-cell table:formula="of:=DATE(2018;[.K668];MID([.A668];5;2))" office:value-type="date" office:date-value="2018-06-18" calcext:value-type="date">
            <text:p>2018-06-18</text:p>
          </table:table-cell>
          <table:table-cell table:formula="of:=MATCH(LEFT([.A668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18, 2007 00:00:00 AM</text:p>
          </table:table-cell>
          <table:table-cell office:value-type="date" office:date-value="2018-06-18" calcext:value-type="date">
            <text:p>2018-06-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26.11" calcext:value-type="currency">
            <text:p>$26.11</text:p>
          </table:table-cell>
          <table:table-cell office:value-type="currency" office:currency="AUD" office:value="7.89" calcext:value-type="currency">
            <text:p>$7.89</text:p>
          </table:table-cell>
          <table:table-cell office:value-type="currency" office:currency="AUD" office:value="18.22" calcext:value-type="currency">
            <text:p>$18.22</text:p>
          </table:table-cell>
          <table:table-cell table:formula="of:=DATE(2018;[.K669];MID([.A669];5;2))" office:value-type="date" office:date-value="2018-06-18" calcext:value-type="date">
            <text:p>2018-06-18</text:p>
          </table:table-cell>
          <table:table-cell table:formula="of:=MATCH(LEFT([.A669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0, 2007 00:00:00 AM</text:p>
          </table:table-cell>
          <table:table-cell office:value-type="date" office:date-value="2018-06-20" calcext:value-type="date">
            <text:p>2018-06-2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153.39" calcext:value-type="currency">
            <text:p>$153.39</text:p>
          </table:table-cell>
          <table:table-cell office:value-type="currency" office:currency="AUD" office:value="9.2" calcext:value-type="currency">
            <text:p>$9.20</text:p>
          </table:table-cell>
          <table:table-cell office:value-type="currency" office:currency="AUD" office:value="144.19" calcext:value-type="currency">
            <text:p>$144.19</text:p>
          </table:table-cell>
          <table:table-cell table:formula="of:=DATE(2018;[.K670];MID([.A670];5;2))" office:value-type="date" office:date-value="2018-06-20" calcext:value-type="date">
            <text:p>2018-06-20</text:p>
          </table:table-cell>
          <table:table-cell table:formula="of:=MATCH(LEFT([.A670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3, 2007 00:00:00 AM</text:p>
          </table:table-cell>
          <table:table-cell office:value-type="date" office:date-value="2018-06-23" calcext:value-type="date">
            <text:p>2018-06-2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901.09" calcext:value-type="currency">
            <text:p>$901.09</text:p>
          </table:table-cell>
          <table:table-cell office:value-type="currency" office:currency="AUD" office:value="126.85" calcext:value-type="currency">
            <text:p>$126.85</text:p>
          </table:table-cell>
          <table:table-cell office:value-type="currency" office:currency="AUD" office:value="774.24" calcext:value-type="currency">
            <text:p>$774.24</text:p>
          </table:table-cell>
          <table:table-cell table:formula="of:=DATE(2018;[.K671];MID([.A671];5;2))" office:value-type="date" office:date-value="2018-06-23" calcext:value-type="date">
            <text:p>2018-06-23</text:p>
          </table:table-cell>
          <table:table-cell table:formula="of:=MATCH(LEFT([.A671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4, 2007 00:00:00 AM</text:p>
          </table:table-cell>
          <table:table-cell office:value-type="date" office:date-value="2018-06-24" calcext:value-type="date">
            <text:p>2018-06-2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Andy Flower</text:p>
          </table:table-cell>
          <table:table-cell office:value-type="currency" office:currency="AUD" office:value="143" calcext:value-type="currency">
            <text:p>$143.00</text:p>
          </table:table-cell>
          <table:table-cell office:value-type="currency" office:currency="AUD" office:value="80.72" calcext:value-type="currency">
            <text:p>$80.72</text:p>
          </table:table-cell>
          <table:table-cell office:value-type="currency" office:currency="AUD" office:value="62.28" calcext:value-type="currency">
            <text:p>$62.28</text:p>
          </table:table-cell>
          <table:table-cell table:formula="of:=DATE(2018;[.K672];MID([.A672];5;2))" office:value-type="date" office:date-value="2018-06-24" calcext:value-type="date">
            <text:p>2018-06-24</text:p>
          </table:table-cell>
          <table:table-cell table:formula="of:=MATCH(LEFT([.A672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6, 2007 00:00:00 AM</text:p>
          </table:table-cell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Moore</text:p>
          </table:table-cell>
          <table:table-cell office:value-type="currency" office:currency="AUD" office:value="497.91" calcext:value-type="currency">
            <text:p>$497.91</text:p>
          </table:table-cell>
          <table:table-cell office:value-type="currency" office:currency="AUD" office:value="190.57" calcext:value-type="currency">
            <text:p>$190.57</text:p>
          </table:table-cell>
          <table:table-cell office:value-type="currency" office:currency="AUD" office:value="307.34" calcext:value-type="currency">
            <text:p>$307.34</text:p>
          </table:table-cell>
          <table:table-cell table:formula="of:=DATE(2018;[.K673];MID([.A673];5;2))" office:value-type="date" office:date-value="2018-06-26" calcext:value-type="date">
            <text:p>2018-06-26</text:p>
          </table:table-cell>
          <table:table-cell table:formula="of:=MATCH(LEFT([.A673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6, 2007 00:00:00 AM</text:p>
          </table:table-cell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Carl Lewis</text:p>
          </table:table-cell>
          <table:table-cell office:value-type="currency" office:currency="AUD" office:value="5560.56" calcext:value-type="currency">
            <text:p>$5,560.56</text:p>
          </table:table-cell>
          <table:table-cell office:value-type="currency" office:currency="AUD" office:value="2079.55" calcext:value-type="currency">
            <text:p>$2,079.55</text:p>
          </table:table-cell>
          <table:table-cell office:value-type="currency" office:currency="AUD" office:value="3481.01" calcext:value-type="currency">
            <text:p>$3,481.01</text:p>
          </table:table-cell>
          <table:table-cell table:formula="of:=DATE(2018;[.K674];MID([.A674];5;2))" office:value-type="date" office:date-value="2018-06-26" calcext:value-type="date">
            <text:p>2018-06-26</text:p>
          </table:table-cell>
          <table:table-cell table:formula="of:=MATCH(LEFT([.A674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n 27, 2007 00:00:00 AM</text:p>
          </table:table-cell>
          <table:table-cell office:value-type="date" office:date-value="2018-06-27" calcext:value-type="date">
            <text:p>2018-06-2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Mathew Reese</text:p>
          </table:table-cell>
          <table:table-cell office:value-type="currency" office:currency="AUD" office:value="70.68" calcext:value-type="currency">
            <text:p>$70.68</text:p>
          </table:table-cell>
          <table:table-cell office:value-type="currency" office:currency="AUD" office:value="4.63" calcext:value-type="currency">
            <text:p>$4.63</text:p>
          </table:table-cell>
          <table:table-cell office:value-type="currency" office:currency="AUD" office:value="66.05" calcext:value-type="currency">
            <text:p>$66.05</text:p>
          </table:table-cell>
          <table:table-cell table:formula="of:=DATE(2018;[.K675];MID([.A675];5;2))" office:value-type="date" office:date-value="2018-06-27" calcext:value-type="date">
            <text:p>2018-06-27</text:p>
          </table:table-cell>
          <table:table-cell table:formula="of:=MATCH(LEFT([.A675];3);[.$M$1:.$X$1];0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5, 2007 00:00:00 AM</text:p>
          </table:table-cell>
          <table:table-cell office:value-type="date" office:date-value="2018-07-05" calcext:value-type="date">
            <text:p>2018-07-0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93.24" calcext:value-type="currency">
            <text:p>$93.24</text:p>
          </table:table-cell>
          <table:table-cell office:value-type="currency" office:currency="AUD" office:value="9.14" calcext:value-type="currency">
            <text:p>$9.14</text:p>
          </table:table-cell>
          <table:table-cell office:value-type="currency" office:currency="AUD" office:value="84.1" calcext:value-type="currency">
            <text:p>$84.10</text:p>
          </table:table-cell>
          <table:table-cell table:formula="of:=DATE(2018;[.K676];MID([.A676];5;2))" office:value-type="date" office:date-value="2018-07-05" calcext:value-type="date">
            <text:p>2018-07-05</text:p>
          </table:table-cell>
          <table:table-cell table:formula="of:=MATCH(LEFT([.A67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08, 2007 00:00:00 AM</text:p>
          </table:table-cell>
          <table:table-cell office:value-type="date" office:date-value="2018-07-08" calcext:value-type="date">
            <text:p>2018-07-0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Rhino Augustus</text:p>
          </table:table-cell>
          <table:table-cell office:value-type="currency" office:currency="AUD" office:value="67.45" calcext:value-type="currency">
            <text:p>$67.45</text:p>
          </table:table-cell>
          <table:table-cell office:value-type="currency" office:currency="AUD" office:value="29.5" calcext:value-type="currency">
            <text:p>$29.50</text:p>
          </table:table-cell>
          <table:table-cell office:value-type="currency" office:currency="AUD" office:value="37.95" calcext:value-type="currency">
            <text:p>$37.95</text:p>
          </table:table-cell>
          <table:table-cell table:formula="of:=DATE(2018;[.K677];MID([.A677];5;2))" office:value-type="date" office:date-value="2018-07-08" calcext:value-type="date">
            <text:p>2018-07-08</text:p>
          </table:table-cell>
          <table:table-cell table:formula="of:=MATCH(LEFT([.A67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0, 2007 00:00:00 AM</text:p>
          </table:table-cell>
          <table:table-cell office:value-type="date" office:date-value="2018-07-10" calcext:value-type="date">
            <text:p>2018-07-1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Dean Jones</text:p>
          </table:table-cell>
          <table:table-cell office:value-type="currency" office:currency="AUD" office:value="26.36" calcext:value-type="currency">
            <text:p>$26.36</text:p>
          </table:table-cell>
          <table:table-cell office:value-type="currency" office:currency="AUD" office:value="1.08" calcext:value-type="currency">
            <text:p>$1.08</text:p>
          </table:table-cell>
          <table:table-cell office:value-type="currency" office:currency="AUD" office:value="25.28" calcext:value-type="currency">
            <text:p>$25.28</text:p>
          </table:table-cell>
          <table:table-cell table:formula="of:=DATE(2018;[.K678];MID([.A678];5;2))" office:value-type="date" office:date-value="2018-07-10" calcext:value-type="date">
            <text:p>2018-07-10</text:p>
          </table:table-cell>
          <table:table-cell table:formula="of:=MATCH(LEFT([.A67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7, 2007 00:00:00 AM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heri Gordon</text:p>
          </table:table-cell>
          <table:table-cell office:value-type="currency" office:currency="AUD" office:value="103.2" calcext:value-type="currency">
            <text:p>$103.20</text:p>
          </table:table-cell>
          <table:table-cell office:value-type="currency" office:currency="AUD" office:value="26.45" calcext:value-type="currency">
            <text:p>$26.45</text:p>
          </table:table-cell>
          <table:table-cell office:value-type="currency" office:currency="AUD" office:value="76.75" calcext:value-type="currency">
            <text:p>$76.75</text:p>
          </table:table-cell>
          <table:table-cell table:formula="of:=DATE(2018;[.K679];MID([.A679];5;2))" office:value-type="date" office:date-value="2018-07-17" calcext:value-type="date">
            <text:p>2018-07-17</text:p>
          </table:table-cell>
          <table:table-cell table:formula="of:=MATCH(LEFT([.A67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18, 2007 00:00:00 AM</text:p>
          </table:table-cell>
          <table:table-cell office:value-type="date" office:date-value="2018-07-18" calcext:value-type="date">
            <text:p>2018-07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3992.47" calcext:value-type="currency">
            <text:p>$3,992.47</text:p>
          </table:table-cell>
          <table:table-cell office:value-type="currency" office:currency="AUD" office:value="1348.95" calcext:value-type="currency">
            <text:p>$1,348.95</text:p>
          </table:table-cell>
          <table:table-cell office:value-type="currency" office:currency="AUD" office:value="2643.52" calcext:value-type="currency">
            <text:p>$2,643.52</text:p>
          </table:table-cell>
          <table:table-cell table:formula="of:=DATE(2018;[.K680];MID([.A680];5;2))" office:value-type="date" office:date-value="2018-07-18" calcext:value-type="date">
            <text:p>2018-07-18</text:p>
          </table:table-cell>
          <table:table-cell table:formula="of:=MATCH(LEFT([.A68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0, 2007 00:00:00 AM</text:p>
          </table:table-cell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er Clips</text:p>
          </table:table-cell>
          <table:table-cell office:value-type="string" calcext:value-type="string">
            <text:p>Thomas Mondrake</text:p>
          </table:table-cell>
          <table:table-cell office:value-type="currency" office:currency="AUD" office:value="125.21" calcext:value-type="currency">
            <text:p>$125.21</text:p>
          </table:table-cell>
          <table:table-cell office:value-type="currency" office:currency="AUD" office:value="43.23" calcext:value-type="currency">
            <text:p>$43.23</text:p>
          </table:table-cell>
          <table:table-cell office:value-type="currency" office:currency="AUD" office:value="81.98" calcext:value-type="currency">
            <text:p>$81.98</text:p>
          </table:table-cell>
          <table:table-cell table:formula="of:=DATE(2018;[.K681];MID([.A681];5;2))" office:value-type="date" office:date-value="2018-07-20" calcext:value-type="date">
            <text:p>2018-07-20</text:p>
          </table:table-cell>
          <table:table-cell table:formula="of:=MATCH(LEFT([.A681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0, 2007 00:00:00 AM</text:p>
          </table:table-cell>
          <table:table-cell office:value-type="date" office:date-value="2018-07-20" calcext:value-type="date">
            <text:p>2018-07-2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21.45" calcext:value-type="currency">
            <text:p>$21.45</text:p>
          </table:table-cell>
          <table:table-cell office:value-type="currency" office:currency="AUD" office:value="7.2" calcext:value-type="currency">
            <text:p>$7.20</text:p>
          </table:table-cell>
          <table:table-cell office:value-type="currency" office:currency="AUD" office:value="14.25" calcext:value-type="currency">
            <text:p>$14.25</text:p>
          </table:table-cell>
          <table:table-cell table:formula="of:=DATE(2018;[.K682];MID([.A682];5;2))" office:value-type="date" office:date-value="2018-07-20" calcext:value-type="date">
            <text:p>2018-07-20</text:p>
          </table:table-cell>
          <table:table-cell table:formula="of:=MATCH(LEFT([.A682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4, 2007 00:00:00 AM</text:p>
          </table:table-cell>
          <table:table-cell office:value-type="date" office:date-value="2018-07-24" calcext:value-type="date">
            <text:p>2018-07-2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75.81" calcext:value-type="currency">
            <text:p>$75.81</text:p>
          </table:table-cell>
          <table:table-cell office:value-type="currency" office:currency="AUD" office:value="24.55" calcext:value-type="currency">
            <text:p>$24.55</text:p>
          </table:table-cell>
          <table:table-cell office:value-type="currency" office:currency="AUD" office:value="51.26" calcext:value-type="currency">
            <text:p>$51.26</text:p>
          </table:table-cell>
          <table:table-cell table:formula="of:=DATE(2018;[.K683];MID([.A683];5;2))" office:value-type="date" office:date-value="2018-07-24" calcext:value-type="date">
            <text:p>2018-07-24</text:p>
          </table:table-cell>
          <table:table-cell table:formula="of:=MATCH(LEFT([.A683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4, 2007 00:00:00 AM</text:p>
          </table:table-cell>
          <table:table-cell office:value-type="date" office:date-value="2018-07-24" calcext:value-type="date">
            <text:p>2018-07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Joseph Airdo</text:p>
          </table:table-cell>
          <table:table-cell office:value-type="currency" office:currency="AUD" office:value="1377.92" calcext:value-type="currency">
            <text:p>$1,377.92</text:p>
          </table:table-cell>
          <table:table-cell office:value-type="currency" office:currency="AUD" office:value="540.63" calcext:value-type="currency">
            <text:p>$540.63</text:p>
          </table:table-cell>
          <table:table-cell office:value-type="currency" office:currency="AUD" office:value="837.29" calcext:value-type="currency">
            <text:p>$837.29</text:p>
          </table:table-cell>
          <table:table-cell table:formula="of:=DATE(2018;[.K684];MID([.A684];5;2))" office:value-type="date" office:date-value="2018-07-24" calcext:value-type="date">
            <text:p>2018-07-24</text:p>
          </table:table-cell>
          <table:table-cell table:formula="of:=MATCH(LEFT([.A684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5, 2007 00:00:00 AM</text:p>
          </table:table-cell>
          <table:table-cell office:value-type="date" office:date-value="2018-07-25" calcext:value-type="date">
            <text:p>2018-07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32.03" calcext:value-type="currency">
            <text:p>$32.03</text:p>
          </table:table-cell>
          <table:table-cell office:value-type="currency" office:currency="AUD" office:value="13.71" calcext:value-type="currency">
            <text:p>$13.71</text:p>
          </table:table-cell>
          <table:table-cell office:value-type="currency" office:currency="AUD" office:value="18.32" calcext:value-type="currency">
            <text:p>$18.32</text:p>
          </table:table-cell>
          <table:table-cell table:formula="of:=DATE(2018;[.K685];MID([.A685];5;2))" office:value-type="date" office:date-value="2018-07-25" calcext:value-type="date">
            <text:p>2018-07-25</text:p>
          </table:table-cell>
          <table:table-cell table:formula="of:=MATCH(LEFT([.A685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6, 2007 00:00:00 AM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mputer Paper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2194.63" calcext:value-type="currency">
            <text:p>$2,194.63</text:p>
          </table:table-cell>
          <table:table-cell office:value-type="currency" office:currency="AUD" office:value="994.4" calcext:value-type="currency">
            <text:p>$994.40</text:p>
          </table:table-cell>
          <table:table-cell office:value-type="currency" office:currency="AUD" office:value="1200.23" calcext:value-type="currency">
            <text:p>$1,200.23</text:p>
          </table:table-cell>
          <table:table-cell table:formula="of:=DATE(2018;[.K686];MID([.A686];5;2))" office:value-type="date" office:date-value="2018-07-26" calcext:value-type="date">
            <text:p>2018-07-26</text:p>
          </table:table-cell>
          <table:table-cell table:formula="of:=MATCH(LEFT([.A686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8, 2007 00:00:00 AM</text:p>
          </table:table-cell>
          <table:table-cell office:value-type="date" office:date-value="2018-07-28" calcext:value-type="date">
            <text:p>2018-07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chael Angelo</text:p>
          </table:table-cell>
          <table:table-cell office:value-type="currency" office:currency="AUD" office:value="5531.4" calcext:value-type="currency">
            <text:p>$5,531.40</text:p>
          </table:table-cell>
          <table:table-cell office:value-type="currency" office:currency="AUD" office:value="2306.51" calcext:value-type="currency">
            <text:p>$2,306.51</text:p>
          </table:table-cell>
          <table:table-cell office:value-type="currency" office:currency="AUD" office:value="3224.89" calcext:value-type="currency">
            <text:p>$3,224.89</text:p>
          </table:table-cell>
          <table:table-cell table:formula="of:=DATE(2018;[.K687];MID([.A687];5;2))" office:value-type="date" office:date-value="2018-07-28" calcext:value-type="date">
            <text:p>2018-07-28</text:p>
          </table:table-cell>
          <table:table-cell table:formula="of:=MATCH(LEFT([.A687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28, 2007 00:00:00 AM</text:p>
          </table:table-cell>
          <table:table-cell office:value-type="date" office:date-value="2018-07-28" calcext:value-type="date">
            <text:p>2018-07-2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Andy Roddick</text:p>
          </table:table-cell>
          <table:table-cell office:value-type="currency" office:currency="AUD" office:value="973.73" calcext:value-type="currency">
            <text:p>$973.73</text:p>
          </table:table-cell>
          <table:table-cell office:value-type="currency" office:currency="AUD" office:value="232.57" calcext:value-type="currency">
            <text:p>$232.57</text:p>
          </table:table-cell>
          <table:table-cell office:value-type="currency" office:currency="AUD" office:value="741.16" calcext:value-type="currency">
            <text:p>$741.16</text:p>
          </table:table-cell>
          <table:table-cell table:formula="of:=DATE(2018;[.K688];MID([.A688];5;2))" office:value-type="date" office:date-value="2018-07-28" calcext:value-type="date">
            <text:p>2018-07-28</text:p>
          </table:table-cell>
          <table:table-cell table:formula="of:=MATCH(LEFT([.A688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7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Shui Tom</text:p>
          </table:table-cell>
          <table:table-cell office:value-type="currency" office:currency="AUD" office:value="5196.06" calcext:value-type="currency">
            <text:p>$5,196.06</text:p>
          </table:table-cell>
          <table:table-cell office:value-type="currency" office:currency="AUD" office:value="1913.74" calcext:value-type="currency">
            <text:p>$1,913.74</text:p>
          </table:table-cell>
          <table:table-cell office:value-type="currency" office:currency="AUD" office:value="3282.32" calcext:value-type="currency">
            <text:p>$3,282.32</text:p>
          </table:table-cell>
          <table:table-cell table:formula="of:=DATE(2018;[.K689];MID([.A689];5;2))" office:value-type="date" office:date-value="2018-07-30" calcext:value-type="date">
            <text:p>2018-07-30</text:p>
          </table:table-cell>
          <table:table-cell table:formula="of:=MATCH(LEFT([.A689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l 30, 2007 00:00:00 AM</text:p>
          </table:table-cell>
          <table:table-cell office:value-type="date" office:date-value="2018-07-30" calcext:value-type="date">
            <text:p>2018-07-3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Mike Ballack</text:p>
          </table:table-cell>
          <table:table-cell office:value-type="currency" office:currency="AUD" office:value="3255.08" calcext:value-type="currency">
            <text:p>$3,255.08</text:p>
          </table:table-cell>
          <table:table-cell office:value-type="currency" office:currency="AUD" office:value="1271" calcext:value-type="currency">
            <text:p>$1,271.00</text:p>
          </table:table-cell>
          <table:table-cell office:value-type="currency" office:currency="AUD" office:value="1984.08" calcext:value-type="currency">
            <text:p>$1,984.08</text:p>
          </table:table-cell>
          <table:table-cell table:formula="of:=DATE(2018;[.K690];MID([.A690];5;2))" office:value-type="date" office:date-value="2018-07-30" calcext:value-type="date">
            <text:p>2018-07-30</text:p>
          </table:table-cell>
          <table:table-cell table:formula="of:=MATCH(LEFT([.A690];3);[.$M$1:.$X$1];0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4, 2007 00:00:00 AM</text:p>
          </table:table-cell>
          <table:table-cell office:value-type="date" office:date-value="2018-08-04" calcext:value-type="date">
            <text:p>2018-08-04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Hilary Holden</text:p>
          </table:table-cell>
          <table:table-cell office:value-type="currency" office:currency="AUD" office:value="2788.74" calcext:value-type="currency">
            <text:p>$2,788.74</text:p>
          </table:table-cell>
          <table:table-cell office:value-type="currency" office:currency="AUD" office:value="889.98" calcext:value-type="currency">
            <text:p>$889.98</text:p>
          </table:table-cell>
          <table:table-cell office:value-type="currency" office:currency="AUD" office:value="1898.76" calcext:value-type="currency">
            <text:p>$1,898.76</text:p>
          </table:table-cell>
          <table:table-cell table:formula="of:=DATE(2018;[.K691];MID([.A691];5;2))" office:value-type="date" office:date-value="2018-08-04" calcext:value-type="date">
            <text:p>2018-08-04</text:p>
          </table:table-cell>
          <table:table-cell table:formula="of:=MATCH(LEFT([.A69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4, 2007 00:00:00 AM</text:p>
          </table:table-cell>
          <table:table-cell office:value-type="date" office:date-value="2018-08-04" calcext:value-type="date">
            <text:p>2018-08-0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Rozario Diego</text:p>
          </table:table-cell>
          <table:table-cell office:value-type="currency" office:currency="AUD" office:value="432.97" calcext:value-type="currency">
            <text:p>$432.97</text:p>
          </table:table-cell>
          <table:table-cell office:value-type="currency" office:currency="AUD" office:value="131.03" calcext:value-type="currency">
            <text:p>$131.03</text:p>
          </table:table-cell>
          <table:table-cell office:value-type="currency" office:currency="AUD" office:value="301.94" calcext:value-type="currency">
            <text:p>$301.94</text:p>
          </table:table-cell>
          <table:table-cell table:formula="of:=DATE(2018;[.K692];MID([.A692];5;2))" office:value-type="date" office:date-value="2018-08-04" calcext:value-type="date">
            <text:p>2018-08-04</text:p>
          </table:table-cell>
          <table:table-cell table:formula="of:=MATCH(LEFT([.A69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05, 2007 00:00:00 AM</text:p>
          </table:table-cell>
          <table:table-cell office:value-type="date" office:date-value="2018-08-05" calcext:value-type="date">
            <text:p>2018-08-0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ir Purifiers</text:p>
          </table:table-cell>
          <table:table-cell office:value-type="string" calcext:value-type="string">
            <text:p>Steffi Graf</text:p>
          </table:table-cell>
          <table:table-cell office:value-type="currency" office:currency="AUD" office:value="594.19" calcext:value-type="currency">
            <text:p>$594.19</text:p>
          </table:table-cell>
          <table:table-cell office:value-type="currency" office:currency="AUD" office:value="156.61" calcext:value-type="currency">
            <text:p>$156.61</text:p>
          </table:table-cell>
          <table:table-cell office:value-type="currency" office:currency="AUD" office:value="437.58" calcext:value-type="currency">
            <text:p>$437.58</text:p>
          </table:table-cell>
          <table:table-cell table:formula="of:=DATE(2018;[.K693];MID([.A693];5;2))" office:value-type="date" office:date-value="2018-08-05" calcext:value-type="date">
            <text:p>2018-08-05</text:p>
          </table:table-cell>
          <table:table-cell table:formula="of:=MATCH(LEFT([.A69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1, 2007 00:00:00 AM</text:p>
          </table:table-cell>
          <table:table-cell office:value-type="date" office:date-value="2018-08-11" calcext:value-type="date">
            <text:p>2018-08-1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Immaculate Anita</text:p>
          </table:table-cell>
          <table:table-cell office:value-type="currency" office:currency="AUD" office:value="4015.3" calcext:value-type="currency">
            <text:p>$4,015.30</text:p>
          </table:table-cell>
          <table:table-cell office:value-type="currency" office:currency="AUD" office:value="1460.22" calcext:value-type="currency">
            <text:p>$1,460.22</text:p>
          </table:table-cell>
          <table:table-cell office:value-type="currency" office:currency="AUD" office:value="2555.08" calcext:value-type="currency">
            <text:p>$2,555.08</text:p>
          </table:table-cell>
          <table:table-cell table:formula="of:=DATE(2018;[.K694];MID([.A694];5;2))" office:value-type="date" office:date-value="2018-08-11" calcext:value-type="date">
            <text:p>2018-08-11</text:p>
          </table:table-cell>
          <table:table-cell table:formula="of:=MATCH(LEFT([.A69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5, 2007 00:00:00 AM</text:p>
          </table:table-cell>
          <table:table-cell office:value-type="date" office:date-value="2018-08-15" calcext:value-type="date">
            <text:p>2018-08-1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File Labels</text:p>
          </table:table-cell>
          <table:table-cell office:value-type="string" calcext:value-type="string">
            <text:p>Joseph Aaron</text:p>
          </table:table-cell>
          <table:table-cell office:value-type="currency" office:currency="AUD" office:value="101.25" calcext:value-type="currency">
            <text:p>$101.25</text:p>
          </table:table-cell>
          <table:table-cell office:value-type="currency" office:currency="AUD" office:value="48.4" calcext:value-type="currency">
            <text:p>$48.40</text:p>
          </table:table-cell>
          <table:table-cell office:value-type="currency" office:currency="AUD" office:value="52.85" calcext:value-type="currency">
            <text:p>$52.85</text:p>
          </table:table-cell>
          <table:table-cell table:formula="of:=DATE(2018;[.K695];MID([.A695];5;2))" office:value-type="date" office:date-value="2018-08-15" calcext:value-type="date">
            <text:p>2018-08-15</text:p>
          </table:table-cell>
          <table:table-cell table:formula="of:=MATCH(LEFT([.A69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7, 2007 00:00:00 AM</text:p>
          </table:table-cell>
          <table:table-cell office:value-type="date" office:date-value="2018-08-17" calcext:value-type="date">
            <text:p>2018-08-1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Art Supplies</text:p>
          </table:table-cell>
          <table:table-cell office:value-type="string" calcext:value-type="string">
            <text:p>Susan Juliet</text:p>
          </table:table-cell>
          <table:table-cell office:value-type="currency" office:currency="AUD" office:value="51.08" calcext:value-type="currency">
            <text:p>$51.08</text:p>
          </table:table-cell>
          <table:table-cell office:value-type="currency" office:currency="AUD" office:value="3.44" calcext:value-type="currency">
            <text:p>$3.44</text:p>
          </table:table-cell>
          <table:table-cell office:value-type="currency" office:currency="AUD" office:value="47.64" calcext:value-type="currency">
            <text:p>$47.64</text:p>
          </table:table-cell>
          <table:table-cell table:formula="of:=DATE(2018;[.K696];MID([.A696];5;2))" office:value-type="date" office:date-value="2018-08-17" calcext:value-type="date">
            <text:p>2018-08-17</text:p>
          </table:table-cell>
          <table:table-cell table:formula="of:=MATCH(LEFT([.A69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8, 2007 00:00:00 AM</text:p>
          </table:table-cell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Michael Nathan</text:p>
          </table:table-cell>
          <table:table-cell office:value-type="currency" office:currency="AUD" office:value="390.83" calcext:value-type="currency">
            <text:p>$390.83</text:p>
          </table:table-cell>
          <table:table-cell office:value-type="currency" office:currency="AUD" office:value="113.72" calcext:value-type="currency">
            <text:p>$113.72</text:p>
          </table:table-cell>
          <table:table-cell office:value-type="currency" office:currency="AUD" office:value="277.11" calcext:value-type="currency">
            <text:p>$277.11</text:p>
          </table:table-cell>
          <table:table-cell table:formula="of:=DATE(2018;[.K697];MID([.A697];5;2))" office:value-type="date" office:date-value="2018-08-18" calcext:value-type="date">
            <text:p>2018-08-18</text:p>
          </table:table-cell>
          <table:table-cell table:formula="of:=MATCH(LEFT([.A697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18, 2007 00:00:00 AM</text:p>
          </table:table-cell>
          <table:table-cell office:value-type="date" office:date-value="2018-08-18" calcext:value-type="date">
            <text:p>2018-08-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Joseph Cairn</text:p>
          </table:table-cell>
          <table:table-cell office:value-type="currency" office:currency="AUD" office:value="984.24" calcext:value-type="currency">
            <text:p>$984.24</text:p>
          </table:table-cell>
          <table:table-cell office:value-type="currency" office:currency="AUD" office:value="464.31" calcext:value-type="currency">
            <text:p>$464.31</text:p>
          </table:table-cell>
          <table:table-cell office:value-type="currency" office:currency="AUD" office:value="519.93" calcext:value-type="currency">
            <text:p>$519.93</text:p>
          </table:table-cell>
          <table:table-cell table:formula="of:=DATE(2018;[.K698];MID([.A698];5;2))" office:value-type="date" office:date-value="2018-08-18" calcext:value-type="date">
            <text:p>2018-08-18</text:p>
          </table:table-cell>
          <table:table-cell table:formula="of:=MATCH(LEFT([.A698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1, 2007 00:00:00 AM</text:p>
          </table:table-cell>
          <table:table-cell office:value-type="date" office:date-value="2018-08-21" calcext:value-type="date">
            <text:p>2018-08-21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Office Chairs</text:p>
          </table:table-cell>
          <table:table-cell office:value-type="string" calcext:value-type="string">
            <text:p>Mary Zewe</text:p>
          </table:table-cell>
          <table:table-cell office:value-type="currency" office:currency="AUD" office:value="10498.72" calcext:value-type="currency">
            <text:p>$10,498.72</text:p>
          </table:table-cell>
          <table:table-cell office:value-type="currency" office:currency="AUD" office:value="3089.96" calcext:value-type="currency">
            <text:p>$3,089.96</text:p>
          </table:table-cell>
          <table:table-cell office:value-type="currency" office:currency="AUD" office:value="7408.76" calcext:value-type="currency">
            <text:p>$7,408.76</text:p>
          </table:table-cell>
          <table:table-cell table:formula="of:=DATE(2018;[.K699];MID([.A699];5;2))" office:value-type="date" office:date-value="2018-08-21" calcext:value-type="date">
            <text:p>2018-08-21</text:p>
          </table:table-cell>
          <table:table-cell table:formula="of:=MATCH(LEFT([.A699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1, 2007 00:00:00 AM</text:p>
          </table:table-cell>
          <table:table-cell office:value-type="date" office:date-value="2018-08-21" calcext:value-type="date">
            <text:p>2018-08-2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Lela Donovan</text:p>
          </table:table-cell>
          <table:table-cell office:value-type="currency" office:currency="AUD" office:value="723.28" calcext:value-type="currency">
            <text:p>$723.28</text:p>
          </table:table-cell>
          <table:table-cell office:value-type="currency" office:currency="AUD" office:value="253.57" calcext:value-type="currency">
            <text:p>$253.57</text:p>
          </table:table-cell>
          <table:table-cell office:value-type="currency" office:currency="AUD" office:value="469.71" calcext:value-type="currency">
            <text:p>$469.71</text:p>
          </table:table-cell>
          <table:table-cell table:formula="of:=DATE(2018;[.K700];MID([.A700];5;2))" office:value-type="date" office:date-value="2018-08-21" calcext:value-type="date">
            <text:p>2018-08-21</text:p>
          </table:table-cell>
          <table:table-cell table:formula="of:=MATCH(LEFT([.A700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2, 2007 00:00:00 AM</text:p>
          </table:table-cell>
          <table:table-cell office:value-type="date" office:date-value="2018-08-22" calcext:value-type="date">
            <text:p>2018-08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David Love</text:p>
          </table:table-cell>
          <table:table-cell office:value-type="currency" office:currency="AUD" office:value="2464.68" calcext:value-type="currency">
            <text:p>$2,464.68</text:p>
          </table:table-cell>
          <table:table-cell office:value-type="currency" office:currency="AUD" office:value="1054.72" calcext:value-type="currency">
            <text:p>$1,054.72</text:p>
          </table:table-cell>
          <table:table-cell office:value-type="currency" office:currency="AUD" office:value="1409.96" calcext:value-type="currency">
            <text:p>$1,409.96</text:p>
          </table:table-cell>
          <table:table-cell table:formula="of:=DATE(2018;[.K701];MID([.A701];5;2))" office:value-type="date" office:date-value="2018-08-22" calcext:value-type="date">
            <text:p>2018-08-22</text:p>
          </table:table-cell>
          <table:table-cell table:formula="of:=MATCH(LEFT([.A701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2, 2007 00:00:00 AM</text:p>
          </table:table-cell>
          <table:table-cell office:value-type="date" office:date-value="2018-08-22" calcext:value-type="date">
            <text:p>2018-08-22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Meeting Room Tables</text:p>
          </table:table-cell>
          <table:table-cell office:value-type="string" calcext:value-type="string">
            <text:p>Victor Price</text:p>
          </table:table-cell>
          <table:table-cell office:value-type="currency" office:currency="AUD" office:value="224.5" calcext:value-type="currency">
            <text:p>$224.50</text:p>
          </table:table-cell>
          <table:table-cell office:value-type="currency" office:currency="AUD" office:value="40.6" calcext:value-type="currency">
            <text:p>$40.60</text:p>
          </table:table-cell>
          <table:table-cell office:value-type="currency" office:currency="AUD" office:value="183.9" calcext:value-type="currency">
            <text:p>$183.90</text:p>
          </table:table-cell>
          <table:table-cell table:formula="of:=DATE(2018;[.K702];MID([.A702];5;2))" office:value-type="date" office:date-value="2018-08-22" calcext:value-type="date">
            <text:p>2018-08-22</text:p>
          </table:table-cell>
          <table:table-cell table:formula="of:=MATCH(LEFT([.A702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3, 2007 00:00:00 AM</text:p>
          </table:table-cell>
          <table:table-cell office:value-type="date" office:date-value="2018-08-23" calcext:value-type="date">
            <text:p>2018-08-23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Round Ring Binders</text:p>
          </table:table-cell>
          <table:table-cell office:value-type="string" calcext:value-type="string">
            <text:p>David Flashing</text:p>
          </table:table-cell>
          <table:table-cell office:value-type="currency" office:currency="AUD" office:value="1190.8" calcext:value-type="currency">
            <text:p>$1,190.80</text:p>
          </table:table-cell>
          <table:table-cell office:value-type="currency" office:currency="AUD" office:value="648.22" calcext:value-type="currency">
            <text:p>$648.22</text:p>
          </table:table-cell>
          <table:table-cell office:value-type="currency" office:currency="AUD" office:value="542.58" calcext:value-type="currency">
            <text:p>$542.58</text:p>
          </table:table-cell>
          <table:table-cell table:formula="of:=DATE(2018;[.K703];MID([.A703];5;2))" office:value-type="date" office:date-value="2018-08-23" calcext:value-type="date">
            <text:p>2018-08-23</text:p>
          </table:table-cell>
          <table:table-cell table:formula="of:=MATCH(LEFT([.A703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4, 2007 00:00:00 AM</text:p>
          </table:table-cell>
          <table:table-cell office:value-type="date" office:date-value="2018-08-24" calcext:value-type="date">
            <text:p>2018-08-24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Copy Paper</text:p>
          </table:table-cell>
          <table:table-cell office:value-type="string" calcext:value-type="string">
            <text:p>Mary Elizabeth</text:p>
          </table:table-cell>
          <table:table-cell office:value-type="currency" office:currency="AUD" office:value="21.44" calcext:value-type="currency">
            <text:p>$21.44</text:p>
          </table:table-cell>
          <table:table-cell office:value-type="currency" office:currency="AUD" office:value="13.38" calcext:value-type="currency">
            <text:p>$13.38</text:p>
          </table:table-cell>
          <table:table-cell office:value-type="currency" office:currency="AUD" office:value="8.06" calcext:value-type="currency">
            <text:p>$8.06</text:p>
          </table:table-cell>
          <table:table-cell table:formula="of:=DATE(2018;[.K704];MID([.A704];5;2))" office:value-type="date" office:date-value="2018-08-24" calcext:value-type="date">
            <text:p>2018-08-24</text:p>
          </table:table-cell>
          <table:table-cell table:formula="of:=MATCH(LEFT([.A704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5, 2007 00:00:00 AM</text:p>
          </table:table-cell>
          <table:table-cell office:value-type="date" office:date-value="2018-08-25" calcext:value-type="date">
            <text:p>2018-08-2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Standard Labels</text:p>
          </table:table-cell>
          <table:table-cell office:value-type="string" calcext:value-type="string">
            <text:p>Maxwell Schwartz</text:p>
          </table:table-cell>
          <table:table-cell office:value-type="currency" office:currency="AUD" office:value="157.34" calcext:value-type="currency">
            <text:p>$157.34</text:p>
          </table:table-cell>
          <table:table-cell office:value-type="currency" office:currency="AUD" office:value="73.64" calcext:value-type="currency">
            <text:p>$73.64</text:p>
          </table:table-cell>
          <table:table-cell office:value-type="currency" office:currency="AUD" office:value="83.7" calcext:value-type="currency">
            <text:p>$83.70</text:p>
          </table:table-cell>
          <table:table-cell table:formula="of:=DATE(2018;[.K705];MID([.A705];5;2))" office:value-type="date" office:date-value="2018-08-25" calcext:value-type="date">
            <text:p>2018-08-25</text:p>
          </table:table-cell>
          <table:table-cell table:formula="of:=MATCH(LEFT([.A705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5, 2007 00:00:00 AM</text:p>
          </table:table-cell>
          <table:table-cell office:value-type="date" office:date-value="2018-08-25" calcext:value-type="date">
            <text:p>2018-08-25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Binding Supplies</text:p>
          </table:table-cell>
          <table:table-cell office:value-type="string" calcext:value-type="string">
            <text:p>Roger Terrence</text:p>
          </table:table-cell>
          <table:table-cell office:value-type="currency" office:currency="AUD" office:value="341.71" calcext:value-type="currency">
            <text:p>$341.71</text:p>
          </table:table-cell>
          <table:table-cell office:value-type="currency" office:currency="AUD" office:value="59.83" calcext:value-type="currency">
            <text:p>$59.83</text:p>
          </table:table-cell>
          <table:table-cell office:value-type="currency" office:currency="AUD" office:value="281.88" calcext:value-type="currency">
            <text:p>$281.88</text:p>
          </table:table-cell>
          <table:table-cell table:formula="of:=DATE(2018;[.K706];MID([.A706];5;2))" office:value-type="date" office:date-value="2018-08-25" calcext:value-type="date">
            <text:p>2018-08-25</text:p>
          </table:table-cell>
          <table:table-cell table:formula="of:=MATCH(LEFT([.A706];3);[.$M$1:.$X$1];0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g 29, 2007 00:00:00 AM</text:p>
          </table:table-cell>
          <table:table-cell office:value-type="date" office:date-value="2018-08-29" calcext:value-type="date">
            <text:p>2018-08-2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uits and Vegetables</text:p>
          </table:table-cell>
          <table:table-cell office:value-type="string" calcext:value-type="string">
            <text:p>Neil Seth</text:p>
          </table:table-cell>
          <table:table-cell office:value-type="currency" office:currency="AUD" office:value="3316.16" calcext:value-type="currency">
            <text:p>$3,316.16</text:p>
          </table:table-cell>
          <table:table-cell office:value-type="currency" office:currency="AUD" office:value="1298.73" calcext:value-type="currency">
            <text:p>$1,298.73</text:p>
          </table:table-cell>
          <table:table-cell office:value-type="currency" office:currency="AUD" office:value="2017.43" calcext:value-type="currency">
            <text:p>$2,017.43</text:p>
          </table:table-cell>
          <table:table-cell table:formula="of:=DATE(2018;[.K707];MID([.A707];5;2))" office:value-type="date" office:date-value="2018-08-29" calcext:value-type="date">
            <text:p>2018-08-29</text:p>
          </table:table-cell>
          <table:table-cell table:formula="of:=MATCH(LEFT([.A707];3);[.$M$1:.$X$1];0)" office:value-type="float" office:value="8" calcext:value-type="float">
            <text:p>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20:57:38.968105975</dc:date>
    <meta:editing-duration>PT14M42S</meta:editing-duration>
    <meta:editing-cycles>3</meta:editing-cycles>
    <meta:generator>LibreOffice/6.1.4.2$Linux_X86_64 LibreOffice_project/10$Build-2</meta:generator>
    <meta:document-statistic meta:table-count="1" meta:cell-count="7788" meta:object-count="0"/>
  </office:meta>
</office:document-meta>
</file>